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fo:background-color="#FFFF00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fo:background-color="#FFFF00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51416666666667cm"/>
    </style:style>
    <style:style style:name="co3" style:family="table-column">
      <style:table-column-properties fo:break-before="auto" style:column-width="3.571875cm" style:use-optimal-column-width="true"/>
    </style:style>
    <style:style style:name="co4" style:family="table-column">
      <style:table-column-properties fo:break-before="auto" style:column-width="3.22791666666667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3.20145833333333cm"/>
    </style:style>
    <style:style style:name="co7" style:family="table-column">
      <style:table-column-properties fo:break-before="auto" style:column-width="3.0691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GAWAI" table:style-name="ta1">
        <table:table-column table:style-name="co1" table:default-cell-style-name="ce6"/>
        <table:table-column table:style-name="co2" table:default-cell-style-name="ce1"/>
        <table:table-column table:style-name="co3" table:default-cell-style-name="ce1"/>
        <table:table-column table:style-name="co4" table:default-cell-style-name="ce6"/>
        <table:table-column table:style-name="co5" table:default-cell-style-name="ce1"/>
        <table:table-column table:style-name="co6" table:default-cell-style-name="ce6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nama</text:p>
          </table:table-cell>
          <table:table-cell office:value-type="string" table:style-name="ce3">
            <text:p>nip</text:p>
          </table:table-cell>
          <table:table-cell office:value-type="string" table:style-name="ce2">
            <text:p>golongan_id</text:p>
          </table:table-cell>
          <table:table-cell office:value-type="string" table:style-name="ce3">
            <text:p>jabatan_id</text:p>
          </table:table-cell>
          <table:table-cell office:value-type="string" table:style-name="ce2">
            <text:p>bidang_id</text:p>
          </table:table-cell>
          <table:table-cell office:value-type="string" table:style-name="ce3">
            <text:p>tanggal_lahir</text:p>
          </table:table-cell>
          <table:table-cell office:value-type="string" table:style-name="ce7">
            <text:p>tanggal_masuk_itjen</text:p>
          </table:table-cell>
          <table:table-cell office:value-type="string" table:style-name="ce8">
            <text:p>foto</text:p>
          </table:table-cell>
          <table:table-cell office:value-type="string" table:style-name="ce7">
            <text:p>created_at</text:p>
          </table:table-cell>
          <table:table-cell office:value-type="string" table:style-name="ce8">
            <text:p>updated_at</text:p>
          </table:table-cell>
          <table:table-cell office:value-type="string" table:style-name="ce7">
            <text:p>deleted_at</text:p>
          </table:table-cell>
          <table:table-cell table:number-columns-repeated="1637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Ir. RAZILU, M.Si.</text:p>
          </table:table-cell>
          <table:table-cell office:value-type="string" office:string-value="196511281991031002" table:formula="of:=VLOOKUP([.$B$1:.$B$282];['file:///D:/KATALIS%20PEGAWAI.xlsx'#Sheet1.$C$3:.$K$284];2;FALSE)" table:style-name="ce5">
            <text:p>196511281991031002</text:p>
          </table:table-cell>
          <table:table-cell office:value-type="string" table:style-name="ce4">
            <text:p>1</text:p>
          </table:table-cell>
          <table:table-cell office:value-type="string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1965-11-28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5">
            <text:p>BUDI, S.H.</text:p>
          </table:table-cell>
          <table:table-cell office:value-type="string" office:string-value="196211251989031002" table:formula="of:=VLOOKUP([.$B$1:.$B$282];['file:///D:/KATALIS%20PEGAWAI.xlsx'#Sheet1.$C$3:.$K$284];2;FALSE)" table:style-name="ce5">
            <text:p>196211251989031002</text:p>
          </table:table-cell>
          <table:table-cell office:value-type="string" table:style-name="ce4">
            <text:p>2</text:p>
          </table:table-cell>
          <table:table-cell office:value-type="string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1962-11-25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5">
            <text:p>AHMAD RIFAI, S.H.,M.H.</text:p>
          </table:table-cell>
          <table:table-cell office:value-type="string" office:string-value="196212131986031001" table:formula="of:=VLOOKUP([.$B$1:.$B$282];['file:///D:/KATALIS%20PEGAWAI.xlsx'#Sheet1.$C$3:.$K$284];2;FALSE)" table:style-name="ce5">
            <text:p>196212131986031001</text:p>
          </table:table-cell>
          <table:table-cell office:value-type="string" table:style-name="ce4">
            <text:p>2</text:p>
          </table:table-cell>
          <table:table-cell office:value-type="string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1962-12-13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5">
            <text:p>LULUK RATNANINGTYAS, S.H., M.Hum.</text:p>
          </table:table-cell>
          <table:table-cell office:value-type="string" office:string-value="196310011991032001" table:formula="of:=VLOOKUP([.$B$1:.$B$282];['file:///D:/KATALIS%20PEGAWAI.xlsx'#Sheet1.$C$3:.$K$284];2;FALSE)" table:style-name="ce5">
            <text:p>196310011991032001</text:p>
          </table:table-cell>
          <table:table-cell office:value-type="string" table:style-name="ce4">
            <text:p>2</text:p>
          </table:table-cell>
          <table:table-cell office:value-type="string" table:style-name="ce4">
            <text:p>2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1963-10-0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5">
            <text:p>Drs. KHAIRUDDIN, M.Si.</text:p>
          </table:table-cell>
          <table:table-cell office:value-type="string" office:string-value="196202011990031001" table:formula="of:=VLOOKUP([.$B$1:.$B$282];['file:///D:/KATALIS%20PEGAWAI.xlsx'#Sheet1.$C$3:.$K$284];2;FALSE)" table:style-name="ce5">
            <text:p>196202011990031001</text:p>
          </table:table-cell>
          <table:table-cell office:value-type="string" table:style-name="ce4">
            <text:p>2</text:p>
          </table:table-cell>
          <table:table-cell office:value-type="string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1962-02-0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5">
            <text:p>Drs. MARASIDIN, Bc.I.P., M.H.</text:p>
          </table:table-cell>
          <table:table-cell office:value-type="string" office:string-value="196404251990011001" table:formula="of:=VLOOKUP([.$B$1:.$B$282];['file:///D:/KATALIS%20PEGAWAI.xlsx'#Sheet1.$C$3:.$K$284];2;FALSE)" table:style-name="ce5">
            <text:p>196404251990011001</text:p>
          </table:table-cell>
          <table:table-cell office:value-type="string" table:style-name="ce4">
            <text:p>2</text:p>
          </table:table-cell>
          <table:table-cell office:value-type="string" table:style-name="ce4">
            <text:p>2</text:p>
          </table:table-cell>
          <table:table-cell office:value-type="float" office:value="8" table:style-name="ce4">
            <text:p>8</text:p>
          </table:table-cell>
          <table:table-cell office:value-type="string" table:style-name="ce5">
            <text:p>1964-04-25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5">
            <text:p>Drs. THOLIB., S.H., M.H</text:p>
          </table:table-cell>
          <table:table-cell office:value-type="string" office:string-value="196308111988111001" table:formula="of:=VLOOKUP([.$B$1:.$B$282];['file:///D:/KATALIS%20PEGAWAI.xlsx'#Sheet1.$C$3:.$K$284];2;FALSE)" table:style-name="ce5">
            <text:p>196308111988111001</text:p>
          </table:table-cell>
          <table:table-cell office:value-type="string" table:style-name="ce4">
            <text:p>2</text:p>
          </table:table-cell>
          <table:table-cell office:value-type="string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1963-08-1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5">
            <text:p>ISMANJONO, S.H.</text:p>
          </table:table-cell>
          <table:table-cell office:value-type="string" office:string-value="196209171983031001" table:formula="of:=VLOOKUP([.$B$1:.$B$282];['file:///D:/KATALIS%20PEGAWAI.xlsx'#Sheet1.$C$3:.$K$284];2;FALSE)" table:style-name="ce5">
            <text:p>196209171983031001</text:p>
          </table:table-cell>
          <table:table-cell office:value-type="string" table:style-name="ce4">
            <text:p>3</text:p>
          </table:table-cell>
          <table:table-cell office:value-type="string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1962-09-17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5">
            <text:p>ICON SIREGAR, S.H.</text:p>
          </table:table-cell>
          <table:table-cell office:value-type="string" office:string-value="196304171983031001" table:formula="of:=VLOOKUP([.$B$1:.$B$282];['file:///D:/KATALIS%20PEGAWAI.xlsx'#Sheet1.$C$3:.$K$284];2;FALSE)" table:style-name="ce5">
            <text:p>196304171983031001</text:p>
          </table:table-cell>
          <table:table-cell office:value-type="string" table:style-name="ce4">
            <text:p>3</text:p>
          </table:table-cell>
          <table:table-cell office:value-type="string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1963-04-17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5">
            <text:p>SETIAWATI, S.H., C.N.,M.H.</text:p>
          </table:table-cell>
          <table:table-cell office:value-type="string" office:string-value="196208231983102001" table:formula="of:=VLOOKUP([.$B$1:.$B$282];['file:///D:/KATALIS%20PEGAWAI.xlsx'#Sheet1.$C$3:.$K$284];2;FALSE)" table:style-name="ce5">
            <text:p>196208231983102001</text:p>
          </table:table-cell>
          <table:table-cell office:value-type="string" table:style-name="ce4">
            <text:p>3</text:p>
          </table:table-cell>
          <table:table-cell office:value-type="string" table:style-name="ce4">
            <text:p>6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1962-08-23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5">
            <text:p>RANI OCTARIANI, S.H., M.H.</text:p>
          </table:table-cell>
          <table:table-cell office:value-type="string" office:string-value="197010091998032001" table:formula="of:=VLOOKUP([.$B$1:.$B$282];['file:///D:/KATALIS%20PEGAWAI.xlsx'#Sheet1.$C$3:.$K$284];2;FALSE)" table:style-name="ce5">
            <text:p>197010091998032001</text:p>
          </table:table-cell>
          <table:table-cell office:value-type="string" table:style-name="ce4">
            <text:p>3</text:p>
          </table:table-cell>
          <table:table-cell office:value-type="string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1970-10-09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5">
            <text:p>ERBATA SRI MULIATINI, S.H., M.M.</text:p>
          </table:table-cell>
          <table:table-cell office:value-type="string" office:string-value="197006061998032001" table:formula="of:=VLOOKUP([.$B$1:.$B$282];['file:///D:/KATALIS%20PEGAWAI.xlsx'#Sheet1.$C$3:.$K$284];2;FALSE)" table:style-name="ce5">
            <text:p>197006061998032001</text:p>
          </table:table-cell>
          <table:table-cell office:value-type="string" table:style-name="ce4">
            <text:p>3</text:p>
          </table:table-cell>
          <table:table-cell office:value-type="string" table:style-name="ce4">
            <text:p>6</text:p>
          </table:table-cell>
          <table:table-cell office:value-type="float" office:value="8" table:style-name="ce4">
            <text:p>8</text:p>
          </table:table-cell>
          <table:table-cell office:value-type="string" table:style-name="ce5">
            <text:p>1970-06-06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5">
            <text:p>PURNAWAN HARI, S.H., M.H.</text:p>
          </table:table-cell>
          <table:table-cell office:value-type="string" office:string-value="196111101994031001" table:formula="of:=VLOOKUP([.$B$1:.$B$282];['file:///D:/KATALIS%20PEGAWAI.xlsx'#Sheet1.$C$3:.$K$284];2;FALSE)" table:style-name="ce5">
            <text:p>196111101994031001</text:p>
          </table:table-cell>
          <table:table-cell office:value-type="string" table:style-name="ce4">
            <text:p>4</text:p>
          </table:table-cell>
          <table:table-cell office:value-type="string" table:style-name="ce4">
            <text:p>6</text:p>
          </table:table-cell>
          <table:table-cell office:value-type="float" office:value="8" table:style-name="ce4">
            <text:p>8</text:p>
          </table:table-cell>
          <table:table-cell office:value-type="string" table:style-name="ce5">
            <text:p>1961-11-10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5">
            <text:p>ICHSANUDIN EKO SAPUTRO, S.H., M.Si.</text:p>
          </table:table-cell>
          <table:table-cell office:value-type="string" office:string-value="196710271993031001" table:formula="of:=VLOOKUP([.$B$1:.$B$282];['file:///D:/KATALIS%20PEGAWAI.xlsx'#Sheet1.$C$3:.$K$284];2;FALSE)" table:style-name="ce5">
            <text:p>196710271993031001</text:p>
          </table:table-cell>
          <table:table-cell office:value-type="string" table:style-name="ce4">
            <text:p>4</text:p>
          </table:table-cell>
          <table:table-cell office:value-type="string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1967-10-27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5">
            <text:p>QOLBIN SALIM, S.E., M.H.</text:p>
          </table:table-cell>
          <table:table-cell office:value-type="string" office:string-value="196507201994031001" table:formula="of:=VLOOKUP([.$B$1:.$B$282];['file:///D:/KATALIS%20PEGAWAI.xlsx'#Sheet1.$C$3:.$K$284];2;FALSE)" table:style-name="ce5">
            <text:p>196507201994031001</text:p>
          </table:table-cell>
          <table:table-cell office:value-type="string" table:style-name="ce4">
            <text:p>4</text:p>
          </table:table-cell>
          <table:table-cell office:value-type="string" table:style-name="ce4">
            <text:p>6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1965-07-20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5">
            <text:p>ANDRIYANTO W. P, S.H., M.H.</text:p>
          </table:table-cell>
          <table:table-cell office:value-type="string" office:string-value="197012181999031002" table:formula="of:=VLOOKUP([.$B$1:.$B$282];['file:///D:/KATALIS%20PEGAWAI.xlsx'#Sheet1.$C$3:.$K$284];2;FALSE)" table:style-name="ce5">
            <text:p>197012181999031002</text:p>
          </table:table-cell>
          <table:table-cell office:value-type="string" table:style-name="ce4">
            <text:p>3</text:p>
          </table:table-cell>
          <table:table-cell office:value-type="string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1970-12-18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5">
            <text:p>JOKO MARTANTO, S.E, M.SI.</text:p>
          </table:table-cell>
          <table:table-cell office:value-type="string" office:string-value="197203051999031007" table:formula="of:=VLOOKUP([.$B$1:.$B$282];['file:///D:/KATALIS%20PEGAWAI.xlsx'#Sheet1.$C$3:.$K$284];2;FALSE)" table:style-name="ce5">
            <text:p>197203051999031007</text:p>
          </table:table-cell>
          <table:table-cell office:value-type="string" table:style-name="ce4">
            <text:p>4</text:p>
          </table:table-cell>
          <table:table-cell office:value-type="string" table:style-name="ce4">
            <text:p>5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1972-03-05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5">
            <text:p>TATIE RAINI, S.Sos</text:p>
          </table:table-cell>
          <table:table-cell office:value-type="string" office:string-value="196206171986112001" table:formula="of:=VLOOKUP([.$B$1:.$B$282];['file:///D:/KATALIS%20PEGAWAI.xlsx'#Sheet1.$C$3:.$K$284];2;FALSE)" table:style-name="ce5">
            <text:p>196206171986112001</text:p>
          </table:table-cell>
          <table:table-cell office:value-type="string" table:style-name="ce4">
            <text:p>4</text:p>
          </table:table-cell>
          <table:table-cell office:value-type="string" table:style-name="ce4">
            <text:p>6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1962-06-17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5">
            <text:p>Drs. ENDANG SUPRIYATNO, S.E., M.Si.</text:p>
          </table:table-cell>
          <table:table-cell office:value-type="string" office:string-value="196210031991031001" table:formula="of:=VLOOKUP([.$B$1:.$B$282];['file:///D:/KATALIS%20PEGAWAI.xlsx'#Sheet1.$C$3:.$K$284];2;FALSE)" table:style-name="ce5">
            <text:p>196210031991031001</text:p>
          </table:table-cell>
          <table:table-cell office:value-type="string" table:style-name="ce4">
            <text:p>4</text:p>
          </table:table-cell>
          <table:table-cell office:value-type="string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1962-10-03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5">
            <text:p>AMINULLAH NOOR PAKPAHAN, S.H., M.H.</text:p>
          </table:table-cell>
          <table:table-cell office:value-type="string" office:string-value="196406211993031001" table:formula="of:=VLOOKUP([.$B$1:.$B$282];['file:///D:/KATALIS%20PEGAWAI.xlsx'#Sheet1.$C$3:.$K$284];2;FALSE)" table:style-name="ce5">
            <text:p>196406211993031001</text:p>
          </table:table-cell>
          <table:table-cell office:value-type="string" table:style-name="ce4">
            <text:p>4</text:p>
          </table:table-cell>
          <table:table-cell office:value-type="string" table:style-name="ce4">
            <text:p>6</text:p>
          </table:table-cell>
          <table:table-cell office:value-type="float" office:value="8" table:style-name="ce4">
            <text:p>8</text:p>
          </table:table-cell>
          <table:table-cell office:value-type="string" table:style-name="ce5">
            <text:p>1964-06-2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5">
            <text:p>M RUSLI B, S.H.</text:p>
          </table:table-cell>
          <table:table-cell office:value-type="string" office:string-value="196302271998031001" table:formula="of:=VLOOKUP([.$B$1:.$B$282];['file:///D:/KATALIS%20PEGAWAI.xlsx'#Sheet1.$C$3:.$K$284];2;FALSE)" table:style-name="ce5">
            <text:p>196302271998031001</text:p>
          </table:table-cell>
          <table:table-cell office:value-type="string" table:style-name="ce4">
            <text:p>4</text:p>
          </table:table-cell>
          <table:table-cell office:value-type="string" table:style-name="ce4">
            <text:p>6</text:p>
          </table:table-cell>
          <table:table-cell office:value-type="float" office:value="8" table:style-name="ce4">
            <text:p>8</text:p>
          </table:table-cell>
          <table:table-cell office:value-type="string" table:style-name="ce5">
            <text:p>1963-02-27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5">
            <text:p>TITUT SULISTYANINGSIH, S.E.,M.Si</text:p>
          </table:table-cell>
          <table:table-cell office:value-type="string" office:string-value="197508291999032001" table:formula="of:=VLOOKUP([.$B$1:.$B$282];['file:///D:/KATALIS%20PEGAWAI.xlsx'#Sheet1.$C$3:.$K$284];2;FALSE)" table:style-name="ce5">
            <text:p>197508291999032001</text:p>
          </table:table-cell>
          <table:table-cell office:value-type="string" table:style-name="ce4">
            <text:p>4</text:p>
          </table:table-cell>
          <table:table-cell office:value-type="string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1975-08-29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5">
            <text:p>AGUNG NATANAEL, S.H., M.H.</text:p>
          </table:table-cell>
          <table:table-cell office:value-type="string" office:string-value="197107231997031001" table:formula="of:=VLOOKUP([.$B$1:.$B$282];['file:///D:/KATALIS%20PEGAWAI.xlsx'#Sheet1.$C$3:.$K$284];2;FALSE)" table:style-name="ce5">
            <text:p>197107231997031001</text:p>
          </table:table-cell>
          <table:table-cell office:value-type="string" table:style-name="ce4">
            <text:p>4</text:p>
          </table:table-cell>
          <table:table-cell office:value-type="string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1971-07-23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5">
            <text:p>ERIE WIJAYA, S.H.</text:p>
          </table:table-cell>
          <table:table-cell office:value-type="string" office:string-value="196905061998031001" table:formula="of:=VLOOKUP([.$B$1:.$B$282];['file:///D:/KATALIS%20PEGAWAI.xlsx'#Sheet1.$C$3:.$K$284];2;FALSE)" table:style-name="ce5">
            <text:p>196905061998031001</text:p>
          </table:table-cell>
          <table:table-cell office:value-type="string" table:style-name="ce4">
            <text:p>4</text:p>
          </table:table-cell>
          <table:table-cell office:value-type="string" table:style-name="ce4">
            <text:p>6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1969-05-06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5">
            <text:p>AMI AMATUNISSA, S.H., M.H.</text:p>
          </table:table-cell>
          <table:table-cell office:value-type="string" office:string-value="197003271998032001" table:formula="of:=VLOOKUP([.$B$1:.$B$282];['file:///D:/KATALIS%20PEGAWAI.xlsx'#Sheet1.$C$3:.$K$284];2;FALSE)" table:style-name="ce5">
            <text:p>197003271998032001</text:p>
          </table:table-cell>
          <table:table-cell office:value-type="string" table:style-name="ce4">
            <text:p>4</text:p>
          </table:table-cell>
          <table:table-cell office:value-type="string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1970-03-27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5">
            <text:p>SARWADI, S.H., M.H.</text:p>
          </table:table-cell>
          <table:table-cell office:value-type="string" office:string-value="196405151985031016" table:formula="of:=VLOOKUP([.$B$1:.$B$282];['file:///D:/KATALIS%20PEGAWAI.xlsx'#Sheet1.$C$3:.$K$284];2;FALSE)" table:style-name="ce5">
            <text:p>196405151985031016</text:p>
          </table:table-cell>
          <table:table-cell office:value-type="string" table:style-name="ce4">
            <text:p>4</text:p>
          </table:table-cell>
          <table:table-cell office:value-type="string" table:style-name="ce4">
            <text:p>5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1964-05-15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5">
            <text:p>MUHAMAD MUFID, S.Ag., M.Si., M.H.</text:p>
          </table:table-cell>
          <table:table-cell office:value-type="string" office:string-value="197603042005011001" table:formula="of:=VLOOKUP([.$B$1:.$B$282];['file:///D:/KATALIS%20PEGAWAI.xlsx'#Sheet1.$C$3:.$K$284];2;FALSE)" table:style-name="ce5">
            <text:p>197603042005011001</text:p>
          </table:table-cell>
          <table:table-cell office:value-type="string" table:style-name="ce4">
            <text:p>4</text:p>
          </table:table-cell>
          <table:table-cell office:value-type="string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1976-03-04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5">
            <text:p>Dr. INDRA JAYA ALI, S.E,.M.Si</text:p>
          </table:table-cell>
          <table:table-cell office:value-type="string" office:string-value="197410112001121001" table:formula="of:=VLOOKUP([.$B$1:.$B$282];['file:///D:/KATALIS%20PEGAWAI.xlsx'#Sheet1.$C$3:.$K$284];2;FALSE)" table:style-name="ce5">
            <text:p>197410112001121001</text:p>
          </table:table-cell>
          <table:table-cell office:value-type="string" table:style-name="ce4">
            <text:p>4</text:p>
          </table:table-cell>
          <table:table-cell office:value-type="string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1974-10-1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5">
            <text:p>EEM NURMANAH, S.Sos., M.Si.</text:p>
          </table:table-cell>
          <table:table-cell office:value-type="string" office:string-value="196906071992032001" table:formula="of:=VLOOKUP([.$B$1:.$B$282];['file:///D:/KATALIS%20PEGAWAI.xlsx'#Sheet1.$C$3:.$K$284];2;FALSE)" table:style-name="ce5">
            <text:p>196906071992032001</text:p>
          </table:table-cell>
          <table:table-cell office:value-type="string" table:style-name="ce4">
            <text:p>4</text:p>
          </table:table-cell>
          <table:table-cell office:value-type="string" table:style-name="ce4">
            <text:p>7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1969-06-07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5">
            <text:p>ARI PRAMBUDI, S.H., M.H.</text:p>
          </table:table-cell>
          <table:table-cell office:value-type="string" office:string-value="197002141998031001" table:formula="of:=VLOOKUP([.$B$1:.$B$282];['file:///D:/KATALIS%20PEGAWAI.xlsx'#Sheet1.$C$3:.$K$284];2;FALSE)" table:style-name="ce5">
            <text:p>197002141998031001</text:p>
          </table:table-cell>
          <table:table-cell office:value-type="string" table:style-name="ce4">
            <text:p>4</text:p>
          </table:table-cell>
          <table:table-cell office:value-type="string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1970-02-14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5">
            <text:p>SUPERMAN, S.E.</text:p>
          </table:table-cell>
          <table:table-cell office:value-type="string" office:string-value="197003241999031001" table:formula="of:=VLOOKUP([.$B$1:.$B$282];['file:///D:/KATALIS%20PEGAWAI.xlsx'#Sheet1.$C$3:.$K$284];2;FALSE)" table:style-name="ce5">
            <text:p>197003241999031001</text:p>
          </table:table-cell>
          <table:table-cell office:value-type="string" table:style-name="ce4">
            <text:p>4</text:p>
          </table:table-cell>
          <table:table-cell office:value-type="string" table:style-name="ce4">
            <text:p>6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1970-03-24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5">
            <text:p>TIARMA ROSA SINAGA, S.H., M.H., M.Ak.</text:p>
          </table:table-cell>
          <table:table-cell office:value-type="string" office:string-value="197005212005012001" table:formula="of:=VLOOKUP([.$B$1:.$B$282];['file:///D:/KATALIS%20PEGAWAI.xlsx'#Sheet1.$C$3:.$K$284];2;FALSE)" table:style-name="ce5">
            <text:p>197005212005012001</text:p>
          </table:table-cell>
          <table:table-cell office:value-type="string" table:style-name="ce4">
            <text:p>5</text:p>
          </table:table-cell>
          <table:table-cell office:value-type="string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1970-05-2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5">
            <text:p>YON SUMITRO, S.H.</text:p>
          </table:table-cell>
          <table:table-cell office:value-type="string" office:string-value="197201012000031001" table:formula="of:=VLOOKUP([.$B$1:.$B$282];['file:///D:/KATALIS%20PEGAWAI.xlsx'#Sheet1.$C$3:.$K$284];2;FALSE)" table:style-name="ce5">
            <text:p>197201012000031001</text:p>
          </table:table-cell>
          <table:table-cell office:value-type="string" table:style-name="ce4">
            <text:p>5</text:p>
          </table:table-cell>
          <table:table-cell office:value-type="string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1972-01-0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5">
            <text:p>SYAHRIZAL LUBIS, S.H., M.H.</text:p>
          </table:table-cell>
          <table:table-cell office:value-type="string" office:string-value="196908132001121001" table:formula="of:=VLOOKUP([.$B$1:.$B$282];['file:///D:/KATALIS%20PEGAWAI.xlsx'#Sheet1.$C$3:.$K$284];2;FALSE)" table:style-name="ce5">
            <text:p>196908132001121001</text:p>
          </table:table-cell>
          <table:table-cell office:value-type="string" table:style-name="ce4">
            <text:p>5</text:p>
          </table:table-cell>
          <table:table-cell office:value-type="string" table:style-name="ce4">
            <text:p>12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1969-08-13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5">
            <text:p>DENNY DARMAWAN, S.E., M.H.</text:p>
          </table:table-cell>
          <table:table-cell office:value-type="string" office:string-value="197301192001121001" table:formula="of:=VLOOKUP([.$B$1:.$B$282];['file:///D:/KATALIS%20PEGAWAI.xlsx'#Sheet1.$C$3:.$K$284];2;FALSE)" table:style-name="ce5">
            <text:p>197301192001121001</text:p>
          </table:table-cell>
          <table:table-cell office:value-type="string" table:style-name="ce4">
            <text:p>5</text:p>
          </table:table-cell>
          <table:table-cell office:value-type="string" table:style-name="ce4">
            <text:p>1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1973-01-19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5">
            <text:p>SLAMET IMAN SANTOSO, S.E., M.M.</text:p>
          </table:table-cell>
          <table:table-cell office:value-type="string" office:string-value="197505202001121002" table:formula="of:=VLOOKUP([.$B$1:.$B$282];['file:///D:/KATALIS%20PEGAWAI.xlsx'#Sheet1.$C$3:.$K$284];2;FALSE)" table:style-name="ce5">
            <text:p>197505202001121002</text:p>
          </table:table-cell>
          <table:table-cell office:value-type="string" table:style-name="ce4">
            <text:p>5</text:p>
          </table:table-cell>
          <table:table-cell office:value-type="string" table:style-name="ce4">
            <text:p>5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1975-05-20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5">
            <text:p>LELY NURACHMI, S.H., M.H.</text:p>
          </table:table-cell>
          <table:table-cell office:value-type="string" office:string-value="196303261985032001" table:formula="of:=VLOOKUP([.$B$1:.$B$282];['file:///D:/KATALIS%20PEGAWAI.xlsx'#Sheet1.$C$3:.$K$284];2;FALSE)" table:style-name="ce5">
            <text:p>196303261985032001</text:p>
          </table:table-cell>
          <table:table-cell office:value-type="string" table:style-name="ce4">
            <text:p>5</text:p>
          </table:table-cell>
          <table:table-cell office:value-type="string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1963-03-26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5">
            <text:p>NUR SOFIYAH, A.Md.,S.IP., M.M.</text:p>
          </table:table-cell>
          <table:table-cell office:value-type="string" office:string-value="196910131992032001" table:formula="of:=VLOOKUP([.$B$1:.$B$282];['file:///D:/KATALIS%20PEGAWAI.xlsx'#Sheet1.$C$3:.$K$284];2;FALSE)" table:style-name="ce5">
            <text:p>196910131992032001</text:p>
          </table:table-cell>
          <table:table-cell office:value-type="string" table:style-name="ce4">
            <text:p>4</text:p>
          </table:table-cell>
          <table:table-cell office:value-type="string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1969-10-13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5">
            <text:p>ARI FARDIANTO, S.E.</text:p>
          </table:table-cell>
          <table:table-cell office:value-type="string" office:string-value="196504191999031001" table:formula="of:=VLOOKUP([.$B$1:.$B$282];['file:///D:/KATALIS%20PEGAWAI.xlsx'#Sheet1.$C$3:.$K$284];2;FALSE)" table:style-name="ce5">
            <text:p>196504191999031001</text:p>
          </table:table-cell>
          <table:table-cell office:value-type="string" table:style-name="ce4">
            <text:p>5</text:p>
          </table:table-cell>
          <table:table-cell office:value-type="string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1965-04-19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5">
            <text:p>SITI SOFIATUN, S.E., M.Si.</text:p>
          </table:table-cell>
          <table:table-cell office:value-type="string" office:string-value="197812282003122001" table:formula="of:=VLOOKUP([.$B$1:.$B$282];['file:///D:/KATALIS%20PEGAWAI.xlsx'#Sheet1.$C$3:.$K$284];2;FALSE)" table:style-name="ce5">
            <text:p>197812282003122001</text:p>
          </table:table-cell>
          <table:table-cell office:value-type="string" table:style-name="ce4">
            <text:p>4</text:p>
          </table:table-cell>
          <table:table-cell office:value-type="string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1978-12-28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5">
            <text:p>TRI ANDAYANI, S.E., M.M.</text:p>
          </table:table-cell>
          <table:table-cell office:value-type="string" office:string-value="197901092003122001" table:formula="of:=VLOOKUP([.$B$1:.$B$282];['file:///D:/KATALIS%20PEGAWAI.xlsx'#Sheet1.$C$3:.$K$284];2;FALSE)" table:style-name="ce5">
            <text:p>197901092003122001</text:p>
          </table:table-cell>
          <table:table-cell office:value-type="string" table:style-name="ce4">
            <text:p>4</text:p>
          </table:table-cell>
          <table:table-cell office:value-type="string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1979-01-09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5">
            <text:p>MADDALENA SARAGI, S.H., M.Kn., M.M.</text:p>
          </table:table-cell>
          <table:table-cell office:value-type="string" office:string-value="197412092005012001" table:formula="of:=VLOOKUP([.$B$1:.$B$282];['file:///D:/KATALIS%20PEGAWAI.xlsx'#Sheet1.$C$3:.$K$284];2;FALSE)" table:style-name="ce5">
            <text:p>197412092005012001</text:p>
          </table:table-cell>
          <table:table-cell office:value-type="string" table:style-name="ce4">
            <text:p>4</text:p>
          </table:table-cell>
          <table:table-cell office:value-type="string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1974-12-09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5">
            <text:p>DOKTOR GURNING, S.H., M.Si.</text:p>
          </table:table-cell>
          <table:table-cell office:value-type="string" office:string-value="197908302005011001" table:formula="of:=VLOOKUP([.$B$1:.$B$282];['file:///D:/KATALIS%20PEGAWAI.xlsx'#Sheet1.$C$3:.$K$284];2;FALSE)" table:style-name="ce5">
            <text:p>197908302005011001</text:p>
          </table:table-cell>
          <table:table-cell office:value-type="string" table:style-name="ce4">
            <text:p>5</text:p>
          </table:table-cell>
          <table:table-cell office:value-type="string" table:style-name="ce4">
            <text:p>6</text:p>
          </table:table-cell>
          <table:table-cell office:value-type="float" office:value="8" table:style-name="ce4">
            <text:p>8</text:p>
          </table:table-cell>
          <table:table-cell office:value-type="string" table:style-name="ce5">
            <text:p>1979-08-30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5">
            <text:p>BANERIAMA, S.H., M.H.</text:p>
          </table:table-cell>
          <table:table-cell office:value-type="string" office:string-value="197306231994032001" table:formula="of:=VLOOKUP([.$B$1:.$B$282];['file:///D:/KATALIS%20PEGAWAI.xlsx'#Sheet1.$C$3:.$K$284];2;FALSE)" table:style-name="ce5">
            <text:p>197306231994032001</text:p>
          </table:table-cell>
          <table:table-cell office:value-type="string" table:style-name="ce4">
            <text:p>5</text:p>
          </table:table-cell>
          <table:table-cell office:value-type="string" table:style-name="ce4">
            <text:p>1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1973-06-23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5">
            <text:p>NANIH KUSNANI, A.Md., S.Sos., M.Ak.</text:p>
          </table:table-cell>
          <table:table-cell office:value-type="string" office:string-value="197212041999032001" table:formula="of:=VLOOKUP([.$B$1:.$B$282];['file:///D:/KATALIS%20PEGAWAI.xlsx'#Sheet1.$C$3:.$K$284];2;FALSE)" table:style-name="ce5">
            <text:p>197212041999032001</text:p>
          </table:table-cell>
          <table:table-cell office:value-type="string" table:style-name="ce4">
            <text:p>5</text:p>
          </table:table-cell>
          <table:table-cell office:value-type="string" table:style-name="ce4">
            <text:p>5</text:p>
          </table:table-cell>
          <table:table-cell office:value-type="float" office:value="11" table:style-name="ce4">
            <text:p>11</text:p>
          </table:table-cell>
          <table:table-cell office:value-type="string" table:style-name="ce5">
            <text:p>1972-12-04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5">
            <text:p>DIAN SAPTAWATI, S.E., M.Si.</text:p>
          </table:table-cell>
          <table:table-cell office:value-type="string" office:string-value="197712102005012002" table:formula="of:=VLOOKUP([.$B$1:.$B$282];['file:///D:/KATALIS%20PEGAWAI.xlsx'#Sheet1.$C$3:.$K$284];2;FALSE)" table:style-name="ce5">
            <text:p>197712102005012002</text:p>
          </table:table-cell>
          <table:table-cell office:value-type="string" table:style-name="ce4">
            <text:p>5</text:p>
          </table:table-cell>
          <table:table-cell office:value-type="string" table:style-name="ce4">
            <text:p>12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1977-12-10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5">
            <text:p>HARI PURWANTO, A.Md., S.E., M.Si.</text:p>
          </table:table-cell>
          <table:table-cell office:value-type="string" office:string-value="197201172001121001" table:formula="of:=VLOOKUP([.$B$1:.$B$282];['file:///D:/KATALIS%20PEGAWAI.xlsx'#Sheet1.$C$3:.$K$284];2;FALSE)" table:style-name="ce5">
            <text:p>197201172001121001</text:p>
          </table:table-cell>
          <table:table-cell office:value-type="string" table:style-name="ce4">
            <text:p>6</text:p>
          </table:table-cell>
          <table:table-cell office:value-type="string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string" table:style-name="ce5">
            <text:p>1972-01-17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5">
            <text:p>MILANTO SIMANJUNTAK, S.E.</text:p>
          </table:table-cell>
          <table:table-cell office:value-type="string" office:string-value="197505222003121001" table:formula="of:=VLOOKUP([.$B$1:.$B$282];['file:///D:/KATALIS%20PEGAWAI.xlsx'#Sheet1.$C$3:.$K$284];2;FALSE)" table:style-name="ce5">
            <text:p>197505222003121001</text:p>
          </table:table-cell>
          <table:table-cell office:value-type="string" table:style-name="ce4">
            <text:p>6</text:p>
          </table:table-cell>
          <table:table-cell office:value-type="string" table:style-name="ce4">
            <text:p>12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1975-05-22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5">
            <text:p>HARRY LESMANA, S.T., M.Si</text:p>
          </table:table-cell>
          <table:table-cell office:value-type="string" office:string-value="198011222003121001" table:formula="of:=VLOOKUP([.$B$1:.$B$282];['file:///D:/KATALIS%20PEGAWAI.xlsx'#Sheet1.$C$3:.$K$284];2;FALSE)" table:style-name="ce5">
            <text:p>198011222003121001</text:p>
          </table:table-cell>
          <table:table-cell office:value-type="string" table:style-name="ce4">
            <text:p>6</text:p>
          </table:table-cell>
          <table:table-cell office:value-type="string" table:style-name="ce4">
            <text:p>8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1980-11-22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5">
            <text:p>NURMALASARI, S.H., M.H.</text:p>
          </table:table-cell>
          <table:table-cell office:value-type="string" office:string-value="197909011999032001" table:formula="of:=VLOOKUP([.$B$1:.$B$282];['file:///D:/KATALIS%20PEGAWAI.xlsx'#Sheet1.$C$3:.$K$284];2;FALSE)" table:style-name="ce5">
            <text:p>197909011999032001</text:p>
          </table:table-cell>
          <table:table-cell office:value-type="string" table:style-name="ce4">
            <text:p>5</text:p>
          </table:table-cell>
          <table:table-cell office:value-type="string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1979-09-0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5">
            <text:p>ANTON PARASIAN, S.H., M.Si</text:p>
          </table:table-cell>
          <table:table-cell office:value-type="string" office:string-value="198103312006041001" table:formula="of:=VLOOKUP([.$B$1:.$B$282];['file:///D:/KATALIS%20PEGAWAI.xlsx'#Sheet1.$C$3:.$K$284];2;FALSE)" table:style-name="ce5">
            <text:p>198103312006041001</text:p>
          </table:table-cell>
          <table:table-cell office:value-type="string" table:style-name="ce4">
            <text:p>6</text:p>
          </table:table-cell>
          <table:table-cell office:value-type="string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string" table:style-name="ce5">
            <text:p>1981-03-3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string" table:style-name="ce5">
            <text:p>WAHYU SETIAWAN, S.Kom.</text:p>
          </table:table-cell>
          <table:table-cell office:value-type="string" office:string-value="197907172001121001" table:formula="of:=VLOOKUP([.$B$1:.$B$282];['file:///D:/KATALIS%20PEGAWAI.xlsx'#Sheet1.$C$3:.$K$284];2;FALSE)" table:style-name="ce5">
            <text:p>197907172001121001</text:p>
          </table:table-cell>
          <table:table-cell office:value-type="string" table:style-name="ce4">
            <text:p>6</text:p>
          </table:table-cell>
          <table:table-cell office:value-type="string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1979-07-17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string" table:style-name="ce5">
            <text:p>M.H. KESUMA NEGARA, S.H., M.M.</text:p>
          </table:table-cell>
          <table:table-cell office:value-type="string" office:string-value="197101312003121001" table:formula="of:=VLOOKUP([.$B$1:.$B$282];['file:///D:/KATALIS%20PEGAWAI.xlsx'#Sheet1.$C$3:.$K$284];2;FALSE)" table:style-name="ce5">
            <text:p>197101312003121001</text:p>
          </table:table-cell>
          <table:table-cell office:value-type="string" table:style-name="ce4">
            <text:p>6</text:p>
          </table:table-cell>
          <table:table-cell office:value-type="string" table:style-name="ce4">
            <text:p>8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1971-01-3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string" table:style-name="ce5">
            <text:p>HERU SAPRUDIN, S.H.</text:p>
          </table:table-cell>
          <table:table-cell office:value-type="string" office:string-value="197102192001121001" table:formula="of:=VLOOKUP([.$B$1:.$B$282];['file:///D:/KATALIS%20PEGAWAI.xlsx'#Sheet1.$C$3:.$K$284];2;FALSE)" table:style-name="ce5">
            <text:p>197102192001121001</text:p>
          </table:table-cell>
          <table:table-cell office:value-type="string" table:style-name="ce4">
            <text:p>6</text:p>
          </table:table-cell>
          <table:table-cell office:value-type="string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1971-02-19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string" table:style-name="ce5">
            <text:p>JUNITA ARISTIATI, S.E., M.Si.</text:p>
          </table:table-cell>
          <table:table-cell office:value-type="string" office:string-value="197106012001122001" table:formula="of:=VLOOKUP([.$B$1:.$B$282];['file:///D:/KATALIS%20PEGAWAI.xlsx'#Sheet1.$C$3:.$K$284];2;FALSE)" table:style-name="ce5">
            <text:p>197106012001122001</text:p>
          </table:table-cell>
          <table:table-cell office:value-type="string" table:style-name="ce4">
            <text:p>6</text:p>
          </table:table-cell>
          <table:table-cell office:value-type="string" table:style-name="ce4">
            <text:p>8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1971-06-0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string" table:style-name="ce5">
            <text:p>AGUS RIANTO, S.E.</text:p>
          </table:table-cell>
          <table:table-cell office:value-type="string" office:string-value="197208172001121002" table:formula="of:=VLOOKUP([.$B$1:.$B$282];['file:///D:/KATALIS%20PEGAWAI.xlsx'#Sheet1.$C$3:.$K$284];2;FALSE)" table:style-name="ce5">
            <text:p>197208172001121002</text:p>
          </table:table-cell>
          <table:table-cell office:value-type="string" table:style-name="ce4">
            <text:p>6</text:p>
          </table:table-cell>
          <table:table-cell office:value-type="string" table:style-name="ce4">
            <text:p>8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1972-08-17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string" table:style-name="ce5">
            <text:p>NOPALISA EGITULAS VEMBILAN, S.Kom., MMSI</text:p>
          </table:table-cell>
          <table:table-cell office:value-type="string" office:string-value="197911172003122001" table:formula="of:=VLOOKUP([.$B$1:.$B$282];['file:///D:/KATALIS%20PEGAWAI.xlsx'#Sheet1.$C$3:.$K$284];2;FALSE)" table:style-name="ce5">
            <text:p>197911172003122001</text:p>
          </table:table-cell>
          <table:table-cell office:value-type="string" table:style-name="ce4">
            <text:p>6</text:p>
          </table:table-cell>
          <table:table-cell office:value-type="string" table:style-name="ce4">
            <text:p>8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1979-11-17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string" table:style-name="ce5">
            <text:p>IQBAL ALBERT HUSIN, SH., M.Kn., M.Si</text:p>
          </table:table-cell>
          <table:table-cell office:value-type="string" office:string-value="198002162006041001" table:formula="of:=VLOOKUP([.$B$1:.$B$282];['file:///D:/KATALIS%20PEGAWAI.xlsx'#Sheet1.$C$3:.$K$284];2;FALSE)" table:style-name="ce5">
            <text:p>198002162006041001</text:p>
          </table:table-cell>
          <table:table-cell office:value-type="string" table:style-name="ce4">
            <text:p>6</text:p>
          </table:table-cell>
          <table:table-cell office:value-type="string" table:style-name="ce4">
            <text:p>8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1980-02-16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string" table:style-name="ce5">
            <text:p>FANDYLA WAHYU SASONGKO, S.H., M.Si.</text:p>
          </table:table-cell>
          <table:table-cell office:value-type="string" office:string-value="198402112006041001" table:formula="of:=VLOOKUP([.$B$1:.$B$282];['file:///D:/KATALIS%20PEGAWAI.xlsx'#Sheet1.$C$3:.$K$284];2;FALSE)" table:style-name="ce5">
            <text:p>198402112006041001</text:p>
          </table:table-cell>
          <table:table-cell office:value-type="string" table:style-name="ce4">
            <text:p>6</text:p>
          </table:table-cell>
          <table:table-cell office:value-type="string" table:style-name="ce4">
            <text:p>8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1984-02-1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string" table:style-name="ce5">
            <text:p>EDY PRABOWO SAPUTRO, S.Kom, M.Si</text:p>
          </table:table-cell>
          <table:table-cell office:value-type="string" office:string-value="198302162003121002" table:formula="of:=VLOOKUP([.$B$1:.$B$282];['file:///D:/KATALIS%20PEGAWAI.xlsx'#Sheet1.$C$3:.$K$284];2;FALSE)" table:style-name="ce5">
            <text:p>198302162003121002</text:p>
          </table:table-cell>
          <table:table-cell office:value-type="string" table:style-name="ce4">
            <text:p>6</text:p>
          </table:table-cell>
          <table:table-cell office:value-type="string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string" table:style-name="ce5">
            <text:p>1983-02-16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string" table:style-name="ce5">
            <text:p>RISTIANTI MUJI KARTIKA SARI, SH.,MSi.</text:p>
          </table:table-cell>
          <table:table-cell office:value-type="string" office:string-value="198205202006042001" table:formula="of:=VLOOKUP([.$B$1:.$B$282];['file:///D:/KATALIS%20PEGAWAI.xlsx'#Sheet1.$C$3:.$K$284];2;FALSE)" table:style-name="ce5">
            <text:p>198205202006042001</text:p>
          </table:table-cell>
          <table:table-cell office:value-type="string" table:style-name="ce4">
            <text:p>6</text:p>
          </table:table-cell>
          <table:table-cell office:value-type="string" table:style-name="ce4">
            <text:p>8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1982-05-20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string" table:style-name="ce5">
            <text:p>NASRUDIN NURDIANSYAH, S.H., M.Si.</text:p>
          </table:table-cell>
          <table:table-cell office:value-type="string" office:string-value="198309142001121002" table:formula="of:=VLOOKUP([.$B$1:.$B$282];['file:///D:/KATALIS%20PEGAWAI.xlsx'#Sheet1.$C$3:.$K$284];2;FALSE)" table:style-name="ce5">
            <text:p>198309142001121002</text:p>
          </table:table-cell>
          <table:table-cell office:value-type="string" table:style-name="ce4">
            <text:p>6</text:p>
          </table:table-cell>
          <table:table-cell office:value-type="string" table:style-name="ce4">
            <text:p>8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1983-09-14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string" table:style-name="ce5">
            <text:p>DWI ARI WIBOWO, SH., M.M.</text:p>
          </table:table-cell>
          <table:table-cell office:value-type="string" office:string-value="198503152003121003" table:formula="of:=VLOOKUP([.$B$1:.$B$282];['file:///D:/KATALIS%20PEGAWAI.xlsx'#Sheet1.$C$3:.$K$284];2;FALSE)" table:style-name="ce5">
            <text:p>198503152003121003</text:p>
          </table:table-cell>
          <table:table-cell office:value-type="string" table:style-name="ce4">
            <text:p>6</text:p>
          </table:table-cell>
          <table:table-cell office:value-type="string" table:style-name="ce4">
            <text:p>8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1985-03-15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string" table:style-name="ce5">
            <text:p>ZAIFACHATUR ROZIYAH, S.H., M.Si.</text:p>
          </table:table-cell>
          <table:table-cell office:value-type="string" office:string-value="197912262005012001" table:formula="of:=VLOOKUP([.$B$1:.$B$282];['file:///D:/KATALIS%20PEGAWAI.xlsx'#Sheet1.$C$3:.$K$284];2;FALSE)" table:style-name="ce5">
            <text:p>197912262005012001</text:p>
          </table:table-cell>
          <table:table-cell office:value-type="string" table:style-name="ce4">
            <text:p>6</text:p>
          </table:table-cell>
          <table:table-cell office:value-type="string" table:style-name="ce4">
            <text:p>8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1979-12-26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string" table:style-name="ce5">
            <text:p>BAMBANG PURWANTHO, S.H.,M.Si</text:p>
          </table:table-cell>
          <table:table-cell office:value-type="string" office:string-value="197908032006041001" table:formula="of:=VLOOKUP([.$B$1:.$B$282];['file:///D:/KATALIS%20PEGAWAI.xlsx'#Sheet1.$C$3:.$K$284];2;FALSE)" table:style-name="ce5">
            <text:p>197908032006041001</text:p>
          </table:table-cell>
          <table:table-cell office:value-type="string" table:style-name="ce4">
            <text:p>6</text:p>
          </table:table-cell>
          <table:table-cell office:value-type="string" table:style-name="ce4">
            <text:p>8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1979-08-03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string" table:style-name="ce5">
            <text:p>JUANDA MARTUA USULUDDIN NASUTION, S.H.</text:p>
          </table:table-cell>
          <table:table-cell office:value-type="string" office:string-value="198210272006041001" table:formula="of:=VLOOKUP([.$B$1:.$B$282];['file:///D:/KATALIS%20PEGAWAI.xlsx'#Sheet1.$C$3:.$K$284];2;FALSE)" table:style-name="ce5">
            <text:p>198210272006041001</text:p>
          </table:table-cell>
          <table:table-cell office:value-type="string" table:style-name="ce4">
            <text:p>6</text:p>
          </table:table-cell>
          <table:table-cell office:value-type="string" table:style-name="ce4">
            <text:p>12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1982-10-27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string" table:style-name="ce5">
            <text:p>PUJI RAHARTO, S.IP., M.M.</text:p>
          </table:table-cell>
          <table:table-cell office:value-type="string" office:string-value="196510211986031001" table:formula="of:=VLOOKUP([.$B$1:.$B$282];['file:///D:/KATALIS%20PEGAWAI.xlsx'#Sheet1.$C$3:.$K$284];2;FALSE)" table:style-name="ce5">
            <text:p>196510211986031001</text:p>
          </table:table-cell>
          <table:table-cell office:value-type="string" table:style-name="ce4">
            <text:p>6</text:p>
          </table:table-cell>
          <table:table-cell office:value-type="string" table:style-name="ce4">
            <text:p>8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1965-10-2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string" table:style-name="ce5">
            <text:p>EKA SETYAWATI, S.H., M.H.</text:p>
          </table:table-cell>
          <table:table-cell office:value-type="string" office:string-value="198002221999032002" table:formula="of:=VLOOKUP([.$B$1:.$B$282];['file:///D:/KATALIS%20PEGAWAI.xlsx'#Sheet1.$C$3:.$K$284];2;FALSE)" table:style-name="ce5">
            <text:p>198002221999032002</text:p>
          </table:table-cell>
          <table:table-cell office:value-type="string" table:style-name="ce4">
            <text:p>6</text:p>
          </table:table-cell>
          <table:table-cell office:value-type="string" table:style-name="ce4">
            <text:p>8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1980-02-22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string" table:style-name="ce5">
            <text:p>AGUS PRIYO ATMOKO, A.Md., S.E., M.H.</text:p>
          </table:table-cell>
          <table:table-cell office:value-type="string" office:string-value="198108132005011001" table:formula="of:=VLOOKUP([.$B$1:.$B$282];['file:///D:/KATALIS%20PEGAWAI.xlsx'#Sheet1.$C$3:.$K$284];2;FALSE)" table:style-name="ce5">
            <text:p>198108132005011001</text:p>
          </table:table-cell>
          <table:table-cell office:value-type="string" table:style-name="ce4">
            <text:p>6</text:p>
          </table:table-cell>
          <table:table-cell office:value-type="string" table:style-name="ce4">
            <text:p>8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1981-08-13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string" table:style-name="ce5">
            <text:p>R.ERI IRAWAN SUMANTO, S.H., M.Kn.</text:p>
          </table:table-cell>
          <table:table-cell office:value-type="string" office:string-value="197603212006041001" table:formula="of:=VLOOKUP([.$B$1:.$B$282];['file:///D:/KATALIS%20PEGAWAI.xlsx'#Sheet1.$C$3:.$K$284];2;FALSE)" table:style-name="ce5">
            <text:p>197603212006041001</text:p>
          </table:table-cell>
          <table:table-cell office:value-type="string" table:style-name="ce4">
            <text:p>6</text:p>
          </table:table-cell>
          <table:table-cell office:value-type="string" table:style-name="ce4">
            <text:p>8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1976-03-2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string" table:style-name="ce5">
            <text:p>TESSA LEO MARLINO, S.H., M.H.</text:p>
          </table:table-cell>
          <table:table-cell office:value-type="string" office:string-value="198107252006042001" table:formula="of:=VLOOKUP([.$B$1:.$B$282];['file:///D:/KATALIS%20PEGAWAI.xlsx'#Sheet1.$C$3:.$K$284];2;FALSE)" table:style-name="ce5">
            <text:p>198107252006042001</text:p>
          </table:table-cell>
          <table:table-cell office:value-type="string" table:style-name="ce4">
            <text:p>6</text:p>
          </table:table-cell>
          <table:table-cell office:value-type="string" table:style-name="ce4">
            <text:p>8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1981-07-25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string" table:style-name="ce5">
            <text:p>ARDILES RICKY SUSILO, SH., MH</text:p>
          </table:table-cell>
          <table:table-cell office:value-type="string" office:string-value="198108132006041001" table:formula="of:=VLOOKUP([.$B$1:.$B$282];['file:///D:/KATALIS%20PEGAWAI.xlsx'#Sheet1.$C$3:.$K$284];2;FALSE)" table:style-name="ce5">
            <text:p>198108132006041001</text:p>
          </table:table-cell>
          <table:table-cell office:value-type="string" table:style-name="ce4">
            <text:p>6</text:p>
          </table:table-cell>
          <table:table-cell office:value-type="string" table:style-name="ce4">
            <text:p>8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1981-08-13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string" table:style-name="ce5">
            <text:p>NIKEN AYU KUSUMANINGPURI, S.H.,M.H</text:p>
          </table:table-cell>
          <table:table-cell office:value-type="string" office:string-value="198308162006042001" table:formula="of:=VLOOKUP([.$B$1:.$B$282];['file:///D:/KATALIS%20PEGAWAI.xlsx'#Sheet1.$C$3:.$K$284];2;FALSE)" table:style-name="ce5">
            <text:p>198308162006042001</text:p>
          </table:table-cell>
          <table:table-cell office:value-type="string" table:style-name="ce4">
            <text:p>6</text:p>
          </table:table-cell>
          <table:table-cell office:value-type="string" table:style-name="ce4">
            <text:p>8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1983-08-16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string" table:style-name="ce5">
            <text:p>VITO ADRIANO WISMAR, S.H.</text:p>
          </table:table-cell>
          <table:table-cell office:value-type="string" office:string-value="198209182008011002" table:formula="of:=VLOOKUP([.$B$1:.$B$282];['file:///D:/KATALIS%20PEGAWAI.xlsx'#Sheet1.$C$3:.$K$284];2;FALSE)" table:style-name="ce5">
            <text:p>198209182008011002</text:p>
          </table:table-cell>
          <table:table-cell office:value-type="string" table:style-name="ce4">
            <text:p>6</text:p>
          </table:table-cell>
          <table:table-cell office:value-type="string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string" table:style-name="ce5">
            <text:p>1982-09-18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string" table:style-name="ce5">
            <text:p>BUDIMAN S, A.Md.</text:p>
          </table:table-cell>
          <table:table-cell office:value-type="string" office:string-value="196411111991031001" table:formula="of:=VLOOKUP([.$B$1:.$B$282];['file:///D:/KATALIS%20PEGAWAI.xlsx'#Sheet1.$C$3:.$K$284];2;FALSE)" table:style-name="ce5">
            <text:p>196411111991031001</text:p>
          </table:table-cell>
          <table:table-cell office:value-type="string" table:style-name="ce4">
            <text:p>7</text:p>
          </table:table-cell>
          <table:table-cell office:value-type="string" table:style-name="ce4">
            <text:p>43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1964-11-1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string" table:style-name="ce5">
            <text:p>FENDY PRASETIYO, S.H., M.H.</text:p>
          </table:table-cell>
          <table:table-cell office:value-type="string" office:string-value="198102192002121001" table:formula="of:=VLOOKUP([.$B$1:.$B$282];['file:///D:/KATALIS%20PEGAWAI.xlsx'#Sheet1.$C$3:.$K$284];2;FALSE)" table:style-name="ce5">
            <text:p>198102192002121001</text:p>
          </table:table-cell>
          <table:table-cell office:value-type="string" table:style-name="ce4">
            <text:p>7</text:p>
          </table:table-cell>
          <table:table-cell office:value-type="string" table:style-name="ce4">
            <text:p>9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1981-02-19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string" table:style-name="ce5">
            <text:p>WIDYA PURNAMASARI, S.H., M.H.</text:p>
          </table:table-cell>
          <table:table-cell office:value-type="string" office:string-value="197102102001122001" table:formula="of:=VLOOKUP([.$B$1:.$B$282];['file:///D:/KATALIS%20PEGAWAI.xlsx'#Sheet1.$C$3:.$K$284];2;FALSE)" table:style-name="ce5">
            <text:p>197102102001122001</text:p>
          </table:table-cell>
          <table:table-cell office:value-type="string" table:style-name="ce4">
            <text:p>7</text:p>
          </table:table-cell>
          <table:table-cell office:value-type="string" table:style-name="ce4">
            <text:p>8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1971-02-10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string" table:style-name="ce5">
            <text:p>MOCH. KRISTANTO, S.E.</text:p>
          </table:table-cell>
          <table:table-cell office:value-type="string" office:string-value="197612262009121002" table:formula="of:=VLOOKUP([.$B$1:.$B$282];['file:///D:/KATALIS%20PEGAWAI.xlsx'#Sheet1.$C$3:.$K$284];2;FALSE)" table:style-name="ce5">
            <text:p>197612262009121002</text:p>
          </table:table-cell>
          <table:table-cell office:value-type="string" table:style-name="ce4">
            <text:p>7</text:p>
          </table:table-cell>
          <table:table-cell office:value-type="string" table:style-name="ce4">
            <text:p>12</text:p>
          </table:table-cell>
          <table:table-cell office:value-type="float" office:value="11" table:style-name="ce4">
            <text:p>11</text:p>
          </table:table-cell>
          <table:table-cell office:value-type="string" table:style-name="ce5">
            <text:p>1976-12-26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string" table:style-name="ce5">
            <text:p>HELMY AHIRUL APRIANDI, S.H.</text:p>
          </table:table-cell>
          <table:table-cell office:value-type="string" office:string-value="197904302009121002" table:formula="of:=VLOOKUP([.$B$1:.$B$282];['file:///D:/KATALIS%20PEGAWAI.xlsx'#Sheet1.$C$3:.$K$284];2;FALSE)" table:style-name="ce5">
            <text:p>197904302009121002</text:p>
          </table:table-cell>
          <table:table-cell office:value-type="string" table:style-name="ce4">
            <text:p>7</text:p>
          </table:table-cell>
          <table:table-cell office:value-type="string" table:style-name="ce4">
            <text:p>9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1979-04-30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string" table:style-name="ce5">
            <text:p>BRAHMANTYA PUJI KURNIARIADI, S.E., M.H.</text:p>
          </table:table-cell>
          <table:table-cell office:value-type="string" office:string-value="198008162009121003" table:formula="of:=VLOOKUP([.$B$1:.$B$282];['file:///D:/KATALIS%20PEGAWAI.xlsx'#Sheet1.$C$3:.$K$284];2;FALSE)" table:style-name="ce5">
            <text:p>198008162009121003</text:p>
          </table:table-cell>
          <table:table-cell office:value-type="string" table:style-name="ce4">
            <text:p>7</text:p>
          </table:table-cell>
          <table:table-cell office:value-type="string" table:style-name="ce4">
            <text:p>12</text:p>
          </table:table-cell>
          <table:table-cell office:value-type="float" office:value="11" table:style-name="ce4">
            <text:p>11</text:p>
          </table:table-cell>
          <table:table-cell office:value-type="string" table:style-name="ce5">
            <text:p>1980-08-16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string" table:style-name="ce5">
            <text:p>EEN SETIA SUHARJITO, S.E., MM</text:p>
          </table:table-cell>
          <table:table-cell office:value-type="string" office:string-value="198310032009121010" table:formula="of:=VLOOKUP([.$B$1:.$B$282];['file:///D:/KATALIS%20PEGAWAI.xlsx'#Sheet1.$C$3:.$K$284];2;FALSE)" table:style-name="ce5">
            <text:p>198310032009121010</text:p>
          </table:table-cell>
          <table:table-cell office:value-type="string" table:style-name="ce4">
            <text:p>7</text:p>
          </table:table-cell>
          <table:table-cell office:value-type="string" table:style-name="ce4">
            <text:p>12</text:p>
          </table:table-cell>
          <table:table-cell office:value-type="float" office:value="11" table:style-name="ce4">
            <text:p>11</text:p>
          </table:table-cell>
          <table:table-cell office:value-type="string" table:style-name="ce5">
            <text:p>1983-10-03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string" table:style-name="ce5">
            <text:p>FECHA PAUL PANGARIBUAN, S.H.,M.H.</text:p>
          </table:table-cell>
          <table:table-cell office:value-type="string" office:string-value="198503292009121005" table:formula="of:=VLOOKUP([.$B$1:.$B$282];['file:///D:/KATALIS%20PEGAWAI.xlsx'#Sheet1.$C$3:.$K$284];2;FALSE)" table:style-name="ce5">
            <text:p>198503292009121005</text:p>
          </table:table-cell>
          <table:table-cell office:value-type="string" table:style-name="ce4">
            <text:p>7</text:p>
          </table:table-cell>
          <table:table-cell office:value-type="string" table:style-name="ce4">
            <text:p>12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1985-03-29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string" table:style-name="ce5">
            <text:p>LUSI HANDAYANI, SE.,M.M.</text:p>
          </table:table-cell>
          <table:table-cell office:value-type="string" office:string-value="198601112009122008" table:formula="of:=VLOOKUP([.$B$1:.$B$282];['file:///D:/KATALIS%20PEGAWAI.xlsx'#Sheet1.$C$3:.$K$284];2;FALSE)" table:style-name="ce5">
            <text:p>198601112009122008</text:p>
          </table:table-cell>
          <table:table-cell office:value-type="string" table:style-name="ce4">
            <text:p>7</text:p>
          </table:table-cell>
          <table:table-cell office:value-type="string" table:style-name="ce4">
            <text:p>1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1986-01-1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string" table:style-name="ce5">
            <text:p>HARDIKA PRATAMA PUTRA, SH., M.E.</text:p>
          </table:table-cell>
          <table:table-cell office:value-type="string" office:string-value="198606142009121003" table:formula="of:=VLOOKUP([.$B$1:.$B$282];['file:///D:/KATALIS%20PEGAWAI.xlsx'#Sheet1.$C$3:.$K$284];2;FALSE)" table:style-name="ce5">
            <text:p>198606142009121003</text:p>
          </table:table-cell>
          <table:table-cell office:value-type="string" table:style-name="ce4">
            <text:p>7</text:p>
          </table:table-cell>
          <table:table-cell office:value-type="string" table:style-name="ce4">
            <text:p>12</text:p>
          </table:table-cell>
          <table:table-cell office:value-type="float" office:value="8" table:style-name="ce4">
            <text:p>8</text:p>
          </table:table-cell>
          <table:table-cell office:value-type="string" table:style-name="ce5">
            <text:p>1986-06-14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string" table:style-name="ce5">
            <text:p>HAFIDZ ZULKARNAIN, S.Kom.,M.M.</text:p>
          </table:table-cell>
          <table:table-cell office:value-type="string" office:string-value="198802082009121005" table:formula="of:=VLOOKUP([.$B$1:.$B$282];['file:///D:/KATALIS%20PEGAWAI.xlsx'#Sheet1.$C$3:.$K$284];2;FALSE)" table:style-name="ce5">
            <text:p>198802082009121005</text:p>
          </table:table-cell>
          <table:table-cell office:value-type="string" table:style-name="ce4">
            <text:p>7</text:p>
          </table:table-cell>
          <table:table-cell office:value-type="string" table:style-name="ce4">
            <text:p>9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1988-02-08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string" table:style-name="ce5">
            <text:p>JANUARINO ADITYA, S.E.,M.E.</text:p>
          </table:table-cell>
          <table:table-cell office:value-type="string" office:string-value="198301212010121001" table:formula="of:=VLOOKUP([.$B$1:.$B$282];['file:///D:/KATALIS%20PEGAWAI.xlsx'#Sheet1.$C$3:.$K$284];2;FALSE)" table:style-name="ce5">
            <text:p>198301212010121001</text:p>
          </table:table-cell>
          <table:table-cell office:value-type="string" table:style-name="ce4">
            <text:p>7</text:p>
          </table:table-cell>
          <table:table-cell office:value-type="string" table:style-name="ce4">
            <text:p>2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1983-01-2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string" table:style-name="ce5">
            <text:p>ELMIRA OKTARINA, S.H.</text:p>
          </table:table-cell>
          <table:table-cell office:value-type="string" office:string-value="198510022005012001" table:formula="of:=VLOOKUP([.$B$1:.$B$282];['file:///D:/KATALIS%20PEGAWAI.xlsx'#Sheet1.$C$3:.$K$284];2;FALSE)" table:style-name="ce5">
            <text:p>198510022005012001</text:p>
          </table:table-cell>
          <table:table-cell office:value-type="string" table:style-name="ce4">
            <text:p>7</text:p>
          </table:table-cell>
          <table:table-cell office:value-type="string" table:style-name="ce4">
            <text:p>17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1985-10-02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string" table:style-name="ce5">
            <text:p>DAVID MARADONA LUMBAN BATU, S.H., M.H</text:p>
          </table:table-cell>
          <table:table-cell office:value-type="string" office:string-value="198605182005011001" table:formula="of:=VLOOKUP([.$B$1:.$B$282];['file:///D:/KATALIS%20PEGAWAI.xlsx'#Sheet1.$C$3:.$K$284];2;FALSE)" table:style-name="ce5">
            <text:p>198605182005011001</text:p>
          </table:table-cell>
          <table:table-cell office:value-type="string" table:style-name="ce4">
            <text:p>7</text:p>
          </table:table-cell>
          <table:table-cell office:value-type="string" table:style-name="ce4">
            <text:p>9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1986-05-18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string" table:style-name="ce5">
            <text:p>ADE KURNIAWAN, A.Md., S.E., M.M.</text:p>
          </table:table-cell>
          <table:table-cell office:value-type="string" office:string-value="198404242009011007" table:formula="of:=VLOOKUP([.$B$1:.$B$282];['file:///D:/KATALIS%20PEGAWAI.xlsx'#Sheet1.$C$3:.$K$284];2;FALSE)" table:style-name="ce5">
            <text:p>198404242009011007</text:p>
          </table:table-cell>
          <table:table-cell office:value-type="string" table:style-name="ce4">
            <text:p>7</text:p>
          </table:table-cell>
          <table:table-cell office:value-type="string" table:style-name="ce4">
            <text:p>9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1984-04-24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string" table:style-name="ce5">
            <text:p>MELISA WAHYUNI, S.E.</text:p>
          </table:table-cell>
          <table:table-cell office:value-type="string" office:string-value="198505112009122009" table:formula="of:=VLOOKUP([.$B$1:.$B$282];['file:///D:/KATALIS%20PEGAWAI.xlsx'#Sheet1.$C$3:.$K$284];2;FALSE)" table:style-name="ce5">
            <text:p>198505112009122009</text:p>
          </table:table-cell>
          <table:table-cell office:value-type="string" table:style-name="ce4">
            <text:p>7</text:p>
          </table:table-cell>
          <table:table-cell office:value-type="string" table:style-name="ce4">
            <text:p>32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1985-05-1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string" table:style-name="ce5">
            <text:p>I MADE WEDHA SATRIA, S.H.</text:p>
          </table:table-cell>
          <table:table-cell office:value-type="string" office:string-value="197806282010121001" table:formula="of:=VLOOKUP([.$B$1:.$B$282];['file:///D:/KATALIS%20PEGAWAI.xlsx'#Sheet1.$C$3:.$K$284];2;FALSE)" table:style-name="ce5">
            <text:p>197806282010121001</text:p>
          </table:table-cell>
          <table:table-cell office:value-type="string" table:style-name="ce4">
            <text:p>7</text:p>
          </table:table-cell>
          <table:table-cell office:value-type="string" table:style-name="ce4">
            <text:p>20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1978-06-28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string" table:style-name="ce5">
            <text:p>CHANDRA JULIUS FOSTER MANALU, S.E.</text:p>
          </table:table-cell>
          <table:table-cell office:value-type="string" office:string-value="197907152010121001" table:formula="of:=VLOOKUP([.$B$1:.$B$282];['file:///D:/KATALIS%20PEGAWAI.xlsx'#Sheet1.$C$3:.$K$284];2;FALSE)" table:style-name="ce5">
            <text:p>197907152010121001</text:p>
          </table:table-cell>
          <table:table-cell office:value-type="string" table:style-name="ce4">
            <text:p>7</text:p>
          </table:table-cell>
          <table:table-cell office:value-type="string" table:style-name="ce4">
            <text:p>9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1979-07-15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string" table:style-name="ce5">
            <text:p>WAHYU RAMANDA, S.E.</text:p>
          </table:table-cell>
          <table:table-cell office:value-type="string" office:string-value="198011182010121003" table:formula="of:=VLOOKUP([.$B$1:.$B$282];['file:///D:/KATALIS%20PEGAWAI.xlsx'#Sheet1.$C$3:.$K$284];2;FALSE)" table:style-name="ce5">
            <text:p>198011182010121003</text:p>
          </table:table-cell>
          <table:table-cell office:value-type="string" table:style-name="ce4">
            <text:p>7</text:p>
          </table:table-cell>
          <table:table-cell office:value-type="string" table:style-name="ce4">
            <text:p>9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1980-11-18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string" table:style-name="ce5">
            <text:p>FEBRILIA RASMAHITA, S.E.,M.H.</text:p>
          </table:table-cell>
          <table:table-cell office:value-type="string" office:string-value="198202152010122001" table:formula="of:=VLOOKUP([.$B$1:.$B$282];['file:///D:/KATALIS%20PEGAWAI.xlsx'#Sheet1.$C$3:.$K$284];2;FALSE)" table:style-name="ce5">
            <text:p>198202152010122001</text:p>
          </table:table-cell>
          <table:table-cell office:value-type="string" table:style-name="ce4">
            <text:p>7</text:p>
          </table:table-cell>
          <table:table-cell office:value-type="string" table:style-name="ce4">
            <text:p>12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1982-02-15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string" table:style-name="ce5">
            <text:p>ANDI MUHAMMAD TAUFIK, S.H.,M.H.</text:p>
          </table:table-cell>
          <table:table-cell office:value-type="string" office:string-value="198409152010121002" table:formula="of:=VLOOKUP([.$B$1:.$B$282];['file:///D:/KATALIS%20PEGAWAI.xlsx'#Sheet1.$C$3:.$K$284];2;FALSE)" table:style-name="ce5">
            <text:p>198409152010121002</text:p>
          </table:table-cell>
          <table:table-cell office:value-type="string" table:style-name="ce4">
            <text:p>7</text:p>
          </table:table-cell>
          <table:table-cell office:value-type="string" table:style-name="ce4">
            <text:p>12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1984-09-15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string" table:style-name="ce5">
            <text:p>BOSAR IMMANUEL, S.E.</text:p>
          </table:table-cell>
          <table:table-cell office:value-type="string" office:string-value="198606082010121003" table:formula="of:=VLOOKUP([.$B$1:.$B$282];['file:///D:/KATALIS%20PEGAWAI.xlsx'#Sheet1.$C$3:.$K$284];2;FALSE)" table:style-name="ce5">
            <text:p>198606082010121003</text:p>
          </table:table-cell>
          <table:table-cell office:value-type="string" table:style-name="ce4">
            <text:p>7</text:p>
          </table:table-cell>
          <table:table-cell office:value-type="string" table:style-name="ce4">
            <text:p>9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1986-06-08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string" table:style-name="ce5">
            <text:p>NENI AYUNI, S.H.,M.H.</text:p>
          </table:table-cell>
          <table:table-cell office:value-type="string" office:string-value="198607222010122010" table:formula="of:=VLOOKUP([.$B$1:.$B$282];['file:///D:/KATALIS%20PEGAWAI.xlsx'#Sheet1.$C$3:.$K$284];2;FALSE)" table:style-name="ce5">
            <text:p>198607222010122010</text:p>
          </table:table-cell>
          <table:table-cell office:value-type="string" table:style-name="ce4">
            <text:p>7</text:p>
          </table:table-cell>
          <table:table-cell office:value-type="string" table:style-name="ce4">
            <text:p>9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1986-07-22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string" table:style-name="ce5">
            <text:p>AGUNG NUGROHO, S.Sos., M.H.</text:p>
          </table:table-cell>
          <table:table-cell office:value-type="string" office:string-value="197903312001121001" table:formula="of:=VLOOKUP([.$B$1:.$B$282];['file:///D:/KATALIS%20PEGAWAI.xlsx'#Sheet1.$C$3:.$K$284];2;FALSE)" table:style-name="ce5">
            <text:p>197903312001121001</text:p>
          </table:table-cell>
          <table:table-cell office:value-type="string" table:style-name="ce4">
            <text:p>7</text:p>
          </table:table-cell>
          <table:table-cell office:value-type="string" table:style-name="ce4">
            <text:p>8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1979-03-3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string" table:style-name="ce5">
            <text:p>VERAWATI, S.E.</text:p>
          </table:table-cell>
          <table:table-cell office:value-type="string" office:string-value="197602022001122004" table:formula="of:=VLOOKUP([.$B$1:.$B$282];['file:///D:/KATALIS%20PEGAWAI.xlsx'#Sheet1.$C$3:.$K$284];2;FALSE)" table:style-name="ce5">
            <text:p>197602022001122004</text:p>
          </table:table-cell>
          <table:table-cell office:value-type="string" table:style-name="ce4">
            <text:p>7</text:p>
          </table:table-cell>
          <table:table-cell office:value-type="string" table:style-name="ce4">
            <text:p>8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1976-02-02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string" table:style-name="ce5">
            <text:p>DEWI AYU NURMALASARI, A.Md.Im., S.H.</text:p>
          </table:table-cell>
          <table:table-cell office:value-type="string" office:string-value="198308212001122001" table:formula="of:=VLOOKUP([.$B$1:.$B$282];['file:///D:/KATALIS%20PEGAWAI.xlsx'#Sheet1.$C$3:.$K$284];2;FALSE)" table:style-name="ce5">
            <text:p>198308212001122001</text:p>
          </table:table-cell>
          <table:table-cell office:value-type="string" table:style-name="ce4">
            <text:p>7</text:p>
          </table:table-cell>
          <table:table-cell office:value-type="string" table:style-name="ce4">
            <text:p>8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1983-08-2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string" table:style-name="ce5">
            <text:p>PETRUS MOKO HANDOKO, S.E., M.S.M.</text:p>
          </table:table-cell>
          <table:table-cell office:value-type="string" office:string-value="197603202009121002" table:formula="of:=VLOOKUP([.$B$1:.$B$282];['file:///D:/KATALIS%20PEGAWAI.xlsx'#Sheet1.$C$3:.$K$284];2;FALSE)" table:style-name="ce5">
            <text:p>197603202009121002</text:p>
          </table:table-cell>
          <table:table-cell office:value-type="string" table:style-name="ce4">
            <text:p>7</text:p>
          </table:table-cell>
          <table:table-cell office:value-type="string" table:style-name="ce4">
            <text:p>8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1976-03-20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string" table:style-name="ce5">
            <text:p>ABDUL HAMID, S.E., M.M.</text:p>
          </table:table-cell>
          <table:table-cell office:value-type="string" office:string-value="197609012009121002" table:formula="of:=VLOOKUP([.$B$1:.$B$282];['file:///D:/KATALIS%20PEGAWAI.xlsx'#Sheet1.$C$3:.$K$284];2;FALSE)" table:style-name="ce5">
            <text:p>197609012009121002</text:p>
          </table:table-cell>
          <table:table-cell office:value-type="string" table:style-name="ce4">
            <text:p>7</text:p>
          </table:table-cell>
          <table:table-cell office:value-type="string" table:style-name="ce4">
            <text:p>8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1976-09-0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string" table:style-name="ce5">
            <text:p>ARMAN SYAH RAZAK, S.E.</text:p>
          </table:table-cell>
          <table:table-cell office:value-type="string" office:string-value="197702012009121002" table:formula="of:=VLOOKUP([.$B$1:.$B$282];['file:///D:/KATALIS%20PEGAWAI.xlsx'#Sheet1.$C$3:.$K$284];2;FALSE)" table:style-name="ce5">
            <text:p>197702012009121002</text:p>
          </table:table-cell>
          <table:table-cell office:value-type="string" table:style-name="ce4">
            <text:p>6</text:p>
          </table:table-cell>
          <table:table-cell office:value-type="string" table:style-name="ce4">
            <text:p>8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1977-02-0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string" table:style-name="ce5">
            <text:p>MUHAMMAD CATUR SUGIHARTO, S.H.</text:p>
          </table:table-cell>
          <table:table-cell office:value-type="string" office:string-value="198604222006041002" table:formula="of:=VLOOKUP([.$B$1:.$B$282];['file:///D:/KATALIS%20PEGAWAI.xlsx'#Sheet1.$C$3:.$K$284];2;FALSE)" table:style-name="ce5">
            <text:p>198604222006041002</text:p>
          </table:table-cell>
          <table:table-cell office:value-type="string" table:style-name="ce4">
            <text:p>7</text:p>
          </table:table-cell>
          <table:table-cell office:value-type="string" table:style-name="ce4">
            <text:p>9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1986-04-22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string" table:style-name="ce5">
            <text:p>M. FAHRULLAH, S.H.,M.H.</text:p>
          </table:table-cell>
          <table:table-cell office:value-type="string" office:string-value="198001302006041001" table:formula="of:=VLOOKUP([.$B$1:.$B$282];['file:///D:/KATALIS%20PEGAWAI.xlsx'#Sheet1.$C$3:.$K$284];2;FALSE)" table:style-name="ce5">
            <text:p>198001302006041001</text:p>
          </table:table-cell>
          <table:table-cell office:value-type="string" table:style-name="ce4">
            <text:p>6</text:p>
          </table:table-cell>
          <table:table-cell office:value-type="string" table:style-name="ce4">
            <text:p>8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1980-01-30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06" table:style-name="ce4">
            <text:p>106</text:p>
          </table:table-cell>
          <table:table-cell office:value-type="string" table:style-name="ce5">
            <text:p>INDAH DWI WIDYASIH, S.A.P.</text:p>
          </table:table-cell>
          <table:table-cell office:value-type="string" office:string-value="198707132006042001" table:formula="of:=VLOOKUP([.$B$1:.$B$282];['file:///D:/KATALIS%20PEGAWAI.xlsx'#Sheet1.$C$3:.$K$284];2;FALSE)" table:style-name="ce5">
            <text:p>198707132006042001</text:p>
          </table:table-cell>
          <table:table-cell office:value-type="string" table:style-name="ce4">
            <text:p>7</text:p>
          </table:table-cell>
          <table:table-cell office:value-type="string" table:style-name="ce4">
            <text:p>12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1987-07-13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string" table:style-name="ce5">
            <text:p>PARLINDUNGAN DONNI, S.H.,M.H.</text:p>
          </table:table-cell>
          <table:table-cell office:value-type="string" office:string-value="198809142007031001" table:formula="of:=VLOOKUP([.$B$1:.$B$282];['file:///D:/KATALIS%20PEGAWAI.xlsx'#Sheet1.$C$3:.$K$284];2;FALSE)" table:style-name="ce5">
            <text:p>198809142007031001</text:p>
          </table:table-cell>
          <table:table-cell office:value-type="string" table:style-name="ce4">
            <text:p>7</text:p>
          </table:table-cell>
          <table:table-cell office:value-type="string" table:style-name="ce4">
            <text:p>12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1988-09-14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08" table:style-name="ce4">
            <text:p>108</text:p>
          </table:table-cell>
          <table:table-cell office:value-type="string" table:style-name="ce5">
            <text:p>CHRISTIAN IMMANUEL HASUDUNGAN, S.Sos.</text:p>
          </table:table-cell>
          <table:table-cell office:value-type="string" office:string-value="197912212000021001" table:formula="of:=VLOOKUP([.$B$1:.$B$282];['file:///D:/KATALIS%20PEGAWAI.xlsx'#Sheet1.$C$3:.$K$284];2;FALSE)" table:style-name="ce5">
            <text:p>197912212000021001</text:p>
          </table:table-cell>
          <table:table-cell office:value-type="string" table:style-name="ce4">
            <text:p>7</text:p>
          </table:table-cell>
          <table:table-cell office:value-type="string" table:style-name="ce4">
            <text:p>8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1979-12-2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string" table:style-name="ce5">
            <text:p>HERIYANTO TRI RATMOKO, A.Md</text:p>
          </table:table-cell>
          <table:table-cell office:value-type="string" office:string-value="198201162005011001" table:formula="of:=VLOOKUP([.$B$1:.$B$282];['file:///D:/KATALIS%20PEGAWAI.xlsx'#Sheet1.$C$3:.$K$284];2;FALSE)" table:style-name="ce5">
            <text:p>198201162005011001</text:p>
          </table:table-cell>
          <table:table-cell office:value-type="string" table:style-name="ce4">
            <text:p>7</text:p>
          </table:table-cell>
          <table:table-cell office:value-type="string" table:style-name="ce4">
            <text:p>10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1982-01-16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10" table:style-name="ce4">
            <text:p>110</text:p>
          </table:table-cell>
          <table:table-cell office:value-type="string" table:style-name="ce5">
            <text:p>TRI DARMA MANULANG, S.H.,M.H.</text:p>
          </table:table-cell>
          <table:table-cell office:value-type="string" office:string-value="198610292009122003" table:formula="of:=VLOOKUP([.$B$1:.$B$282];['file:///D:/KATALIS%20PEGAWAI.xlsx'#Sheet1.$C$3:.$K$284];2;FALSE)" table:style-name="ce5">
            <text:p>198610292009122003</text:p>
          </table:table-cell>
          <table:table-cell office:value-type="string" table:style-name="ce4">
            <text:p>7</text:p>
          </table:table-cell>
          <table:table-cell office:value-type="string" table:style-name="ce4">
            <text:p>12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1986-10-29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string" table:style-name="ce5">
            <text:p>SEVRY JONNY GUNAWAN SIHALOHO, S.SOS</text:p>
          </table:table-cell>
          <table:table-cell office:value-type="string" office:string-value="197209272001121001" table:formula="of:=VLOOKUP([.$B$1:.$B$282];['file:///D:/KATALIS%20PEGAWAI.xlsx'#Sheet1.$C$3:.$K$284];2;FALSE)" table:style-name="ce5">
            <text:p>197209272001121001</text:p>
          </table:table-cell>
          <table:table-cell office:value-type="string" table:style-name="ce4">
            <text:p>7</text:p>
          </table:table-cell>
          <table:table-cell office:value-type="string" table:style-name="ce4">
            <text:p>39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1972-09-27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12" table:style-name="ce4">
            <text:p>112</text:p>
          </table:table-cell>
          <table:table-cell office:value-type="string" table:style-name="ce5">
            <text:p>DEDI MULYADI</text:p>
          </table:table-cell>
          <table:table-cell office:value-type="string" office:string-value="196706251991031002" table:formula="of:=VLOOKUP([.$B$1:.$B$282];['file:///D:/KATALIS%20PEGAWAI.xlsx'#Sheet1.$C$3:.$K$284];2;FALSE)" table:style-name="ce5">
            <text:p>196706251991031002</text:p>
          </table:table-cell>
          <table:table-cell office:value-type="string" table:style-name="ce4">
            <text:p>8</text:p>
          </table:table-cell>
          <table:table-cell office:value-type="string" table:style-name="ce4">
            <text:p>20</text:p>
          </table:table-cell>
          <table:table-cell office:value-type="float" office:value="8" table:style-name="ce4">
            <text:p>8</text:p>
          </table:table-cell>
          <table:table-cell office:value-type="string" table:style-name="ce5">
            <text:p>1967-06-25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string" table:style-name="ce5">
            <text:p>TRI SAYEKTI NINGSIH, SH., M.Si.</text:p>
          </table:table-cell>
          <table:table-cell office:value-type="string" office:string-value="197802232001122001" table:formula="of:=VLOOKUP([.$B$1:.$B$282];['file:///D:/KATALIS%20PEGAWAI.xlsx'#Sheet1.$C$3:.$K$284];2;FALSE)" table:style-name="ce5">
            <text:p>197802232001122001</text:p>
          </table:table-cell>
          <table:table-cell office:value-type="string" table:style-name="ce4">
            <text:p>8</text:p>
          </table:table-cell>
          <table:table-cell office:value-type="string" table:style-name="ce4">
            <text:p>12</text:p>
          </table:table-cell>
          <table:table-cell office:value-type="float" office:value="11" table:style-name="ce4">
            <text:p>11</text:p>
          </table:table-cell>
          <table:table-cell office:value-type="string" table:style-name="ce5">
            <text:p>1978-02-23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14" table:style-name="ce4">
            <text:p>114</text:p>
          </table:table-cell>
          <table:table-cell office:value-type="string" table:style-name="ce5">
            <text:p>LEXTY RACHMAYANI, S.Kom.</text:p>
          </table:table-cell>
          <table:table-cell office:value-type="string" office:string-value="198306282009012005" table:formula="of:=VLOOKUP([.$B$1:.$B$282];['file:///D:/KATALIS%20PEGAWAI.xlsx'#Sheet1.$C$3:.$K$284];2;FALSE)" table:style-name="ce5">
            <text:p>198306282009012005</text:p>
          </table:table-cell>
          <table:table-cell office:value-type="string" table:style-name="ce4">
            <text:p>8</text:p>
          </table:table-cell>
          <table:table-cell office:value-type="string" table:style-name="ce4">
            <text:p>18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1983-06-28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string" table:style-name="ce5">
            <text:p>AJI PRASETIYO PAMBUDI, S.E.</text:p>
          </table:table-cell>
          <table:table-cell office:value-type="string" office:string-value="197001111988031001" table:formula="of:=VLOOKUP([.$B$1:.$B$282];['file:///D:/KATALIS%20PEGAWAI.xlsx'#Sheet1.$C$3:.$K$284];2;FALSE)" table:style-name="ce5">
            <text:p>197001111988031001</text:p>
          </table:table-cell>
          <table:table-cell office:value-type="string" table:style-name="ce4">
            <text:p>8</text:p>
          </table:table-cell>
          <table:table-cell office:value-type="string" table:style-name="ce4">
            <text:p>20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1970-01-1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16" table:style-name="ce4">
            <text:p>116</text:p>
          </table:table-cell>
          <table:table-cell office:value-type="string" table:style-name="ce5">
            <text:p>YUSUP SUBHAN ABAS, S.H., M.H.</text:p>
          </table:table-cell>
          <table:table-cell office:value-type="string" office:string-value="197907152000031001" table:formula="of:=VLOOKUP([.$B$1:.$B$282];['file:///D:/KATALIS%20PEGAWAI.xlsx'#Sheet1.$C$3:.$K$284];2;FALSE)" table:style-name="ce5">
            <text:p>197907152000031001</text:p>
          </table:table-cell>
          <table:table-cell office:value-type="string" table:style-name="ce4">
            <text:p>8</text:p>
          </table:table-cell>
          <table:table-cell office:value-type="string" table:style-name="ce4">
            <text:p>2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1979-07-15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17" table:style-name="ce4">
            <text:p>117</text:p>
          </table:table-cell>
          <table:table-cell office:value-type="string" table:style-name="ce5">
            <text:p>ADI PRIYO PRATOMO, S.H., M.H.</text:p>
          </table:table-cell>
          <table:table-cell office:value-type="string" office:string-value="198309122002121002" table:formula="of:=VLOOKUP([.$B$1:.$B$282];['file:///D:/KATALIS%20PEGAWAI.xlsx'#Sheet1.$C$3:.$K$284];2;FALSE)" table:style-name="ce5">
            <text:p>198309122002121002</text:p>
          </table:table-cell>
          <table:table-cell office:value-type="string" table:style-name="ce4">
            <text:p>8</text:p>
          </table:table-cell>
          <table:table-cell office:value-type="string" table:style-name="ce4">
            <text:p>9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1983-09-12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string" table:style-name="ce5">
            <text:p>RADEN BAGUS WASITO UTOMO, S.H.,M.H.</text:p>
          </table:table-cell>
          <table:table-cell office:value-type="string" office:string-value="198301232007031002" table:formula="of:=VLOOKUP([.$B$1:.$B$282];['file:///D:/KATALIS%20PEGAWAI.xlsx'#Sheet1.$C$3:.$K$284];2;FALSE)" table:style-name="ce5">
            <text:p>198301232007031002</text:p>
          </table:table-cell>
          <table:table-cell office:value-type="string" table:style-name="ce4">
            <text:p>8</text:p>
          </table:table-cell>
          <table:table-cell office:value-type="string" table:style-name="ce4">
            <text:p>9</text:p>
          </table:table-cell>
          <table:table-cell office:value-type="float" office:value="8" table:style-name="ce4">
            <text:p>8</text:p>
          </table:table-cell>
          <table:table-cell office:value-type="string" table:style-name="ce5">
            <text:p>1983-01-23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19" table:style-name="ce4">
            <text:p>119</text:p>
          </table:table-cell>
          <table:table-cell office:value-type="string" table:style-name="ce5">
            <text:p>INDRA SAPUTRA, S.H.</text:p>
          </table:table-cell>
          <table:table-cell office:value-type="string" office:string-value="198511072009121001" table:formula="of:=VLOOKUP([.$B$1:.$B$282];['file:///D:/KATALIS%20PEGAWAI.xlsx'#Sheet1.$C$3:.$K$284];2;FALSE)" table:style-name="ce5">
            <text:p>198511072009121001</text:p>
          </table:table-cell>
          <table:table-cell office:value-type="string" table:style-name="ce4">
            <text:p>8</text:p>
          </table:table-cell>
          <table:table-cell office:value-type="string" table:style-name="ce4">
            <text:p>9</text:p>
          </table:table-cell>
          <table:table-cell office:value-type="float" office:value="8" table:style-name="ce4">
            <text:p>8</text:p>
          </table:table-cell>
          <table:table-cell office:value-type="string" table:style-name="ce5">
            <text:p>1985-11-07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string" table:style-name="ce5">
            <text:p>RADEN RORO RIZQI PUJASWATI, S.H.</text:p>
          </table:table-cell>
          <table:table-cell office:value-type="string" office:string-value="198711102009122006" table:formula="of:=VLOOKUP([.$B$1:.$B$282];['file:///D:/KATALIS%20PEGAWAI.xlsx'#Sheet1.$C$3:.$K$284];2;FALSE)" table:style-name="ce5">
            <text:p>198711102009122006</text:p>
          </table:table-cell>
          <table:table-cell office:value-type="string" table:style-name="ce4">
            <text:p>8</text:p>
          </table:table-cell>
          <table:table-cell office:value-type="string" table:style-name="ce4">
            <text:p>9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1987-11-10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21" table:style-name="ce4">
            <text:p>121</text:p>
          </table:table-cell>
          <table:table-cell office:value-type="string" table:style-name="ce5">
            <text:p>FIRMAN SEPTA FIRDAUS, S.H.</text:p>
          </table:table-cell>
          <table:table-cell office:value-type="string" office:string-value="198209042006041001" table:formula="of:=VLOOKUP([.$B$1:.$B$282];['file:///D:/KATALIS%20PEGAWAI.xlsx'#Sheet1.$C$3:.$K$284];2;FALSE)" table:style-name="ce5">
            <text:p>198209042006041001</text:p>
          </table:table-cell>
          <table:table-cell office:value-type="string" table:style-name="ce4">
            <text:p>8</text:p>
          </table:table-cell>
          <table:table-cell office:value-type="string" table:style-name="ce4">
            <text:p>9</text:p>
          </table:table-cell>
          <table:table-cell office:value-type="float" office:value="8" table:style-name="ce4">
            <text:p>8</text:p>
          </table:table-cell>
          <table:table-cell office:value-type="string" table:style-name="ce5">
            <text:p>1982-09-04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string" table:style-name="ce5">
            <text:p>ASIH RETNO SAYEKTI, A.Md., S.Kom.</text:p>
          </table:table-cell>
          <table:table-cell office:value-type="string" office:string-value="198110272009012002" table:formula="of:=VLOOKUP([.$B$1:.$B$282];['file:///D:/KATALIS%20PEGAWAI.xlsx'#Sheet1.$C$3:.$K$284];2;FALSE)" table:style-name="ce5">
            <text:p>198110272009012002</text:p>
          </table:table-cell>
          <table:table-cell office:value-type="string" table:style-name="ce4">
            <text:p>8</text:p>
          </table:table-cell>
          <table:table-cell office:value-type="string" table:style-name="ce4">
            <text:p>9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1981-10-27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string" table:style-name="ce5">
            <text:p>RETNA WANDITA, S.H.</text:p>
          </table:table-cell>
          <table:table-cell office:value-type="string" office:string-value="198405022009122008" table:formula="of:=VLOOKUP([.$B$1:.$B$282];['file:///D:/KATALIS%20PEGAWAI.xlsx'#Sheet1.$C$3:.$K$284];2;FALSE)" table:style-name="ce5">
            <text:p>198405022009122008</text:p>
          </table:table-cell>
          <table:table-cell office:value-type="string" table:style-name="ce4">
            <text:p>8</text:p>
          </table:table-cell>
          <table:table-cell office:value-type="string" table:style-name="ce4">
            <text:p>9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1984-05-02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string" table:style-name="ce5">
            <text:p>RAYMOND TINATING PANGIHUTAN SIAGIAN, S.H.</text:p>
          </table:table-cell>
          <table:table-cell office:value-type="string" office:string-value="197709032009121001" table:formula="of:=VLOOKUP([.$B$1:.$B$282];['file:///D:/KATALIS%20PEGAWAI.xlsx'#Sheet1.$C$3:.$K$284];2;FALSE)" table:style-name="ce5">
            <text:p>197709032009121001</text:p>
          </table:table-cell>
          <table:table-cell office:value-type="string" table:style-name="ce4">
            <text:p>8</text:p>
          </table:table-cell>
          <table:table-cell office:value-type="string" table:style-name="ce4">
            <text:p>20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1977-09-03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25" table:style-name="ce4">
            <text:p>125</text:p>
          </table:table-cell>
          <table:table-cell office:value-type="string" table:style-name="ce5">
            <text:p>RIA WAHYU TANJUNG SASONGKO, A.Md., S.E.</text:p>
          </table:table-cell>
          <table:table-cell office:value-type="string" office:string-value="198807292009121002" table:formula="of:=VLOOKUP([.$B$1:.$B$282];['file:///D:/KATALIS%20PEGAWAI.xlsx'#Sheet1.$C$3:.$K$284];2;FALSE)" table:style-name="ce5">
            <text:p>198807292009121002</text:p>
          </table:table-cell>
          <table:table-cell office:value-type="string" table:style-name="ce4">
            <text:p>8</text:p>
          </table:table-cell>
          <table:table-cell office:value-type="string" table:style-name="ce4">
            <text:p>9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1988-07-29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26" table:style-name="ce4">
            <text:p>126</text:p>
          </table:table-cell>
          <table:table-cell office:value-type="string" table:style-name="ce5">
            <text:p>JIMS GUNAWAN, S.E.</text:p>
          </table:table-cell>
          <table:table-cell office:value-type="string" office:string-value="198409162015031004" table:formula="of:=VLOOKUP([.$B$1:.$B$282];['file:///D:/KATALIS%20PEGAWAI.xlsx'#Sheet1.$C$3:.$K$284];2;FALSE)" table:style-name="ce5">
            <text:p>198409162015031004</text:p>
          </table:table-cell>
          <table:table-cell office:value-type="string" table:style-name="ce4">
            <text:p>8</text:p>
          </table:table-cell>
          <table:table-cell office:value-type="string" table:style-name="ce4">
            <text:p>9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1984-09-16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27" table:style-name="ce4">
            <text:p>127</text:p>
          </table:table-cell>
          <table:table-cell office:value-type="string" table:style-name="ce5">
            <text:p>ADE MACHMUD APRIANSYAH, S.H.</text:p>
          </table:table-cell>
          <table:table-cell office:value-type="string" office:string-value="198504202015031003" table:formula="of:=VLOOKUP([.$B$1:.$B$282];['file:///D:/KATALIS%20PEGAWAI.xlsx'#Sheet1.$C$3:.$K$284];2;FALSE)" table:style-name="ce5">
            <text:p>198504202015031003</text:p>
          </table:table-cell>
          <table:table-cell office:value-type="string" table:style-name="ce4">
            <text:p>8</text:p>
          </table:table-cell>
          <table:table-cell office:value-type="string" table:style-name="ce4">
            <text:p>9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1985-04-20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28" table:style-name="ce4">
            <text:p>128</text:p>
          </table:table-cell>
          <table:table-cell office:value-type="string" table:style-name="ce5">
            <text:p>HENDRA ANGGARA SAPUTRA, S.E.</text:p>
          </table:table-cell>
          <table:table-cell office:value-type="string" office:string-value="198605202015031003" table:formula="of:=VLOOKUP([.$B$1:.$B$282];['file:///D:/KATALIS%20PEGAWAI.xlsx'#Sheet1.$C$3:.$K$284];2;FALSE)" table:style-name="ce5">
            <text:p>198605202015031003</text:p>
          </table:table-cell>
          <table:table-cell office:value-type="string" table:style-name="ce4">
            <text:p>8</text:p>
          </table:table-cell>
          <table:table-cell office:value-type="string" table:style-name="ce4">
            <text:p>9</text:p>
          </table:table-cell>
          <table:table-cell office:value-type="float" office:value="8" table:style-name="ce4">
            <text:p>8</text:p>
          </table:table-cell>
          <table:table-cell office:value-type="string" table:style-name="ce5">
            <text:p>1986-05-20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29" table:style-name="ce4">
            <text:p>129</text:p>
          </table:table-cell>
          <table:table-cell office:value-type="string" table:style-name="ce5">
            <text:p>BAGUS DWI LAKSONO, S.Kom.</text:p>
          </table:table-cell>
          <table:table-cell office:value-type="string" office:string-value="198609072015031003" table:formula="of:=VLOOKUP([.$B$1:.$B$282];['file:///D:/KATALIS%20PEGAWAI.xlsx'#Sheet1.$C$3:.$K$284];2;FALSE)" table:style-name="ce5">
            <text:p>198609072015031003</text:p>
          </table:table-cell>
          <table:table-cell office:value-type="string" table:style-name="ce4">
            <text:p>8</text:p>
          </table:table-cell>
          <table:table-cell office:value-type="string" table:style-name="ce4">
            <text:p>14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1986-09-07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30" table:style-name="ce4">
            <text:p>130</text:p>
          </table:table-cell>
          <table:table-cell office:value-type="string" table:style-name="ce5">
            <text:p>ARI FACHRYADI, S.Kom.</text:p>
          </table:table-cell>
          <table:table-cell office:value-type="string" office:string-value="198611052015031003" table:formula="of:=VLOOKUP([.$B$1:.$B$282];['file:///D:/KATALIS%20PEGAWAI.xlsx'#Sheet1.$C$3:.$K$284];2;FALSE)" table:style-name="ce5">
            <text:p>198611052015031003</text:p>
          </table:table-cell>
          <table:table-cell office:value-type="string" table:style-name="ce4">
            <text:p>8</text:p>
          </table:table-cell>
          <table:table-cell office:value-type="string" table:style-name="ce4">
            <text:p>13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1986-11-05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string" table:style-name="ce5">
            <text:p>HANDITYO NUGROHO, S.E.</text:p>
          </table:table-cell>
          <table:table-cell office:value-type="string" office:string-value="198802282015031002" table:formula="of:=VLOOKUP([.$B$1:.$B$282];['file:///D:/KATALIS%20PEGAWAI.xlsx'#Sheet1.$C$3:.$K$284];2;FALSE)" table:style-name="ce5">
            <text:p>198802282015031002</text:p>
          </table:table-cell>
          <table:table-cell office:value-type="string" table:style-name="ce4">
            <text:p>8</text:p>
          </table:table-cell>
          <table:table-cell office:value-type="string" table:style-name="ce4">
            <text:p>9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1988-02-28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32" table:style-name="ce4">
            <text:p>132</text:p>
          </table:table-cell>
          <table:table-cell office:value-type="string" table:style-name="ce5">
            <text:p>ADI AGUSTINA BR GIRSANG, S.H.</text:p>
          </table:table-cell>
          <table:table-cell office:value-type="string" office:string-value="198808142015032004" table:formula="of:=VLOOKUP([.$B$1:.$B$282];['file:///D:/KATALIS%20PEGAWAI.xlsx'#Sheet1.$C$3:.$K$284];2;FALSE)" table:style-name="ce5">
            <text:p>198808142015032004</text:p>
          </table:table-cell>
          <table:table-cell office:value-type="string" table:style-name="ce4">
            <text:p>8</text:p>
          </table:table-cell>
          <table:table-cell office:value-type="string" table:style-name="ce4">
            <text:p>9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1988-08-14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33" table:style-name="ce4">
            <text:p>133</text:p>
          </table:table-cell>
          <table:table-cell office:value-type="string" table:style-name="ce5">
            <text:p>PATRIA RATNA SARI, S.E.</text:p>
          </table:table-cell>
          <table:table-cell office:value-type="string" office:string-value="198811172015032006" table:formula="of:=VLOOKUP([.$B$1:.$B$282];['file:///D:/KATALIS%20PEGAWAI.xlsx'#Sheet1.$C$3:.$K$284];2;FALSE)" table:style-name="ce5">
            <text:p>198811172015032006</text:p>
          </table:table-cell>
          <table:table-cell office:value-type="string" table:style-name="ce4">
            <text:p>8</text:p>
          </table:table-cell>
          <table:table-cell office:value-type="string" table:style-name="ce4">
            <text:p>9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1988-11-17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34" table:style-name="ce4">
            <text:p>134</text:p>
          </table:table-cell>
          <table:table-cell office:value-type="string" table:style-name="ce5">
            <text:p>SURYA NARENDRA, S.H.</text:p>
          </table:table-cell>
          <table:table-cell office:value-type="string" office:string-value="198906132015031004" table:formula="of:=VLOOKUP([.$B$1:.$B$282];['file:///D:/KATALIS%20PEGAWAI.xlsx'#Sheet1.$C$3:.$K$284];2;FALSE)" table:style-name="ce5">
            <text:p>198906132015031004</text:p>
          </table:table-cell>
          <table:table-cell office:value-type="string" table:style-name="ce4">
            <text:p>8</text:p>
          </table:table-cell>
          <table:table-cell office:value-type="string" table:style-name="ce4">
            <text:p>9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1989-06-13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35" table:style-name="ce4">
            <text:p>135</text:p>
          </table:table-cell>
          <table:table-cell office:value-type="string" table:style-name="ce5">
            <text:p>DEWI SUSIANA MAULIDA, S.E.</text:p>
          </table:table-cell>
          <table:table-cell office:value-type="string" office:string-value="198910032015032009" table:formula="of:=VLOOKUP([.$B$1:.$B$282];['file:///D:/KATALIS%20PEGAWAI.xlsx'#Sheet1.$C$3:.$K$284];2;FALSE)" table:style-name="ce5">
            <text:p>198910032015032009</text:p>
          </table:table-cell>
          <table:table-cell office:value-type="string" table:style-name="ce4">
            <text:p>8</text:p>
          </table:table-cell>
          <table:table-cell office:value-type="string" table:style-name="ce4">
            <text:p>9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1989-10-03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36" table:style-name="ce4">
            <text:p>136</text:p>
          </table:table-cell>
          <table:table-cell office:value-type="string" table:style-name="ce5">
            <text:p>TYAS SETYANINGRUM, S.H.</text:p>
          </table:table-cell>
          <table:table-cell office:value-type="string" office:string-value="199003292015032002" table:formula="of:=VLOOKUP([.$B$1:.$B$282];['file:///D:/KATALIS%20PEGAWAI.xlsx'#Sheet1.$C$3:.$K$284];2;FALSE)" table:style-name="ce5">
            <text:p>199003292015032002</text:p>
          </table:table-cell>
          <table:table-cell office:value-type="string" table:style-name="ce4">
            <text:p>8</text:p>
          </table:table-cell>
          <table:table-cell office:value-type="string" table:style-name="ce4">
            <text:p>9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1990-03-29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string" table:style-name="ce5">
            <text:p>NURUL DWI HASTUTI, S.H.</text:p>
          </table:table-cell>
          <table:table-cell office:value-type="string" office:string-value="199009162015032006" table:formula="of:=VLOOKUP([.$B$1:.$B$282];['file:///D:/KATALIS%20PEGAWAI.xlsx'#Sheet1.$C$3:.$K$284];2;FALSE)" table:style-name="ce5">
            <text:p>199009162015032006</text:p>
          </table:table-cell>
          <table:table-cell office:value-type="string" table:style-name="ce4">
            <text:p>8</text:p>
          </table:table-cell>
          <table:table-cell office:value-type="string" table:style-name="ce4">
            <text:p>9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1990-09-16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string" table:style-name="ce5">
            <text:p>RINO ADI PUTRO, S.H.</text:p>
          </table:table-cell>
          <table:table-cell office:value-type="string" office:string-value="199106052015031003" table:formula="of:=VLOOKUP([.$B$1:.$B$282];['file:///D:/KATALIS%20PEGAWAI.xlsx'#Sheet1.$C$3:.$K$284];2;FALSE)" table:style-name="ce5">
            <text:p>199106052015031003</text:p>
          </table:table-cell>
          <table:table-cell office:value-type="string" table:style-name="ce4">
            <text:p>8</text:p>
          </table:table-cell>
          <table:table-cell office:value-type="string" table:style-name="ce4">
            <text:p>9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1991-06-05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string" table:style-name="ce5">
            <text:p>WINDA YUNIKA, S.H.</text:p>
          </table:table-cell>
          <table:table-cell office:value-type="string" office:string-value="199106242015032004" table:formula="of:=VLOOKUP([.$B$1:.$B$282];['file:///D:/KATALIS%20PEGAWAI.xlsx'#Sheet1.$C$3:.$K$284];2;FALSE)" table:style-name="ce5">
            <text:p>199106242015032004</text:p>
          </table:table-cell>
          <table:table-cell office:value-type="string" table:style-name="ce4">
            <text:p>8</text:p>
          </table:table-cell>
          <table:table-cell office:value-type="string" table:style-name="ce4">
            <text:p>15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1991-06-24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40" table:style-name="ce4">
            <text:p>140</text:p>
          </table:table-cell>
          <table:table-cell office:value-type="string" table:style-name="ce5">
            <text:p>EFI HANDAYANI, S.H.</text:p>
          </table:table-cell>
          <table:table-cell office:value-type="string" office:string-value="199202102015032001" table:formula="of:=VLOOKUP([.$B$1:.$B$282];['file:///D:/KATALIS%20PEGAWAI.xlsx'#Sheet1.$C$3:.$K$284];2;FALSE)" table:style-name="ce5">
            <text:p>199202102015032001</text:p>
          </table:table-cell>
          <table:table-cell office:value-type="string" table:style-name="ce4">
            <text:p>8</text:p>
          </table:table-cell>
          <table:table-cell office:value-type="string" table:style-name="ce4">
            <text:p>9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1992-02-10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41" table:style-name="ce4">
            <text:p>141</text:p>
          </table:table-cell>
          <table:table-cell office:value-type="string" table:style-name="ce5">
            <text:p>ELYCHIA ROLY PUTRI, S.E.</text:p>
          </table:table-cell>
          <table:table-cell office:value-type="string" office:string-value="199206112015032001" table:formula="of:=VLOOKUP([.$B$1:.$B$282];['file:///D:/KATALIS%20PEGAWAI.xlsx'#Sheet1.$C$3:.$K$284];2;FALSE)" table:style-name="ce5">
            <text:p>199206112015032001</text:p>
          </table:table-cell>
          <table:table-cell office:value-type="string" table:style-name="ce4">
            <text:p>8</text:p>
          </table:table-cell>
          <table:table-cell office:value-type="string" table:style-name="ce4">
            <text:p>9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1992-06-1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string" table:style-name="ce5">
            <text:p>NINDRA WAHYU HAPSARI, S.H.</text:p>
          </table:table-cell>
          <table:table-cell office:value-type="string" office:string-value="199206172015032007" table:formula="of:=VLOOKUP([.$B$1:.$B$282];['file:///D:/KATALIS%20PEGAWAI.xlsx'#Sheet1.$C$3:.$K$284];2;FALSE)" table:style-name="ce5">
            <text:p>199206172015032007</text:p>
          </table:table-cell>
          <table:table-cell office:value-type="string" table:style-name="ce4">
            <text:p>8</text:p>
          </table:table-cell>
          <table:table-cell office:value-type="string" table:style-name="ce4">
            <text:p>9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1992-06-17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43" table:style-name="ce4">
            <text:p>143</text:p>
          </table:table-cell>
          <table:table-cell office:value-type="string" table:style-name="ce5">
            <text:p>DHONY ALFIANTO, S.H.</text:p>
          </table:table-cell>
          <table:table-cell office:value-type="string" office:string-value="199210162015031001" table:formula="of:=VLOOKUP([.$B$1:.$B$282];['file:///D:/KATALIS%20PEGAWAI.xlsx'#Sheet1.$C$3:.$K$284];2;FALSE)" table:style-name="ce5">
            <text:p>199210162015031001</text:p>
          </table:table-cell>
          <table:table-cell office:value-type="string" table:style-name="ce4">
            <text:p>8</text:p>
          </table:table-cell>
          <table:table-cell office:value-type="string" table:style-name="ce4">
            <text:p>9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1992-10-16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string" table:style-name="ce5">
            <text:p>FAISAL AFIFI, S.H.</text:p>
          </table:table-cell>
          <table:table-cell office:value-type="string" office:string-value="199305232015031001" table:formula="of:=VLOOKUP([.$B$1:.$B$282];['file:///D:/KATALIS%20PEGAWAI.xlsx'#Sheet1.$C$3:.$K$284];2;FALSE)" table:style-name="ce5">
            <text:p>199305232015031001</text:p>
          </table:table-cell>
          <table:table-cell office:value-type="string" table:style-name="ce4">
            <text:p>8</text:p>
          </table:table-cell>
          <table:table-cell office:value-type="string" table:style-name="ce4">
            <text:p>9</text:p>
          </table:table-cell>
          <table:table-cell office:value-type="float" office:value="8" table:style-name="ce4">
            <text:p>8</text:p>
          </table:table-cell>
          <table:table-cell office:value-type="string" table:style-name="ce5">
            <text:p>1993-05-23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45" table:style-name="ce4">
            <text:p>145</text:p>
          </table:table-cell>
          <table:table-cell office:value-type="string" table:style-name="ce5">
            <text:p>HENNI NOOR UTAMI, S.H.</text:p>
          </table:table-cell>
          <table:table-cell office:value-type="string" office:string-value="199008262015052001" table:formula="of:=VLOOKUP([.$B$1:.$B$282];['file:///D:/KATALIS%20PEGAWAI.xlsx'#Sheet1.$C$3:.$K$284];2;FALSE)" table:style-name="ce5">
            <text:p>199008262015052001</text:p>
          </table:table-cell>
          <table:table-cell office:value-type="string" table:style-name="ce4">
            <text:p>8</text:p>
          </table:table-cell>
          <table:table-cell office:value-type="string" table:style-name="ce4">
            <text:p>9</text:p>
          </table:table-cell>
          <table:table-cell office:value-type="float" office:value="8" table:style-name="ce4">
            <text:p>8</text:p>
          </table:table-cell>
          <table:table-cell office:value-type="string" table:style-name="ce5">
            <text:p>1990-08-26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46" table:style-name="ce4">
            <text:p>146</text:p>
          </table:table-cell>
          <table:table-cell office:value-type="string" table:style-name="ce5">
            <text:p>DWI SUMARWANTO, A.Md.,S.H.,M.H.</text:p>
          </table:table-cell>
          <table:table-cell office:value-type="string" office:string-value="198008312009011008" table:formula="of:=VLOOKUP([.$B$1:.$B$282];['file:///D:/KATALIS%20PEGAWAI.xlsx'#Sheet1.$C$3:.$K$284];2;FALSE)" table:style-name="ce5">
            <text:p>198008312009011008</text:p>
          </table:table-cell>
          <table:table-cell office:value-type="string" table:style-name="ce4">
            <text:p>8</text:p>
          </table:table-cell>
          <table:table-cell office:value-type="string" table:style-name="ce4">
            <text:p>9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1980-08-3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47" table:style-name="ce4">
            <text:p>147</text:p>
          </table:table-cell>
          <table:table-cell office:value-type="string" table:style-name="ce5">
            <text:p>SIMON HALOMOAN, A.Md., S.Kom.</text:p>
          </table:table-cell>
          <table:table-cell office:value-type="string" office:string-value="198503302010121002" table:formula="of:=VLOOKUP([.$B$1:.$B$282];['file:///D:/KATALIS%20PEGAWAI.xlsx'#Sheet1.$C$3:.$K$284];2;FALSE)" table:style-name="ce5">
            <text:p>198503302010121002</text:p>
          </table:table-cell>
          <table:table-cell office:value-type="string" table:style-name="ce4">
            <text:p>8</text:p>
          </table:table-cell>
          <table:table-cell office:value-type="string" table:style-name="ce4">
            <text:p>16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1985-03-30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48" table:style-name="ce4">
            <text:p>148</text:p>
          </table:table-cell>
          <table:table-cell office:value-type="string" table:style-name="ce5">
            <text:p>AMAN AGUNG KURNIAWAN</text:p>
          </table:table-cell>
          <table:table-cell office:value-type="string" office:string-value="198011112005011001" table:formula="of:=VLOOKUP([.$B$1:.$B$282];['file:///D:/KATALIS%20PEGAWAI.xlsx'#Sheet1.$C$3:.$K$284];2;FALSE)" table:style-name="ce5">
            <text:p>198011112005011001</text:p>
          </table:table-cell>
          <table:table-cell office:value-type="string" table:style-name="ce4">
            <text:p>8</text:p>
          </table:table-cell>
          <table:table-cell office:value-type="string" table:style-name="ce4">
            <text:p>12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1980-11-1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49" table:style-name="ce4">
            <text:p>149</text:p>
          </table:table-cell>
          <table:table-cell office:value-type="string" table:style-name="ce5">
            <text:p>WAHYUDI, S.H.</text:p>
          </table:table-cell>
          <table:table-cell office:value-type="string" office:string-value="197712252006041001" table:formula="of:=VLOOKUP([.$B$1:.$B$282];['file:///D:/KATALIS%20PEGAWAI.xlsx'#Sheet1.$C$3:.$K$284];2;FALSE)" table:style-name="ce5">
            <text:p>197712252006041001</text:p>
          </table:table-cell>
          <table:table-cell office:value-type="string" table:style-name="ce4">
            <text:p>8</text:p>
          </table:table-cell>
          <table:table-cell office:value-type="string" table:style-name="ce4">
            <text:p>18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1977-12-25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50" table:style-name="ce4">
            <text:p>150</text:p>
          </table:table-cell>
          <table:table-cell office:value-type="string" table:style-name="ce5">
            <text:p>ABDUL ROKHMAN, A.Md., S.H.</text:p>
          </table:table-cell>
          <table:table-cell office:value-type="string" office:string-value="198012112009121002" table:formula="of:=VLOOKUP([.$B$1:.$B$282];['file:///D:/KATALIS%20PEGAWAI.xlsx'#Sheet1.$C$3:.$K$284];2;FALSE)" table:style-name="ce5">
            <text:p>198012112009121002</text:p>
          </table:table-cell>
          <table:table-cell office:value-type="string" table:style-name="ce4">
            <text:p>8</text:p>
          </table:table-cell>
          <table:table-cell office:value-type="string" table:style-name="ce4">
            <text:p>9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1980-12-1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51" table:style-name="ce4">
            <text:p>151</text:p>
          </table:table-cell>
          <table:table-cell office:value-type="string" table:style-name="ce5">
            <text:p>ANTON KURNIAWAN, A.Md., S.H.</text:p>
          </table:table-cell>
          <table:table-cell office:value-type="string" office:string-value="198304152009121001" table:formula="of:=VLOOKUP([.$B$1:.$B$282];['file:///D:/KATALIS%20PEGAWAI.xlsx'#Sheet1.$C$3:.$K$284];2;FALSE)" table:style-name="ce5">
            <text:p>198304152009121001</text:p>
          </table:table-cell>
          <table:table-cell office:value-type="string" table:style-name="ce4">
            <text:p>8</text:p>
          </table:table-cell>
          <table:table-cell office:value-type="string" table:style-name="ce4">
            <text:p>9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1983-04-15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52" table:style-name="ce4">
            <text:p>152</text:p>
          </table:table-cell>
          <table:table-cell office:value-type="string" table:style-name="ce5">
            <text:p>TIARA JASMINE NABILLA, A.Md., S.E.</text:p>
          </table:table-cell>
          <table:table-cell office:value-type="string" office:string-value="198605182010122006" table:formula="of:=VLOOKUP([.$B$1:.$B$282];['file:///D:/KATALIS%20PEGAWAI.xlsx'#Sheet1.$C$3:.$K$284];2;FALSE)" table:style-name="ce5">
            <text:p>198605182010122006</text:p>
          </table:table-cell>
          <table:table-cell office:value-type="string" table:style-name="ce4">
            <text:p>8</text:p>
          </table:table-cell>
          <table:table-cell office:value-type="string" table:style-name="ce4">
            <text:p>19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1986-05-18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53" table:style-name="ce4">
            <text:p>153</text:p>
          </table:table-cell>
          <table:table-cell office:value-type="string" table:style-name="ce5">
            <text:p>RINI YUNIASIH, A.Md.</text:p>
          </table:table-cell>
          <table:table-cell office:value-type="string" office:string-value="198106012009012006" table:formula="of:=VLOOKUP([.$B$1:.$B$282];['file:///D:/KATALIS%20PEGAWAI.xlsx'#Sheet1.$C$3:.$K$284];2;FALSE)" table:style-name="ce5">
            <text:p>198106012009012006</text:p>
          </table:table-cell>
          <table:table-cell office:value-type="string" table:style-name="ce4">
            <text:p>8</text:p>
          </table:table-cell>
          <table:table-cell office:value-type="string" table:style-name="ce4">
            <text:p>10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1981-06-0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54" table:style-name="ce4">
            <text:p>154</text:p>
          </table:table-cell>
          <table:table-cell office:value-type="string" table:style-name="ce5">
            <text:p>KURNIAWAN, A.Md., S.H</text:p>
          </table:table-cell>
          <table:table-cell office:value-type="string" office:string-value="198407172009011010" table:formula="of:=VLOOKUP([.$B$1:.$B$282];['file:///D:/KATALIS%20PEGAWAI.xlsx'#Sheet1.$C$3:.$K$284];2;FALSE)" table:style-name="ce5">
            <text:p>198407172009011010</text:p>
          </table:table-cell>
          <table:table-cell office:value-type="string" table:style-name="ce4">
            <text:p>8</text:p>
          </table:table-cell>
          <table:table-cell office:value-type="string" table:style-name="ce4">
            <text:p>9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1984-07-17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55" table:style-name="ce4">
            <text:p>155</text:p>
          </table:table-cell>
          <table:table-cell office:value-type="string" table:style-name="ce5">
            <text:p>ARIEF RAHMAN, S.H</text:p>
          </table:table-cell>
          <table:table-cell office:value-type="string" office:string-value="198711052007031001" table:formula="of:=VLOOKUP([.$B$1:.$B$282];['file:///D:/KATALIS%20PEGAWAI.xlsx'#Sheet1.$C$3:.$K$284];2;FALSE)" table:style-name="ce5">
            <text:p>198711052007031001</text:p>
          </table:table-cell>
          <table:table-cell office:value-type="string" table:style-name="ce4">
            <text:p>8</text:p>
          </table:table-cell>
          <table:table-cell office:value-type="string" table:style-name="ce4">
            <text:p>20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1987-11-05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56" table:style-name="ce4">
            <text:p>156</text:p>
          </table:table-cell>
          <table:table-cell office:value-type="string" table:style-name="ce5">
            <text:p>EUIS YULIANTI, A.Md., S.H.</text:p>
          </table:table-cell>
          <table:table-cell office:value-type="string" office:string-value="198207292009012005" table:formula="of:=VLOOKUP([.$B$1:.$B$282];['file:///D:/KATALIS%20PEGAWAI.xlsx'#Sheet1.$C$3:.$K$284];2;FALSE)" table:style-name="ce5">
            <text:p>198207292009012005</text:p>
          </table:table-cell>
          <table:table-cell office:value-type="string" table:style-name="ce4">
            <text:p>8</text:p>
          </table:table-cell>
          <table:table-cell office:value-type="string" table:style-name="ce4">
            <text:p>18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1982-07-29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57" table:style-name="ce4">
            <text:p>157</text:p>
          </table:table-cell>
          <table:table-cell office:value-type="string" table:style-name="ce5">
            <text:p>KIKI, S.AB.</text:p>
          </table:table-cell>
          <table:table-cell office:value-type="string" office:string-value="198509292017122001" table:formula="of:=VLOOKUP([.$B$1:.$B$282];['file:///D:/KATALIS%20PEGAWAI.xlsx'#Sheet1.$C$3:.$K$284];2;FALSE)" table:style-name="ce5">
            <text:p>19850929201712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8" table:style-name="ce4">
            <text:p>8</text:p>
          </table:table-cell>
          <table:table-cell office:value-type="string" table:style-name="ce5">
            <text:p>1985-09-29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58" table:style-name="ce4">
            <text:p>158</text:p>
          </table:table-cell>
          <table:table-cell office:value-type="string" table:style-name="ce5">
            <text:p>AYU YOANA SARI, S.Kom.</text:p>
          </table:table-cell>
          <table:table-cell office:value-type="string" office:string-value="198806252017122001" table:formula="of:=VLOOKUP([.$B$1:.$B$282];['file:///D:/KATALIS%20PEGAWAI.xlsx'#Sheet1.$C$3:.$K$284];2;FALSE)" table:style-name="ce5">
            <text:p>19880625201712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21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1988-06-25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59" table:style-name="ce4">
            <text:p>159</text:p>
          </table:table-cell>
          <table:table-cell office:value-type="string" table:style-name="ce5">
            <text:p>RINTAKA JAYADI BRATA, S.Kom.</text:p>
          </table:table-cell>
          <table:table-cell office:value-type="string" office:string-value="198902082017121001" table:formula="of:=VLOOKUP([.$B$1:.$B$282];['file:///D:/KATALIS%20PEGAWAI.xlsx'#Sheet1.$C$3:.$K$284];2;FALSE)" table:style-name="ce5">
            <text:p>19890208201712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2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1989-02-08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60" table:style-name="ce4">
            <text:p>160</text:p>
          </table:table-cell>
          <table:table-cell office:value-type="string" table:style-name="ce5">
            <text:p>FITRIYAH KUSUMA WARDANI, S.H.</text:p>
          </table:table-cell>
          <table:table-cell office:value-type="string" office:string-value="198905082017122001" table:formula="of:=VLOOKUP([.$B$1:.$B$282];['file:///D:/KATALIS%20PEGAWAI.xlsx'#Sheet1.$C$3:.$K$284];2;FALSE)" table:style-name="ce5">
            <text:p>19890508201712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23</text:p>
          </table:table-cell>
          <table:table-cell office:value-type="float" office:value="11" table:style-name="ce4">
            <text:p>11</text:p>
          </table:table-cell>
          <table:table-cell office:value-type="string" table:style-name="ce5">
            <text:p>1989-05-08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61" table:style-name="ce4">
            <text:p>161</text:p>
          </table:table-cell>
          <table:table-cell office:value-type="string" table:style-name="ce5">
            <text:p>MUHAMMAD MUNDZIR WIJDANI, S.T.</text:p>
          </table:table-cell>
          <table:table-cell office:value-type="string" office:string-value="199003182017121001" table:formula="of:=VLOOKUP([.$B$1:.$B$282];['file:///D:/KATALIS%20PEGAWAI.xlsx'#Sheet1.$C$3:.$K$284];2;FALSE)" table:style-name="ce5">
            <text:p>19900318201712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16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1990-03-18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62" table:style-name="ce4">
            <text:p>162</text:p>
          </table:table-cell>
          <table:table-cell office:value-type="string" table:style-name="ce5">
            <text:p>SATRIO WHINASIS PURBOAJI, S.H.</text:p>
          </table:table-cell>
          <table:table-cell office:value-type="string" office:string-value="199006192017121001" table:formula="of:=VLOOKUP([.$B$1:.$B$282];['file:///D:/KATALIS%20PEGAWAI.xlsx'#Sheet1.$C$3:.$K$284];2;FALSE)" table:style-name="ce5">
            <text:p>19900619201712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24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1990-06-19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63" table:style-name="ce4">
            <text:p>163</text:p>
          </table:table-cell>
          <table:table-cell office:value-type="string" table:style-name="ce5">
            <text:p>MARATUN ISNAENI, S.I.A.</text:p>
          </table:table-cell>
          <table:table-cell office:value-type="string" office:string-value="199007102017122001" table:formula="of:=VLOOKUP([.$B$1:.$B$282];['file:///D:/KATALIS%20PEGAWAI.xlsx'#Sheet1.$C$3:.$K$284];2;FALSE)" table:style-name="ce5">
            <text:p>19900710201712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1990-07-10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64" table:style-name="ce4">
            <text:p>164</text:p>
          </table:table-cell>
          <table:table-cell office:value-type="string" table:style-name="ce5">
            <text:p>ERWIN, S.E.</text:p>
          </table:table-cell>
          <table:table-cell office:value-type="string" office:string-value="199106152017121001" table:formula="of:=VLOOKUP([.$B$1:.$B$282];['file:///D:/KATALIS%20PEGAWAI.xlsx'#Sheet1.$C$3:.$K$284];2;FALSE)" table:style-name="ce5">
            <text:p>19910615201712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2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1991-06-15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65" table:style-name="ce4">
            <text:p>165</text:p>
          </table:table-cell>
          <table:table-cell office:value-type="string" table:style-name="ce5">
            <text:p>ERAP NAINGGOLAN, S.Sos.</text:p>
          </table:table-cell>
          <table:table-cell office:value-type="string" office:string-value="199107062017121001" table:formula="of:=VLOOKUP([.$B$1:.$B$282];['file:///D:/KATALIS%20PEGAWAI.xlsx'#Sheet1.$C$3:.$K$284];2;FALSE)" table:style-name="ce5">
            <text:p>19910706201712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1991-07-06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66" table:style-name="ce4">
            <text:p>166</text:p>
          </table:table-cell>
          <table:table-cell office:value-type="string" table:style-name="ce5">
            <text:p>NURLITA CAESARIANY RAHARDJO, S.Kom.</text:p>
          </table:table-cell>
          <table:table-cell office:value-type="string" office:string-value="199110242017122001" table:formula="of:=VLOOKUP([.$B$1:.$B$282];['file:///D:/KATALIS%20PEGAWAI.xlsx'#Sheet1.$C$3:.$K$284];2;FALSE)" table:style-name="ce5">
            <text:p>19911024201712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1991-10-24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67" table:style-name="ce4">
            <text:p>167</text:p>
          </table:table-cell>
          <table:table-cell office:value-type="string" table:style-name="ce5">
            <text:p>SANDRA NUR FITRI, S.Akun.</text:p>
          </table:table-cell>
          <table:table-cell office:value-type="string" office:string-value="199205072017122001" table:formula="of:=VLOOKUP([.$B$1:.$B$282];['file:///D:/KATALIS%20PEGAWAI.xlsx'#Sheet1.$C$3:.$K$284];2;FALSE)" table:style-name="ce5">
            <text:p>19920507201712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1992-05-07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68" table:style-name="ce4">
            <text:p>168</text:p>
          </table:table-cell>
          <table:table-cell office:value-type="string" table:style-name="ce5">
            <text:p>YUDHI HERVINO, S.T.</text:p>
          </table:table-cell>
          <table:table-cell office:value-type="string" office:string-value="199207082017121001" table:formula="of:=VLOOKUP([.$B$1:.$B$282];['file:///D:/KATALIS%20PEGAWAI.xlsx'#Sheet1.$C$3:.$K$284];2;FALSE)" table:style-name="ce5">
            <text:p>19920708201712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21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1992-07-08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string" table:style-name="ce5">
            <text:p>GALUH PURNOMO, S.Sos.</text:p>
          </table:table-cell>
          <table:table-cell office:value-type="string" office:string-value="199304262017121001" table:formula="of:=VLOOKUP([.$B$1:.$B$282];['file:///D:/KATALIS%20PEGAWAI.xlsx'#Sheet1.$C$3:.$K$284];2;FALSE)" table:style-name="ce5">
            <text:p>19930426201712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1993-04-26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70" table:style-name="ce4">
            <text:p>170</text:p>
          </table:table-cell>
          <table:table-cell office:value-type="string" table:style-name="ce5">
            <text:p>ZEIN IHYA ULUMUDDIN, S.AP.</text:p>
          </table:table-cell>
          <table:table-cell office:value-type="string" office:string-value="199305032017121001" table:formula="of:=VLOOKUP([.$B$1:.$B$282];['file:///D:/KATALIS%20PEGAWAI.xlsx'#Sheet1.$C$3:.$K$284];2;FALSE)" table:style-name="ce5">
            <text:p>19930503201712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8" table:style-name="ce4">
            <text:p>8</text:p>
          </table:table-cell>
          <table:table-cell office:value-type="string" table:style-name="ce5">
            <text:p>1993-05-03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71" table:style-name="ce4">
            <text:p>171</text:p>
          </table:table-cell>
          <table:table-cell office:value-type="string" table:style-name="ce5">
            <text:p>SUCIATI KRISTIASARI, S.AB.</text:p>
          </table:table-cell>
          <table:table-cell office:value-type="string" office:string-value="199307302017122001" table:formula="of:=VLOOKUP([.$B$1:.$B$282];['file:///D:/KATALIS%20PEGAWAI.xlsx'#Sheet1.$C$3:.$K$284];2;FALSE)" table:style-name="ce5">
            <text:p>19930730201712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1993-07-30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72" table:style-name="ce4">
            <text:p>172</text:p>
          </table:table-cell>
          <table:table-cell office:value-type="string" table:style-name="ce5">
            <text:p>ANDI TRIAS ARYANTO, S.M.</text:p>
          </table:table-cell>
          <table:table-cell office:value-type="string" office:string-value="199308112017121001" table:formula="of:=VLOOKUP([.$B$1:.$B$282];['file:///D:/KATALIS%20PEGAWAI.xlsx'#Sheet1.$C$3:.$K$284];2;FALSE)" table:style-name="ce5">
            <text:p>19930811201712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25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1993-08-1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73" table:style-name="ce4">
            <text:p>173</text:p>
          </table:table-cell>
          <table:table-cell office:value-type="string" table:style-name="ce5">
            <text:p>SEPRINALDO, S.Kom.</text:p>
          </table:table-cell>
          <table:table-cell office:value-type="string" office:string-value="199309122017121001" table:formula="of:=VLOOKUP([.$B$1:.$B$282];['file:///D:/KATALIS%20PEGAWAI.xlsx'#Sheet1.$C$3:.$K$284];2;FALSE)" table:style-name="ce5">
            <text:p>19930912201712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26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1993-09-12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74" table:style-name="ce4">
            <text:p>174</text:p>
          </table:table-cell>
          <table:table-cell office:value-type="string" table:style-name="ce5">
            <text:p>PRISI KHAIRANI ARIEF, S.H.</text:p>
          </table:table-cell>
          <table:table-cell office:value-type="string" office:string-value="199402032017122001" table:formula="of:=VLOOKUP([.$B$1:.$B$282];['file:///D:/KATALIS%20PEGAWAI.xlsx'#Sheet1.$C$3:.$K$284];2;FALSE)" table:style-name="ce5">
            <text:p>19940203201712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27</text:p>
          </table:table-cell>
          <table:table-cell office:value-type="float" office:value="11" table:style-name="ce4">
            <text:p>11</text:p>
          </table:table-cell>
          <table:table-cell office:value-type="string" table:style-name="ce5">
            <text:p>1994-02-03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75" table:style-name="ce4">
            <text:p>175</text:p>
          </table:table-cell>
          <table:table-cell office:value-type="string" table:style-name="ce5">
            <text:p>AGIL FAHLEFI, S.A.P.</text:p>
          </table:table-cell>
          <table:table-cell office:value-type="string" office:string-value="199407242017121001" table:formula="of:=VLOOKUP([.$B$1:.$B$282];['file:///D:/KATALIS%20PEGAWAI.xlsx'#Sheet1.$C$3:.$K$284];2;FALSE)" table:style-name="ce5">
            <text:p>19940724201712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1994-07-24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string" table:style-name="ce5">
            <text:p>INDAH WIDYASARI, S.Sos.</text:p>
          </table:table-cell>
          <table:table-cell office:value-type="string" office:string-value="199409062017122001" table:formula="of:=VLOOKUP([.$B$1:.$B$282];['file:///D:/KATALIS%20PEGAWAI.xlsx'#Sheet1.$C$3:.$K$284];2;FALSE)" table:style-name="ce5">
            <text:p>19940906201712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1994-09-06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77" table:style-name="ce4">
            <text:p>177</text:p>
          </table:table-cell>
          <table:table-cell office:value-type="string" table:style-name="ce5">
            <text:p>FALENTINA PARAMITA SARI, S.I.P.</text:p>
          </table:table-cell>
          <table:table-cell office:value-type="string" office:string-value="199409192017122001" table:formula="of:=VLOOKUP([.$B$1:.$B$282];['file:///D:/KATALIS%20PEGAWAI.xlsx'#Sheet1.$C$3:.$K$284];2;FALSE)" table:style-name="ce5">
            <text:p>19940919201712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1994-09-19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78" table:style-name="ce4">
            <text:p>178</text:p>
          </table:table-cell>
          <table:table-cell office:value-type="string" table:style-name="ce5">
            <text:p>LATIEFAH KUSUMAWATI, S.Kom.</text:p>
          </table:table-cell>
          <table:table-cell office:value-type="string" office:string-value="199504232017122001" table:formula="of:=VLOOKUP([.$B$1:.$B$282];['file:///D:/KATALIS%20PEGAWAI.xlsx'#Sheet1.$C$3:.$K$284];2;FALSE)" table:style-name="ce5">
            <text:p>19950423201712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1995-04-23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79" table:style-name="ce4">
            <text:p>179</text:p>
          </table:table-cell>
          <table:table-cell office:value-type="string" table:style-name="ce5">
            <text:p>MUHAMMAD FADLIKA DONIE PARON, S.H.</text:p>
          </table:table-cell>
          <table:table-cell office:value-type="string" office:string-value="199512082017121001" table:formula="of:=VLOOKUP([.$B$1:.$B$282];['file:///D:/KATALIS%20PEGAWAI.xlsx'#Sheet1.$C$3:.$K$284];2;FALSE)" table:style-name="ce5">
            <text:p>19951208201712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28</text:p>
          </table:table-cell>
          <table:table-cell office:value-type="float" office:value="11" table:style-name="ce4">
            <text:p>11</text:p>
          </table:table-cell>
          <table:table-cell office:value-type="string" table:style-name="ce5">
            <text:p>1995-12-08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80" table:style-name="ce4">
            <text:p>180</text:p>
          </table:table-cell>
          <table:table-cell office:value-type="string" table:style-name="ce5">
            <text:p>NINDYA AYU NIRMALA, S.H.</text:p>
          </table:table-cell>
          <table:table-cell office:value-type="string" office:string-value="199512282017122001" table:formula="of:=VLOOKUP([.$B$1:.$B$282];['file:///D:/KATALIS%20PEGAWAI.xlsx'#Sheet1.$C$3:.$K$284];2;FALSE)" table:style-name="ce5">
            <text:p>19951228201712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26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1995-12-28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81" table:style-name="ce4">
            <text:p>181</text:p>
          </table:table-cell>
          <table:table-cell office:value-type="string" table:style-name="ce5">
            <text:p>FAHMI YUSUF, S.I.A</text:p>
          </table:table-cell>
          <table:table-cell office:value-type="string" office:string-value="199220212017121001" table:formula="of:=VLOOKUP([.$B$1:.$B$282];['file:///D:/KATALIS%20PEGAWAI.xlsx'#Sheet1.$C$3:.$K$284];2;FALSE)" table:style-name="ce5">
            <text:p>19922021201712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29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1992-20-2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82" table:style-name="ce4">
            <text:p>182</text:p>
          </table:table-cell>
          <table:table-cell office:value-type="string" table:style-name="ce5">
            <text:p>TABITA, S.Kom.</text:p>
          </table:table-cell>
          <table:table-cell office:value-type="string" office:string-value="198701062018012001" table:formula="of:=VLOOKUP([.$B$1:.$B$282];['file:///D:/KATALIS%20PEGAWAI.xlsx'#Sheet1.$C$3:.$K$284];2;FALSE)" table:style-name="ce5">
            <text:p>19870106201801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1987-01-06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83" table:style-name="ce4">
            <text:p>183</text:p>
          </table:table-cell>
          <table:table-cell office:value-type="string" table:style-name="ce5">
            <text:p>AGUNG PAMBUDI KURNIAWAN</text:p>
          </table:table-cell>
          <table:table-cell office:value-type="string" office:string-value="198209032001121001" table:formula="of:=VLOOKUP([.$B$1:.$B$282];['file:///D:/KATALIS%20PEGAWAI.xlsx'#Sheet1.$C$3:.$K$284];2;FALSE)" table:style-name="ce5">
            <text:p>19820903200112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2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1982-09-03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84" table:style-name="ce4">
            <text:p>184</text:p>
          </table:table-cell>
          <table:table-cell office:value-type="string" table:style-name="ce5">
            <text:p>DEDI NOVIANTO, S.E.</text:p>
          </table:table-cell>
          <table:table-cell office:value-type="string" office:string-value="198511102019011001" table:formula="of:=VLOOKUP([.$B$1:.$B$282];['file:///D:/KATALIS%20PEGAWAI.xlsx'#Sheet1.$C$3:.$K$284];2;FALSE)" table:style-name="ce5">
            <text:p>19851110201901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8" table:style-name="ce4">
            <text:p>8</text:p>
          </table:table-cell>
          <table:table-cell office:value-type="string" table:style-name="ce5">
            <text:p>1985-11-10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85" table:style-name="ce4">
            <text:p>185</text:p>
          </table:table-cell>
          <table:table-cell office:value-type="string" table:style-name="ce5">
            <text:p>ANGGIT SRI RAHAYU, S.E.</text:p>
          </table:table-cell>
          <table:table-cell office:value-type="string" office:string-value="198701262019012001" table:formula="of:=VLOOKUP([.$B$1:.$B$282];['file:///D:/KATALIS%20PEGAWAI.xlsx'#Sheet1.$C$3:.$K$284];2;FALSE)" table:style-name="ce5">
            <text:p>19870126201901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30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1987-01-26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string" table:style-name="ce5">
            <text:p>MUH FATCHUL ULUM, S.E.</text:p>
          </table:table-cell>
          <table:table-cell office:value-type="string" office:string-value="198710212019011001" table:formula="of:=VLOOKUP([.$B$1:.$B$282];['file:///D:/KATALIS%20PEGAWAI.xlsx'#Sheet1.$C$3:.$K$284];2;FALSE)" table:style-name="ce5">
            <text:p>19871021201901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1987-10-2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87" table:style-name="ce4">
            <text:p>187</text:p>
          </table:table-cell>
          <table:table-cell office:value-type="string" table:style-name="ce5">
            <text:p>ERWIEN PRABOWO, S.H.</text:p>
          </table:table-cell>
          <table:table-cell office:value-type="string" office:string-value="198711272019011001" table:formula="of:=VLOOKUP([.$B$1:.$B$282];['file:///D:/KATALIS%20PEGAWAI.xlsx'#Sheet1.$C$3:.$K$284];2;FALSE)" table:style-name="ce5">
            <text:p>19871127201901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1987-11-27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88" table:style-name="ce4">
            <text:p>188</text:p>
          </table:table-cell>
          <table:table-cell office:value-type="string" table:style-name="ce5">
            <text:p>NOVAZ ACHWALUDDIN, S.E.</text:p>
          </table:table-cell>
          <table:table-cell office:value-type="string" office:string-value="198711282019011001" table:formula="of:=VLOOKUP([.$B$1:.$B$282];['file:///D:/KATALIS%20PEGAWAI.xlsx'#Sheet1.$C$3:.$K$284];2;FALSE)" table:style-name="ce5">
            <text:p>19871128201901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30</text:p>
          </table:table-cell>
          <table:table-cell office:value-type="float" office:value="11" table:style-name="ce4">
            <text:p>11</text:p>
          </table:table-cell>
          <table:table-cell office:value-type="string" table:style-name="ce5">
            <text:p>1987-11-28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89" table:style-name="ce4">
            <text:p>189</text:p>
          </table:table-cell>
          <table:table-cell office:value-type="string" table:style-name="ce5">
            <text:p>RIFAN WAHYU PERMANA, S.Sos.</text:p>
          </table:table-cell>
          <table:table-cell office:value-type="string" office:string-value="198805222019011001" table:formula="of:=VLOOKUP([.$B$1:.$B$282];['file:///D:/KATALIS%20PEGAWAI.xlsx'#Sheet1.$C$3:.$K$284];2;FALSE)" table:style-name="ce5">
            <text:p>19880522201901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30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1988-05-22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90" table:style-name="ce4">
            <text:p>190</text:p>
          </table:table-cell>
          <table:table-cell office:value-type="string" table:style-name="ce5">
            <text:p>SHERLY MERCELLA SEPTIYANA, S.H.</text:p>
          </table:table-cell>
          <table:table-cell office:value-type="string" office:string-value="198809242019012001" table:formula="of:=VLOOKUP([.$B$1:.$B$282];['file:///D:/KATALIS%20PEGAWAI.xlsx'#Sheet1.$C$3:.$K$284];2;FALSE)" table:style-name="ce5">
            <text:p>19880924201901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32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1988-09-24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91" table:style-name="ce4">
            <text:p>191</text:p>
          </table:table-cell>
          <table:table-cell office:value-type="string" table:style-name="ce5">
            <text:p>ROBI ROLIS SAPUTRA , S.E.</text:p>
          </table:table-cell>
          <table:table-cell office:value-type="string" office:string-value="198911142019011001" table:formula="of:=VLOOKUP([.$B$1:.$B$282];['file:///D:/KATALIS%20PEGAWAI.xlsx'#Sheet1.$C$3:.$K$284];2;FALSE)" table:style-name="ce5">
            <text:p>19891114201901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33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1989-11-14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92" table:style-name="ce4">
            <text:p>192</text:p>
          </table:table-cell>
          <table:table-cell office:value-type="string" table:style-name="ce5">
            <text:p>RATNA NINGSIH, SE</text:p>
          </table:table-cell>
          <table:table-cell office:value-type="string" office:string-value="199006102019012001" table:formula="of:=VLOOKUP([.$B$1:.$B$282];['file:///D:/KATALIS%20PEGAWAI.xlsx'#Sheet1.$C$3:.$K$284];2;FALSE)" table:style-name="ce5">
            <text:p>19900610201901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30</text:p>
          </table:table-cell>
          <table:table-cell office:value-type="float" office:value="11" table:style-name="ce4">
            <text:p>11</text:p>
          </table:table-cell>
          <table:table-cell office:value-type="string" table:style-name="ce5">
            <text:p>1990-06-10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93" table:style-name="ce4">
            <text:p>193</text:p>
          </table:table-cell>
          <table:table-cell office:value-type="string" table:style-name="ce5">
            <text:p>RICA WIDIA PARDOSI, S.E.</text:p>
          </table:table-cell>
          <table:table-cell office:value-type="string" office:string-value="199105242019012001" table:formula="of:=VLOOKUP([.$B$1:.$B$282];['file:///D:/KATALIS%20PEGAWAI.xlsx'#Sheet1.$C$3:.$K$284];2;FALSE)" table:style-name="ce5">
            <text:p>19910524201901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1991-05-24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94" table:style-name="ce4">
            <text:p>194</text:p>
          </table:table-cell>
          <table:table-cell office:value-type="string" table:style-name="ce5">
            <text:p>DEWI ENDAR YATUN, S.E.</text:p>
          </table:table-cell>
          <table:table-cell office:value-type="string" office:string-value="199109162019012001" table:formula="of:=VLOOKUP([.$B$1:.$B$282];['file:///D:/KATALIS%20PEGAWAI.xlsx'#Sheet1.$C$3:.$K$284];2;FALSE)" table:style-name="ce5">
            <text:p>19910916201901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30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1991-09-16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95" table:style-name="ce4">
            <text:p>195</text:p>
          </table:table-cell>
          <table:table-cell office:value-type="string" table:style-name="ce5">
            <text:p>RIDHA FARIDHA DJOYO, S.E.</text:p>
          </table:table-cell>
          <table:table-cell office:value-type="string" office:string-value="199111152019012001" table:formula="of:=VLOOKUP([.$B$1:.$B$282];['file:///D:/KATALIS%20PEGAWAI.xlsx'#Sheet1.$C$3:.$K$284];2;FALSE)" table:style-name="ce5">
            <text:p>19911115201901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30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1991-11-15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96" table:style-name="ce4">
            <text:p>196</text:p>
          </table:table-cell>
          <table:table-cell office:value-type="string" table:style-name="ce5">
            <text:p>LUCKY ANGGARA, S.E.</text:p>
          </table:table-cell>
          <table:table-cell office:value-type="string" office:string-value="199207152019011001" table:formula="of:=VLOOKUP([.$B$1:.$B$282];['file:///D:/KATALIS%20PEGAWAI.xlsx'#Sheet1.$C$3:.$K$284];2;FALSE)" table:style-name="ce5">
            <text:p>19920715201901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30</text:p>
          </table:table-cell>
          <table:table-cell office:value-type="float" office:value="11" table:style-name="ce4">
            <text:p>11</text:p>
          </table:table-cell>
          <table:table-cell office:value-type="string" table:style-name="ce5">
            <text:p>1992-07-15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97" table:style-name="ce4">
            <text:p>197</text:p>
          </table:table-cell>
          <table:table-cell office:value-type="string" table:style-name="ce5">
            <text:p>MICHELLIA AGATHA WAURAN, S.E.</text:p>
          </table:table-cell>
          <table:table-cell office:value-type="string" office:string-value="199303212019012001" table:formula="of:=VLOOKUP([.$B$1:.$B$282];['file:///D:/KATALIS%20PEGAWAI.xlsx'#Sheet1.$C$3:.$K$284];2;FALSE)" table:style-name="ce5">
            <text:p>19930321201901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1993-03-2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98" table:style-name="ce4">
            <text:p>198</text:p>
          </table:table-cell>
          <table:table-cell office:value-type="string" table:style-name="ce5">
            <text:p>METARIA TRI SANDI EDA , S.Akun.</text:p>
          </table:table-cell>
          <table:table-cell office:value-type="string" office:string-value="199305092019012001" table:formula="of:=VLOOKUP([.$B$1:.$B$282];['file:///D:/KATALIS%20PEGAWAI.xlsx'#Sheet1.$C$3:.$K$284];2;FALSE)" table:style-name="ce5">
            <text:p>19930509201901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1993-05-09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199" table:style-name="ce4">
            <text:p>199</text:p>
          </table:table-cell>
          <table:table-cell office:value-type="string" table:style-name="ce5">
            <text:p>ARTIKA JULIANTI, S.E.</text:p>
          </table:table-cell>
          <table:table-cell office:value-type="string" office:string-value="199307172019012001" table:formula="of:=VLOOKUP([.$B$1:.$B$282];['file:///D:/KATALIS%20PEGAWAI.xlsx'#Sheet1.$C$3:.$K$284];2;FALSE)" table:style-name="ce5">
            <text:p>19930717201901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30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1993-07-17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00" table:style-name="ce4">
            <text:p>200</text:p>
          </table:table-cell>
          <table:table-cell office:value-type="string" table:style-name="ce5">
            <text:p>RURI HANDIYANI PRATIWI, S.E.</text:p>
          </table:table-cell>
          <table:table-cell office:value-type="string" office:string-value="199309062019012001" table:formula="of:=VLOOKUP([.$B$1:.$B$282];['file:///D:/KATALIS%20PEGAWAI.xlsx'#Sheet1.$C$3:.$K$284];2;FALSE)" table:style-name="ce5">
            <text:p>19930906201901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1993-09-06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01" table:style-name="ce4">
            <text:p>201</text:p>
          </table:table-cell>
          <table:table-cell office:value-type="string" table:style-name="ce5">
            <text:p>RIFALDY MAHARDIKA PUTRA, S.E.</text:p>
          </table:table-cell>
          <table:table-cell office:value-type="string" office:string-value="199309282019011001" table:formula="of:=VLOOKUP([.$B$1:.$B$282];['file:///D:/KATALIS%20PEGAWAI.xlsx'#Sheet1.$C$3:.$K$284];2;FALSE)" table:style-name="ce5">
            <text:p>19930928201901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30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1993-09-28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02" table:style-name="ce4">
            <text:p>202</text:p>
          </table:table-cell>
          <table:table-cell office:value-type="string" table:style-name="ce5">
            <text:p>ARNANDA ARVI UNTARI, S.E.</text:p>
          </table:table-cell>
          <table:table-cell office:value-type="string" office:string-value="199401022019012001" table:formula="of:=VLOOKUP([.$B$1:.$B$282];['file:///D:/KATALIS%20PEGAWAI.xlsx'#Sheet1.$C$3:.$K$284];2;FALSE)" table:style-name="ce5">
            <text:p>19940102201901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1994-01-02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03" table:style-name="ce4">
            <text:p>203</text:p>
          </table:table-cell>
          <table:table-cell office:value-type="string" table:style-name="ce5">
            <text:p>CINDY CLAUDIA SARI, S.E.</text:p>
          </table:table-cell>
          <table:table-cell office:value-type="string" office:string-value="199401052019012001" table:formula="of:=VLOOKUP([.$B$1:.$B$282];['file:///D:/KATALIS%20PEGAWAI.xlsx'#Sheet1.$C$3:.$K$284];2;FALSE)" table:style-name="ce5">
            <text:p>19940105201901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1994-01-05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04" table:style-name="ce4">
            <text:p>204</text:p>
          </table:table-cell>
          <table:table-cell office:value-type="string" table:style-name="ce5">
            <text:p>NURUL QOMARIYAH, S.E</text:p>
          </table:table-cell>
          <table:table-cell office:value-type="string" office:string-value="199402202019012001" table:formula="of:=VLOOKUP([.$B$1:.$B$282];['file:///D:/KATALIS%20PEGAWAI.xlsx'#Sheet1.$C$3:.$K$284];2;FALSE)" table:style-name="ce5">
            <text:p>19940220201901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1994-02-20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05" table:style-name="ce4">
            <text:p>205</text:p>
          </table:table-cell>
          <table:table-cell office:value-type="string" table:style-name="ce5">
            <text:p>APRILIYA WULANDARI, S.H</text:p>
          </table:table-cell>
          <table:table-cell office:value-type="string" office:string-value="199404062019012001" table:formula="of:=VLOOKUP([.$B$1:.$B$282];['file:///D:/KATALIS%20PEGAWAI.xlsx'#Sheet1.$C$3:.$K$284];2;FALSE)" table:style-name="ce5">
            <text:p>19940406201901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32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1994-04-06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06" table:style-name="ce4">
            <text:p>206</text:p>
          </table:table-cell>
          <table:table-cell office:value-type="string" table:style-name="ce5">
            <text:p>RAJA ASRUBI EKA PUTRA, S.E</text:p>
          </table:table-cell>
          <table:table-cell office:value-type="string" office:string-value="199404072019011001" table:formula="of:=VLOOKUP([.$B$1:.$B$282];['file:///D:/KATALIS%20PEGAWAI.xlsx'#Sheet1.$C$3:.$K$284];2;FALSE)" table:style-name="ce5">
            <text:p>19940407201901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1994-04-07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07" table:style-name="ce4">
            <text:p>207</text:p>
          </table:table-cell>
          <table:table-cell office:value-type="string" table:style-name="ce5">
            <text:p>DITA PRIANDINI, S.E</text:p>
          </table:table-cell>
          <table:table-cell office:value-type="string" office:string-value="199406162019012001" table:formula="of:=VLOOKUP([.$B$1:.$B$282];['file:///D:/KATALIS%20PEGAWAI.xlsx'#Sheet1.$C$3:.$K$284];2;FALSE)" table:style-name="ce5">
            <text:p>19940616201901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1994-06-16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08" table:style-name="ce4">
            <text:p>208</text:p>
          </table:table-cell>
          <table:table-cell office:value-type="string" table:style-name="ce5">
            <text:p>FERA ARINDRA TRI ANESTYA, S.E.</text:p>
          </table:table-cell>
          <table:table-cell office:value-type="string" office:string-value="199406182019012002" table:formula="of:=VLOOKUP([.$B$1:.$B$282];['file:///D:/KATALIS%20PEGAWAI.xlsx'#Sheet1.$C$3:.$K$284];2;FALSE)" table:style-name="ce5">
            <text:p>199406182019012002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8" table:style-name="ce4">
            <text:p>8</text:p>
          </table:table-cell>
          <table:table-cell office:value-type="string" table:style-name="ce5">
            <text:p>1994-06-18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09" table:style-name="ce4">
            <text:p>209</text:p>
          </table:table-cell>
          <table:table-cell office:value-type="string" table:style-name="ce5">
            <text:p>SILVINA SARI, S.E.</text:p>
          </table:table-cell>
          <table:table-cell office:value-type="string" office:string-value="199501042019012001" table:formula="of:=VLOOKUP([.$B$1:.$B$282];['file:///D:/KATALIS%20PEGAWAI.xlsx'#Sheet1.$C$3:.$K$284];2;FALSE)" table:style-name="ce5">
            <text:p>19950104201901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1995-01-04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10" table:style-name="ce4">
            <text:p>210</text:p>
          </table:table-cell>
          <table:table-cell office:value-type="string" table:style-name="ce5">
            <text:p>DEWI KURNIATI AIRLANGGA, S.E.</text:p>
          </table:table-cell>
          <table:table-cell office:value-type="string" office:string-value="199504012019012002" table:formula="of:=VLOOKUP([.$B$1:.$B$282];['file:///D:/KATALIS%20PEGAWAI.xlsx'#Sheet1.$C$3:.$K$284];2;FALSE)" table:style-name="ce5">
            <text:p>199504012019012002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1995-04-0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11" table:style-name="ce4">
            <text:p>211</text:p>
          </table:table-cell>
          <table:table-cell office:value-type="string" table:style-name="ce5">
            <text:p>INDRY EKA WARDHANI, S.E.</text:p>
          </table:table-cell>
          <table:table-cell office:value-type="string" office:string-value="199505152019012002" table:formula="of:=VLOOKUP([.$B$1:.$B$282];['file:///D:/KATALIS%20PEGAWAI.xlsx'#Sheet1.$C$3:.$K$284];2;FALSE)" table:style-name="ce5">
            <text:p>199505152019012002</text:p>
          </table:table-cell>
          <table:table-cell office:value-type="string" table:style-name="ce4">
            <text:p>9</text:p>
          </table:table-cell>
          <table:table-cell office:value-type="string" table:style-name="ce4">
            <text:p>30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1995-05-15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12" table:style-name="ce4">
            <text:p>212</text:p>
          </table:table-cell>
          <table:table-cell office:value-type="string" table:style-name="ce5">
            <text:p>GESANG WIDIATMOKO, S.E.</text:p>
          </table:table-cell>
          <table:table-cell office:value-type="string" office:string-value="199505292019011001" table:formula="of:=VLOOKUP([.$B$1:.$B$282];['file:///D:/KATALIS%20PEGAWAI.xlsx'#Sheet1.$C$3:.$K$284];2;FALSE)" table:style-name="ce5">
            <text:p>19950529201901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1995-05-29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13" table:style-name="ce4">
            <text:p>213</text:p>
          </table:table-cell>
          <table:table-cell office:value-type="string" table:style-name="ce5">
            <text:p>IIS SITI AISYAH, S.E.</text:p>
          </table:table-cell>
          <table:table-cell office:value-type="string" office:string-value="199506092019012001" table:formula="of:=VLOOKUP([.$B$1:.$B$282];['file:///D:/KATALIS%20PEGAWAI.xlsx'#Sheet1.$C$3:.$K$284];2;FALSE)" table:style-name="ce5">
            <text:p>19950609201901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30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1995-06-09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14" table:style-name="ce4">
            <text:p>214</text:p>
          </table:table-cell>
          <table:table-cell office:value-type="string" table:style-name="ce5">
            <text:p>NIA WULANDARI, S. E</text:p>
          </table:table-cell>
          <table:table-cell office:value-type="string" office:string-value="199509292019012001" table:formula="of:=VLOOKUP([.$B$1:.$B$282];['file:///D:/KATALIS%20PEGAWAI.xlsx'#Sheet1.$C$3:.$K$284];2;FALSE)" table:style-name="ce5">
            <text:p>19950929201901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30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1995-09-29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15" table:style-name="ce4">
            <text:p>215</text:p>
          </table:table-cell>
          <table:table-cell office:value-type="string" table:style-name="ce5">
            <text:p>MARIA CATHALINA CORINA SUSANTO , S.IAN</text:p>
          </table:table-cell>
          <table:table-cell office:value-type="string" office:string-value="199512202019012001" table:formula="of:=VLOOKUP([.$B$1:.$B$282];['file:///D:/KATALIS%20PEGAWAI.xlsx'#Sheet1.$C$3:.$K$284];2;FALSE)" table:style-name="ce5">
            <text:p>19951220201901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32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1995-12-20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16" table:style-name="ce4">
            <text:p>216</text:p>
          </table:table-cell>
          <table:table-cell office:value-type="string" table:style-name="ce5">
            <text:p>ADE RIZKE PUTRI WIBOWO, S.H.</text:p>
          </table:table-cell>
          <table:table-cell office:value-type="string" office:string-value="199601082019012001" table:formula="of:=VLOOKUP([.$B$1:.$B$282];['file:///D:/KATALIS%20PEGAWAI.xlsx'#Sheet1.$C$3:.$K$284];2;FALSE)" table:style-name="ce5">
            <text:p>19960108201901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8" table:style-name="ce4">
            <text:p>8</text:p>
          </table:table-cell>
          <table:table-cell office:value-type="string" table:style-name="ce5">
            <text:p>1996-01-08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17" table:style-name="ce4">
            <text:p>217</text:p>
          </table:table-cell>
          <table:table-cell office:value-type="string" table:style-name="ce5">
            <text:p>MULYANI FITRI, S.Ak.</text:p>
          </table:table-cell>
          <table:table-cell office:value-type="string" office:string-value="199608212019012001" table:formula="of:=VLOOKUP([.$B$1:.$B$282];['file:///D:/KATALIS%20PEGAWAI.xlsx'#Sheet1.$C$3:.$K$284];2;FALSE)" table:style-name="ce5">
            <text:p>19960821201901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1996-08-2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18" table:style-name="ce4">
            <text:p>218</text:p>
          </table:table-cell>
          <table:table-cell office:value-type="string" table:style-name="ce5">
            <text:p>ACHMAD SYUKRI HIDAYAT, A.Md</text:p>
          </table:table-cell>
          <table:table-cell office:value-type="string" office:string-value="198505012010121002" table:formula="of:=VLOOKUP([.$B$1:.$B$282];['file:///D:/KATALIS%20PEGAWAI.xlsx'#Sheet1.$C$3:.$K$284];2;FALSE)" table:style-name="ce5">
            <text:p>198505012010121002</text:p>
          </table:table-cell>
          <table:table-cell office:value-type="string" table:style-name="ce4">
            <text:p>9</text:p>
          </table:table-cell>
          <table:table-cell office:value-type="string" table:style-name="ce4">
            <text:p>22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1985-05-0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19" table:style-name="ce4">
            <text:p>219</text:p>
          </table:table-cell>
          <table:table-cell office:value-type="string" table:style-name="ce5">
            <text:p>EMMANIA NOVADA SUDARNO, S.E.</text:p>
          </table:table-cell>
          <table:table-cell office:value-type="string" office:string-value="199011202015032004" table:formula="of:=VLOOKUP([.$B$1:.$B$282];['file:///D:/KATALIS%20PEGAWAI.xlsx'#Sheet1.$C$3:.$K$284];2;FALSE)" table:style-name="ce5">
            <text:p>199011202015032004</text:p>
          </table:table-cell>
          <table:table-cell office:value-type="string" table:style-name="ce4">
            <text:p>9</text:p>
          </table:table-cell>
          <table:table-cell office:value-type="string" table:style-name="ce4">
            <text:p>34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1990-11-20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20" table:style-name="ce4">
            <text:p>220</text:p>
          </table:table-cell>
          <table:table-cell office:value-type="string" table:style-name="ce5">
            <text:p>GESS LUTFI, A.Md.</text:p>
          </table:table-cell>
          <table:table-cell office:value-type="string" office:string-value="198211102009012004" table:formula="of:=VLOOKUP([.$B$1:.$B$282];['file:///D:/KATALIS%20PEGAWAI.xlsx'#Sheet1.$C$3:.$K$284];2;FALSE)" table:style-name="ce5">
            <text:p>198211102009012004</text:p>
          </table:table-cell>
          <table:table-cell office:value-type="string" table:style-name="ce4">
            <text:p>9</text:p>
          </table:table-cell>
          <table:table-cell office:value-type="string" table:style-name="ce4">
            <text:p>10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1982-11-10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21" table:style-name="ce4">
            <text:p>221</text:p>
          </table:table-cell>
          <table:table-cell office:value-type="string" table:style-name="ce5">
            <text:p>FIQIH UTAMA, A.Md.P.</text:p>
          </table:table-cell>
          <table:table-cell office:value-type="string" office:string-value="199503252018081001" table:formula="of:=VLOOKUP([.$B$1:.$B$282];['file:///D:/KATALIS%20PEGAWAI.xlsx'#Sheet1.$C$3:.$K$284];2;FALSE)" table:style-name="ce5">
            <text:p>19950325201808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29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1995-03-25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22" table:style-name="ce4">
            <text:p>222</text:p>
          </table:table-cell>
          <table:table-cell office:value-type="string" table:style-name="ce5">
            <text:p>DESI NATALIA, A.Md</text:p>
          </table:table-cell>
          <table:table-cell office:value-type="string" office:string-value="197912252010122002" table:formula="of:=VLOOKUP([.$B$1:.$B$282];['file:///D:/KATALIS%20PEGAWAI.xlsx'#Sheet1.$C$3:.$K$284];2;FALSE)" table:style-name="ce5">
            <text:p>197912252010122002</text:p>
          </table:table-cell>
          <table:table-cell office:value-type="string" table:style-name="ce4">
            <text:p>9</text:p>
          </table:table-cell>
          <table:table-cell office:value-type="string" table:style-name="ce4">
            <text:p>20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1979-12-25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23" table:style-name="ce4">
            <text:p>223</text:p>
          </table:table-cell>
          <table:table-cell office:value-type="string" table:style-name="ce5">
            <text:p>PUJI HAYATI, A.Md.</text:p>
          </table:table-cell>
          <table:table-cell office:value-type="string" office:string-value="198301302010122002" table:formula="of:=VLOOKUP([.$B$1:.$B$282];['file:///D:/KATALIS%20PEGAWAI.xlsx'#Sheet1.$C$3:.$K$284];2;FALSE)" table:style-name="ce5">
            <text:p>198301302010122002</text:p>
          </table:table-cell>
          <table:table-cell office:value-type="string" table:style-name="ce4">
            <text:p>9</text:p>
          </table:table-cell>
          <table:table-cell office:value-type="string" table:style-name="ce4">
            <text:p>35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1983-01-30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24" table:style-name="ce4">
            <text:p>224</text:p>
          </table:table-cell>
          <table:table-cell office:value-type="string" table:style-name="ce5">
            <text:p>BOBBY NOVIANTO</text:p>
          </table:table-cell>
          <table:table-cell office:value-type="string" office:string-value="199311132012121001" table:formula="of:=VLOOKUP([.$B$1:.$B$282];['file:///D:/KATALIS%20PEGAWAI.xlsx'#Sheet1.$C$3:.$K$284];2;FALSE)" table:style-name="ce5">
            <text:p>19931113201212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36</text:p>
          </table:table-cell>
          <table:table-cell office:value-type="float" office:value="11" table:style-name="ce4">
            <text:p>11</text:p>
          </table:table-cell>
          <table:table-cell office:value-type="string" table:style-name="ce5">
            <text:p>1993-11-13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25" table:style-name="ce4">
            <text:p>225</text:p>
          </table:table-cell>
          <table:table-cell office:value-type="string" table:style-name="ce5">
            <text:p>Yoga Dwi Putra Permana, A.Md.P., S.P., S.Tr.Pas</text:p>
          </table:table-cell>
          <table:table-cell office:value-type="string" office:string-value="199407192012121002" table:formula="of:=VLOOKUP([.$B$1:.$B$282];['file:///D:/KATALIS%20PEGAWAI.xlsx'#Sheet1.$C$3:.$K$284];2;FALSE)" table:style-name="ce5">
            <text:p>199407192012121002</text:p>
          </table:table-cell>
          <table:table-cell office:value-type="string" table:style-name="ce4">
            <text:p>9</text:p>
          </table:table-cell>
          <table:table-cell office:value-type="string" table:style-name="ce4">
            <text:p>37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1994-07-19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26" table:style-name="ce4">
            <text:p>226</text:p>
          </table:table-cell>
          <table:table-cell office:value-type="string" table:style-name="ce5">
            <text:p>Raden Suryo Satrio Sularso, A.md., Im</text:p>
          </table:table-cell>
          <table:table-cell office:value-type="string" office:string-value="199705092019011001" table:formula="of:=VLOOKUP([.$B$1:.$B$282];['file:///D:/KATALIS%20PEGAWAI.xlsx'#Sheet1.$C$3:.$K$284];2;FALSE)" table:style-name="ce5">
            <text:p>19970509201901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37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1997-05-09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27" table:style-name="ce4">
            <text:p>227</text:p>
          </table:table-cell>
          <table:table-cell office:value-type="string" table:style-name="ce5">
            <text:p>Setio Utomo Priono, A.Md., Im</text:p>
          </table:table-cell>
          <table:table-cell office:value-type="string" office:string-value="199605122019011001" table:formula="of:=VLOOKUP([.$B$1:.$B$282];['file:///D:/KATALIS%20PEGAWAI.xlsx'#Sheet1.$C$3:.$K$284];2;FALSE)" table:style-name="ce5">
            <text:p>19960512201901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37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1996-05-12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28" table:style-name="ce4">
            <text:p>228</text:p>
          </table:table-cell>
          <table:table-cell office:value-type="string" table:style-name="ce5">
            <text:p>MONICA RONAULI SARASWATY SINAGA, S.E.</text:p>
          </table:table-cell>
          <table:table-cell office:value-type="string" office:string-value="199603172020122001" table:formula="of:=VLOOKUP([.$B$1:.$B$282];['file:///D:/KATALIS%20PEGAWAI.xlsx'#Sheet1.$C$3:.$K$284];2;FALSE)" table:style-name="ce5">
            <text:p>19960317202012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1996-03-17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29" table:style-name="ce4">
            <text:p>229</text:p>
          </table:table-cell>
          <table:table-cell office:value-type="string" table:style-name="ce5">
            <text:p>FRANSISKA SRI A. TARIGAN, S.E</text:p>
          </table:table-cell>
          <table:table-cell office:value-type="string" office:string-value="199211132020122001" table:formula="of:=VLOOKUP([.$B$1:.$B$282];['file:///D:/KATALIS%20PEGAWAI.xlsx'#Sheet1.$C$3:.$K$284];2;FALSE)" table:style-name="ce5">
            <text:p>19921113202012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1992-11-13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30" table:style-name="ce4">
            <text:p>230</text:p>
          </table:table-cell>
          <table:table-cell office:value-type="string" table:style-name="ce5">
            <text:p>ALFREDO S. MELIALA, S.AP</text:p>
          </table:table-cell>
          <table:table-cell office:value-type="string" office:string-value="199112212020121001" table:formula="of:=VLOOKUP([.$B$1:.$B$282];['file:///D:/KATALIS%20PEGAWAI.xlsx'#Sheet1.$C$3:.$K$284];2;FALSE)" table:style-name="ce5">
            <text:p>19911221202012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8" table:style-name="ce4">
            <text:p>8</text:p>
          </table:table-cell>
          <table:table-cell office:value-type="string" table:style-name="ce5">
            <text:p>1991-12-2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31" table:style-name="ce4">
            <text:p>231</text:p>
          </table:table-cell>
          <table:table-cell office:value-type="string" table:style-name="ce5">
            <text:p>Y.ADITYA ANGGARA P., SH</text:p>
          </table:table-cell>
          <table:table-cell office:value-type="string" office:string-value="199209152020121002" table:formula="of:=VLOOKUP([.$B$1:.$B$282];['file:///D:/KATALIS%20PEGAWAI.xlsx'#Sheet1.$C$3:.$K$284];2;FALSE)" table:style-name="ce5">
            <text:p>199209152020121002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1992-09-15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32" table:style-name="ce4">
            <text:p>232</text:p>
          </table:table-cell>
          <table:table-cell office:value-type="string" table:style-name="ce5">
            <text:p>HENNI MARIA MARPAUNG, S.PSI.</text:p>
          </table:table-cell>
          <table:table-cell office:value-type="string" office:string-value="199207242020122001" table:formula="of:=VLOOKUP([.$B$1:.$B$282];['file:///D:/KATALIS%20PEGAWAI.xlsx'#Sheet1.$C$3:.$K$284];2;FALSE)" table:style-name="ce5">
            <text:p>19920724202012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1992-07-24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33" table:style-name="ce4">
            <text:p>233</text:p>
          </table:table-cell>
          <table:table-cell office:value-type="string" table:style-name="ce5">
            <text:p>ALEX TUMPAL HUTAJULU, S.E.</text:p>
          </table:table-cell>
          <table:table-cell office:value-type="string" office:string-value="199309222020121001" table:formula="of:=VLOOKUP([.$B$1:.$B$282];['file:///D:/KATALIS%20PEGAWAI.xlsx'#Sheet1.$C$3:.$K$284];2;FALSE)" table:style-name="ce5">
            <text:p>19930922202012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1993-09-22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34" table:style-name="ce4">
            <text:p>234</text:p>
          </table:table-cell>
          <table:table-cell office:value-type="string" table:style-name="ce5">
            <text:p>YORA ROLIN BANGUN, S.H.</text:p>
          </table:table-cell>
          <table:table-cell office:value-type="string" office:string-value="199208242020121001" table:formula="of:=VLOOKUP([.$B$1:.$B$282];['file:///D:/KATALIS%20PEGAWAI.xlsx'#Sheet1.$C$3:.$K$284];2;FALSE)" table:style-name="ce5">
            <text:p>19920824202012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8" table:style-name="ce4">
            <text:p>8</text:p>
          </table:table-cell>
          <table:table-cell office:value-type="string" table:style-name="ce5">
            <text:p>1992-08-24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35" table:style-name="ce4">
            <text:p>235</text:p>
          </table:table-cell>
          <table:table-cell office:value-type="string" table:style-name="ce5">
            <text:p>IWAN PUTRA SIREGAR, S.H.</text:p>
          </table:table-cell>
          <table:table-cell office:value-type="string" office:string-value="199602222020121001" table:formula="of:=VLOOKUP([.$B$1:.$B$282];['file:///D:/KATALIS%20PEGAWAI.xlsx'#Sheet1.$C$3:.$K$284];2;FALSE)" table:style-name="ce5">
            <text:p>19960222202012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11" table:style-name="ce4">
            <text:p>11</text:p>
          </table:table-cell>
          <table:table-cell office:value-type="string" table:style-name="ce5">
            <text:p>1996-02-22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36" table:style-name="ce4">
            <text:p>236</text:p>
          </table:table-cell>
          <table:table-cell office:value-type="string" table:style-name="ce5">
            <text:p>PRASETYA PUTRA PERDANA HAREFA, S.PSI</text:p>
          </table:table-cell>
          <table:table-cell office:value-type="string" office:string-value="199410142020121001" table:formula="of:=VLOOKUP([.$B$1:.$B$282];['file:///D:/KATALIS%20PEGAWAI.xlsx'#Sheet1.$C$3:.$K$284];2;FALSE)" table:style-name="ce5">
            <text:p>19941014202012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1994-10-14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37" table:style-name="ce4">
            <text:p>237</text:p>
          </table:table-cell>
          <table:table-cell office:value-type="string" table:style-name="ce5">
            <text:p>DEBORA CHYNTIA EKA PUTRI, S. PSI</text:p>
          </table:table-cell>
          <table:table-cell office:value-type="string" office:string-value="199603222020122001" table:formula="of:=VLOOKUP([.$B$1:.$B$282];['file:///D:/KATALIS%20PEGAWAI.xlsx'#Sheet1.$C$3:.$K$284];2;FALSE)" table:style-name="ce5">
            <text:p>19960322202012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1996-03-22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38" table:style-name="ce4">
            <text:p>238</text:p>
          </table:table-cell>
          <table:table-cell office:value-type="string" table:style-name="ce5">
            <text:p>RENI MELYNDA HUTAPEA, S. PSI</text:p>
          </table:table-cell>
          <table:table-cell office:value-type="string" office:string-value="199405062020122001" table:formula="of:=VLOOKUP([.$B$1:.$B$282];['file:///D:/KATALIS%20PEGAWAI.xlsx'#Sheet1.$C$3:.$K$284];2;FALSE)" table:style-name="ce5">
            <text:p>19940506202012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1994-05-06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39" table:style-name="ce4">
            <text:p>239</text:p>
          </table:table-cell>
          <table:table-cell office:value-type="string" table:style-name="ce5">
            <text:p>HARRY DICKSON SIMBOLON, S.E.</text:p>
          </table:table-cell>
          <table:table-cell office:value-type="string" office:string-value="199403152020121001" table:formula="of:=VLOOKUP([.$B$1:.$B$282];['file:///D:/KATALIS%20PEGAWAI.xlsx'#Sheet1.$C$3:.$K$284];2;FALSE)" table:style-name="ce5">
            <text:p>19940315202012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1994-03-15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40" table:style-name="ce4">
            <text:p>240</text:p>
          </table:table-cell>
          <table:table-cell office:value-type="string" table:style-name="ce5">
            <text:p>MUHAMAD SUHANDWIFA, S. PSI</text:p>
          </table:table-cell>
          <table:table-cell office:value-type="string" office:string-value="199403012020121001" table:formula="of:=VLOOKUP([.$B$1:.$B$282];['file:///D:/KATALIS%20PEGAWAI.xlsx'#Sheet1.$C$3:.$K$284];2;FALSE)" table:style-name="ce5">
            <text:p>19940301202012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1994-03-0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41" table:style-name="ce4">
            <text:p>241</text:p>
          </table:table-cell>
          <table:table-cell office:value-type="string" table:style-name="ce5">
            <text:p>GAUFANI MAJID MASRIFA, S.AK.</text:p>
          </table:table-cell>
          <table:table-cell office:value-type="string" office:string-value="199601032020121001" table:formula="of:=VLOOKUP([.$B$1:.$B$282];['file:///D:/KATALIS%20PEGAWAI.xlsx'#Sheet1.$C$3:.$K$284];2;FALSE)" table:style-name="ce5">
            <text:p>19960103202012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1996-01-03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42" table:style-name="ce4">
            <text:p>242</text:p>
          </table:table-cell>
          <table:table-cell office:value-type="string" table:style-name="ce5">
            <text:p>VANIA REGHINA IRSYA, S. AK.</text:p>
          </table:table-cell>
          <table:table-cell office:value-type="string" office:string-value="199801252020122001" table:formula="of:=VLOOKUP([.$B$1:.$B$282];['file:///D:/KATALIS%20PEGAWAI.xlsx'#Sheet1.$C$3:.$K$284];2;FALSE)" table:style-name="ce5">
            <text:p>19980125202012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8" table:style-name="ce4">
            <text:p>8</text:p>
          </table:table-cell>
          <table:table-cell office:value-type="string" table:style-name="ce5">
            <text:p>1998-01-25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43" table:style-name="ce4">
            <text:p>243</text:p>
          </table:table-cell>
          <table:table-cell office:value-type="string" table:style-name="ce5">
            <text:p>AHMADI ANJAS, S.I.P.</text:p>
          </table:table-cell>
          <table:table-cell office:value-type="string" office:string-value="199611142020121001" table:formula="of:=VLOOKUP([.$B$1:.$B$282];['file:///D:/KATALIS%20PEGAWAI.xlsx'#Sheet1.$C$3:.$K$284];2;FALSE)" table:style-name="ce5">
            <text:p>19961114202012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1996-11-14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44" table:style-name="ce4">
            <text:p>244</text:p>
          </table:table-cell>
          <table:table-cell office:value-type="string" table:style-name="ce5">
            <text:p>INDAH PERTIWI, S.PSI</text:p>
          </table:table-cell>
          <table:table-cell office:value-type="string" office:string-value="199103142020122001" table:formula="of:=VLOOKUP([.$B$1:.$B$282];['file:///D:/KATALIS%20PEGAWAI.xlsx'#Sheet1.$C$3:.$K$284];2;FALSE)" table:style-name="ce5">
            <text:p>19910314202012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1991-03-14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45" table:style-name="ce4">
            <text:p>245</text:p>
          </table:table-cell>
          <table:table-cell office:value-type="string" table:style-name="ce5">
            <text:p>RIZKY HERVIANI, S.H.</text:p>
          </table:table-cell>
          <table:table-cell office:value-type="string" office:string-value="199207102020122001" table:formula="of:=VLOOKUP([.$B$1:.$B$282];['file:///D:/KATALIS%20PEGAWAI.xlsx'#Sheet1.$C$3:.$K$284];2;FALSE)" table:style-name="ce5">
            <text:p>19920710202012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1992-07-10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46" table:style-name="ce4">
            <text:p>246</text:p>
          </table:table-cell>
          <table:table-cell office:value-type="string" table:style-name="ce5">
            <text:p>MHD.CHAIRIL AMBYA, SH</text:p>
          </table:table-cell>
          <table:table-cell office:value-type="string" office:string-value="199505212020121001" table:formula="of:=VLOOKUP([.$B$1:.$B$282];['file:///D:/KATALIS%20PEGAWAI.xlsx'#Sheet1.$C$3:.$K$284];2;FALSE)" table:style-name="ce5">
            <text:p>19950521202012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1995-05-2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47" table:style-name="ce4">
            <text:p>247</text:p>
          </table:table-cell>
          <table:table-cell office:value-type="string" table:style-name="ce5">
            <text:p>RIZA NUGRAHENI, S.AK.</text:p>
          </table:table-cell>
          <table:table-cell office:value-type="string" office:string-value="199506262020122001" table:formula="of:=VLOOKUP([.$B$1:.$B$282];['file:///D:/KATALIS%20PEGAWAI.xlsx'#Sheet1.$C$3:.$K$284];2;FALSE)" table:style-name="ce5">
            <text:p>19950626202012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1995-06-26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48" table:style-name="ce4">
            <text:p>248</text:p>
          </table:table-cell>
          <table:table-cell office:value-type="string" table:style-name="ce5">
            <text:p>ELMA NUR HIKMAH, S.E.</text:p>
          </table:table-cell>
          <table:table-cell office:value-type="string" office:string-value="199005032020122002" table:formula="of:=VLOOKUP([.$B$1:.$B$282];['file:///D:/KATALIS%20PEGAWAI.xlsx'#Sheet1.$C$3:.$K$284];2;FALSE)" table:style-name="ce5">
            <text:p>199005032020122002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1990-05-03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49" table:style-name="ce4">
            <text:p>249</text:p>
          </table:table-cell>
          <table:table-cell office:value-type="string" table:style-name="ce5">
            <text:p>TUTUT ASMOROWATI, S.E.</text:p>
          </table:table-cell>
          <table:table-cell office:value-type="string" office:string-value="199305102020122002" table:formula="of:=VLOOKUP([.$B$1:.$B$282];['file:///D:/KATALIS%20PEGAWAI.xlsx'#Sheet1.$C$3:.$K$284];2;FALSE)" table:style-name="ce5">
            <text:p>199305102020122002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1993-05-10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50" table:style-name="ce4">
            <text:p>250</text:p>
          </table:table-cell>
          <table:table-cell office:value-type="string" table:style-name="ce5">
            <text:p>RANA AULIA, S.E.</text:p>
          </table:table-cell>
          <table:table-cell office:value-type="string" office:string-value="199612292020122001" table:formula="of:=VLOOKUP([.$B$1:.$B$282];['file:///D:/KATALIS%20PEGAWAI.xlsx'#Sheet1.$C$3:.$K$284];2;FALSE)" table:style-name="ce5">
            <text:p>19961229202012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8" table:style-name="ce4">
            <text:p>8</text:p>
          </table:table-cell>
          <table:table-cell office:value-type="string" table:style-name="ce5">
            <text:p>1996-12-29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51" table:style-name="ce4">
            <text:p>251</text:p>
          </table:table-cell>
          <table:table-cell office:value-type="string" table:style-name="ce5">
            <text:p>BERLIANI <text:s/>AZIZAH, S.A.P.</text:p>
          </table:table-cell>
          <table:table-cell office:value-type="string" office:string-value="199212042020122001" table:formula="of:=VLOOKUP([.$B$1:.$B$282];['file:///D:/KATALIS%20PEGAWAI.xlsx'#Sheet1.$C$3:.$K$284];2;FALSE)" table:style-name="ce5">
            <text:p>19921204202012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1992-12-04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52" table:style-name="ce4">
            <text:p>252</text:p>
          </table:table-cell>
          <table:table-cell office:value-type="string" table:style-name="ce5">
            <text:p>NIRWANA ELLEN NORA, S.IP</text:p>
          </table:table-cell>
          <table:table-cell office:value-type="string" office:string-value="199504292020122001" table:formula="of:=VLOOKUP([.$B$1:.$B$282];['file:///D:/KATALIS%20PEGAWAI.xlsx'#Sheet1.$C$3:.$K$284];2;FALSE)" table:style-name="ce5">
            <text:p>19950429202012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1995-04-29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53" table:style-name="ce4">
            <text:p>253</text:p>
          </table:table-cell>
          <table:table-cell office:value-type="string" table:style-name="ce5">
            <text:p>NIMAS ZAKY NABILA, S.E.</text:p>
          </table:table-cell>
          <table:table-cell office:value-type="string" office:string-value="199805262020122002" table:formula="of:=VLOOKUP([.$B$1:.$B$282];['file:///D:/KATALIS%20PEGAWAI.xlsx'#Sheet1.$C$3:.$K$284];2;FALSE)" table:style-name="ce5">
            <text:p>199805262020122002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1998-05-26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54" table:style-name="ce4">
            <text:p>254</text:p>
          </table:table-cell>
          <table:table-cell office:value-type="string" table:style-name="ce5">
            <text:p>AZIZAH FARAHDIBA WAIROOY, S.E.</text:p>
          </table:table-cell>
          <table:table-cell office:value-type="string" office:string-value="199709222020122003" table:formula="of:=VLOOKUP([.$B$1:.$B$282];['file:///D:/KATALIS%20PEGAWAI.xlsx'#Sheet1.$C$3:.$K$284];2;FALSE)" table:style-name="ce5">
            <text:p>199709222020122003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1997-09-22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55" table:style-name="ce4">
            <text:p>255</text:p>
          </table:table-cell>
          <table:table-cell office:value-type="string" table:style-name="ce5">
            <text:p>DESY ARISTA PRAPITASARI, S.H.</text:p>
          </table:table-cell>
          <table:table-cell office:value-type="string" office:string-value="199408242020122001" table:formula="of:=VLOOKUP([.$B$1:.$B$282];['file:///D:/KATALIS%20PEGAWAI.xlsx'#Sheet1.$C$3:.$K$284];2;FALSE)" table:style-name="ce5">
            <text:p>19940824202012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1994-08-24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56" table:style-name="ce4">
            <text:p>256</text:p>
          </table:table-cell>
          <table:table-cell office:value-type="string" table:style-name="ce5">
            <text:p>ANITA CAMELIANA, S.PSI</text:p>
          </table:table-cell>
          <table:table-cell office:value-type="string" office:string-value="198711192020122001" table:formula="of:=VLOOKUP([.$B$1:.$B$282];['file:///D:/KATALIS%20PEGAWAI.xlsx'#Sheet1.$C$3:.$K$284];2;FALSE)" table:style-name="ce5">
            <text:p>19871119202012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1987-11-19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57" table:style-name="ce4">
            <text:p>257</text:p>
          </table:table-cell>
          <table:table-cell office:value-type="string" table:style-name="ce5">
            <text:p>DEVINA IKA PRATIWI, S.PSI</text:p>
          </table:table-cell>
          <table:table-cell office:value-type="string" office:string-value="199312112020122001" table:formula="of:=VLOOKUP([.$B$1:.$B$282];['file:///D:/KATALIS%20PEGAWAI.xlsx'#Sheet1.$C$3:.$K$284];2;FALSE)" table:style-name="ce5">
            <text:p>19931211202012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1993-12-1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58" table:style-name="ce4">
            <text:p>258</text:p>
          </table:table-cell>
          <table:table-cell office:value-type="string" table:style-name="ce5">
            <text:p>MUTIARA ENDAH CAHYANI, S.E</text:p>
          </table:table-cell>
          <table:table-cell office:value-type="string" office:string-value="199309262020122001" table:formula="of:=VLOOKUP([.$B$1:.$B$282];['file:///D:/KATALIS%20PEGAWAI.xlsx'#Sheet1.$C$3:.$K$284];2;FALSE)" table:style-name="ce5">
            <text:p>19930926202012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1993-09-26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59" table:style-name="ce4">
            <text:p>259</text:p>
          </table:table-cell>
          <table:table-cell office:value-type="string" table:style-name="ce5">
            <text:p>BARA DYNATA, SH.</text:p>
          </table:table-cell>
          <table:table-cell office:value-type="string" office:string-value="199103082020121001" table:formula="of:=VLOOKUP([.$B$1:.$B$282];['file:///D:/KATALIS%20PEGAWAI.xlsx'#Sheet1.$C$3:.$K$284];2;FALSE)" table:style-name="ce5">
            <text:p>19910308202012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1991-03-08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60" table:style-name="ce4">
            <text:p>260</text:p>
          </table:table-cell>
          <table:table-cell office:value-type="string" table:style-name="ce5">
            <text:p>DIAN LATI UTAMI, S.PSI</text:p>
          </table:table-cell>
          <table:table-cell office:value-type="string" office:string-value="199305172020122001" table:formula="of:=VLOOKUP([.$B$1:.$B$282];['file:///D:/KATALIS%20PEGAWAI.xlsx'#Sheet1.$C$3:.$K$284];2;FALSE)" table:style-name="ce5">
            <text:p>19930517202012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1993-05-17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61" table:style-name="ce4">
            <text:p>261</text:p>
          </table:table-cell>
          <table:table-cell office:value-type="string" table:style-name="ce5">
            <text:p>AZIZ PILAR SYEFIAJI, S.A.P.</text:p>
          </table:table-cell>
          <table:table-cell office:value-type="string" office:string-value="199309192020121001" table:formula="of:=VLOOKUP([.$B$1:.$B$282];['file:///D:/KATALIS%20PEGAWAI.xlsx'#Sheet1.$C$3:.$K$284];2;FALSE)" table:style-name="ce5">
            <text:p>19930919202012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1993-09-19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62" table:style-name="ce4">
            <text:p>262</text:p>
          </table:table-cell>
          <table:table-cell office:value-type="string" table:style-name="ce5">
            <text:p>SAADIA SANTI, S.E.</text:p>
          </table:table-cell>
          <table:table-cell office:value-type="string" office:string-value="199404062020122001" table:formula="of:=VLOOKUP([.$B$1:.$B$282];['file:///D:/KATALIS%20PEGAWAI.xlsx'#Sheet1.$C$3:.$K$284];2;FALSE)" table:style-name="ce5">
            <text:p>19940406202012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1994-04-06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63" table:style-name="ce4">
            <text:p>263</text:p>
          </table:table-cell>
          <table:table-cell office:value-type="string" table:style-name="ce5">
            <text:p>EVI PRASTUTI, S.AK.</text:p>
          </table:table-cell>
          <table:table-cell office:value-type="string" office:string-value="198703112020122002" table:formula="of:=VLOOKUP([.$B$1:.$B$282];['file:///D:/KATALIS%20PEGAWAI.xlsx'#Sheet1.$C$3:.$K$284];2;FALSE)" table:style-name="ce5">
            <text:p>198703112020122002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1987-03-1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64" table:style-name="ce4">
            <text:p>264</text:p>
          </table:table-cell>
          <table:table-cell office:value-type="string" table:style-name="ce5">
            <text:p>ANASTI DWI MARTANTYA KINASIH, S.AK</text:p>
          </table:table-cell>
          <table:table-cell office:value-type="string" office:string-value="199703082020122001" table:formula="of:=VLOOKUP([.$B$1:.$B$282];['file:///D:/KATALIS%20PEGAWAI.xlsx'#Sheet1.$C$3:.$K$284];2;FALSE)" table:style-name="ce5">
            <text:p>19970308202012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1997-03-08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65" table:style-name="ce4">
            <text:p>265</text:p>
          </table:table-cell>
          <table:table-cell office:value-type="string" table:style-name="ce5">
            <text:p>RATIH MANGGARSARI, S. PSI</text:p>
          </table:table-cell>
          <table:table-cell office:value-type="string" office:string-value="199507012020122002" table:formula="of:=VLOOKUP([.$B$1:.$B$282];['file:///D:/KATALIS%20PEGAWAI.xlsx'#Sheet1.$C$3:.$K$284];2;FALSE)" table:style-name="ce5">
            <text:p>199507012020122002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8" table:style-name="ce4">
            <text:p>8</text:p>
          </table:table-cell>
          <table:table-cell office:value-type="string" table:style-name="ce5">
            <text:p>1995-07-0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66" table:style-name="ce4">
            <text:p>266</text:p>
          </table:table-cell>
          <table:table-cell office:value-type="string" table:style-name="ce5">
            <text:p>SITI AFIFAH, S.E.</text:p>
          </table:table-cell>
          <table:table-cell office:value-type="string" office:string-value="199409202020122002" table:formula="of:=VLOOKUP([.$B$1:.$B$282];['file:///D:/KATALIS%20PEGAWAI.xlsx'#Sheet1.$C$3:.$K$284];2;FALSE)" table:style-name="ce5">
            <text:p>199409202020122002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1994-09-20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67" table:style-name="ce4">
            <text:p>267</text:p>
          </table:table-cell>
          <table:table-cell office:value-type="string" table:style-name="ce5">
            <text:p>WAHYU IRIANI, S.A.P.</text:p>
          </table:table-cell>
          <table:table-cell office:value-type="string" office:string-value="199107112020122001" table:formula="of:=VLOOKUP([.$B$1:.$B$282];['file:///D:/KATALIS%20PEGAWAI.xlsx'#Sheet1.$C$3:.$K$284];2;FALSE)" table:style-name="ce5">
            <text:p>19910711202012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9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1991-07-1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68" table:style-name="ce4">
            <text:p>268</text:p>
          </table:table-cell>
          <table:table-cell office:value-type="string" table:style-name="ce5">
            <text:p>ABDI, S.ST.ARS</text:p>
          </table:table-cell>
          <table:table-cell office:value-type="string" office:string-value="198904172020121001" table:formula="of:=VLOOKUP([.$B$1:.$B$282];['file:///D:/KATALIS%20PEGAWAI.xlsx'#Sheet1.$C$3:.$K$284];2;FALSE)" table:style-name="ce5">
            <text:p>19890417202012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18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1989-04-17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69" table:style-name="ce4">
            <text:p>269</text:p>
          </table:table-cell>
          <table:table-cell office:value-type="string" table:style-name="ce5">
            <text:p>REYNALDI EFFENDI PUTRA, S.E.</text:p>
          </table:table-cell>
          <table:table-cell office:value-type="string" office:string-value="199601212020121001" table:formula="of:=VLOOKUP([.$B$1:.$B$282];['file:///D:/KATALIS%20PEGAWAI.xlsx'#Sheet1.$C$3:.$K$284];2;FALSE)" table:style-name="ce5">
            <text:p>19960121202012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45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1996-01-2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70" table:style-name="ce4">
            <text:p>270</text:p>
          </table:table-cell>
          <table:table-cell office:value-type="string" table:style-name="ce5">
            <text:p>ERVIANA RAHAYU, S.E.</text:p>
          </table:table-cell>
          <table:table-cell office:value-type="string" office:string-value="199710142020122001" table:formula="of:=VLOOKUP([.$B$1:.$B$282];['file:///D:/KATALIS%20PEGAWAI.xlsx'#Sheet1.$C$3:.$K$284];2;FALSE)" table:style-name="ce5">
            <text:p>19971014202012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45</text:p>
          </table:table-cell>
          <table:table-cell office:value-type="float" office:value="11" table:style-name="ce4">
            <text:p>11</text:p>
          </table:table-cell>
          <table:table-cell office:value-type="string" table:style-name="ce5">
            <text:p>1997-10-14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71" table:style-name="ce4">
            <text:p>271</text:p>
          </table:table-cell>
          <table:table-cell office:value-type="string" table:style-name="ce5">
            <text:p>IVAN SATRIA NURRAHMAN, S.E</text:p>
          </table:table-cell>
          <table:table-cell office:value-type="string" office:string-value="199406172020121001" table:formula="of:=VLOOKUP([.$B$1:.$B$282];['file:///D:/KATALIS%20PEGAWAI.xlsx'#Sheet1.$C$3:.$K$284];2;FALSE)" table:style-name="ce5">
            <text:p>19940617202012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45</text:p>
          </table:table-cell>
          <table:table-cell office:value-type="float" office:value="11" table:style-name="ce4">
            <text:p>11</text:p>
          </table:table-cell>
          <table:table-cell office:value-type="string" table:style-name="ce5">
            <text:p>1994-06-17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72" table:style-name="ce4">
            <text:p>272</text:p>
          </table:table-cell>
          <table:table-cell office:value-type="string" table:style-name="ce5">
            <text:p>DANIA AKHMAD, S.E.</text:p>
          </table:table-cell>
          <table:table-cell office:value-type="string" office:string-value="198906242020121001" table:formula="of:=VLOOKUP([.$B$1:.$B$282];['file:///D:/KATALIS%20PEGAWAI.xlsx'#Sheet1.$C$3:.$K$284];2;FALSE)" table:style-name="ce5">
            <text:p>19890624202012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38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1989-06-24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73" table:style-name="ce4">
            <text:p>273</text:p>
          </table:table-cell>
          <table:table-cell office:value-type="string" table:style-name="ce5">
            <text:p>CENDIKIA HAZWIR, S.E.</text:p>
          </table:table-cell>
          <table:table-cell office:value-type="string" office:string-value="199604222020121001" table:formula="of:=VLOOKUP([.$B$1:.$B$282];['file:///D:/KATALIS%20PEGAWAI.xlsx'#Sheet1.$C$3:.$K$284];2;FALSE)" table:style-name="ce5">
            <text:p>19960422202012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38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1996-04-22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74" table:style-name="ce4">
            <text:p>274</text:p>
          </table:table-cell>
          <table:table-cell office:value-type="string" table:style-name="ce5">
            <text:p>DAVIN NAUFAL JOVIANDO, S.E.</text:p>
          </table:table-cell>
          <table:table-cell office:value-type="string" office:string-value="199607132020121001" table:formula="of:=VLOOKUP([.$B$1:.$B$282];['file:///D:/KATALIS%20PEGAWAI.xlsx'#Sheet1.$C$3:.$K$284];2;FALSE)" table:style-name="ce5">
            <text:p>19960713202012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38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1996-07-13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75" table:style-name="ce4">
            <text:p>275</text:p>
          </table:table-cell>
          <table:table-cell office:value-type="string" table:style-name="ce5">
            <text:p>INAS MAISA, S.I.KOM</text:p>
          </table:table-cell>
          <table:table-cell office:value-type="string" office:string-value="199508112020122001" table:formula="of:=VLOOKUP([.$B$1:.$B$282];['file:///D:/KATALIS%20PEGAWAI.xlsx'#Sheet1.$C$3:.$K$284];2;FALSE)" table:style-name="ce5">
            <text:p>199508112020122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39</text:p>
          </table:table-cell>
          <table:table-cell office:value-type="float" office:value="11" table:style-name="ce4">
            <text:p>11</text:p>
          </table:table-cell>
          <table:table-cell office:value-type="string" table:style-name="ce5">
            <text:p>1995-08-1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76" table:style-name="ce4">
            <text:p>276</text:p>
          </table:table-cell>
          <table:table-cell office:value-type="string" table:style-name="ce5">
            <text:p>TOMMY ROY SIRAIT, S.KOM.</text:p>
          </table:table-cell>
          <table:table-cell office:value-type="string" office:string-value="199412152020121001" table:formula="of:=VLOOKUP([.$B$1:.$B$282];['file:///D:/KATALIS%20PEGAWAI.xlsx'#Sheet1.$C$3:.$K$284];2;FALSE)" table:style-name="ce5">
            <text:p>199412152020121001</text:p>
          </table:table-cell>
          <table:table-cell office:value-type="string" table:style-name="ce4">
            <text:p>9</text:p>
          </table:table-cell>
          <table:table-cell office:value-type="string" table:style-name="ce4">
            <text:p>13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1994-12-15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77" table:style-name="ce4">
            <text:p>277</text:p>
          </table:table-cell>
          <table:table-cell office:value-type="string" table:style-name="ce5">
            <text:p>AUGUST DIO AL FATH, A.Md</text:p>
          </table:table-cell>
          <table:table-cell office:value-type="string" office:string-value="199208082019011001" table:formula="of:=VLOOKUP([.$B$1:.$B$282];['file:///D:/KATALIS%20PEGAWAI.xlsx'#Sheet1.$C$3:.$K$284];2;FALSE)" table:style-name="ce5">
            <text:p>19920808201901100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44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1992-08-08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78" table:style-name="ce4">
            <text:p>278</text:p>
          </table:table-cell>
          <table:table-cell office:value-type="string" table:style-name="ce5">
            <text:p>KURNIA PUTRI NATALIA LUMBANTORUAN, A.Md</text:p>
          </table:table-cell>
          <table:table-cell office:value-type="string" office:string-value="199512242019012001" table:formula="of:=VLOOKUP([.$B$1:.$B$282];['file:///D:/KATALIS%20PEGAWAI.xlsx'#Sheet1.$C$3:.$K$284];2;FALSE)" table:style-name="ce5">
            <text:p>19951224201901200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41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1995-12-24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79" table:style-name="ce4">
            <text:p>279</text:p>
          </table:table-cell>
          <table:table-cell office:value-type="string" table:style-name="ce5">
            <text:p>NISA AMELINA, A.Md</text:p>
          </table:table-cell>
          <table:table-cell office:value-type="string" office:string-value="199608062019012001" table:formula="of:=VLOOKUP([.$B$1:.$B$282];['file:///D:/KATALIS%20PEGAWAI.xlsx'#Sheet1.$C$3:.$K$284];2;FALSE)" table:style-name="ce5">
            <text:p>19960806201901200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41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1996-08-06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80" table:style-name="ce4">
            <text:p>280</text:p>
          </table:table-cell>
          <table:table-cell office:value-type="string" table:style-name="ce5">
            <text:p>NAIMATUZZAHROH, A.Md.Ak.</text:p>
          </table:table-cell>
          <table:table-cell office:value-type="string" office:string-value="199901012021012001" table:formula="of:=VLOOKUP([.$B$1:.$B$282];['file:///D:/KATALIS%20PEGAWAI.xlsx'#Sheet1.$C$3:.$K$284];2;FALSE)" table:style-name="ce5">
            <text:p>19990101202101200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11</text:p>
          </table:table-cell>
          <table:table-cell office:value-type="float" office:value="11" table:style-name="ce4">
            <text:p>11</text:p>
          </table:table-cell>
          <table:table-cell office:value-type="string" table:style-name="ce5">
            <text:p>1999-01-01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style-name="ro1">
          <table:table-cell office:value-type="float" office:value="281" table:style-name="ce4">
            <text:p>281</text:p>
          </table:table-cell>
          <table:table-cell office:value-type="string" table:style-name="ce5">
            <text:p>Fitri Ayu Wulandari, A.Md</text:p>
          </table:table-cell>
          <table:table-cell office:value-type="string" office:string-value="199204182017122003" table:formula="of:=VLOOKUP([.$B$1:.$B$282];['file:///D:/KATALIS%20PEGAWAI.xlsx'#Sheet1.$C$3:.$K$284];2;FALSE)" table:style-name="ce5">
            <text:p>19920418201712200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42</text:p>
          </table:table-cell>
          <table:table-cell office:value-type="float" office:value="9" table:style-name="ce4">
            <text:p>9</text:p>
          </table:table-cell>
          <table:table-cell office:value-type="string" table:style-name="ce5">
            <text:p>1992-04-18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number-columns-repeated="16372"/>
        </table:table-row>
        <table:table-row table:number-rows-repeated="1048294" table:style-name="ro1">
          <table:table-cell table:number-columns-repeated="16384"/>
        </table:table-row>
      </table:table>
      <table:table table:name="'file:///D:/KATALIS%20PEGAWAI.xlsx'#PEGAWAI" table:style-name="ta2">
        <table:table-source xlink:href="file:///D:/KATALIS%20PEGAWAI.xlsx" table:table-name="PEGAWA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KATALIS%20PEGAWAI.xlsx'#GOLONGAN" table:style-name="ta2">
        <table:table-source xlink:href="file:///D:/KATALIS%20PEGAWAI.xlsx" table:table-name="GOLONGA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KATALIS%20PEGAWAI.xlsx'#UNIT" table:style-name="ta2">
        <table:table-source xlink:href="file:///D:/KATALIS%20PEGAWAI.xlsx" table:table-name="UNIT" table:mode="copy-results-only"/>
        <table:table-column/>
        <table:table-row>
          <table:table-cell table:number-columns-repeated="2"/>
          <table:table-cell office:value-type="string" office:string-value="Nama"/>
          <table:table-cell table:number-columns-repeated="16381"/>
        </table:table-row>
        <table:table-row table:number-rows-repeated="1048575">
          <table:table-cell table:number-columns-repeated="16381"/>
        </table:table-row>
      </table:table>
      <table:table table:name="'file:///D:/KATALIS%20PEGAWAI.xlsx'#Sheet1" table:style-name="ta2">
        <table:table-source xlink:href="file:///D:/KATALIS%20PEGAWAI.xlsx" table:table-name="Sheet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2"/>
          <table:table-cell office:value-type="string" office:string-value="Nama"/>
          <table:table-cell office:value-type="string" office:string-value="Nip"/>
          <table:table-cell office:value-type="string" office:string-value="Pangkat"/>
          <table:table-cell office:value-type="string" office:string-value="Gol Ruang"/>
          <table:table-cell office:value-type="string" office:string-value="Tmt Pangkat"/>
          <table:table-cell office:value-type="string" office:string-value="Jabatan"/>
          <table:table-cell office:value-type="string" office:string-value="Tmt Jabatan"/>
          <table:table-cell office:value-type="string" office:string-value="Eselon"/>
          <table:table-cell office:value-type="string" office:string-value="Bagian/Wilayah"/>
          <table:table-cell table:number-columns-repeated="16373"/>
        </table:table-row>
        <table:table-row>
          <table:table-cell table:number-columns-repeated="2"/>
          <table:table-cell office:value-type="string" office:string-value="Ir. RAZILU, M.Si."/>
          <table:table-cell office:value-type="string" office:string-value="196511281991031002"/>
          <table:table-cell office:value-type="string" office:string-value="IVe"/>
          <table:table-cell office:value-type="string" office:string-value="Pembina Utama"/>
          <table:table-cell office:value-type="string" office:string-value="2018-12-03"/>
          <table:table-cell office:value-type="string" office:string-value="INSPEKTUR JENDERAL"/>
          <table:table-cell office:value-type="string" office:string-value="2020-03-08"/>
          <table:table-cell office:value-type="string" office:string-value="Ia"/>
          <table:table-cell office:value-type="string" office:string-value="INSPEKTUR JENDERAL"/>
          <table:table-cell table:number-columns-repeated="16373"/>
        </table:table-row>
        <table:table-row>
          <table:table-cell table:number-columns-repeated="2"/>
          <table:table-cell office:value-type="string" office:string-value="BUDI, S.H."/>
          <table:table-cell office:value-type="string" office:string-value="196211251989031002"/>
          <table:table-cell office:value-type="string" office:string-value="IVd"/>
          <table:table-cell office:value-type="string" office:string-value="Pembina Utama Madya"/>
          <table:table-cell office:value-type="string" office:string-value="2016-04-01"/>
          <table:table-cell office:value-type="string" office:string-value="INSPEKTUR WILAYAH V"/>
          <table:table-cell office:value-type="string" office:string-value="2020-01-02"/>
          <table:table-cell office:value-type="string" office:string-value="IIa"/>
          <table:table-cell office:value-type="string" office:string-value="INSPEKTORAT WILAYAH V"/>
          <table:table-cell table:number-columns-repeated="16373"/>
        </table:table-row>
        <table:table-row>
          <table:table-cell table:number-columns-repeated="2"/>
          <table:table-cell office:value-type="string" office:string-value="AHMAD RIFAI, S.H.,M.H."/>
          <table:table-cell office:value-type="string" office:string-value="196212131986031001"/>
          <table:table-cell office:value-type="string" office:string-value="IVd"/>
          <table:table-cell office:value-type="string" office:string-value="Pembina Utama Madya"/>
          <table:table-cell office:value-type="string" office:string-value="2017-04-01"/>
          <table:table-cell office:value-type="string" office:string-value="INSPEKTUR WILAYAH I"/>
          <table:table-cell office:value-type="string" office:string-value="2018-03-14"/>
          <table:table-cell office:value-type="string" office:string-value="IIa"/>
          <table:table-cell office:value-type="string" office:string-value="INSPEKTORAT WILAYAH I"/>
          <table:table-cell table:number-columns-repeated="16373"/>
        </table:table-row>
        <table:table-row>
          <table:table-cell table:number-columns-repeated="2"/>
          <table:table-cell office:value-type="string" office:string-value="LULUK RATNANINGTYAS, S.H., M.Hum."/>
          <table:table-cell office:value-type="string" office:string-value="196310011991032001"/>
          <table:table-cell office:value-type="string" office:string-value="IVd"/>
          <table:table-cell office:value-type="string" office:string-value="Pembina Utama Madya"/>
          <table:table-cell office:value-type="string" office:string-value="2017-04-01"/>
          <table:table-cell office:value-type="string" office:string-value="INSPEKTUR WILAYAH IV"/>
          <table:table-cell office:value-type="string" office:string-value="2020-01-02"/>
          <table:table-cell office:value-type="string" office:string-value="IIa"/>
          <table:table-cell office:value-type="string" office:string-value="INSPEKTORAT WILAYAH IV"/>
          <table:table-cell table:number-columns-repeated="16373"/>
        </table:table-row>
        <table:table-row>
          <table:table-cell table:number-columns-repeated="2"/>
          <table:table-cell office:value-type="string" office:string-value="Drs. KHAIRUDDIN, M.Si."/>
          <table:table-cell office:value-type="string" office:string-value="196202011990031001"/>
          <table:table-cell office:value-type="string" office:string-value="IVd"/>
          <table:table-cell office:value-type="string" office:string-value="Pembina Utama Madya"/>
          <table:table-cell office:value-type="string" office:string-value="2018-03-21"/>
          <table:table-cell office:value-type="string" office:string-value="INSPEKTUR WILAYAH III"/>
          <table:table-cell office:value-type="string" office:string-value="2020-01-02"/>
          <table:table-cell office:value-type="string" office:string-value="IIa"/>
          <table:table-cell office:value-type="string" office:string-value="INSPEKTORAT WILAYAH III"/>
          <table:table-cell table:number-columns-repeated="16373"/>
        </table:table-row>
        <table:table-row>
          <table:table-cell table:number-columns-repeated="2"/>
          <table:table-cell office:value-type="string" office:string-value="Drs. MARASIDIN, Bc.I.P., M.H."/>
          <table:table-cell office:value-type="string" office:string-value="196404251990011001"/>
          <table:table-cell office:value-type="string" office:string-value="IVd"/>
          <table:table-cell office:value-type="string" office:string-value="Pembina Utama Madya"/>
          <table:table-cell office:value-type="string" office:string-value="2021-04-01"/>
          <table:table-cell office:value-type="string" office:string-value="INSPEKTUR WILAYAH VI"/>
          <table:table-cell office:value-type="string" office:string-value="2020-06-09"/>
          <table:table-cell office:value-type="string" office:string-value="IIa"/>
          <table:table-cell office:value-type="string" office:string-value="INSPEKTORAT WILAYAH VI"/>
          <table:table-cell table:number-columns-repeated="16373"/>
        </table:table-row>
        <table:table-row>
          <table:table-cell table:number-columns-repeated="2"/>
          <table:table-cell office:value-type="string" office:string-value="Drs. THOLIB., S.H., M.H"/>
          <table:table-cell office:value-type="string" office:string-value="196308111988111001"/>
          <table:table-cell office:value-type="string" office:string-value="IVd"/>
          <table:table-cell office:value-type="string" office:string-value="Pembina Utama Madya"/>
          <table:table-cell office:value-type="string" office:string-value="2021-04-01"/>
          <table:table-cell office:value-type="string" office:string-value="SEKRETARIS INSPEKTORAT JENDERAL"/>
          <table:table-cell office:value-type="string" office:string-value="2020-06-09"/>
          <table:table-cell office:value-type="string" office:string-value="IIa"/>
          <table:table-cell office:value-type="string" office:string-value="SEKRETARIAT INSPEKTORAT JENDERAL"/>
          <table:table-cell table:number-columns-repeated="16373"/>
        </table:table-row>
        <table:table-row>
          <table:table-cell table:number-columns-repeated="2"/>
          <table:table-cell office:value-type="string" office:string-value="ISMANJONO, S.H."/>
          <table:table-cell office:value-type="string" office:string-value="196209171983031001"/>
          <table:table-cell office:value-type="string" office:string-value="IVc"/>
          <table:table-cell office:value-type="string" office:string-value="Pembina Utama Muda"/>
          <table:table-cell office:value-type="string" office:string-value="2014-04-01"/>
          <table:table-cell office:value-type="string" office:string-value="AUDITOR MADYA"/>
          <table:table-cell office:value-type="string" office:string-value="2021-01-01"/>
          <table:table-cell/>
          <table:table-cell office:value-type="string" office:string-value="INSPEKTORAT WILAYAH III"/>
          <table:table-cell table:number-columns-repeated="16373"/>
        </table:table-row>
        <table:table-row>
          <table:table-cell table:number-columns-repeated="2"/>
          <table:table-cell office:value-type="string" office:string-value="ICON SIREGAR, S.H."/>
          <table:table-cell office:value-type="string" office:string-value="196304171983031001"/>
          <table:table-cell office:value-type="string" office:string-value="IVc"/>
          <table:table-cell office:value-type="string" office:string-value="Pembina Utama Muda"/>
          <table:table-cell office:value-type="string" office:string-value="2018-04-01"/>
          <table:table-cell office:value-type="string" office:string-value="INSPEKTUR WILAYAH II"/>
          <table:table-cell office:value-type="string" office:string-value="2020-01-02"/>
          <table:table-cell office:value-type="string" office:string-value="IIa"/>
          <table:table-cell office:value-type="string" office:string-value="INSPEKTORAT WILAYAH II"/>
          <table:table-cell table:number-columns-repeated="16373"/>
        </table:table-row>
        <table:table-row>
          <table:table-cell table:number-columns-repeated="2"/>
          <table:table-cell office:value-type="string" office:string-value="SETIAWATI, S.H., C.N.,M.H."/>
          <table:table-cell office:value-type="string" office:string-value="196208231983102001"/>
          <table:table-cell office:value-type="string" office:string-value="IVc"/>
          <table:table-cell office:value-type="string" office:string-value="Pembina Utama Muda"/>
          <table:table-cell office:value-type="string" office:string-value="2019-10-01"/>
          <table:table-cell office:value-type="string" office:string-value="AUDITOR MADYA"/>
          <table:table-cell office:value-type="string" office:string-value="2021-08-17"/>
          <table:table-cell/>
          <table:table-cell office:value-type="string" office:string-value="INSPEKTORAT WILAYAH II"/>
          <table:table-cell table:number-columns-repeated="16373"/>
        </table:table-row>
        <table:table-row>
          <table:table-cell table:number-columns-repeated="2"/>
          <table:table-cell office:value-type="string" office:string-value="RANI OCTARIANI, S.H., M.H."/>
          <table:table-cell office:value-type="string" office:string-value="197010091998032001"/>
          <table:table-cell office:value-type="string" office:string-value="IVc"/>
          <table:table-cell office:value-type="string" office:string-value="Pembina Utama Muda"/>
          <table:table-cell office:value-type="string" office:string-value="2020-04-01"/>
          <table:table-cell office:value-type="string" office:string-value="AUDITOR MADYA"/>
          <table:table-cell office:value-type="string" office:string-value="2021-01-01"/>
          <table:table-cell/>
          <table:table-cell office:value-type="string" office:string-value="INSPEKTORAT WILAYAH V"/>
          <table:table-cell table:number-columns-repeated="16373"/>
        </table:table-row>
        <table:table-row>
          <table:table-cell table:number-columns-repeated="2"/>
          <table:table-cell office:value-type="string" office:string-value="ERBATA SRI MULIATINI, S.H., M.M."/>
          <table:table-cell office:value-type="string" office:string-value="197006061998032001"/>
          <table:table-cell office:value-type="string" office:string-value="IVc"/>
          <table:table-cell office:value-type="string" office:string-value="Pembina Utama Muda"/>
          <table:table-cell office:value-type="string" office:string-value="2021-04-01"/>
          <table:table-cell office:value-type="string" office:string-value="AUDITOR MADYA"/>
          <table:table-cell office:value-type="string" office:string-value="2021-08-17"/>
          <table:table-cell/>
          <table:table-cell office:value-type="string" office:string-value="INSPEKTORAT WILAYAH VI"/>
          <table:table-cell table:number-columns-repeated="16373"/>
        </table:table-row>
        <table:table-row>
          <table:table-cell table:number-columns-repeated="2"/>
          <table:table-cell office:value-type="string" office:string-value="PURNAWAN HARI, S.H., M.H."/>
          <table:table-cell office:value-type="string" office:string-value="196111101994031001"/>
          <table:table-cell office:value-type="string" office:string-value="IVb"/>
          <table:table-cell office:value-type="string" office:string-value="Pembina Tingkat I"/>
          <table:table-cell office:value-type="string" office:string-value="2012-04-01"/>
          <table:table-cell office:value-type="string" office:string-value="AUDITOR MADYA"/>
          <table:table-cell office:value-type="string" office:string-value="2019-01-23"/>
          <table:table-cell/>
          <table:table-cell office:value-type="string" office:string-value="INSPEKTORAT WILAYAH VI"/>
          <table:table-cell table:number-columns-repeated="16373"/>
        </table:table-row>
        <table:table-row>
          <table:table-cell table:number-columns-repeated="2"/>
          <table:table-cell office:value-type="string" office:string-value="ICHSANUDIN EKO SAPUTRO, S.H., M.Si."/>
          <table:table-cell office:value-type="string" office:string-value="196710271993031001"/>
          <table:table-cell office:value-type="string" office:string-value="IVb"/>
          <table:table-cell office:value-type="string" office:string-value="Pembina Tingkat I"/>
          <table:table-cell office:value-type="string" office:string-value="2014-04-01"/>
          <table:table-cell office:value-type="string" office:string-value="AUDITOR MADYA"/>
          <table:table-cell office:value-type="string" office:string-value="2021-08-17"/>
          <table:table-cell/>
          <table:table-cell office:value-type="string" office:string-value="INSPEKTORAT WILAYAH IV"/>
          <table:table-cell table:number-columns-repeated="16373"/>
        </table:table-row>
        <table:table-row>
          <table:table-cell table:number-columns-repeated="2"/>
          <table:table-cell office:value-type="string" office:string-value="QOLBIN SALIM, S.E., M.H."/>
          <table:table-cell office:value-type="string" office:string-value="196507201994031001"/>
          <table:table-cell office:value-type="string" office:string-value="IVb"/>
          <table:table-cell office:value-type="string" office:string-value="Pembina Tingkat I"/>
          <table:table-cell office:value-type="string" office:string-value="2015-10-01"/>
          <table:table-cell office:value-type="string" office:string-value="AUDITOR MADYA"/>
          <table:table-cell office:value-type="string" office:string-value="2019-01-23"/>
          <table:table-cell/>
          <table:table-cell office:value-type="string" office:string-value="INSPEKTORAT WILAYAH II"/>
          <table:table-cell table:number-columns-repeated="16373"/>
        </table:table-row>
        <table:table-row>
          <table:table-cell table:number-columns-repeated="2"/>
          <table:table-cell office:value-type="string" office:string-value="ANDRIYANTO W. P, S.H., M.H."/>
          <table:table-cell office:value-type="string" office:string-value="197012181999031002"/>
          <table:table-cell office:value-type="string" office:string-value="IVc"/>
          <table:table-cell office:value-type="string" office:string-value="Pembina Utama Muda"/>
          <table:table-cell office:value-type="string" office:string-value="2021-10-01"/>
          <table:table-cell office:value-type="string" office:string-value="AUDITOR MADYA"/>
          <table:table-cell office:value-type="string" office:string-value="2021-08-17"/>
          <table:table-cell/>
          <table:table-cell office:value-type="string" office:string-value="INSPEKTORAT WILAYAH IV"/>
          <table:table-cell table:number-columns-repeated="16373"/>
        </table:table-row>
        <table:table-row>
          <table:table-cell table:number-columns-repeated="2"/>
          <table:table-cell office:value-type="string" office:string-value="JOKO MARTANTO, S.E, M.SI."/>
          <table:table-cell office:value-type="string" office:string-value="197203051999031007"/>
          <table:table-cell office:value-type="string" office:string-value="IVb"/>
          <table:table-cell office:value-type="string" office:string-value="Pembina Tingkat I"/>
          <table:table-cell office:value-type="string" office:string-value="2017-10-01"/>
          <table:table-cell office:value-type="string" office:string-value="KEPALA BAGIAN UMUM"/>
          <table:table-cell office:value-type="string" office:string-value="2019-02-27"/>
          <table:table-cell office:value-type="string" office:string-value="IIIa"/>
          <table:table-cell office:value-type="string" office:string-value="UMUM"/>
          <table:table-cell table:number-columns-repeated="16373"/>
        </table:table-row>
        <table:table-row>
          <table:table-cell table:number-columns-repeated="2"/>
          <table:table-cell office:value-type="string" office:string-value="TATIE RAINI, S.Sos"/>
          <table:table-cell office:value-type="string" office:string-value="196206171986112001"/>
          <table:table-cell office:value-type="string" office:string-value="IVb"/>
          <table:table-cell office:value-type="string" office:string-value="Pembina Tingkat I"/>
          <table:table-cell office:value-type="string" office:string-value="2019-04-01"/>
          <table:table-cell office:value-type="string" office:string-value="AUDITOR MADYA"/>
          <table:table-cell office:value-type="string" office:string-value="2021-08-17"/>
          <table:table-cell/>
          <table:table-cell office:value-type="string" office:string-value="INSPEKTORAT WILAYAH II"/>
          <table:table-cell table:number-columns-repeated="16373"/>
        </table:table-row>
        <table:table-row>
          <table:table-cell table:number-columns-repeated="2"/>
          <table:table-cell office:value-type="string" office:string-value="Drs. ENDANG SUPRIYATNO, S.E., M.Si."/>
          <table:table-cell office:value-type="string" office:string-value="196210031991031001"/>
          <table:table-cell office:value-type="string" office:string-value="IVb"/>
          <table:table-cell office:value-type="string" office:string-value="Pembina Tingkat I"/>
          <table:table-cell office:value-type="string" office:string-value="2019-04-01"/>
          <table:table-cell office:value-type="string" office:string-value="AUDITOR MADYA"/>
          <table:table-cell office:value-type="string" office:string-value="2019-01-23"/>
          <table:table-cell/>
          <table:table-cell office:value-type="string" office:string-value="INSPEKTORAT WILAYAH III"/>
          <table:table-cell table:number-columns-repeated="16373"/>
        </table:table-row>
        <table:table-row>
          <table:table-cell table:number-columns-repeated="2"/>
          <table:table-cell office:value-type="string" office:string-value="AMINULLAH NOOR PAKPAHAN, S.H., M.H."/>
          <table:table-cell office:value-type="string" office:string-value="196406211993031001"/>
          <table:table-cell office:value-type="string" office:string-value="IVb"/>
          <table:table-cell office:value-type="string" office:string-value="Pembina Tingkat I"/>
          <table:table-cell office:value-type="string" office:string-value="2019-04-01"/>
          <table:table-cell office:value-type="string" office:string-value="AUDITOR MADYA"/>
          <table:table-cell office:value-type="string" office:string-value="2021-01-01"/>
          <table:table-cell/>
          <table:table-cell office:value-type="string" office:string-value="INSPEKTORAT WILAYAH VI"/>
          <table:table-cell table:number-columns-repeated="16373"/>
        </table:table-row>
        <table:table-row>
          <table:table-cell table:number-columns-repeated="2"/>
          <table:table-cell office:value-type="string" office:string-value="M RUSLI B, S.H."/>
          <table:table-cell office:value-type="string" office:string-value="196302271998031001"/>
          <table:table-cell office:value-type="string" office:string-value="IVb"/>
          <table:table-cell office:value-type="string" office:string-value="Pembina Tingkat I"/>
          <table:table-cell office:value-type="string" office:string-value="2019-10-01"/>
          <table:table-cell office:value-type="string" office:string-value="AUDITOR MADYA"/>
          <table:table-cell office:value-type="string" office:string-value="2021-08-17"/>
          <table:table-cell/>
          <table:table-cell office:value-type="string" office:string-value="INSPEKTORAT WILAYAH VI"/>
          <table:table-cell table:number-columns-repeated="16373"/>
        </table:table-row>
        <table:table-row>
          <table:table-cell table:number-columns-repeated="2"/>
          <table:table-cell office:value-type="string" office:string-value="TITUT SULISTYANINGSIH, S.E.,M.Si"/>
          <table:table-cell office:value-type="string" office:string-value="197508291999032001"/>
          <table:table-cell office:value-type="string" office:string-value="IVb"/>
          <table:table-cell office:value-type="string" office:string-value="Pembina Tingkat I"/>
          <table:table-cell office:value-type="string" office:string-value="2019-10-01"/>
          <table:table-cell office:value-type="string" office:string-value="AUDITOR MADYA"/>
          <table:table-cell office:value-type="string" office:string-value="2021-08-17"/>
          <table:table-cell/>
          <table:table-cell office:value-type="string" office:string-value="INSPEKTORAT WILAYAH V"/>
          <table:table-cell table:number-columns-repeated="16373"/>
        </table:table-row>
        <table:table-row>
          <table:table-cell table:number-columns-repeated="2"/>
          <table:table-cell office:value-type="string" office:string-value="AGUNG NATANAEL, S.H., M.H."/>
          <table:table-cell office:value-type="string" office:string-value="197107231997031001"/>
          <table:table-cell office:value-type="string" office:string-value="IVb"/>
          <table:table-cell office:value-type="string" office:string-value="Pembina Tingkat I"/>
          <table:table-cell office:value-type="string" office:string-value="2020-04-01"/>
          <table:table-cell office:value-type="string" office:string-value="AUDITOR MADYA"/>
          <table:table-cell office:value-type="string" office:string-value="2021-08-17"/>
          <table:table-cell/>
          <table:table-cell office:value-type="string" office:string-value="INSPEKTORAT WILAYAH V"/>
          <table:table-cell table:number-columns-repeated="16373"/>
        </table:table-row>
        <table:table-row>
          <table:table-cell table:number-columns-repeated="2"/>
          <table:table-cell office:value-type="string" office:string-value="ERIE WIJAYA, S.H."/>
          <table:table-cell office:value-type="string" office:string-value="196905061998031001"/>
          <table:table-cell office:value-type="string" office:string-value="IVb"/>
          <table:table-cell office:value-type="string" office:string-value="Pembina Tingkat I"/>
          <table:table-cell office:value-type="string" office:string-value="2020-04-01"/>
          <table:table-cell office:value-type="string" office:string-value="AUDITOR MADYA"/>
          <table:table-cell office:value-type="string" office:string-value="2019-01-23"/>
          <table:table-cell/>
          <table:table-cell office:value-type="string" office:string-value="INSPEKTORAT WILAYAH II"/>
          <table:table-cell table:number-columns-repeated="16373"/>
        </table:table-row>
        <table:table-row>
          <table:table-cell table:number-columns-repeated="2"/>
          <table:table-cell office:value-type="string" office:string-value="AMI AMATUNISSA, S.H., M.H."/>
          <table:table-cell office:value-type="string" office:string-value="197003271998032001"/>
          <table:table-cell office:value-type="string" office:string-value="IVb"/>
          <table:table-cell office:value-type="string" office:string-value="Pembina Tingkat I"/>
          <table:table-cell office:value-type="string" office:string-value="2020-04-01"/>
          <table:table-cell office:value-type="string" office:string-value="AUDITOR MADYA"/>
          <table:table-cell office:value-type="string" office:string-value="2019-01-23"/>
          <table:table-cell/>
          <table:table-cell office:value-type="string" office:string-value="INSPEKTORAT WILAYAH IV"/>
          <table:table-cell table:number-columns-repeated="16373"/>
        </table:table-row>
        <table:table-row>
          <table:table-cell table:number-columns-repeated="2"/>
          <table:table-cell office:value-type="string" office:string-value="SARWADI, S.H., M.H."/>
          <table:table-cell office:value-type="string" office:string-value="196405151985031016"/>
          <table:table-cell office:value-type="string" office:string-value="IVb"/>
          <table:table-cell office:value-type="string" office:string-value="Pembina Tingkat I"/>
          <table:table-cell office:value-type="string" office:string-value="2020-04-01"/>
          <table:table-cell office:value-type="string" office:string-value="KEPALA BAGIAN KEUANGAN"/>
          <table:table-cell office:value-type="string" office:string-value="2019-02-27"/>
          <table:table-cell office:value-type="string" office:string-value="IIIa"/>
          <table:table-cell office:value-type="string" office:string-value="KEUANGAN"/>
          <table:table-cell table:number-columns-repeated="16373"/>
        </table:table-row>
        <table:table-row>
          <table:table-cell table:number-columns-repeated="2"/>
          <table:table-cell office:value-type="string" office:string-value="MUHAMAD MUFID, S.Ag., M.Si., M.H."/>
          <table:table-cell office:value-type="string" office:string-value="197603042005011001"/>
          <table:table-cell office:value-type="string" office:string-value="IVb"/>
          <table:table-cell office:value-type="string" office:string-value="Pembina Tingkat I"/>
          <table:table-cell office:value-type="string" office:string-value="2021-04-01"/>
          <table:table-cell office:value-type="string" office:string-value="KEPALA BAGIAN KEPEGAWAIAN"/>
          <table:table-cell office:value-type="string" office:string-value="2014-10-08"/>
          <table:table-cell office:value-type="string" office:string-value="IIIa"/>
          <table:table-cell office:value-type="string" office:string-value="KEPEGAWAIAN"/>
          <table:table-cell table:number-columns-repeated="16373"/>
        </table:table-row>
        <table:table-row>
          <table:table-cell table:number-columns-repeated="2"/>
          <table:table-cell office:value-type="string" office:string-value="Dr. INDRA JAYA ALI, S.E,.M.Si"/>
          <table:table-cell office:value-type="string" office:string-value="197410112001121001"/>
          <table:table-cell office:value-type="string" office:string-value="IVb"/>
          <table:table-cell office:value-type="string" office:string-value="Pembina Tingkat I"/>
          <table:table-cell office:value-type="string" office:string-value="2021-04-01"/>
          <table:table-cell office:value-type="string" office:string-value="AUDITOR MADYA"/>
          <table:table-cell office:value-type="string" office:string-value="2021-08-17"/>
          <table:table-cell/>
          <table:table-cell office:value-type="string" office:string-value="INSPEKTORAT WILAYAH I"/>
          <table:table-cell table:number-columns-repeated="16373"/>
        </table:table-row>
        <table:table-row>
          <table:table-cell table:number-columns-repeated="2"/>
          <table:table-cell office:value-type="string" office:string-value="EEM NURMANAH, S.Sos., M.Si."/>
          <table:table-cell office:value-type="string" office:string-value="196906071992032001"/>
          <table:table-cell office:value-type="string" office:string-value="IVb"/>
          <table:table-cell office:value-type="string" office:string-value="Pembina Tingkat I"/>
          <table:table-cell office:value-type="string" office:string-value="2021-10-01"/>
          <table:table-cell office:value-type="string" office:string-value="ANALIS KEPEGAWAIAN AHLI MADYA"/>
          <table:table-cell office:value-type="string" office:string-value="2021-01-01"/>
          <table:table-cell/>
          <table:table-cell office:value-type="string" office:string-value="KEPEGAWAIAN"/>
          <table:table-cell table:number-columns-repeated="16373"/>
        </table:table-row>
        <table:table-row>
          <table:table-cell table:number-columns-repeated="2"/>
          <table:table-cell office:value-type="string" office:string-value="ARI PRAMBUDI, S.H., M.H."/>
          <table:table-cell office:value-type="string" office:string-value="197002141998031001"/>
          <table:table-cell office:value-type="string" office:string-value="IVb"/>
          <table:table-cell office:value-type="string" office:string-value="Pembina Tingkat I"/>
          <table:table-cell office:value-type="string" office:string-value="2021-10-01"/>
          <table:table-cell office:value-type="string" office:string-value="AUDITOR MADYA"/>
          <table:table-cell office:value-type="string" office:string-value="2021-01-01"/>
          <table:table-cell/>
          <table:table-cell office:value-type="string" office:string-value="INSPEKTORAT WILAYAH V"/>
          <table:table-cell table:number-columns-repeated="16373"/>
        </table:table-row>
        <table:table-row>
          <table:table-cell table:number-columns-repeated="2"/>
          <table:table-cell office:value-type="string" office:string-value="SUPERMAN, S.E."/>
          <table:table-cell office:value-type="string" office:string-value="197003241999031001"/>
          <table:table-cell office:value-type="string" office:string-value="IVb"/>
          <table:table-cell office:value-type="string" office:string-value="Pembina Tingkat I"/>
          <table:table-cell office:value-type="string" office:string-value="2021-10-01"/>
          <table:table-cell office:value-type="string" office:string-value="AUDITOR MADYA"/>
          <table:table-cell office:value-type="string" office:string-value="2018-04-27"/>
          <table:table-cell/>
          <table:table-cell office:value-type="string" office:string-value="INSPEKTORAT WILAYAH II"/>
          <table:table-cell table:number-columns-repeated="16373"/>
        </table:table-row>
        <table:table-row>
          <table:table-cell table:number-columns-repeated="2"/>
          <table:table-cell office:value-type="string" office:string-value="TIARMA ROSA SINAGA, S.H., M.H., M.Ak."/>
          <table:table-cell office:value-type="string" office:string-value="197005212005012001"/>
          <table:table-cell office:value-type="string" office:string-value="IVa"/>
          <table:table-cell office:value-type="string" office:string-value="Pembina"/>
          <table:table-cell office:value-type="string" office:string-value="2017-04-01"/>
          <table:table-cell office:value-type="string" office:string-value="AUDITOR MADYA"/>
          <table:table-cell office:value-type="string" office:string-value="2021-08-17"/>
          <table:table-cell/>
          <table:table-cell office:value-type="string" office:string-value="INSPEKTORAT WILAYAH I"/>
          <table:table-cell table:number-columns-repeated="16373"/>
        </table:table-row>
        <table:table-row>
          <table:table-cell table:number-columns-repeated="2"/>
          <table:table-cell office:value-type="string" office:string-value="YON SUMITRO, S.H."/>
          <table:table-cell office:value-type="string" office:string-value="197201012000031001"/>
          <table:table-cell office:value-type="string" office:string-value="IVa"/>
          <table:table-cell office:value-type="string" office:string-value="Pembina"/>
          <table:table-cell office:value-type="string" office:string-value="2018-04-01"/>
          <table:table-cell office:value-type="string" office:string-value="AUDITOR MADYA"/>
          <table:table-cell office:value-type="string" office:string-value="2021-01-01"/>
          <table:table-cell/>
          <table:table-cell office:value-type="string" office:string-value="INSPEKTORAT WILAYAH IV"/>
          <table:table-cell table:number-columns-repeated="16373"/>
        </table:table-row>
        <table:table-row>
          <table:table-cell table:number-columns-repeated="2"/>
          <table:table-cell office:value-type="string" office:string-value="SYAHRIZAL LUBIS, S.H., M.H."/>
          <table:table-cell office:value-type="string" office:string-value="196908132001121001"/>
          <table:table-cell office:value-type="string" office:string-value="IVa"/>
          <table:table-cell office:value-type="string" office:string-value="Pembina"/>
          <table:table-cell office:value-type="string" office:string-value="2018-04-01"/>
          <table:table-cell office:value-type="string" office:string-value="KASUBAG TATA USAHA"/>
          <table:table-cell office:value-type="string" office:string-value="2017-04-11"/>
          <table:table-cell office:value-type="string" office:string-value="IVa"/>
          <table:table-cell office:value-type="string" office:string-value="INSPEKTORAT WILAYAH IV"/>
          <table:table-cell table:number-columns-repeated="16373"/>
        </table:table-row>
        <table:table-row>
          <table:table-cell table:number-columns-repeated="2"/>
          <table:table-cell office:value-type="string" office:string-value="DENNY DARMAWAN, S.E., M.H."/>
          <table:table-cell office:value-type="string" office:string-value="197301192001121001"/>
          <table:table-cell office:value-type="string" office:string-value="IVa"/>
          <table:table-cell office:value-type="string" office:string-value="Pembina"/>
          <table:table-cell office:value-type="string" office:string-value="2018-04-01"/>
          <table:table-cell office:value-type="string" office:string-value="KASUBAG AKUNTANSI DAN PELAPORAN"/>
          <table:table-cell office:value-type="string" office:string-value="2015-12-18"/>
          <table:table-cell office:value-type="string" office:string-value="IVa"/>
          <table:table-cell office:value-type="string" office:string-value="KEUANGAN"/>
          <table:table-cell table:number-columns-repeated="16373"/>
        </table:table-row>
        <table:table-row>
          <table:table-cell table:number-columns-repeated="2"/>
          <table:table-cell office:value-type="string" office:string-value="SLAMET IMAN SANTOSO, S.E., M.M."/>
          <table:table-cell office:value-type="string" office:string-value="197505202001121002"/>
          <table:table-cell office:value-type="string" office:string-value="IVa"/>
          <table:table-cell office:value-type="string" office:string-value="Pembina"/>
          <table:table-cell office:value-type="string" office:string-value="2018-04-01"/>
          <table:table-cell office:value-type="string" office:string-value="KEPALA BAGIAN SISTEM INFORMASI PENGAWASAN"/>
          <table:table-cell office:value-type="string" office:string-value="2019-02-27"/>
          <table:table-cell office:value-type="string" office:string-value="IIIa"/>
          <table:table-cell office:value-type="string" office:string-value="SISTEM INFORMASI PENGAWASAN"/>
          <table:table-cell table:number-columns-repeated="16373"/>
        </table:table-row>
        <table:table-row>
          <table:table-cell table:number-columns-repeated="2"/>
          <table:table-cell office:value-type="string" office:string-value="LELY NURACHMI, S.H., M.H."/>
          <table:table-cell office:value-type="string" office:string-value="196303261985032001"/>
          <table:table-cell office:value-type="string" office:string-value="IVa"/>
          <table:table-cell office:value-type="string" office:string-value="Pembina"/>
          <table:table-cell office:value-type="string" office:string-value="2019-04-01"/>
          <table:table-cell office:value-type="string" office:string-value="AUDITOR MADYA"/>
          <table:table-cell office:value-type="string" office:string-value="2019-04-01"/>
          <table:table-cell/>
          <table:table-cell office:value-type="string" office:string-value="INSPEKTORAT WILAYAH I"/>
          <table:table-cell table:number-columns-repeated="16373"/>
        </table:table-row>
        <table:table-row>
          <table:table-cell table:number-columns-repeated="2"/>
          <table:table-cell office:value-type="string" office:string-value="NUR SOFIYAH, A.Md.,S.IP., M.M."/>
          <table:table-cell office:value-type="string" office:string-value="196910131992032001"/>
          <table:table-cell office:value-type="string" office:string-value="IVb"/>
          <table:table-cell office:value-type="string" office:string-value="Pembina Tingkat I"/>
          <table:table-cell office:value-type="string" office:string-value="2021-10-01"/>
          <table:table-cell office:value-type="string" office:string-value="AUDITOR MADYA"/>
          <table:table-cell office:value-type="string" office:string-value="2019-01-02"/>
          <table:table-cell/>
          <table:table-cell office:value-type="string" office:string-value="INSPEKTORAT WILAYAH I"/>
          <table:table-cell table:number-columns-repeated="16373"/>
        </table:table-row>
        <table:table-row>
          <table:table-cell table:number-columns-repeated="2"/>
          <table:table-cell office:value-type="string" office:string-value="ARI FARDIANTO, S.E."/>
          <table:table-cell office:value-type="string" office:string-value="196504191999031001"/>
          <table:table-cell office:value-type="string" office:string-value="IVa"/>
          <table:table-cell office:value-type="string" office:string-value="Pembina"/>
          <table:table-cell office:value-type="string" office:string-value="2019-04-01"/>
          <table:table-cell office:value-type="string" office:string-value="AUDITOR MADYA"/>
          <table:table-cell office:value-type="string" office:string-value="2021-01-01"/>
          <table:table-cell/>
          <table:table-cell office:value-type="string" office:string-value="INSPEKTORAT WILAYAH III"/>
          <table:table-cell table:number-columns-repeated="16373"/>
        </table:table-row>
        <table:table-row>
          <table:table-cell table:number-columns-repeated="2"/>
          <table:table-cell office:value-type="string" office:string-value="SITI SOFIATUN, S.E., M.Si."/>
          <table:table-cell office:value-type="string" office:string-value="197812282003122001"/>
          <table:table-cell office:value-type="string" office:string-value="IVb"/>
          <table:table-cell office:value-type="string" office:string-value="Pembina Tingkat I"/>
          <table:table-cell office:value-type="string" office:string-value="2021-10-01"/>
          <table:table-cell office:value-type="string" office:string-value="AUDITOR MADYA"/>
          <table:table-cell office:value-type="string" office:string-value="2021-08-17"/>
          <table:table-cell/>
          <table:table-cell office:value-type="string" office:string-value="INSPEKTORAT WILAYAH III"/>
          <table:table-cell table:number-columns-repeated="16373"/>
        </table:table-row>
        <table:table-row>
          <table:table-cell table:number-columns-repeated="2"/>
          <table:table-cell office:value-type="string" office:string-value="TRI ANDAYANI, S.E., M.M."/>
          <table:table-cell office:value-type="string" office:string-value="197901092003122001"/>
          <table:table-cell office:value-type="string" office:string-value="IVb"/>
          <table:table-cell office:value-type="string" office:string-value="Pembina Tingkat I"/>
          <table:table-cell office:value-type="string" office:string-value="2021-10-01"/>
          <table:table-cell office:value-type="string" office:string-value="AUDITOR MADYA"/>
          <table:table-cell office:value-type="string" office:string-value="2021-08-17"/>
          <table:table-cell/>
          <table:table-cell office:value-type="string" office:string-value="INSPEKTORAT WILAYAH V"/>
          <table:table-cell table:number-columns-repeated="16373"/>
        </table:table-row>
        <table:table-row>
          <table:table-cell table:number-columns-repeated="2"/>
          <table:table-cell office:value-type="string" office:string-value="MADDALENA SARAGI, S.H., M.Kn., M.M."/>
          <table:table-cell office:value-type="string" office:string-value="197412092005012001"/>
          <table:table-cell office:value-type="string" office:string-value="IVb"/>
          <table:table-cell office:value-type="string" office:string-value="Pembina Tingkat I"/>
          <table:table-cell office:value-type="string" office:string-value="2021-10-01"/>
          <table:table-cell office:value-type="string" office:string-value="AUDITOR MADYA"/>
          <table:table-cell office:value-type="string" office:string-value="2021-01-01"/>
          <table:table-cell/>
          <table:table-cell office:value-type="string" office:string-value="INSPEKTORAT WILAYAH III"/>
          <table:table-cell table:number-columns-repeated="16373"/>
        </table:table-row>
        <table:table-row>
          <table:table-cell table:number-columns-repeated="2"/>
          <table:table-cell office:value-type="string" office:string-value="DOKTOR GURNING, S.H., M.Si."/>
          <table:table-cell office:value-type="string" office:string-value="197908302005011001"/>
          <table:table-cell office:value-type="string" office:string-value="IVa"/>
          <table:table-cell office:value-type="string" office:string-value="Pembina"/>
          <table:table-cell office:value-type="string" office:string-value="2019-04-01"/>
          <table:table-cell office:value-type="string" office:string-value="AUDITOR MADYA"/>
          <table:table-cell office:value-type="string" office:string-value="2021-01-01"/>
          <table:table-cell/>
          <table:table-cell office:value-type="string" office:string-value="INSPEKTORAT WILAYAH VI"/>
          <table:table-cell table:number-columns-repeated="16373"/>
        </table:table-row>
        <table:table-row>
          <table:table-cell table:number-columns-repeated="2"/>
          <table:table-cell office:value-type="string" office:string-value="BANERIAMA, S.H., M.H."/>
          <table:table-cell office:value-type="string" office:string-value="197306231994032001"/>
          <table:table-cell office:value-type="string" office:string-value="IVa"/>
          <table:table-cell office:value-type="string" office:string-value="Pembina"/>
          <table:table-cell office:value-type="string" office:string-value="2019-10-01"/>
          <table:table-cell office:value-type="string" office:string-value="KASUBBAG PERBENDAHARAAN"/>
          <table:table-cell office:value-type="string" office:string-value="2020-08-10"/>
          <table:table-cell office:value-type="string" office:string-value="IVa"/>
          <table:table-cell office:value-type="string" office:string-value="KEUANGAN"/>
          <table:table-cell table:number-columns-repeated="16373"/>
        </table:table-row>
        <table:table-row>
          <table:table-cell table:number-columns-repeated="2"/>
          <table:table-cell office:value-type="string" office:string-value="NANIH KUSNANI, A.Md., S.Sos., M.Ak."/>
          <table:table-cell office:value-type="string" office:string-value="197212041999032001"/>
          <table:table-cell office:value-type="string" office:string-value="IVa"/>
          <table:table-cell office:value-type="string" office:string-value="Pembina"/>
          <table:table-cell office:value-type="string" office:string-value="2019-10-01"/>
          <table:table-cell office:value-type="string" office:string-value="KEPALA BAGIAN PROGRAM,HUMAS DAN PELAPORAN"/>
          <table:table-cell office:value-type="string" office:string-value="2019-02-27"/>
          <table:table-cell office:value-type="string" office:string-value="IIIa"/>
          <table:table-cell office:value-type="string" office:string-value="PROGRAM,HUMAS DAN PELAPORAN"/>
          <table:table-cell table:number-columns-repeated="16373"/>
        </table:table-row>
        <table:table-row>
          <table:table-cell table:number-columns-repeated="2"/>
          <table:table-cell office:value-type="string" office:string-value="DIAN SAPTAWATI, S.E., M.Si."/>
          <table:table-cell office:value-type="string" office:string-value="197712102005012002"/>
          <table:table-cell office:value-type="string" office:string-value="IVa"/>
          <table:table-cell office:value-type="string" office:string-value="Pembina"/>
          <table:table-cell office:value-type="string" office:string-value="2021-04-01"/>
          <table:table-cell office:value-type="string" office:string-value="KASUBAG PERSURATAN DAN ARSIP"/>
          <table:table-cell office:value-type="string" office:string-value="2017-04-03"/>
          <table:table-cell office:value-type="string" office:string-value="IVa"/>
          <table:table-cell office:value-type="string" office:string-value="UMUM"/>
          <table:table-cell table:number-columns-repeated="16373"/>
        </table:table-row>
        <table:table-row>
          <table:table-cell table:number-columns-repeated="2"/>
          <table:table-cell office:value-type="string" office:string-value="HARI PURWANTO, A.Md., S.E., M.Si."/>
          <table:table-cell office:value-type="string" office:string-value="197201172001121001"/>
          <table:table-cell office:value-type="string" office:string-value="IIId"/>
          <table:table-cell office:value-type="string" office:string-value="Penata Tingkat I"/>
          <table:table-cell office:value-type="string" office:string-value="2015-10-01"/>
          <table:table-cell office:value-type="string" office:string-value="AUDITOR MUDA"/>
          <table:table-cell office:value-type="string" office:string-value="2019-01-23"/>
          <table:table-cell/>
          <table:table-cell office:value-type="string" office:string-value="INSPEKTORAT WILAYAH VI"/>
          <table:table-cell table:number-columns-repeated="16373"/>
        </table:table-row>
        <table:table-row>
          <table:table-cell table:number-columns-repeated="2"/>
          <table:table-cell office:value-type="string" office:string-value="MILANTO SIMANJUNTAK, S.E."/>
          <table:table-cell office:value-type="string" office:string-value="197505222003121001"/>
          <table:table-cell office:value-type="string" office:string-value="IIId"/>
          <table:table-cell office:value-type="string" office:string-value="Penata Tingkat I"/>
          <table:table-cell office:value-type="string" office:string-value="2015-10-01"/>
          <table:table-cell office:value-type="string" office:string-value="KEPALA SUBBAG TATA USAHA"/>
          <table:table-cell office:value-type="string" office:string-value="2018-01-03"/>
          <table:table-cell office:value-type="string" office:string-value="IVa"/>
          <table:table-cell office:value-type="string" office:string-value="INSPEKTORAT WILAYAH III"/>
          <table:table-cell table:number-columns-repeated="16373"/>
        </table:table-row>
        <table:table-row>
          <table:table-cell table:number-columns-repeated="2"/>
          <table:table-cell office:value-type="string" office:string-value="HARRY LESMANA, S.T., M.Si"/>
          <table:table-cell office:value-type="string" office:string-value="198011222003121001"/>
          <table:table-cell office:value-type="string" office:string-value="IIId"/>
          <table:table-cell office:value-type="string" office:string-value="Penata Tingkat I"/>
          <table:table-cell office:value-type="string" office:string-value="2016-10-01"/>
          <table:table-cell office:value-type="string" office:string-value="AUDITOR MUDA"/>
          <table:table-cell office:value-type="string" office:string-value="2019-01-22"/>
          <table:table-cell/>
          <table:table-cell office:value-type="string" office:string-value="INSPEKTORAT WILAYAH I"/>
          <table:table-cell table:number-columns-repeated="16373"/>
        </table:table-row>
        <table:table-row>
          <table:table-cell table:number-columns-repeated="2"/>
          <table:table-cell office:value-type="string" office:string-value="NURMALASARI, S.H., M.H."/>
          <table:table-cell office:value-type="string" office:string-value="197909011999032001"/>
          <table:table-cell office:value-type="string" office:string-value="IVa"/>
          <table:table-cell office:value-type="string" office:string-value="Pembina"/>
          <table:table-cell office:value-type="string" office:string-value="2021-10-01"/>
          <table:table-cell office:value-type="string" office:string-value="KASUBAG PENGELOLAAN DAN ANALISIS DATA HASIL PENGAWASAN II"/>
          <table:table-cell office:value-type="string" office:string-value="2020-08-10"/>
          <table:table-cell office:value-type="string" office:string-value="IVa"/>
          <table:table-cell office:value-type="string" office:string-value="SISTEM INFORMASI PENGAWASAN"/>
          <table:table-cell table:number-columns-repeated="16373"/>
        </table:table-row>
        <table:table-row>
          <table:table-cell table:number-columns-repeated="2"/>
          <table:table-cell office:value-type="string" office:string-value="ANTON PARASIAN, S.H., M.Si"/>
          <table:table-cell office:value-type="string" office:string-value="198103312006041001"/>
          <table:table-cell office:value-type="string" office:string-value="IIId"/>
          <table:table-cell office:value-type="string" office:string-value="Penata Tingkat I"/>
          <table:table-cell office:value-type="string" office:string-value="2017-10-01"/>
          <table:table-cell office:value-type="string" office:string-value="AUDITOR MUDA"/>
          <table:table-cell office:value-type="string" office:string-value="2021-07-01"/>
          <table:table-cell/>
          <table:table-cell office:value-type="string" office:string-value="INSPEKTORAT WILAYAH VI"/>
          <table:table-cell table:number-columns-repeated="16373"/>
        </table:table-row>
        <table:table-row>
          <table:table-cell table:number-columns-repeated="2"/>
          <table:table-cell office:value-type="string" office:string-value="WAHYU SETIAWAN, S.Kom."/>
          <table:table-cell office:value-type="string" office:string-value="197907172001121001"/>
          <table:table-cell office:value-type="string" office:string-value="IIId"/>
          <table:table-cell office:value-type="string" office:string-value="Penata Tingkat I"/>
          <table:table-cell office:value-type="string" office:string-value="2018-04-01"/>
          <table:table-cell office:value-type="string" office:string-value="KASUBBAG PENGELOLAAN TEKNOLOGI SISTEM INFORMASI"/>
          <table:table-cell office:value-type="string" office:string-value="2015-12-18"/>
          <table:table-cell office:value-type="string" office:string-value="IVa"/>
          <table:table-cell office:value-type="string" office:string-value="SISTEM INFORMASI PENGAWASAN"/>
          <table:table-cell table:number-columns-repeated="16373"/>
        </table:table-row>
        <table:table-row>
          <table:table-cell table:number-columns-repeated="2"/>
          <table:table-cell office:value-type="string" office:string-value="M.H. KESUMA NEGARA, S.H., M.M."/>
          <table:table-cell office:value-type="string" office:string-value="197101312003121001"/>
          <table:table-cell office:value-type="string" office:string-value="IIId"/>
          <table:table-cell office:value-type="string" office:string-value="Penata Tingkat I"/>
          <table:table-cell office:value-type="string" office:string-value="2018-04-01"/>
          <table:table-cell office:value-type="string" office:string-value="AUDITOR MUDA"/>
          <table:table-cell office:value-type="string" office:string-value="2019-01-23"/>
          <table:table-cell/>
          <table:table-cell office:value-type="string" office:string-value="INSPEKTORAT WILAYAH I"/>
          <table:table-cell table:number-columns-repeated="16373"/>
        </table:table-row>
        <table:table-row>
          <table:table-cell table:number-columns-repeated="2"/>
          <table:table-cell office:value-type="string" office:string-value="HERU SAPRUDIN, S.H."/>
          <table:table-cell office:value-type="string" office:string-value="197102192001121001"/>
          <table:table-cell office:value-type="string" office:string-value="IIId"/>
          <table:table-cell office:value-type="string" office:string-value="Penata Tingkat I"/>
          <table:table-cell office:value-type="string" office:string-value="2019-04-01"/>
          <table:table-cell office:value-type="string" office:string-value="KASUBAG PENGELOLAAN DAN ANLISIS DATA HASIL PENGAWASAN I"/>
          <table:table-cell office:value-type="string" office:string-value="0000-00-00"/>
          <table:table-cell office:value-type="string" office:string-value="IVa"/>
          <table:table-cell office:value-type="string" office:string-value="SISTEM INFORMASI PENGAWASAN"/>
          <table:table-cell table:number-columns-repeated="16373"/>
        </table:table-row>
        <table:table-row>
          <table:table-cell table:number-columns-repeated="2"/>
          <table:table-cell office:value-type="string" office:string-value="JUNITA ARISTIATI, S.E., M.Si."/>
          <table:table-cell office:value-type="string" office:string-value="197106012001122001"/>
          <table:table-cell office:value-type="string" office:string-value="IIId"/>
          <table:table-cell office:value-type="string" office:string-value="Penata Tingkat I"/>
          <table:table-cell office:value-type="string" office:string-value="2019-04-01"/>
          <table:table-cell office:value-type="string" office:string-value="AUDITOR MUDA"/>
          <table:table-cell office:value-type="string" office:string-value="2021-01-01"/>
          <table:table-cell/>
          <table:table-cell office:value-type="string" office:string-value="INSPEKTORAT WILAYAH V"/>
          <table:table-cell table:number-columns-repeated="16373"/>
        </table:table-row>
        <table:table-row>
          <table:table-cell table:number-columns-repeated="2"/>
          <table:table-cell office:value-type="string" office:string-value="AGUS RIANTO, S.E."/>
          <table:table-cell office:value-type="string" office:string-value="197208172001121002"/>
          <table:table-cell office:value-type="string" office:string-value="IIId"/>
          <table:table-cell office:value-type="string" office:string-value="Penata Tingkat I"/>
          <table:table-cell office:value-type="string" office:string-value="2019-04-01"/>
          <table:table-cell office:value-type="string" office:string-value="AUDITOR MUDA"/>
          <table:table-cell office:value-type="string" office:string-value="0000-00-00"/>
          <table:table-cell/>
          <table:table-cell office:value-type="string" office:string-value="INSPEKTORAT WILAYAH III"/>
          <table:table-cell table:number-columns-repeated="16373"/>
        </table:table-row>
        <table:table-row>
          <table:table-cell table:number-columns-repeated="2"/>
          <table:table-cell office:value-type="string" office:string-value="NOPALISA EGITULAS VEMBILAN, S.Kom., MMSI"/>
          <table:table-cell office:value-type="string" office:string-value="197911172003122001"/>
          <table:table-cell office:value-type="string" office:string-value="IIId"/>
          <table:table-cell office:value-type="string" office:string-value="Penata Tingkat I"/>
          <table:table-cell office:value-type="string" office:string-value="2019-04-01"/>
          <table:table-cell office:value-type="string" office:string-value="AUDITOR MUDA"/>
          <table:table-cell office:value-type="string" office:string-value="2019-01-23"/>
          <table:table-cell/>
          <table:table-cell office:value-type="string" office:string-value="INSPEKTORAT WILAYAH II"/>
          <table:table-cell table:number-columns-repeated="16373"/>
        </table:table-row>
        <table:table-row>
          <table:table-cell table:number-columns-repeated="2"/>
          <table:table-cell office:value-type="string" office:string-value="IQBAL ALBERT HUSIN, SH., M.Kn., M.Si"/>
          <table:table-cell office:value-type="string" office:string-value="198002162006041001"/>
          <table:table-cell office:value-type="string" office:string-value="IIId"/>
          <table:table-cell office:value-type="string" office:string-value="Penata Tingkat I"/>
          <table:table-cell office:value-type="string" office:string-value="2019-04-01"/>
          <table:table-cell office:value-type="string" office:string-value="AUDITOR MUDA"/>
          <table:table-cell office:value-type="string" office:string-value="2019-01-25"/>
          <table:table-cell/>
          <table:table-cell office:value-type="string" office:string-value="INSPEKTORAT WILAYAH IV"/>
          <table:table-cell table:number-columns-repeated="16373"/>
        </table:table-row>
        <table:table-row>
          <table:table-cell table:number-columns-repeated="2"/>
          <table:table-cell office:value-type="string" office:string-value="FANDYLA WAHYU SASONGKO, S.H., M.Si."/>
          <table:table-cell office:value-type="string" office:string-value="198402112006041001"/>
          <table:table-cell office:value-type="string" office:string-value="IIId"/>
          <table:table-cell office:value-type="string" office:string-value="Penata Tingkat I"/>
          <table:table-cell office:value-type="string" office:string-value="2019-04-01"/>
          <table:table-cell office:value-type="string" office:string-value="AUDITOR MUDA"/>
          <table:table-cell office:value-type="string" office:string-value="2021-01-01"/>
          <table:table-cell/>
          <table:table-cell office:value-type="string" office:string-value="INSPEKTORAT WILAYAH IV"/>
          <table:table-cell table:number-columns-repeated="16373"/>
        </table:table-row>
        <table:table-row>
          <table:table-cell table:number-columns-repeated="2"/>
          <table:table-cell office:value-type="string" office:string-value="EDY PRABOWO SAPUTRO, S.Kom, M.Si"/>
          <table:table-cell office:value-type="string" office:string-value="198302162003121002"/>
          <table:table-cell office:value-type="string" office:string-value="IIId"/>
          <table:table-cell office:value-type="string" office:string-value="Penata Tingkat I"/>
          <table:table-cell office:value-type="string" office:string-value="2019-10-01"/>
          <table:table-cell office:value-type="string" office:string-value="AUDITOR MUDA"/>
          <table:table-cell office:value-type="string" office:string-value="2021-01-01"/>
          <table:table-cell/>
          <table:table-cell office:value-type="string" office:string-value="INSPEKTORAT WILAYAH VI"/>
          <table:table-cell table:number-columns-repeated="16373"/>
        </table:table-row>
        <table:table-row>
          <table:table-cell table:number-columns-repeated="2"/>
          <table:table-cell office:value-type="string" office:string-value="RISTIANTI MUJI KARTIKA SARI, SH.,MSi."/>
          <table:table-cell office:value-type="string" office:string-value="198205202006042001"/>
          <table:table-cell office:value-type="string" office:string-value="IIId"/>
          <table:table-cell office:value-type="string" office:string-value="Penata Tingkat I"/>
          <table:table-cell office:value-type="string" office:string-value="2019-10-01"/>
          <table:table-cell office:value-type="string" office:string-value="AUDITOR MUDA"/>
          <table:table-cell office:value-type="string" office:string-value="2021-01-01"/>
          <table:table-cell/>
          <table:table-cell office:value-type="string" office:string-value="INSPEKTORAT WILAYAH I"/>
          <table:table-cell table:number-columns-repeated="16373"/>
        </table:table-row>
        <table:table-row>
          <table:table-cell table:number-columns-repeated="2"/>
          <table:table-cell office:value-type="string" office:string-value="NASRUDIN NURDIANSYAH, S.H., M.Si."/>
          <table:table-cell office:value-type="string" office:string-value="198309142001121002"/>
          <table:table-cell office:value-type="string" office:string-value="IIId"/>
          <table:table-cell office:value-type="string" office:string-value="Penata Tingkat I"/>
          <table:table-cell office:value-type="string" office:string-value="2019-10-01"/>
          <table:table-cell office:value-type="string" office:string-value="AUDITOR MUDA"/>
          <table:table-cell office:value-type="string" office:string-value="2021-01-01"/>
          <table:table-cell/>
          <table:table-cell office:value-type="string" office:string-value="INSPEKTORAT WILAYAH I"/>
          <table:table-cell table:number-columns-repeated="16373"/>
        </table:table-row>
        <table:table-row>
          <table:table-cell table:number-columns-repeated="2"/>
          <table:table-cell office:value-type="string" office:string-value="DWI ARI WIBOWO, SH., M.M."/>
          <table:table-cell office:value-type="string" office:string-value="198503152003121003"/>
          <table:table-cell office:value-type="string" office:string-value="IIId"/>
          <table:table-cell office:value-type="string" office:string-value="Penata Tingkat I"/>
          <table:table-cell office:value-type="string" office:string-value="2019-10-01"/>
          <table:table-cell office:value-type="string" office:string-value="AUDITOR MUDA"/>
          <table:table-cell office:value-type="string" office:string-value="2021-01-01"/>
          <table:table-cell/>
          <table:table-cell office:value-type="string" office:string-value="INSPEKTORAT WILAYAH IV"/>
          <table:table-cell table:number-columns-repeated="16373"/>
        </table:table-row>
        <table:table-row>
          <table:table-cell table:number-columns-repeated="2"/>
          <table:table-cell office:value-type="string" office:string-value="ZAIFACHATUR ROZIYAH, S.H., M.Si."/>
          <table:table-cell office:value-type="string" office:string-value="197912262005012001"/>
          <table:table-cell office:value-type="string" office:string-value="IIId"/>
          <table:table-cell office:value-type="string" office:string-value="Penata Tingkat I"/>
          <table:table-cell office:value-type="string" office:string-value="2019-10-01"/>
          <table:table-cell office:value-type="string" office:string-value="AUDITOR MUDA"/>
          <table:table-cell office:value-type="string" office:string-value="2021-01-01"/>
          <table:table-cell/>
          <table:table-cell office:value-type="string" office:string-value="INSPEKTORAT WILAYAH III"/>
          <table:table-cell table:number-columns-repeated="16373"/>
        </table:table-row>
        <table:table-row>
          <table:table-cell table:number-columns-repeated="2"/>
          <table:table-cell office:value-type="string" office:string-value="BAMBANG PURWANTHO, S.H.,M.Si"/>
          <table:table-cell office:value-type="string" office:string-value="197908032006041001"/>
          <table:table-cell office:value-type="string" office:string-value="IIId"/>
          <table:table-cell office:value-type="string" office:string-value="Penata Tingkat I"/>
          <table:table-cell office:value-type="string" office:string-value="2019-10-01"/>
          <table:table-cell office:value-type="string" office:string-value="AUDITOR MUDA"/>
          <table:table-cell office:value-type="string" office:string-value="2021-01-01"/>
          <table:table-cell/>
          <table:table-cell office:value-type="string" office:string-value="INSPEKTORAT WILAYAH III"/>
          <table:table-cell table:number-columns-repeated="16373"/>
        </table:table-row>
        <table:table-row>
          <table:table-cell table:number-columns-repeated="2"/>
          <table:table-cell office:value-type="string" office:string-value="JUANDA MARTUA USULUDDIN NASUTION, S.H."/>
          <table:table-cell office:value-type="string" office:string-value="198210272006041001"/>
          <table:table-cell office:value-type="string" office:string-value="IIId"/>
          <table:table-cell office:value-type="string" office:string-value="Penata Tingkat I"/>
          <table:table-cell office:value-type="string" office:string-value="2020-04-01"/>
          <table:table-cell office:value-type="string" office:string-value="KEPALA SUBBAG TATA USAHA"/>
          <table:table-cell office:value-type="string" office:string-value="2020-01-13"/>
          <table:table-cell office:value-type="string" office:string-value="IVa"/>
          <table:table-cell office:value-type="string" office:string-value="INSPEKTORAT WILAYAH II"/>
          <table:table-cell table:number-columns-repeated="16373"/>
        </table:table-row>
        <table:table-row>
          <table:table-cell table:number-columns-repeated="2"/>
          <table:table-cell office:value-type="string" office:string-value="PUJI RAHARTO, S.IP., M.M."/>
          <table:table-cell office:value-type="string" office:string-value="196510211986031001"/>
          <table:table-cell office:value-type="string" office:string-value="IIId"/>
          <table:table-cell office:value-type="string" office:string-value="Penata Tingkat I"/>
          <table:table-cell office:value-type="string" office:string-value="2020-04-01"/>
          <table:table-cell office:value-type="string" office:string-value="AUDITOR MUDA"/>
          <table:table-cell office:value-type="string" office:string-value="0000-00-00"/>
          <table:table-cell/>
          <table:table-cell office:value-type="string" office:string-value="INSPEKTORAT WILAYAH IV"/>
          <table:table-cell table:number-columns-repeated="16373"/>
        </table:table-row>
        <table:table-row>
          <table:table-cell table:number-columns-repeated="2"/>
          <table:table-cell office:value-type="string" office:string-value="EKA SETYAWATI, S.H., M.H."/>
          <table:table-cell office:value-type="string" office:string-value="198002221999032002"/>
          <table:table-cell office:value-type="string" office:string-value="IIId"/>
          <table:table-cell office:value-type="string" office:string-value="Penata Tingkat I"/>
          <table:table-cell office:value-type="string" office:string-value="2020-04-01"/>
          <table:table-cell office:value-type="string" office:string-value="AUDITOR MUDA"/>
          <table:table-cell office:value-type="string" office:string-value="2021-01-01"/>
          <table:table-cell/>
          <table:table-cell office:value-type="string" office:string-value="INSPEKTORAT WILAYAH II"/>
          <table:table-cell table:number-columns-repeated="16373"/>
        </table:table-row>
        <table:table-row>
          <table:table-cell table:number-columns-repeated="2"/>
          <table:table-cell office:value-type="string" office:string-value="AGUS PRIYO ATMOKO, A.Md., S.E., M.H."/>
          <table:table-cell office:value-type="string" office:string-value="198108132005011001"/>
          <table:table-cell office:value-type="string" office:string-value="IIId"/>
          <table:table-cell office:value-type="string" office:string-value="Penata Tingkat I"/>
          <table:table-cell office:value-type="string" office:string-value="2020-04-01"/>
          <table:table-cell office:value-type="string" office:string-value="AUDITOR MUDA"/>
          <table:table-cell office:value-type="string" office:string-value="2021-01-01"/>
          <table:table-cell/>
          <table:table-cell office:value-type="string" office:string-value="INSPEKTORAT WILAYAH II"/>
          <table:table-cell table:number-columns-repeated="16373"/>
        </table:table-row>
        <table:table-row>
          <table:table-cell table:number-columns-repeated="2"/>
          <table:table-cell office:value-type="string" office:string-value="R.ERI IRAWAN SUMANTO, S.H., M.Kn."/>
          <table:table-cell office:value-type="string" office:string-value="197603212006041001"/>
          <table:table-cell office:value-type="string" office:string-value="IIId"/>
          <table:table-cell office:value-type="string" office:string-value="Penata Tingkat I"/>
          <table:table-cell office:value-type="string" office:string-value="2021-04-01"/>
          <table:table-cell office:value-type="string" office:string-value="AUDITOR MUDA"/>
          <table:table-cell office:value-type="string" office:string-value="2021-07-01"/>
          <table:table-cell/>
          <table:table-cell office:value-type="string" office:string-value="INSPEKTORAT WILAYAH V"/>
          <table:table-cell table:number-columns-repeated="16373"/>
        </table:table-row>
        <table:table-row>
          <table:table-cell table:number-columns-repeated="2"/>
          <table:table-cell office:value-type="string" office:string-value="TESSA LEO MARLINO, S.H., M.H."/>
          <table:table-cell office:value-type="string" office:string-value="198107252006042001"/>
          <table:table-cell office:value-type="string" office:string-value="IIId"/>
          <table:table-cell office:value-type="string" office:string-value="Penata Tingkat I"/>
          <table:table-cell office:value-type="string" office:string-value="2020-10-01"/>
          <table:table-cell office:value-type="string" office:string-value="AUDITOR MUDA"/>
          <table:table-cell office:value-type="string" office:string-value="2021-01-01"/>
          <table:table-cell/>
          <table:table-cell office:value-type="string" office:string-value="INSPEKTORAT WILAYAH I"/>
          <table:table-cell table:number-columns-repeated="16373"/>
        </table:table-row>
        <table:table-row>
          <table:table-cell table:number-columns-repeated="2"/>
          <table:table-cell office:value-type="string" office:string-value="ARDILES RICKY SUSILO, SH., MH"/>
          <table:table-cell office:value-type="string" office:string-value="198108132006041001"/>
          <table:table-cell office:value-type="string" office:string-value="IIId"/>
          <table:table-cell office:value-type="string" office:string-value="Penata Tingkat I"/>
          <table:table-cell office:value-type="string" office:string-value="2019-10-01"/>
          <table:table-cell office:value-type="string" office:string-value="AUDITOR MUDA"/>
          <table:table-cell office:value-type="string" office:string-value="2021-01-01"/>
          <table:table-cell/>
          <table:table-cell office:value-type="string" office:string-value="INSPEKTORAT WILAYAH V"/>
          <table:table-cell table:number-columns-repeated="16373"/>
        </table:table-row>
        <table:table-row>
          <table:table-cell table:number-columns-repeated="2"/>
          <table:table-cell office:value-type="string" office:string-value="NIKEN AYU KUSUMANINGPURI, S.H.,M.H"/>
          <table:table-cell office:value-type="string" office:string-value="198308162006042001"/>
          <table:table-cell office:value-type="string" office:string-value="IIId"/>
          <table:table-cell office:value-type="string" office:string-value="Penata Tingkat I"/>
          <table:table-cell office:value-type="string" office:string-value="2019-10-01"/>
          <table:table-cell office:value-type="string" office:string-value="AUDITOR MUDA"/>
          <table:table-cell office:value-type="string" office:string-value="2021-01-01"/>
          <table:table-cell/>
          <table:table-cell office:value-type="string" office:string-value="INSPEKTORAT WILAYAH III"/>
          <table:table-cell table:number-columns-repeated="16373"/>
        </table:table-row>
        <table:table-row>
          <table:table-cell table:number-columns-repeated="2"/>
          <table:table-cell office:value-type="string" office:string-value="VITO ADRIANO WISMAR, S.H."/>
          <table:table-cell office:value-type="string" office:string-value="198209182008011002"/>
          <table:table-cell office:value-type="string" office:string-value="IIId"/>
          <table:table-cell office:value-type="string" office:string-value="Penata Tingkat I"/>
          <table:table-cell office:value-type="string" office:string-value="2021-04-01"/>
          <table:table-cell office:value-type="string" office:string-value="AUDITOR MUDA"/>
          <table:table-cell office:value-type="string" office:string-value="2019-04-01"/>
          <table:table-cell/>
          <table:table-cell office:value-type="string" office:string-value="INSPEKTORAT WILAYAH VI"/>
          <table:table-cell table:number-columns-repeated="16373"/>
        </table:table-row>
        <table:table-row>
          <table:table-cell table:number-columns-repeated="2"/>
          <table:table-cell office:value-type="string" office:string-value="BUDIMAN S, A.Md."/>
          <table:table-cell office:value-type="string" office:string-value="196411111991031001"/>
          <table:table-cell office:value-type="string" office:string-value="IIIc"/>
          <table:table-cell office:value-type="string" office:string-value="Penata"/>
          <table:table-cell office:value-type="string" office:string-value="2015-10-01"/>
          <table:table-cell office:value-type="string" office:string-value="ANALIS SISTEM PROSEDUR DAN METODE KERJA"/>
          <table:table-cell office:value-type="string" office:string-value="0000-00-00"/>
          <table:table-cell/>
          <table:table-cell office:value-type="string" office:string-value="UMUM"/>
          <table:table-cell table:number-columns-repeated="16373"/>
        </table:table-row>
        <table:table-row>
          <table:table-cell table:number-columns-repeated="2"/>
          <table:table-cell office:value-type="string" office:string-value="FENDY PRASETIYO, S.H., M.H."/>
          <table:table-cell office:value-type="string" office:string-value="198102192002121001"/>
          <table:table-cell office:value-type="string" office:string-value="IIIc"/>
          <table:table-cell office:value-type="string" office:string-value="Penata"/>
          <table:table-cell office:value-type="string" office:string-value="2015-10-01"/>
          <table:table-cell office:value-type="string" office:string-value="AUDITOR PERTAMA"/>
          <table:table-cell office:value-type="string" office:string-value="2021-07-01"/>
          <table:table-cell/>
          <table:table-cell office:value-type="string" office:string-value="INSPEKTORAT WILAYAH V"/>
          <table:table-cell table:number-columns-repeated="16373"/>
        </table:table-row>
        <table:table-row>
          <table:table-cell table:number-columns-repeated="2"/>
          <table:table-cell office:value-type="string" office:string-value="WIDYA PURNAMASARI, S.H., M.H."/>
          <table:table-cell office:value-type="string" office:string-value="197102102001122001"/>
          <table:table-cell office:value-type="string" office:string-value="IIIc"/>
          <table:table-cell office:value-type="string" office:string-value="Penata"/>
          <table:table-cell office:value-type="string" office:string-value="2016-07-01"/>
          <table:table-cell office:value-type="string" office:string-value="AUDITOR MUDA"/>
          <table:table-cell office:value-type="string" office:string-value="2019-04-01"/>
          <table:table-cell/>
          <table:table-cell office:value-type="string" office:string-value="INSPEKTORAT WILAYAH III"/>
          <table:table-cell table:number-columns-repeated="16373"/>
        </table:table-row>
        <table:table-row>
          <table:table-cell table:number-columns-repeated="2"/>
          <table:table-cell office:value-type="string" office:string-value="MOCH. KRISTANTO, S.E."/>
          <table:table-cell office:value-type="string" office:string-value="197612262009121002"/>
          <table:table-cell office:value-type="string" office:string-value="IIIc"/>
          <table:table-cell office:value-type="string" office:string-value="Penata"/>
          <table:table-cell office:value-type="string" office:string-value="2018-04-01"/>
          <table:table-cell office:value-type="string" office:string-value="KASUBAG KELEMBAGAAN DAN REFORMASI BIROKRASI"/>
          <table:table-cell office:value-type="string" office:string-value="2020-08-10"/>
          <table:table-cell office:value-type="string" office:string-value="IVa"/>
          <table:table-cell office:value-type="string" office:string-value="PROGRAM, HUMAS DAN PELAPORAN"/>
          <table:table-cell table:number-columns-repeated="16373"/>
        </table:table-row>
        <table:table-row>
          <table:table-cell table:number-columns-repeated="2"/>
          <table:table-cell office:value-type="string" office:string-value="HELMY AHIRUL APRIANDI, S.H."/>
          <table:table-cell office:value-type="string" office:string-value="197904302009121002"/>
          <table:table-cell office:value-type="string" office:string-value="IIIc"/>
          <table:table-cell office:value-type="string" office:string-value="Penata"/>
          <table:table-cell office:value-type="string" office:string-value="2018-04-01"/>
          <table:table-cell office:value-type="string" office:string-value="AUDITOR PERTAMA"/>
          <table:table-cell office:value-type="string" office:string-value="2021-01-01"/>
          <table:table-cell/>
          <table:table-cell office:value-type="string" office:string-value="INSPEKTORAT WILAYAH III"/>
          <table:table-cell table:number-columns-repeated="16373"/>
        </table:table-row>
        <table:table-row>
          <table:table-cell table:number-columns-repeated="2"/>
          <table:table-cell office:value-type="string" office:string-value="BRAHMANTYA PUJI KURNIARIADI, S.E., M.H."/>
          <table:table-cell office:value-type="string" office:string-value="198008162009121003"/>
          <table:table-cell office:value-type="string" office:string-value="IIIc"/>
          <table:table-cell office:value-type="string" office:string-value="Penata"/>
          <table:table-cell office:value-type="string" office:string-value="2018-04-01"/>
          <table:table-cell office:value-type="string" office:string-value="KASUBAG HUBUNGAN MASYARAKAT"/>
          <table:table-cell office:value-type="string" office:string-value="2019-02-27"/>
          <table:table-cell office:value-type="string" office:string-value="IVa"/>
          <table:table-cell office:value-type="string" office:string-value="PROGRAM,HUMAS DAN PELAPORAN"/>
          <table:table-cell table:number-columns-repeated="16373"/>
        </table:table-row>
        <table:table-row>
          <table:table-cell table:number-columns-repeated="2"/>
          <table:table-cell office:value-type="string" office:string-value="EEN SETIA SUHARJITO, S.E., MM"/>
          <table:table-cell office:value-type="string" office:string-value="198310032009121010"/>
          <table:table-cell office:value-type="string" office:string-value="IIIc"/>
          <table:table-cell office:value-type="string" office:string-value="Penata"/>
          <table:table-cell office:value-type="string" office:string-value="2018-04-01"/>
          <table:table-cell office:value-type="string" office:string-value="KASUBAG PERENCANAAN DAN ANGGARAN"/>
          <table:table-cell office:value-type="string" office:string-value="2021-10-01"/>
          <table:table-cell office:value-type="string" office:string-value="IVa"/>
          <table:table-cell office:value-type="string" office:string-value="PROGRAM, HUMAS DAN PELAPORAN"/>
          <table:table-cell table:number-columns-repeated="16373"/>
        </table:table-row>
        <table:table-row>
          <table:table-cell table:number-columns-repeated="2"/>
          <table:table-cell office:value-type="string" office:string-value="FECHA PAUL PANGARIBUAN, S.H.,M.H."/>
          <table:table-cell office:value-type="string" office:string-value="198503292009121005"/>
          <table:table-cell office:value-type="string" office:string-value="IIIc"/>
          <table:table-cell office:value-type="string" office:string-value="Penata"/>
          <table:table-cell office:value-type="string" office:string-value="2018-04-01"/>
          <table:table-cell office:value-type="string" office:string-value="KASUBAG ADMINISTRASI JABATAN DAN PENGEMBANGAN"/>
          <table:table-cell office:value-type="string" office:string-value="2020-08-10"/>
          <table:table-cell office:value-type="string" office:string-value="IVa"/>
          <table:table-cell office:value-type="string" office:string-value="KEPEGAWAIAN"/>
          <table:table-cell table:number-columns-repeated="16373"/>
        </table:table-row>
        <table:table-row>
          <table:table-cell table:number-columns-repeated="2"/>
          <table:table-cell office:value-type="string" office:string-value="LUSI HANDAYANI, SE.,M.M."/>
          <table:table-cell office:value-type="string" office:string-value="198601112009122008"/>
          <table:table-cell office:value-type="string" office:string-value="IIIc"/>
          <table:table-cell office:value-type="string" office:string-value="Penata"/>
          <table:table-cell office:value-type="string" office:string-value="2018-04-01"/>
          <table:table-cell office:value-type="string" office:string-value="KASUBAG PELAKSANAAN ANGGARAN"/>
          <table:table-cell office:value-type="string" office:string-value="2020-08-10"/>
          <table:table-cell office:value-type="string" office:string-value="IVa"/>
          <table:table-cell office:value-type="string" office:string-value="KEUANGAN"/>
          <table:table-cell table:number-columns-repeated="16373"/>
        </table:table-row>
        <table:table-row>
          <table:table-cell table:number-columns-repeated="2"/>
          <table:table-cell office:value-type="string" office:string-value="HARDIKA PRATAMA PUTRA, SH., M.E."/>
          <table:table-cell office:value-type="string" office:string-value="198606142009121003"/>
          <table:table-cell office:value-type="string" office:string-value="IIIc"/>
          <table:table-cell office:value-type="string" office:string-value="Penata"/>
          <table:table-cell office:value-type="string" office:string-value="2018-04-01"/>
          <table:table-cell office:value-type="string" office:string-value="KASUBBAG TATA USAHA"/>
          <table:table-cell office:value-type="string" office:string-value="2019-02-27"/>
          <table:table-cell office:value-type="string" office:string-value="IVa"/>
          <table:table-cell office:value-type="string" office:string-value="INSPEKTORAT WILAYAH VI"/>
          <table:table-cell table:number-columns-repeated="16373"/>
        </table:table-row>
        <table:table-row>
          <table:table-cell table:number-columns-repeated="2"/>
          <table:table-cell office:value-type="string" office:string-value="HAFIDZ ZULKARNAIN, S.Kom.,M.M."/>
          <table:table-cell office:value-type="string" office:string-value="198802082009121005"/>
          <table:table-cell office:value-type="string" office:string-value="IIIc"/>
          <table:table-cell office:value-type="string" office:string-value="Penata"/>
          <table:table-cell office:value-type="string" office:string-value="2018-04-01"/>
          <table:table-cell office:value-type="string" office:string-value="AUDITOR PERTAMA"/>
          <table:table-cell office:value-type="string" office:string-value="2020-02-01"/>
          <table:table-cell/>
          <table:table-cell office:value-type="string" office:string-value="INSPEKTORAT WILAYAH V"/>
          <table:table-cell table:number-columns-repeated="16373"/>
        </table:table-row>
        <table:table-row>
          <table:table-cell table:number-columns-repeated="2"/>
          <table:table-cell office:value-type="string" office:string-value="JANUARINO ADITYA, S.E.,M.E."/>
          <table:table-cell office:value-type="string" office:string-value="198301212010121001"/>
          <table:table-cell office:value-type="string" office:string-value="IIIc"/>
          <table:table-cell office:value-type="string" office:string-value="Penata"/>
          <table:table-cell office:value-type="string" office:string-value="2019-04-01"/>
          <table:table-cell office:value-type="string" office:string-value="PENYUSUN LAPORAN KEUANGAN "/>
          <table:table-cell office:value-type="string" office:string-value="2021-01-01"/>
          <table:table-cell/>
          <table:table-cell office:value-type="string" office:string-value="KEUANGAN"/>
          <table:table-cell table:number-columns-repeated="16373"/>
        </table:table-row>
        <table:table-row>
          <table:table-cell table:number-columns-repeated="2"/>
          <table:table-cell office:value-type="string" office:string-value="ELMIRA OKTARINA, S.H."/>
          <table:table-cell office:value-type="string" office:string-value="198510022005012001"/>
          <table:table-cell office:value-type="string" office:string-value="IIIc"/>
          <table:table-cell office:value-type="string" office:string-value="Penata"/>
          <table:table-cell office:value-type="string" office:string-value="2019-04-01"/>
          <table:table-cell office:value-type="string" office:string-value="ARSIPARIS AHLI MUDA"/>
          <table:table-cell office:value-type="string" office:string-value="2020-11-23"/>
          <table:table-cell/>
          <table:table-cell office:value-type="string" office:string-value="INSPEKTORAT WILAYAH II"/>
          <table:table-cell table:number-columns-repeated="16373"/>
        </table:table-row>
        <table:table-row>
          <table:table-cell table:number-columns-repeated="2"/>
          <table:table-cell office:value-type="string" office:string-value="DAVID MARADONA LUMBAN BATU, S.H., M.H"/>
          <table:table-cell office:value-type="string" office:string-value="198605182005011001"/>
          <table:table-cell office:value-type="string" office:string-value="IIIc"/>
          <table:table-cell office:value-type="string" office:string-value="Penata"/>
          <table:table-cell office:value-type="string" office:string-value="2019-04-01"/>
          <table:table-cell office:value-type="string" office:string-value="AUDITOR PERTAMA"/>
          <table:table-cell office:value-type="string" office:string-value="2020-02-01"/>
          <table:table-cell/>
          <table:table-cell office:value-type="string" office:string-value="INSPEKTORAT WILAYAH III"/>
          <table:table-cell table:number-columns-repeated="16373"/>
        </table:table-row>
        <table:table-row>
          <table:table-cell table:number-columns-repeated="2"/>
          <table:table-cell office:value-type="string" office:string-value="ADE KURNIAWAN, A.Md., S.E., M.M."/>
          <table:table-cell office:value-type="string" office:string-value="198404242009011007"/>
          <table:table-cell office:value-type="string" office:string-value="IIIc"/>
          <table:table-cell office:value-type="string" office:string-value="Penata"/>
          <table:table-cell office:value-type="string" office:string-value="2019-04-01"/>
          <table:table-cell office:value-type="string" office:string-value="AUDITOR PERTAMA"/>
          <table:table-cell office:value-type="string" office:string-value="2021-06-11"/>
          <table:table-cell/>
          <table:table-cell office:value-type="string" office:string-value="INSPEKTORAT WILAYAH I"/>
          <table:table-cell table:number-columns-repeated="16373"/>
        </table:table-row>
        <table:table-row>
          <table:table-cell table:number-columns-repeated="2"/>
          <table:table-cell office:value-type="string" office:string-value="MELISA WAHYUNI, S.E."/>
          <table:table-cell office:value-type="string" office:string-value="198505112009122009"/>
          <table:table-cell office:value-type="string" office:string-value="IIIc"/>
          <table:table-cell office:value-type="string" office:string-value="Penata"/>
          <table:table-cell office:value-type="string" office:string-value="2019-04-01"/>
          <table:table-cell office:value-type="string" office:string-value="ANALIS KEPEGAWAIAN AHLI MUDA"/>
          <table:table-cell office:value-type="string" office:string-value="2021-04-19"/>
          <table:table-cell/>
          <table:table-cell office:value-type="string" office:string-value="KEPEGAWAIAN"/>
          <table:table-cell table:number-columns-repeated="16373"/>
        </table:table-row>
        <table:table-row>
          <table:table-cell table:number-columns-repeated="2"/>
          <table:table-cell office:value-type="string" office:string-value="I MADE WEDHA SATRIA, S.H."/>
          <table:table-cell office:value-type="string" office:string-value="197806282010121001"/>
          <table:table-cell office:value-type="string" office:string-value="IIIc"/>
          <table:table-cell office:value-type="string" office:string-value="Penata"/>
          <table:table-cell office:value-type="string" office:string-value="2019-04-01"/>
          <table:table-cell office:value-type="string" office:string-value="PENGELOLA HASIL KERJA"/>
          <table:table-cell office:value-type="string" office:string-value="0000-00-00"/>
          <table:table-cell/>
          <table:table-cell office:value-type="string" office:string-value="INSPEKTORAT WILAYAH III"/>
          <table:table-cell table:number-columns-repeated="16373"/>
        </table:table-row>
        <table:table-row>
          <table:table-cell table:number-columns-repeated="2"/>
          <table:table-cell office:value-type="string" office:string-value="CHANDRA JULIUS FOSTER MANALU, S.E."/>
          <table:table-cell office:value-type="string" office:string-value="197907152010121001"/>
          <table:table-cell office:value-type="string" office:string-value="IIIc"/>
          <table:table-cell office:value-type="string" office:string-value="Penata"/>
          <table:table-cell office:value-type="string" office:string-value="2019-04-01"/>
          <table:table-cell office:value-type="string" office:string-value="AUDITOR PERTAMA"/>
          <table:table-cell office:value-type="string" office:string-value="2020-02-01"/>
          <table:table-cell/>
          <table:table-cell office:value-type="string" office:string-value="INSPEKTORAT WILAYAH II"/>
          <table:table-cell table:number-columns-repeated="16373"/>
        </table:table-row>
        <table:table-row>
          <table:table-cell table:number-columns-repeated="2"/>
          <table:table-cell office:value-type="string" office:string-value="WAHYU RAMANDA, S.E."/>
          <table:table-cell office:value-type="string" office:string-value="198011182010121003"/>
          <table:table-cell office:value-type="string" office:string-value="IIIc"/>
          <table:table-cell office:value-type="string" office:string-value="Penata"/>
          <table:table-cell office:value-type="string" office:string-value="2019-04-01"/>
          <table:table-cell office:value-type="string" office:string-value="AUDITOR PERTAMA"/>
          <table:table-cell office:value-type="string" office:string-value="2020-02-01"/>
          <table:table-cell/>
          <table:table-cell office:value-type="string" office:string-value="INSPEKTORAT WILAYAH IV"/>
          <table:table-cell table:number-columns-repeated="16373"/>
        </table:table-row>
        <table:table-row>
          <table:table-cell table:number-columns-repeated="2"/>
          <table:table-cell office:value-type="string" office:string-value="FEBRILIA RASMAHITA, S.E.,M.H."/>
          <table:table-cell office:value-type="string" office:string-value="198202152010122001"/>
          <table:table-cell office:value-type="string" office:string-value="IIIc"/>
          <table:table-cell office:value-type="string" office:string-value="Penata"/>
          <table:table-cell office:value-type="string" office:string-value="2019-04-01"/>
          <table:table-cell office:value-type="string" office:string-value="KASUBAG UMUM KEPEGAWAIAN"/>
          <table:table-cell office:value-type="string" office:string-value="2020-01-15"/>
          <table:table-cell office:value-type="string" office:string-value="IVa"/>
          <table:table-cell office:value-type="string" office:string-value="KEPEGAWAIAN"/>
          <table:table-cell table:number-columns-repeated="16373"/>
        </table:table-row>
        <table:table-row>
          <table:table-cell table:number-columns-repeated="2"/>
          <table:table-cell office:value-type="string" office:string-value="ANDI MUHAMMAD TAUFIK, S.H.,M.H."/>
          <table:table-cell office:value-type="string" office:string-value="198409152010121002"/>
          <table:table-cell office:value-type="string" office:string-value="IIIc"/>
          <table:table-cell office:value-type="string" office:string-value="Penata"/>
          <table:table-cell office:value-type="string" office:string-value="2019-04-01"/>
          <table:table-cell office:value-type="string" office:string-value="KASUBAG RUMAH TANGGA DAN PENGELOLAAN BARANG MILIK NEGARA"/>
          <table:table-cell office:value-type="string" office:string-value="0000-00-00"/>
          <table:table-cell office:value-type="string" office:string-value="IVa"/>
          <table:table-cell office:value-type="string" office:string-value="UMUM"/>
          <table:table-cell table:number-columns-repeated="16373"/>
        </table:table-row>
        <table:table-row>
          <table:table-cell table:number-columns-repeated="2"/>
          <table:table-cell office:value-type="string" office:string-value="BOSAR IMMANUEL, S.E."/>
          <table:table-cell office:value-type="string" office:string-value="198606082010121003"/>
          <table:table-cell office:value-type="string" office:string-value="IIIc"/>
          <table:table-cell office:value-type="string" office:string-value="Penata"/>
          <table:table-cell office:value-type="string" office:string-value="2019-04-01"/>
          <table:table-cell office:value-type="string" office:string-value="AUDITOR PERTAMA"/>
          <table:table-cell office:value-type="string" office:string-value="2020-02-01"/>
          <table:table-cell/>
          <table:table-cell office:value-type="string" office:string-value="INSPEKTORAT WILAYAH IV"/>
          <table:table-cell table:number-columns-repeated="16373"/>
        </table:table-row>
        <table:table-row>
          <table:table-cell table:number-columns-repeated="2"/>
          <table:table-cell office:value-type="string" office:string-value="NENI AYUNI, S.H.,M.H."/>
          <table:table-cell office:value-type="string" office:string-value="198607222010122010"/>
          <table:table-cell office:value-type="string" office:string-value="IIIc"/>
          <table:table-cell office:value-type="string" office:string-value="Penata"/>
          <table:table-cell office:value-type="string" office:string-value="2019-04-01"/>
          <table:table-cell office:value-type="string" office:string-value="AUDITOR PERTAMA"/>
          <table:table-cell office:value-type="string" office:string-value="2020-02-01"/>
          <table:table-cell/>
          <table:table-cell office:value-type="string" office:string-value="INSPEKTORAT WILAYAH I"/>
          <table:table-cell table:number-columns-repeated="16373"/>
        </table:table-row>
        <table:table-row>
          <table:table-cell table:number-columns-repeated="2"/>
          <table:table-cell office:value-type="string" office:string-value="AGUNG NUGROHO, S.Sos., M.H."/>
          <table:table-cell office:value-type="string" office:string-value="197903312001121001"/>
          <table:table-cell office:value-type="string" office:string-value="IIIc"/>
          <table:table-cell office:value-type="string" office:string-value="Penata"/>
          <table:table-cell office:value-type="string" office:string-value="2019-10-01"/>
          <table:table-cell office:value-type="string" office:string-value="AUDITOR MUDA"/>
          <table:table-cell office:value-type="string" office:string-value="2021-01-01"/>
          <table:table-cell/>
          <table:table-cell office:value-type="string" office:string-value="INSPEKTORAT WILAYAH V"/>
          <table:table-cell table:number-columns-repeated="16373"/>
        </table:table-row>
        <table:table-row>
          <table:table-cell table:number-columns-repeated="2"/>
          <table:table-cell office:value-type="string" office:string-value="VERAWATI, S.E."/>
          <table:table-cell office:value-type="string" office:string-value="197602022001122004"/>
          <table:table-cell office:value-type="string" office:string-value="IIIc"/>
          <table:table-cell office:value-type="string" office:string-value="Penata"/>
          <table:table-cell office:value-type="string" office:string-value="2020-04-01"/>
          <table:table-cell office:value-type="string" office:string-value="AUDITOR MUDA"/>
          <table:table-cell office:value-type="string" office:string-value="2020-04-01"/>
          <table:table-cell/>
          <table:table-cell office:value-type="string" office:string-value="INSPEKTORAT WILAYAH IV"/>
          <table:table-cell table:number-columns-repeated="16373"/>
        </table:table-row>
        <table:table-row>
          <table:table-cell table:number-columns-repeated="2"/>
          <table:table-cell office:value-type="string" office:string-value="DEWI AYU NURMALASARI, A.Md.Im., S.H."/>
          <table:table-cell office:value-type="string" office:string-value="198308212001122001"/>
          <table:table-cell office:value-type="string" office:string-value="IIIc"/>
          <table:table-cell office:value-type="string" office:string-value="Penata"/>
          <table:table-cell office:value-type="string" office:string-value="2020-04-01"/>
          <table:table-cell office:value-type="string" office:string-value="AUDITOR MUDA"/>
          <table:table-cell office:value-type="string" office:string-value="2019-11-23"/>
          <table:table-cell/>
          <table:table-cell office:value-type="string" office:string-value="INSPEKTORAT WILAYAH VI"/>
          <table:table-cell table:number-columns-repeated="16373"/>
        </table:table-row>
        <table:table-row>
          <table:table-cell table:number-columns-repeated="2"/>
          <table:table-cell office:value-type="string" office:string-value="PETRUS MOKO HANDOKO, S.E., M.S.M."/>
          <table:table-cell office:value-type="string" office:string-value="197603202009121002"/>
          <table:table-cell office:value-type="string" office:string-value="IIIc"/>
          <table:table-cell office:value-type="string" office:string-value="Penata"/>
          <table:table-cell office:value-type="string" office:string-value="2020-04-01"/>
          <table:table-cell office:value-type="string" office:string-value="AUDITOR MUDA"/>
          <table:table-cell office:value-type="string" office:string-value="2021-01-01"/>
          <table:table-cell/>
          <table:table-cell office:value-type="string" office:string-value="INSPEKTORAT WILAYAH II"/>
          <table:table-cell table:number-columns-repeated="16373"/>
        </table:table-row>
        <table:table-row>
          <table:table-cell table:number-columns-repeated="2"/>
          <table:table-cell office:value-type="string" office:string-value="ABDUL HAMID, S.E., M.M."/>
          <table:table-cell office:value-type="string" office:string-value="197609012009121002"/>
          <table:table-cell office:value-type="string" office:string-value="IIIc"/>
          <table:table-cell office:value-type="string" office:string-value="Penata"/>
          <table:table-cell office:value-type="string" office:string-value="2020-04-01"/>
          <table:table-cell office:value-type="string" office:string-value="AUDITOR MUDA"/>
          <table:table-cell office:value-type="string" office:string-value="2021-01-01"/>
          <table:table-cell/>
          <table:table-cell office:value-type="string" office:string-value="INSPEKTORAT WILAYAH V"/>
          <table:table-cell table:number-columns-repeated="16373"/>
        </table:table-row>
        <table:table-row>
          <table:table-cell table:number-columns-repeated="2"/>
          <table:table-cell office:value-type="string" office:string-value="ARMAN SYAH RAZAK, S.E."/>
          <table:table-cell office:value-type="string" office:string-value="197702012009121002"/>
          <table:table-cell office:value-type="string" office:string-value="IIId"/>
          <table:table-cell office:value-type="string" office:string-value="Penata Tingkat I"/>
          <table:table-cell office:value-type="string" office:string-value="2021-10-01"/>
          <table:table-cell office:value-type="string" office:string-value="AUDITOR MUDA"/>
          <table:table-cell office:value-type="string" office:string-value="2021-07-01"/>
          <table:table-cell/>
          <table:table-cell office:value-type="string" office:string-value="INSPEKTORAT WILAYAH II"/>
          <table:table-cell table:number-columns-repeated="16373"/>
        </table:table-row>
        <table:table-row>
          <table:table-cell table:number-columns-repeated="2"/>
          <table:table-cell office:value-type="string" office:string-value="MUHAMMAD CATUR SUGIHARTO, S.H."/>
          <table:table-cell office:value-type="string" office:string-value="198604222006041002"/>
          <table:table-cell office:value-type="string" office:string-value="IIIc"/>
          <table:table-cell office:value-type="string" office:string-value="Penata"/>
          <table:table-cell office:value-type="string" office:string-value="2019-10-01"/>
          <table:table-cell office:value-type="string" office:string-value="AUDITOR PERTAMA"/>
          <table:table-cell office:value-type="string" office:string-value="2021-06-11"/>
          <table:table-cell/>
          <table:table-cell office:value-type="string" office:string-value="INSPEKTORAT WILAYAH III"/>
          <table:table-cell table:number-columns-repeated="16373"/>
        </table:table-row>
        <table:table-row>
          <table:table-cell table:number-columns-repeated="2"/>
          <table:table-cell office:value-type="string" office:string-value="M. FAHRULLAH, S.H.,M.H."/>
          <table:table-cell office:value-type="string" office:string-value="198001302006041001"/>
          <table:table-cell office:value-type="string" office:string-value="IIId"/>
          <table:table-cell office:value-type="string" office:string-value="Penata Tingkat I"/>
          <table:table-cell office:value-type="string" office:string-value="2021-10-01"/>
          <table:table-cell office:value-type="string" office:string-value="AUDITOR MUDA"/>
          <table:table-cell office:value-type="string" office:string-value="2019-09-23"/>
          <table:table-cell/>
          <table:table-cell office:value-type="string" office:string-value="INSPEKTORAT WILAYAH IV"/>
          <table:table-cell table:number-columns-repeated="16373"/>
        </table:table-row>
        <table:table-row>
          <table:table-cell table:number-columns-repeated="2"/>
          <table:table-cell office:value-type="string" office:string-value="INDAH DWI WIDYASIH, S.A.P."/>
          <table:table-cell office:value-type="string" office:string-value="198707132006042001"/>
          <table:table-cell office:value-type="string" office:string-value="IIIc"/>
          <table:table-cell office:value-type="string" office:string-value="Penata"/>
          <table:table-cell office:value-type="string" office:string-value="2020-10-01"/>
          <table:table-cell office:value-type="string" office:string-value="KASUBAG MUTASI DAN PEMBERHENTIAN"/>
          <table:table-cell office:value-type="string" office:string-value="2021-10-04"/>
          <table:table-cell office:value-type="string" office:string-value="IVa"/>
          <table:table-cell office:value-type="string" office:string-value="KEPEGAWAIAN"/>
          <table:table-cell table:number-columns-repeated="16373"/>
        </table:table-row>
        <table:table-row>
          <table:table-cell table:number-columns-repeated="2"/>
          <table:table-cell office:value-type="string" office:string-value="PARLINDUNGAN DONNI, S.H.,M.H."/>
          <table:table-cell office:value-type="string" office:string-value="198809142007031001"/>
          <table:table-cell office:value-type="string" office:string-value="IIIc"/>
          <table:table-cell office:value-type="string" office:string-value="Penata"/>
          <table:table-cell office:value-type="string" office:string-value="2020-10-01"/>
          <table:table-cell office:value-type="string" office:string-value="KASUBAG TATA USAHA"/>
          <table:table-cell office:value-type="string" office:string-value="2020-08-19"/>
          <table:table-cell office:value-type="string" office:string-value="IVa"/>
          <table:table-cell office:value-type="string" office:string-value="INSPEKTORAT WILAYAH V"/>
          <table:table-cell table:number-columns-repeated="16373"/>
        </table:table-row>
        <table:table-row>
          <table:table-cell table:number-columns-repeated="2"/>
          <table:table-cell office:value-type="string" office:string-value="CHRISTIAN IMMANUEL HASUDUNGAN, S.Sos."/>
          <table:table-cell office:value-type="string" office:string-value="197912212000021001"/>
          <table:table-cell office:value-type="string" office:string-value="IIIc"/>
          <table:table-cell office:value-type="string" office:string-value="Penata"/>
          <table:table-cell office:value-type="string" office:string-value="2021-04-01"/>
          <table:table-cell office:value-type="string" office:string-value="AUDITOR MUDA"/>
          <table:table-cell office:value-type="string" office:string-value="2021-03-31"/>
          <table:table-cell/>
          <table:table-cell office:value-type="string" office:string-value="INSPEKTORAT WILAYAH III"/>
          <table:table-cell table:number-columns-repeated="16373"/>
        </table:table-row>
        <table:table-row>
          <table:table-cell table:number-columns-repeated="2"/>
          <table:table-cell office:value-type="string" office:string-value="HERIYANTO TRI RATMOKO, A.Md"/>
          <table:table-cell office:value-type="string" office:string-value="198201162005011001"/>
          <table:table-cell office:value-type="string" office:string-value="IIIc"/>
          <table:table-cell office:value-type="string" office:string-value="Penata"/>
          <table:table-cell office:value-type="string" office:string-value="2021-04-01"/>
          <table:table-cell office:value-type="string" office:string-value="AUDITOR PELAKSANA LANJUTAN"/>
          <table:table-cell office:value-type="string" office:string-value="2021-04-19"/>
          <table:table-cell/>
          <table:table-cell office:value-type="string" office:string-value="INSPEKTORAT WILAYAH I"/>
          <table:table-cell table:number-columns-repeated="16373"/>
        </table:table-row>
        <table:table-row>
          <table:table-cell table:number-columns-repeated="2"/>
          <table:table-cell office:value-type="string" office:string-value="TRI DARMA MANULANG, S.H.,M.H."/>
          <table:table-cell office:value-type="string" office:string-value="198610292009122003"/>
          <table:table-cell office:value-type="string" office:string-value="IIIc"/>
          <table:table-cell office:value-type="string" office:string-value="Penata"/>
          <table:table-cell office:value-type="string" office:string-value="2020-04-01"/>
          <table:table-cell office:value-type="string" office:string-value="KASUBAG TATA USAHA"/>
          <table:table-cell office:value-type="string" office:string-value="2019-02-27"/>
          <table:table-cell office:value-type="string" office:string-value="IVa"/>
          <table:table-cell office:value-type="string" office:string-value="INSPEKTORAT WILAYAH I"/>
          <table:table-cell table:number-columns-repeated="16373"/>
        </table:table-row>
        <table:table-row>
          <table:table-cell table:number-columns-repeated="2"/>
          <table:table-cell office:value-type="string" office:string-value="SEVRY JONNY GUNAWAN SIHALOHO, S.SOS"/>
          <table:table-cell office:value-type="string" office:string-value="197209272001121001"/>
          <table:table-cell office:value-type="string" office:string-value="IIIc"/>
          <table:table-cell office:value-type="string" office:string-value="Penata"/>
          <table:table-cell office:value-type="string" office:string-value="2021-04-01"/>
          <table:table-cell office:value-type="string" office:string-value="PENGOLAH DATA KERJASAMA "/>
          <table:table-cell office:value-type="string" office:string-value="2020-05-23 "/>
          <table:table-cell/>
          <table:table-cell office:value-type="string" office:string-value="UMUM"/>
          <table:table-cell table:number-columns-repeated="16373"/>
        </table:table-row>
        <table:table-row>
          <table:table-cell table:number-columns-repeated="2"/>
          <table:table-cell office:value-type="string" office:string-value="DEDI MULYADI"/>
          <table:table-cell office:value-type="string" office:string-value="196706251991031002"/>
          <table:table-cell office:value-type="string" office:string-value="IIIb"/>
          <table:table-cell office:value-type="string" office:string-value="Penata Muda Tingkat I"/>
          <table:table-cell office:value-type="string" office:string-value="2010-04-01"/>
          <table:table-cell office:value-type="string" office:string-value="PENGELOLA HASIL KERJA"/>
          <table:table-cell office:value-type="string" office:string-value="0000-00-00"/>
          <table:table-cell/>
          <table:table-cell office:value-type="string" office:string-value="INSPEKTORAT WILAYAH VI"/>
          <table:table-cell table:number-columns-repeated="16373"/>
        </table:table-row>
        <table:table-row>
          <table:table-cell table:number-columns-repeated="2"/>
          <table:table-cell office:value-type="string" office:string-value="TRI SAYEKTI NINGSIH, SH., M.Si."/>
          <table:table-cell office:value-type="string" office:string-value="197802232001122001"/>
          <table:table-cell office:value-type="string" office:string-value="IIIb"/>
          <table:table-cell office:value-type="string" office:string-value="Penata Muda Tingkat I"/>
          <table:table-cell office:value-type="string" office:string-value="2014-04-01"/>
          <table:table-cell office:value-type="string" office:string-value="KASUBAG EVALUASI DAN PELAPORAN"/>
          <table:table-cell office:value-type="string" office:string-value="2021-10-04"/>
          <table:table-cell office:value-type="string" office:string-value="IVa"/>
          <table:table-cell office:value-type="string" office:string-value="PROGRAM, HUMAS DAN PELAPORAN"/>
          <table:table-cell table:number-columns-repeated="16373"/>
        </table:table-row>
        <table:table-row>
          <table:table-cell table:number-columns-repeated="2"/>
          <table:table-cell office:value-type="string" office:string-value="LEXTY RACHMAYANI, S.Kom."/>
          <table:table-cell office:value-type="string" office:string-value="198306282009012005"/>
          <table:table-cell office:value-type="string" office:string-value="IIIb"/>
          <table:table-cell office:value-type="string" office:string-value="Penata Muda Tingkat I"/>
          <table:table-cell office:value-type="string" office:string-value="2015-04-01"/>
          <table:table-cell office:value-type="string" office:string-value="ARSIPARIS AHLI PERTAMA"/>
          <table:table-cell office:value-type="string" office:string-value="0000-00-00"/>
          <table:table-cell/>
          <table:table-cell office:value-type="string" office:string-value="KEPEGAWAIAN"/>
          <table:table-cell table:number-columns-repeated="16373"/>
        </table:table-row>
        <table:table-row>
          <table:table-cell table:number-columns-repeated="2"/>
          <table:table-cell office:value-type="string" office:string-value="AJI PRASETIYO PAMBUDI, S.E."/>
          <table:table-cell office:value-type="string" office:string-value="197001111988031001"/>
          <table:table-cell office:value-type="string" office:string-value="IIIb"/>
          <table:table-cell office:value-type="string" office:string-value="Penata Muda Tingkat I"/>
          <table:table-cell office:value-type="string" office:string-value="2015-10-01"/>
          <table:table-cell office:value-type="string" office:string-value="PENGELOLA HASIL KERJA"/>
          <table:table-cell office:value-type="string" office:string-value="2019-04-23"/>
          <table:table-cell/>
          <table:table-cell office:value-type="string" office:string-value="INSPEKTORAT WILAYAH II"/>
          <table:table-cell table:number-columns-repeated="16373"/>
        </table:table-row>
        <table:table-row>
          <table:table-cell table:number-columns-repeated="2"/>
          <table:table-cell office:value-type="string" office:string-value="YUSUP SUBHAN ABAS, S.H., M.H."/>
          <table:table-cell office:value-type="string" office:string-value="197907152000031001"/>
          <table:table-cell office:value-type="string" office:string-value="IIIb"/>
          <table:table-cell office:value-type="string" office:string-value="Penata Muda Tingkat I"/>
          <table:table-cell office:value-type="string" office:string-value="2016-04-01"/>
          <table:table-cell office:value-type="string" office:string-value="PENYUSUN LAPORAN KEUANGAN "/>
          <table:table-cell office:value-type="string" office:string-value="2021-02-01"/>
          <table:table-cell/>
          <table:table-cell office:value-type="string" office:string-value="KEUANGAN"/>
          <table:table-cell table:number-columns-repeated="16373"/>
        </table:table-row>
        <table:table-row>
          <table:table-cell table:number-columns-repeated="2"/>
          <table:table-cell office:value-type="string" office:string-value="ADI PRIYO PRATOMO, S.H., M.H."/>
          <table:table-cell office:value-type="string" office:string-value="198309122002121002"/>
          <table:table-cell office:value-type="string" office:string-value="IIIb"/>
          <table:table-cell office:value-type="string" office:string-value="Penata Muda Tingkat I"/>
          <table:table-cell office:value-type="string" office:string-value="2016-04-01"/>
          <table:table-cell office:value-type="string" office:string-value="AUDITOR PERTAMA"/>
          <table:table-cell office:value-type="string" office:string-value="2021-07-01"/>
          <table:table-cell/>
          <table:table-cell office:value-type="string" office:string-value="INSPEKTORAT WILAYAH II"/>
          <table:table-cell table:number-columns-repeated="16373"/>
        </table:table-row>
        <table:table-row>
          <table:table-cell table:number-columns-repeated="2"/>
          <table:table-cell office:value-type="string" office:string-value="RADEN BAGUS WASITO UTOMO, S.H.,M.H."/>
          <table:table-cell office:value-type="string" office:string-value="198301232007031002"/>
          <table:table-cell office:value-type="string" office:string-value="IIIb"/>
          <table:table-cell office:value-type="string" office:string-value="Penata Muda Tingkat I"/>
          <table:table-cell office:value-type="string" office:string-value="2016-10-01"/>
          <table:table-cell office:value-type="string" office:string-value="AUDITOR PERTAMA"/>
          <table:table-cell office:value-type="string" office:string-value="2020-02-01"/>
          <table:table-cell/>
          <table:table-cell office:value-type="string" office:string-value="INSPEKTORAT WILAYAH VI"/>
          <table:table-cell table:number-columns-repeated="16373"/>
        </table:table-row>
        <table:table-row>
          <table:table-cell table:number-columns-repeated="2"/>
          <table:table-cell office:value-type="string" office:string-value="INDRA SAPUTRA, S.H."/>
          <table:table-cell office:value-type="string" office:string-value="198511072009121001"/>
          <table:table-cell office:value-type="string" office:string-value="IIIb"/>
          <table:table-cell office:value-type="string" office:string-value="Penata Muda Tingkat I"/>
          <table:table-cell office:value-type="string" office:string-value="2016-10-01"/>
          <table:table-cell office:value-type="string" office:string-value="AUDITOR PERTAMA"/>
          <table:table-cell office:value-type="string" office:string-value="2021-07-01"/>
          <table:table-cell/>
          <table:table-cell office:value-type="string" office:string-value="INSPEKTORAT WILAYAH VI"/>
          <table:table-cell table:number-columns-repeated="16373"/>
        </table:table-row>
        <table:table-row>
          <table:table-cell table:number-columns-repeated="2"/>
          <table:table-cell office:value-type="string" office:string-value="RADEN RORO RIZQI PUJASWATI, S.H."/>
          <table:table-cell office:value-type="string" office:string-value="198711102009122006"/>
          <table:table-cell office:value-type="string" office:string-value="IIIb"/>
          <table:table-cell office:value-type="string" office:string-value="Penata Muda Tingkat I"/>
          <table:table-cell office:value-type="string" office:string-value="2017-04-01"/>
          <table:table-cell office:value-type="string" office:string-value="AUDITOR PERTAMA"/>
          <table:table-cell office:value-type="string" office:string-value="0000-00-00"/>
          <table:table-cell/>
          <table:table-cell office:value-type="string" office:string-value="INSPEKTORAT WILAYAH IV"/>
          <table:table-cell table:number-columns-repeated="16373"/>
        </table:table-row>
        <table:table-row>
          <table:table-cell table:number-columns-repeated="2"/>
          <table:table-cell office:value-type="string" office:string-value="FIRMAN SEPTA FIRDAUS, S.H."/>
          <table:table-cell office:value-type="string" office:string-value="198209042006041001"/>
          <table:table-cell office:value-type="string" office:string-value="IIIb"/>
          <table:table-cell office:value-type="string" office:string-value="Penata Muda Tingkat I"/>
          <table:table-cell office:value-type="string" office:string-value="2017-10-01"/>
          <table:table-cell office:value-type="string" office:string-value="AUDITOR PERTAMA"/>
          <table:table-cell office:value-type="string" office:string-value="2020-02-01"/>
          <table:table-cell/>
          <table:table-cell office:value-type="string" office:string-value="INSPEKTORAT WILAYAH VI"/>
          <table:table-cell table:number-columns-repeated="16373"/>
        </table:table-row>
        <table:table-row>
          <table:table-cell table:number-columns-repeated="2"/>
          <table:table-cell office:value-type="string" office:string-value="ASIH RETNO SAYEKTI, A.Md., S.Kom."/>
          <table:table-cell office:value-type="string" office:string-value="198110272009012002"/>
          <table:table-cell office:value-type="string" office:string-value="IIIb"/>
          <table:table-cell office:value-type="string" office:string-value="Penata Muda Tingkat I"/>
          <table:table-cell office:value-type="string" office:string-value="2017-10-01"/>
          <table:table-cell office:value-type="string" office:string-value="AUDITOR PERTAMA"/>
          <table:table-cell office:value-type="string" office:string-value="2021-01-01"/>
          <table:table-cell/>
          <table:table-cell office:value-type="string" office:string-value="INSPEKTORAT WILAYAH I"/>
          <table:table-cell table:number-columns-repeated="16373"/>
        </table:table-row>
        <table:table-row>
          <table:table-cell table:number-columns-repeated="2"/>
          <table:table-cell office:value-type="string" office:string-value="RETNA WANDITA, S.H."/>
          <table:table-cell office:value-type="string" office:string-value="198405022009122008"/>
          <table:table-cell office:value-type="string" office:string-value="IIIb"/>
          <table:table-cell office:value-type="string" office:string-value="Penata Muda Tingkat I"/>
          <table:table-cell office:value-type="string" office:string-value="2017-10-01"/>
          <table:table-cell office:value-type="string" office:string-value="AUDITOR PERTAMA"/>
          <table:table-cell office:value-type="string" office:string-value="2021-07-01"/>
          <table:table-cell/>
          <table:table-cell office:value-type="string" office:string-value="INSPEKTORAT WILAYAH V"/>
          <table:table-cell table:number-columns-repeated="16373"/>
        </table:table-row>
        <table:table-row>
          <table:table-cell table:number-columns-repeated="2"/>
          <table:table-cell office:value-type="string" office:string-value="RAYMOND TINATING PANGIHUTAN SIAGIAN, S.H."/>
          <table:table-cell office:value-type="string" office:string-value="197709032009121001"/>
          <table:table-cell office:value-type="string" office:string-value="IIIb"/>
          <table:table-cell office:value-type="string" office:string-value="Penata Muda Tingkat I"/>
          <table:table-cell office:value-type="string" office:string-value="2019-04-01"/>
          <table:table-cell office:value-type="string" office:string-value="PENGELOLA HASIL KERJA"/>
          <table:table-cell office:value-type="string" office:string-value="0000-00-00"/>
          <table:table-cell/>
          <table:table-cell office:value-type="string" office:string-value="INSPEKTORAT WILAYAH VI"/>
          <table:table-cell table:number-columns-repeated="16373"/>
        </table:table-row>
        <table:table-row>
          <table:table-cell table:number-columns-repeated="2"/>
          <table:table-cell office:value-type="string" office:string-value="RIA WAHYU TANJUNG SASONGKO, A.Md., S.E."/>
          <table:table-cell office:value-type="string" office:string-value="198807292009121002"/>
          <table:table-cell office:value-type="string" office:string-value="IIIb"/>
          <table:table-cell office:value-type="string" office:string-value="Penata Muda Tingkat I"/>
          <table:table-cell office:value-type="string" office:string-value="2019-04-01"/>
          <table:table-cell office:value-type="string" office:string-value="AUDITOR PERTAMA"/>
          <table:table-cell office:value-type="string" office:string-value="2021-01-01"/>
          <table:table-cell/>
          <table:table-cell office:value-type="string" office:string-value="INSPEKTORAT WILAYAH V"/>
          <table:table-cell table:number-columns-repeated="16373"/>
        </table:table-row>
        <table:table-row>
          <table:table-cell table:number-columns-repeated="2"/>
          <table:table-cell office:value-type="string" office:string-value="JIMS GUNAWAN, S.E."/>
          <table:table-cell office:value-type="string" office:string-value="198409162015031004"/>
          <table:table-cell office:value-type="string" office:string-value="IIIb"/>
          <table:table-cell office:value-type="string" office:string-value="Penata Muda Tingkat I"/>
          <table:table-cell office:value-type="string" office:string-value="2019-04-01"/>
          <table:table-cell office:value-type="string" office:string-value="AUDITOR PERTAMA"/>
          <table:table-cell office:value-type="string" office:string-value="2020-02-01"/>
          <table:table-cell/>
          <table:table-cell office:value-type="string" office:string-value="INSPEKTORAT WILAYAH IV"/>
          <table:table-cell table:number-columns-repeated="16373"/>
        </table:table-row>
        <table:table-row>
          <table:table-cell table:number-columns-repeated="2"/>
          <table:table-cell office:value-type="string" office:string-value="ADE MACHMUD APRIANSYAH, S.H."/>
          <table:table-cell office:value-type="string" office:string-value="198504202015031003"/>
          <table:table-cell office:value-type="string" office:string-value="IIIb"/>
          <table:table-cell office:value-type="string" office:string-value="Penata Muda Tingkat I"/>
          <table:table-cell office:value-type="string" office:string-value="2019-04-01"/>
          <table:table-cell office:value-type="string" office:string-value="AUDITOR PERTAMA"/>
          <table:table-cell office:value-type="string" office:string-value="2020-02-01"/>
          <table:table-cell/>
          <table:table-cell office:value-type="string" office:string-value="INSPEKTORAT WILAYAH II"/>
          <table:table-cell table:number-columns-repeated="16373"/>
        </table:table-row>
        <table:table-row>
          <table:table-cell table:number-columns-repeated="2"/>
          <table:table-cell office:value-type="string" office:string-value="HENDRA ANGGARA SAPUTRA, S.E."/>
          <table:table-cell office:value-type="string" office:string-value="198605202015031003"/>
          <table:table-cell office:value-type="string" office:string-value="IIIb"/>
          <table:table-cell office:value-type="string" office:string-value="Penata Muda Tingkat I"/>
          <table:table-cell office:value-type="string" office:string-value="2019-04-01"/>
          <table:table-cell office:value-type="string" office:string-value="AUDITOR PERTAMA"/>
          <table:table-cell office:value-type="string" office:string-value="2020-02-01"/>
          <table:table-cell/>
          <table:table-cell office:value-type="string" office:string-value="INSPEKTORAT WILAYAH VI"/>
          <table:table-cell table:number-columns-repeated="16373"/>
        </table:table-row>
        <table:table-row>
          <table:table-cell table:number-columns-repeated="2"/>
          <table:table-cell office:value-type="string" office:string-value="BAGUS DWI LAKSONO, S.Kom."/>
          <table:table-cell office:value-type="string" office:string-value="198609072015031003"/>
          <table:table-cell office:value-type="string" office:string-value="IIIb"/>
          <table:table-cell office:value-type="string" office:string-value="Penata Muda Tingkat I"/>
          <table:table-cell office:value-type="string" office:string-value="2019-04-01"/>
          <table:table-cell office:value-type="string" office:string-value="PENGELOLA DAN PEMELIHARA PIRANTI"/>
          <table:table-cell office:value-type="string" office:string-value="0000-00-00"/>
          <table:table-cell/>
          <table:table-cell office:value-type="string" office:string-value="UMUM"/>
          <table:table-cell table:number-columns-repeated="16373"/>
        </table:table-row>
        <table:table-row>
          <table:table-cell table:number-columns-repeated="2"/>
          <table:table-cell office:value-type="string" office:string-value="ARI FACHRYADI, S.Kom."/>
          <table:table-cell office:value-type="string" office:string-value="198611052015031003"/>
          <table:table-cell office:value-type="string" office:string-value="IIIb"/>
          <table:table-cell office:value-type="string" office:string-value="Penata Muda Tingkat I"/>
          <table:table-cell office:value-type="string" office:string-value="2019-04-01"/>
          <table:table-cell office:value-type="string" office:string-value="PRANATA KOMPUTER PERTAMA"/>
          <table:table-cell office:value-type="string" office:string-value="2021-03-31"/>
          <table:table-cell/>
          <table:table-cell office:value-type="string" office:string-value="SISTEM INFORMASI PENGAWASAN"/>
          <table:table-cell table:number-columns-repeated="16373"/>
        </table:table-row>
        <table:table-row>
          <table:table-cell table:number-columns-repeated="2"/>
          <table:table-cell office:value-type="string" office:string-value="HANDITYO NUGROHO, S.E."/>
          <table:table-cell office:value-type="string" office:string-value="198802282015031002"/>
          <table:table-cell office:value-type="string" office:string-value="IIIb"/>
          <table:table-cell office:value-type="string" office:string-value="Penata Muda Tingkat I"/>
          <table:table-cell office:value-type="string" office:string-value="2019-04-01"/>
          <table:table-cell office:value-type="string" office:string-value="AUDITOR PERTAMA"/>
          <table:table-cell office:value-type="string" office:string-value="2020-02-01"/>
          <table:table-cell/>
          <table:table-cell office:value-type="string" office:string-value="INSPEKTORAT WILAYAH V"/>
          <table:table-cell table:number-columns-repeated="16373"/>
        </table:table-row>
        <table:table-row>
          <table:table-cell table:number-columns-repeated="2"/>
          <table:table-cell office:value-type="string" office:string-value="ADI AGUSTINA BR GIRSANG, S.H."/>
          <table:table-cell office:value-type="string" office:string-value="198808142015032004"/>
          <table:table-cell office:value-type="string" office:string-value="IIIb"/>
          <table:table-cell office:value-type="string" office:string-value="Penata Muda Tingkat I"/>
          <table:table-cell office:value-type="string" office:string-value="2019-04-01"/>
          <table:table-cell office:value-type="string" office:string-value="AUDITOR PERTAMA"/>
          <table:table-cell office:value-type="string" office:string-value="2020-02-01"/>
          <table:table-cell/>
          <table:table-cell office:value-type="string" office:string-value="INSPEKTORAT WILAYAH II"/>
          <table:table-cell table:number-columns-repeated="16373"/>
        </table:table-row>
        <table:table-row>
          <table:table-cell table:number-columns-repeated="2"/>
          <table:table-cell office:value-type="string" office:string-value="PATRIA RATNA SARI, S.E."/>
          <table:table-cell office:value-type="string" office:string-value="198811172015032006"/>
          <table:table-cell office:value-type="string" office:string-value="IIIb"/>
          <table:table-cell office:value-type="string" office:string-value="Penata Muda Tingkat I"/>
          <table:table-cell office:value-type="string" office:string-value="2019-04-01"/>
          <table:table-cell office:value-type="string" office:string-value="AUDITOR PERTAMA"/>
          <table:table-cell office:value-type="string" office:string-value="2020-02-01"/>
          <table:table-cell/>
          <table:table-cell office:value-type="string" office:string-value="INSPEKTORAT WILAYAH I"/>
          <table:table-cell table:number-columns-repeated="16373"/>
        </table:table-row>
        <table:table-row>
          <table:table-cell table:number-columns-repeated="2"/>
          <table:table-cell office:value-type="string" office:string-value="SURYA NARENDRA, S.H."/>
          <table:table-cell office:value-type="string" office:string-value="198906132015031004"/>
          <table:table-cell office:value-type="string" office:string-value="IIIb"/>
          <table:table-cell office:value-type="string" office:string-value="Penata Muda Tingkat I"/>
          <table:table-cell office:value-type="string" office:string-value="2019-04-01"/>
          <table:table-cell office:value-type="string" office:string-value="AUDITOR PERTAMA"/>
          <table:table-cell office:value-type="string" office:string-value="2020-02-01"/>
          <table:table-cell/>
          <table:table-cell office:value-type="string" office:string-value="INSPEKTORAT WILAYAH IV"/>
          <table:table-cell table:number-columns-repeated="16373"/>
        </table:table-row>
        <table:table-row>
          <table:table-cell table:number-columns-repeated="2"/>
          <table:table-cell office:value-type="string" office:string-value="DEWI SUSIANA MAULIDA, S.E."/>
          <table:table-cell office:value-type="string" office:string-value="198910032015032009"/>
          <table:table-cell office:value-type="string" office:string-value="IIIb"/>
          <table:table-cell office:value-type="string" office:string-value="Penata Muda Tingkat I"/>
          <table:table-cell office:value-type="string" office:string-value="2019-04-01"/>
          <table:table-cell office:value-type="string" office:string-value="AUDITOR PERTAMA"/>
          <table:table-cell office:value-type="string" office:string-value="2020-02-01"/>
          <table:table-cell/>
          <table:table-cell office:value-type="string" office:string-value="INSPEKTORAT WILAYAH I"/>
          <table:table-cell table:number-columns-repeated="16373"/>
        </table:table-row>
        <table:table-row>
          <table:table-cell table:number-columns-repeated="2"/>
          <table:table-cell office:value-type="string" office:string-value="TYAS SETYANINGRUM, S.H."/>
          <table:table-cell office:value-type="string" office:string-value="199003292015032002"/>
          <table:table-cell office:value-type="string" office:string-value="IIIb"/>
          <table:table-cell office:value-type="string" office:string-value="Penata Muda Tingkat I"/>
          <table:table-cell office:value-type="string" office:string-value="2019-04-01"/>
          <table:table-cell office:value-type="string" office:string-value="AUDITOR PERTAMA"/>
          <table:table-cell office:value-type="string" office:string-value="2020-02-01"/>
          <table:table-cell/>
          <table:table-cell office:value-type="string" office:string-value="INSPEKTORAT WILAYAH II"/>
          <table:table-cell table:number-columns-repeated="16373"/>
        </table:table-row>
        <table:table-row>
          <table:table-cell table:number-columns-repeated="2"/>
          <table:table-cell office:value-type="string" office:string-value="NURUL DWI HASTUTI, S.H."/>
          <table:table-cell office:value-type="string" office:string-value="199009162015032006"/>
          <table:table-cell office:value-type="string" office:string-value="IIIb"/>
          <table:table-cell office:value-type="string" office:string-value="Penata Muda Tingkat I"/>
          <table:table-cell office:value-type="string" office:string-value="2019-04-01"/>
          <table:table-cell office:value-type="string" office:string-value="AUDITOR PERTAMA"/>
          <table:table-cell office:value-type="string" office:string-value="2020-02-01"/>
          <table:table-cell/>
          <table:table-cell office:value-type="string" office:string-value="INSPEKTORAT WILAYAH III"/>
          <table:table-cell table:number-columns-repeated="16373"/>
        </table:table-row>
        <table:table-row>
          <table:table-cell table:number-columns-repeated="2"/>
          <table:table-cell office:value-type="string" office:string-value="RINO ADI PUTRO, S.H."/>
          <table:table-cell office:value-type="string" office:string-value="199106052015031003"/>
          <table:table-cell office:value-type="string" office:string-value="IIIb"/>
          <table:table-cell office:value-type="string" office:string-value="Penata Muda Tingkat I"/>
          <table:table-cell office:value-type="string" office:string-value="2019-04-01"/>
          <table:table-cell office:value-type="string" office:string-value="AUDITOR PERTAMA"/>
          <table:table-cell office:value-type="string" office:string-value="2020-02-01"/>
          <table:table-cell/>
          <table:table-cell office:value-type="string" office:string-value="INSPEKTORAT WILAYAH I"/>
          <table:table-cell table:number-columns-repeated="16373"/>
        </table:table-row>
        <table:table-row>
          <table:table-cell table:number-columns-repeated="2"/>
          <table:table-cell office:value-type="string" office:string-value="WINDA YUNIKA, S.H."/>
          <table:table-cell office:value-type="string" office:string-value="199106242015032004"/>
          <table:table-cell office:value-type="string" office:string-value="IIIb"/>
          <table:table-cell office:value-type="string" office:string-value="Penata Muda Tingkat I"/>
          <table:table-cell office:value-type="string" office:string-value="2019-04-01"/>
          <table:table-cell office:value-type="string" office:string-value="PENGELOLA DATA ANGGARAN"/>
          <table:table-cell office:value-type="string" office:string-value="0000-00-00"/>
          <table:table-cell/>
          <table:table-cell office:value-type="string" office:string-value="SISTEM INFORMASI PENGAWASAN"/>
          <table:table-cell table:number-columns-repeated="16373"/>
        </table:table-row>
        <table:table-row>
          <table:table-cell table:number-columns-repeated="2"/>
          <table:table-cell office:value-type="string" office:string-value="EFI HANDAYANI, S.H."/>
          <table:table-cell office:value-type="string" office:string-value="199202102015032001"/>
          <table:table-cell office:value-type="string" office:string-value="IIIb"/>
          <table:table-cell office:value-type="string" office:string-value="Penata Muda Tingkat I"/>
          <table:table-cell office:value-type="string" office:string-value="2019-04-01"/>
          <table:table-cell office:value-type="string" office:string-value="AUDITOR PERTAMA"/>
          <table:table-cell office:value-type="string" office:string-value="2020-02-01"/>
          <table:table-cell/>
          <table:table-cell office:value-type="string" office:string-value="INSPEKTORAT WILAYAH V"/>
          <table:table-cell table:number-columns-repeated="16373"/>
        </table:table-row>
        <table:table-row>
          <table:table-cell table:number-columns-repeated="2"/>
          <table:table-cell office:value-type="string" office:string-value="ELYCHIA ROLY PUTRI, S.E."/>
          <table:table-cell office:value-type="string" office:string-value="199206112015032001"/>
          <table:table-cell office:value-type="string" office:string-value="IIIb"/>
          <table:table-cell office:value-type="string" office:string-value="Penata Muda Tingkat I"/>
          <table:table-cell office:value-type="string" office:string-value="2019-04-01"/>
          <table:table-cell office:value-type="string" office:string-value="AUDITOR PERTAMA"/>
          <table:table-cell office:value-type="string" office:string-value="2020-02-01"/>
          <table:table-cell/>
          <table:table-cell office:value-type="string" office:string-value="INSPEKTORAT WILAYAH III"/>
          <table:table-cell table:number-columns-repeated="16373"/>
        </table:table-row>
        <table:table-row>
          <table:table-cell table:number-columns-repeated="2"/>
          <table:table-cell office:value-type="string" office:string-value="NINDRA WAHYU HAPSARI, S.H."/>
          <table:table-cell office:value-type="string" office:string-value="199206172015032007"/>
          <table:table-cell office:value-type="string" office:string-value="IIIb"/>
          <table:table-cell office:value-type="string" office:string-value="Penata Muda Tingkat I"/>
          <table:table-cell office:value-type="string" office:string-value="2019-04-01"/>
          <table:table-cell office:value-type="string" office:string-value="AUDITOR PERTAMA"/>
          <table:table-cell office:value-type="string" office:string-value="2020-02-01"/>
          <table:table-cell/>
          <table:table-cell office:value-type="string" office:string-value="INSPEKTORAT WILAYAH V"/>
          <table:table-cell table:number-columns-repeated="16373"/>
        </table:table-row>
        <table:table-row>
          <table:table-cell table:number-columns-repeated="2"/>
          <table:table-cell office:value-type="string" office:string-value="DHONY ALFIANTO, S.H."/>
          <table:table-cell office:value-type="string" office:string-value="199210162015031001"/>
          <table:table-cell office:value-type="string" office:string-value="IIIb"/>
          <table:table-cell office:value-type="string" office:string-value="Penata Muda Tingkat I"/>
          <table:table-cell office:value-type="string" office:string-value="2019-04-01"/>
          <table:table-cell office:value-type="string" office:string-value="AUDITOR PERTAMA"/>
          <table:table-cell office:value-type="string" office:string-value="2020-02-01"/>
          <table:table-cell/>
          <table:table-cell office:value-type="string" office:string-value="INSPEKTORAT WILAYAH III"/>
          <table:table-cell table:number-columns-repeated="16373"/>
        </table:table-row>
        <table:table-row>
          <table:table-cell table:number-columns-repeated="2"/>
          <table:table-cell office:value-type="string" office:string-value="FAISAL AFIFI, S.H."/>
          <table:table-cell office:value-type="string" office:string-value="199305232015031001"/>
          <table:table-cell office:value-type="string" office:string-value="IIIb"/>
          <table:table-cell office:value-type="string" office:string-value="Penata Muda Tingkat I"/>
          <table:table-cell office:value-type="string" office:string-value="2019-04-01"/>
          <table:table-cell office:value-type="string" office:string-value="AUDITOR PERTAMA"/>
          <table:table-cell office:value-type="string" office:string-value="2020-02-01"/>
          <table:table-cell/>
          <table:table-cell office:value-type="string" office:string-value="INSPEKTORAT WILAYAH VI"/>
          <table:table-cell table:number-columns-repeated="16373"/>
        </table:table-row>
        <table:table-row>
          <table:table-cell table:number-columns-repeated="2"/>
          <table:table-cell office:value-type="string" office:string-value="HENNI NOOR UTAMI, S.H."/>
          <table:table-cell office:value-type="string" office:string-value="199008262015052001"/>
          <table:table-cell office:value-type="string" office:string-value="IIIb"/>
          <table:table-cell office:value-type="string" office:string-value="Penata Muda Tingkat I"/>
          <table:table-cell office:value-type="string" office:string-value="2019-10-01"/>
          <table:table-cell office:value-type="string" office:string-value="AUDITOR PERTAMA"/>
          <table:table-cell office:value-type="string" office:string-value="2020-02-01"/>
          <table:table-cell/>
          <table:table-cell office:value-type="string" office:string-value="INSPEKTORAT WILAYAH VI"/>
          <table:table-cell table:number-columns-repeated="16373"/>
        </table:table-row>
        <table:table-row>
          <table:table-cell table:number-columns-repeated="2"/>
          <table:table-cell office:value-type="string" office:string-value="DWI SUMARWANTO, A.Md.,S.H.,M.H."/>
          <table:table-cell office:value-type="string" office:string-value="198008312009011008"/>
          <table:table-cell office:value-type="string" office:string-value="IIIb"/>
          <table:table-cell office:value-type="string" office:string-value="Penata Muda Tingkat I"/>
          <table:table-cell office:value-type="string" office:string-value="2019-10-01"/>
          <table:table-cell office:value-type="string" office:string-value="AUDITOR PERTAMA"/>
          <table:table-cell office:value-type="string" office:string-value="2021-07-01"/>
          <table:table-cell/>
          <table:table-cell office:value-type="string" office:string-value="INSPEKTORAT WILAYAH IV"/>
          <table:table-cell table:number-columns-repeated="16373"/>
        </table:table-row>
        <table:table-row>
          <table:table-cell table:number-columns-repeated="2"/>
          <table:table-cell office:value-type="string" office:string-value="SIMON HALOMOAN, A.Md., S.Kom."/>
          <table:table-cell office:value-type="string" office:string-value="198503302010121002"/>
          <table:table-cell office:value-type="string" office:string-value="IIIb"/>
          <table:table-cell office:value-type="string" office:string-value="Penata Muda Tingkat I"/>
          <table:table-cell office:value-type="string" office:string-value="2020-04-01"/>
          <table:table-cell office:value-type="string" office:string-value="PENYUSUN BAHAN KERJASAMA"/>
          <table:table-cell office:value-type="string" office:string-value="2019-03-11"/>
          <table:table-cell/>
          <table:table-cell office:value-type="string" office:string-value="UMUM"/>
          <table:table-cell table:number-columns-repeated="16373"/>
        </table:table-row>
        <table:table-row>
          <table:table-cell table:number-columns-repeated="2"/>
          <table:table-cell office:value-type="string" office:string-value="AMAN AGUNG KURNIAWAN"/>
          <table:table-cell office:value-type="string" office:string-value="198011112005011001"/>
          <table:table-cell office:value-type="string" office:string-value="IIIb"/>
          <table:table-cell office:value-type="string" office:string-value="Penata Muda Tingkat I"/>
          <table:table-cell office:value-type="string" office:string-value="2020-04-01"/>
          <table:table-cell office:value-type="string" office:string-value="KEPALA SUBBAG TATA USAHA PIMPINAN DAN PROTOKOL"/>
          <table:table-cell office:value-type="string" office:string-value="2021-03-31"/>
          <table:table-cell/>
          <table:table-cell office:value-type="string" office:string-value="UMUM"/>
          <table:table-cell table:number-columns-repeated="16373"/>
        </table:table-row>
        <table:table-row>
          <table:table-cell table:number-columns-repeated="2"/>
          <table:table-cell office:value-type="string" office:string-value="WAHYUDI, S.H."/>
          <table:table-cell office:value-type="string" office:string-value="197712252006041001"/>
          <table:table-cell office:value-type="string" office:string-value="IIIb"/>
          <table:table-cell office:value-type="string" office:string-value="Penata Muda Tingkat I"/>
          <table:table-cell office:value-type="string" office:string-value="2020-04-01"/>
          <table:table-cell office:value-type="string" office:string-value="ARSIPARIS AHLI PERTAMA"/>
          <table:table-cell office:value-type="string" office:string-value="2020-11-23"/>
          <table:table-cell/>
          <table:table-cell office:value-type="string" office:string-value="UMUM"/>
          <table:table-cell table:number-columns-repeated="16373"/>
        </table:table-row>
        <table:table-row>
          <table:table-cell table:number-columns-repeated="2"/>
          <table:table-cell office:value-type="string" office:string-value="ABDUL ROKHMAN, A.Md., S.H."/>
          <table:table-cell office:value-type="string" office:string-value="198012112009121002"/>
          <table:table-cell office:value-type="string" office:string-value="IIIb"/>
          <table:table-cell office:value-type="string" office:string-value="Penata Muda Tingkat I"/>
          <table:table-cell office:value-type="string" office:string-value="2020-04-01"/>
          <table:table-cell office:value-type="string" office:string-value="AUDITOR PERTAMA"/>
          <table:table-cell office:value-type="string" office:string-value="2021-01-18"/>
          <table:table-cell/>
          <table:table-cell office:value-type="string" office:string-value="INSPEKTORAT WILAYAH IV"/>
          <table:table-cell table:number-columns-repeated="16373"/>
        </table:table-row>
        <table:table-row>
          <table:table-cell table:number-columns-repeated="2"/>
          <table:table-cell office:value-type="string" office:string-value="ANTON KURNIAWAN, A.Md., S.H."/>
          <table:table-cell office:value-type="string" office:string-value="198304152009121001"/>
          <table:table-cell office:value-type="string" office:string-value="IIIb"/>
          <table:table-cell office:value-type="string" office:string-value="Penata Muda Tingkat I"/>
          <table:table-cell office:value-type="string" office:string-value="2020-04-01"/>
          <table:table-cell office:value-type="string" office:string-value="AUDITOR PERTAMA"/>
          <table:table-cell office:value-type="string" office:string-value="2021-01-18"/>
          <table:table-cell/>
          <table:table-cell office:value-type="string" office:string-value="INSPEKTORAT WILAYAH III"/>
          <table:table-cell table:number-columns-repeated="16373"/>
        </table:table-row>
        <table:table-row>
          <table:table-cell table:number-columns-repeated="2"/>
          <table:table-cell office:value-type="string" office:string-value="TIARA JASMINE NABILLA, A.Md., S.E."/>
          <table:table-cell office:value-type="string" office:string-value="198605182010122006"/>
          <table:table-cell office:value-type="string" office:string-value="IIIb"/>
          <table:table-cell office:value-type="string" office:string-value="Penata Muda Tingkat I"/>
          <table:table-cell office:value-type="string" office:string-value="2020-04-01"/>
          <table:table-cell office:value-type="string" office:string-value="ANALIS STANDARISASI SARANA KERJA"/>
          <table:table-cell office:value-type="string" office:string-value="0000-00-00"/>
          <table:table-cell/>
          <table:table-cell office:value-type="string" office:string-value="UMUM"/>
          <table:table-cell table:number-columns-repeated="16373"/>
        </table:table-row>
        <table:table-row>
          <table:table-cell table:number-columns-repeated="2"/>
          <table:table-cell office:value-type="string" office:string-value="RINI YUNIASIH, A.Md."/>
          <table:table-cell office:value-type="string" office:string-value="198106012009012006"/>
          <table:table-cell office:value-type="string" office:string-value="IIIb"/>
          <table:table-cell office:value-type="string" office:string-value="Penata Muda Tingkat I"/>
          <table:table-cell office:value-type="string" office:string-value="2020-04-01"/>
          <table:table-cell office:value-type="string" office:string-value="AUDITOR PELAKSANA LANJUTAN"/>
          <table:table-cell office:value-type="string" office:string-value="2021-01-01"/>
          <table:table-cell/>
          <table:table-cell office:value-type="string" office:string-value="INSPEKTORAT WILAYAH I"/>
          <table:table-cell table:number-columns-repeated="16373"/>
        </table:table-row>
        <table:table-row>
          <table:table-cell table:number-columns-repeated="2"/>
          <table:table-cell office:value-type="string" office:string-value="KURNIAWAN, A.Md., S.H"/>
          <table:table-cell office:value-type="string" office:string-value="198407172009011010"/>
          <table:table-cell office:value-type="string" office:string-value="IIIb"/>
          <table:table-cell office:value-type="string" office:string-value="Penata Muda Tingkat I"/>
          <table:table-cell office:value-type="string" office:string-value="2021-04-01"/>
          <table:table-cell office:value-type="string" office:string-value="AUDITOR PERTAMA"/>
          <table:table-cell office:value-type="string" office:string-value="2021-01-01"/>
          <table:table-cell/>
          <table:table-cell office:value-type="string" office:string-value="INSPEKTORAT WILAYAH II"/>
          <table:table-cell table:number-columns-repeated="16373"/>
        </table:table-row>
        <table:table-row>
          <table:table-cell table:number-columns-repeated="2"/>
          <table:table-cell office:value-type="string" office:string-value="ARIEF RAHMAN, S.H"/>
          <table:table-cell office:value-type="string" office:string-value="198711052007031001"/>
          <table:table-cell office:value-type="string" office:string-value="IIIb"/>
          <table:table-cell office:value-type="string" office:string-value="Penata Muda Tingkat I"/>
          <table:table-cell/>
          <table:table-cell office:value-type="string" office:string-value="PENGELOLA HASIL KERJA"/>
          <table:table-cell office:value-type="string" office:string-value="2020-05-10"/>
          <table:table-cell/>
          <table:table-cell office:value-type="string" office:string-value="INSPEKTORAT WILAYAH II"/>
          <table:table-cell table:number-columns-repeated="16373"/>
        </table:table-row>
        <table:table-row>
          <table:table-cell table:number-columns-repeated="2"/>
          <table:table-cell office:value-type="string" office:string-value="EUIS YULIANTI, A.Md., S.H."/>
          <table:table-cell office:value-type="string" office:string-value="198207292009012005"/>
          <table:table-cell office:value-type="string" office:string-value="IIIb"/>
          <table:table-cell office:value-type="string" office:string-value="Penata Muda Tingkat I"/>
          <table:table-cell office:value-type="string" office:string-value="2021-10-01"/>
          <table:table-cell office:value-type="string" office:string-value="ARSIPARIS AHLI PERTAMA"/>
          <table:table-cell office:value-type="string" office:string-value="0000-00-00"/>
          <table:table-cell/>
          <table:table-cell office:value-type="string" office:string-value="UMUM"/>
          <table:table-cell table:number-columns-repeated="16373"/>
        </table:table-row>
        <table:table-row>
          <table:table-cell table:number-columns-repeated="2"/>
          <table:table-cell office:value-type="string" office:string-value="KIKI, S.AB."/>
          <table:table-cell office:value-type="string" office:string-value="198509292017122001"/>
          <table:table-cell office:value-type="string" office:string-value="IIIa"/>
          <table:table-cell office:value-type="string" office:string-value="Penata Muda"/>
          <table:table-cell office:value-type="string" office:string-value="2017-12-01"/>
          <table:table-cell office:value-type="string" office:string-value="AUDITOR PERTAMA"/>
          <table:table-cell office:value-type="string" office:string-value="2021-06-11"/>
          <table:table-cell/>
          <table:table-cell office:value-type="string" office:string-value="INSPEKTORAT WILAYAH VI"/>
          <table:table-cell table:number-columns-repeated="16373"/>
        </table:table-row>
        <table:table-row>
          <table:table-cell table:number-columns-repeated="2"/>
          <table:table-cell office:value-type="string" office:string-value="AYU YOANA SARI, S.Kom."/>
          <table:table-cell office:value-type="string" office:string-value="198806252017122001"/>
          <table:table-cell office:value-type="string" office:string-value="IIIa"/>
          <table:table-cell office:value-type="string" office:string-value="Penata Muda"/>
          <table:table-cell office:value-type="string" office:string-value="2017-12-01"/>
          <table:table-cell office:value-type="string" office:string-value="PENGELOLA TEKNOLOGI INFORMASI"/>
          <table:table-cell office:value-type="string" office:string-value="0000-00-00"/>
          <table:table-cell/>
          <table:table-cell office:value-type="string" office:string-value="SISTEM INFORMASI PENGAWASAN"/>
          <table:table-cell table:number-columns-repeated="16373"/>
        </table:table-row>
        <table:table-row>
          <table:table-cell table:number-columns-repeated="2"/>
          <table:table-cell office:value-type="string" office:string-value="RINTAKA JAYADI BRATA, S.Kom."/>
          <table:table-cell office:value-type="string" office:string-value="198902082017121001"/>
          <table:table-cell office:value-type="string" office:string-value="IIIa"/>
          <table:table-cell office:value-type="string" office:string-value="Penata Muda"/>
          <table:table-cell office:value-type="string" office:string-value="2017-12-01"/>
          <table:table-cell office:value-type="string" office:string-value="PENYUSUN LAPORAN KEUANGAN "/>
          <table:table-cell office:value-type="string" office:string-value="2021-01-01"/>
          <table:table-cell/>
          <table:table-cell office:value-type="string" office:string-value="KEUANGAN"/>
          <table:table-cell table:number-columns-repeated="16373"/>
        </table:table-row>
        <table:table-row>
          <table:table-cell table:number-columns-repeated="2"/>
          <table:table-cell office:value-type="string" office:string-value="FITRIYAH KUSUMA WARDANI, S.H."/>
          <table:table-cell office:value-type="string" office:string-value="198905082017122001"/>
          <table:table-cell office:value-type="string" office:string-value="IIIa"/>
          <table:table-cell office:value-type="string" office:string-value="Penata Muda"/>
          <table:table-cell office:value-type="string" office:string-value="2017-12-01"/>
          <table:table-cell office:value-type="string" office:string-value="ANALIS KELEMBAGAAN"/>
          <table:table-cell office:value-type="string" office:string-value="2021-04-29"/>
          <table:table-cell/>
          <table:table-cell office:value-type="string" office:string-value="PROGRAM, HUMAS DAN PELAPORAN"/>
          <table:table-cell table:number-columns-repeated="16373"/>
        </table:table-row>
        <table:table-row>
          <table:table-cell table:number-columns-repeated="2"/>
          <table:table-cell office:value-type="string" office:string-value="MUHAMMAD MUNDZIR WIJDANI, S.T."/>
          <table:table-cell office:value-type="string" office:string-value="199003182017121001"/>
          <table:table-cell office:value-type="string" office:string-value="IIIa"/>
          <table:table-cell office:value-type="string" office:string-value="Penata Muda"/>
          <table:table-cell office:value-type="string" office:string-value="2017-12-01"/>
          <table:table-cell office:value-type="string" office:string-value="PENYUSUN BAHAN KERJASAMA"/>
          <table:table-cell office:value-type="string" office:string-value="2021-01-01"/>
          <table:table-cell/>
          <table:table-cell office:value-type="string" office:string-value="UMUM"/>
          <table:table-cell table:number-columns-repeated="16373"/>
        </table:table-row>
        <table:table-row>
          <table:table-cell table:number-columns-repeated="2"/>
          <table:table-cell office:value-type="string" office:string-value="SATRIO WHINASIS PURBOAJI, S.H."/>
          <table:table-cell office:value-type="string" office:string-value="199006192017121001"/>
          <table:table-cell office:value-type="string" office:string-value="IIIa"/>
          <table:table-cell office:value-type="string" office:string-value="Penata Muda"/>
          <table:table-cell office:value-type="string" office:string-value="2017-12-01"/>
          <table:table-cell office:value-type="string" office:string-value="ANALIS HUKUM"/>
          <table:table-cell office:value-type="string" office:string-value="2021-01-01"/>
          <table:table-cell/>
          <table:table-cell office:value-type="string" office:string-value="KEPEGAWAIAN"/>
          <table:table-cell table:number-columns-repeated="16373"/>
        </table:table-row>
        <table:table-row>
          <table:table-cell table:number-columns-repeated="2"/>
          <table:table-cell office:value-type="string" office:string-value="MARATUN ISNAENI, S.I.A."/>
          <table:table-cell office:value-type="string" office:string-value="199007102017122001"/>
          <table:table-cell office:value-type="string" office:string-value="IIIa"/>
          <table:table-cell office:value-type="string" office:string-value="Penata Muda"/>
          <table:table-cell office:value-type="string" office:string-value="2017-12-01"/>
          <table:table-cell office:value-type="string" office:string-value="AUDITOR PERTAMA"/>
          <table:table-cell office:value-type="string" office:string-value="2021-07-01"/>
          <table:table-cell/>
          <table:table-cell office:value-type="string" office:string-value="INSPEKTORAT WILAYAH I"/>
          <table:table-cell table:number-columns-repeated="16373"/>
        </table:table-row>
        <table:table-row>
          <table:table-cell table:number-columns-repeated="2"/>
          <table:table-cell office:value-type="string" office:string-value="ERWIN, S.E."/>
          <table:table-cell office:value-type="string" office:string-value="199106152017121001"/>
          <table:table-cell office:value-type="string" office:string-value="IIIa"/>
          <table:table-cell office:value-type="string" office:string-value="Penata Muda"/>
          <table:table-cell office:value-type="string" office:string-value="2017-12-01"/>
          <table:table-cell office:value-type="string" office:string-value="PENYUSUN LAPORAN KEUANGAN "/>
          <table:table-cell office:value-type="string" office:string-value="2021-01-01"/>
          <table:table-cell/>
          <table:table-cell office:value-type="string" office:string-value="KEUANGAN"/>
          <table:table-cell table:number-columns-repeated="16373"/>
        </table:table-row>
        <table:table-row>
          <table:table-cell table:number-columns-repeated="2"/>
          <table:table-cell office:value-type="string" office:string-value="ERAP NAINGGOLAN, S.Sos."/>
          <table:table-cell office:value-type="string" office:string-value="199107062017121001"/>
          <table:table-cell office:value-type="string" office:string-value="IIIa"/>
          <table:table-cell office:value-type="string" office:string-value="Penata Muda"/>
          <table:table-cell office:value-type="string" office:string-value="2017-12-01"/>
          <table:table-cell office:value-type="string" office:string-value="AUDITOR PERTAMA"/>
          <table:table-cell office:value-type="string" office:string-value="2021-06-11"/>
          <table:table-cell/>
          <table:table-cell office:value-type="string" office:string-value="INSPEKTORAT WILAYAH III"/>
          <table:table-cell table:number-columns-repeated="16373"/>
        </table:table-row>
        <table:table-row>
          <table:table-cell table:number-columns-repeated="2"/>
          <table:table-cell office:value-type="string" office:string-value="NURLITA CAESARIANY RAHARDJO, S.Kom."/>
          <table:table-cell office:value-type="string" office:string-value="199110242017122001"/>
          <table:table-cell office:value-type="string" office:string-value="IIIa"/>
          <table:table-cell office:value-type="string" office:string-value="Penata Muda"/>
          <table:table-cell office:value-type="string" office:string-value="2017-12-01"/>
          <table:table-cell office:value-type="string" office:string-value="AUDITOR PERTAMA"/>
          <table:table-cell office:value-type="string" office:string-value="2021-06-11"/>
          <table:table-cell/>
          <table:table-cell office:value-type="string" office:string-value="INSPEKTORAT WILAYAH V"/>
          <table:table-cell table:number-columns-repeated="16373"/>
        </table:table-row>
        <table:table-row>
          <table:table-cell table:number-columns-repeated="2"/>
          <table:table-cell office:value-type="string" office:string-value="SANDRA NUR FITRI, S.Akun."/>
          <table:table-cell office:value-type="string" office:string-value="199205072017122001"/>
          <table:table-cell office:value-type="string" office:string-value="IIIa"/>
          <table:table-cell office:value-type="string" office:string-value="Penata Muda"/>
          <table:table-cell office:value-type="string" office:string-value="2017-12-01"/>
          <table:table-cell office:value-type="string" office:string-value="AUDITOR PERTAMA"/>
          <table:table-cell office:value-type="string" office:string-value="2021-06-11"/>
          <table:table-cell/>
          <table:table-cell office:value-type="string" office:string-value="INSPEKTORAT WILAYAH III"/>
          <table:table-cell table:number-columns-repeated="16373"/>
        </table:table-row>
        <table:table-row>
          <table:table-cell table:number-columns-repeated="2"/>
          <table:table-cell office:value-type="string" office:string-value="YUDHI HERVINO, S.T."/>
          <table:table-cell office:value-type="string" office:string-value="199207082017121001"/>
          <table:table-cell office:value-type="string" office:string-value="IIIa"/>
          <table:table-cell office:value-type="string" office:string-value="Penata Muda"/>
          <table:table-cell office:value-type="string" office:string-value="2017-12-01"/>
          <table:table-cell office:value-type="string" office:string-value="PENGELOLA TEKNOLOGI INFORMASI"/>
          <table:table-cell office:value-type="string" office:string-value="0000-00-00"/>
          <table:table-cell/>
          <table:table-cell office:value-type="string" office:string-value="SISTEM INFORMASI PENGAWASAN"/>
          <table:table-cell table:number-columns-repeated="16373"/>
        </table:table-row>
        <table:table-row>
          <table:table-cell table:number-columns-repeated="2"/>
          <table:table-cell office:value-type="string" office:string-value="GALUH PURNOMO, S.Sos."/>
          <table:table-cell office:value-type="string" office:string-value="199304262017121001"/>
          <table:table-cell office:value-type="string" office:string-value="IIIa"/>
          <table:table-cell office:value-type="string" office:string-value="Penata Muda"/>
          <table:table-cell office:value-type="string" office:string-value="2017-12-01"/>
          <table:table-cell office:value-type="string" office:string-value="AUDITOR PERTAMA"/>
          <table:table-cell office:value-type="string" office:string-value="2021-06-11"/>
          <table:table-cell/>
          <table:table-cell office:value-type="string" office:string-value="INSPEKTORAT WILAYAH IV"/>
          <table:table-cell table:number-columns-repeated="16373"/>
        </table:table-row>
        <table:table-row>
          <table:table-cell table:number-columns-repeated="2"/>
          <table:table-cell office:value-type="string" office:string-value="ZEIN IHYA ULUMUDDIN, S.AP."/>
          <table:table-cell office:value-type="string" office:string-value="199305032017121001"/>
          <table:table-cell office:value-type="string" office:string-value="IIIa"/>
          <table:table-cell office:value-type="string" office:string-value="Penata Muda"/>
          <table:table-cell office:value-type="string" office:string-value="2017-12-01"/>
          <table:table-cell office:value-type="string" office:string-value="AUDITOR PERTAMA"/>
          <table:table-cell office:value-type="string" office:string-value="2021-06-11"/>
          <table:table-cell/>
          <table:table-cell office:value-type="string" office:string-value="INSPEKTORAT WILAYAH VI"/>
          <table:table-cell table:number-columns-repeated="16373"/>
        </table:table-row>
        <table:table-row>
          <table:table-cell table:number-columns-repeated="2"/>
          <table:table-cell office:value-type="string" office:string-value="SUCIATI KRISTIASARI, S.AB."/>
          <table:table-cell office:value-type="string" office:string-value="199307302017122001"/>
          <table:table-cell office:value-type="string" office:string-value="IIIa"/>
          <table:table-cell office:value-type="string" office:string-value="Penata Muda"/>
          <table:table-cell office:value-type="string" office:string-value="2017-12-01"/>
          <table:table-cell office:value-type="string" office:string-value="AUDITOR PERTAMA"/>
          <table:table-cell office:value-type="string" office:string-value="0000-00-00"/>
          <table:table-cell/>
          <table:table-cell office:value-type="string" office:string-value="INSPEKTORAT WILAYAH IV"/>
          <table:table-cell table:number-columns-repeated="16373"/>
        </table:table-row>
        <table:table-row>
          <table:table-cell table:number-columns-repeated="2"/>
          <table:table-cell office:value-type="string" office:string-value="ANDI TRIAS ARYANTO, S.M."/>
          <table:table-cell office:value-type="string" office:string-value="199308112017121001"/>
          <table:table-cell office:value-type="string" office:string-value="IIIa"/>
          <table:table-cell office:value-type="string" office:string-value="Penata Muda"/>
          <table:table-cell office:value-type="string" office:string-value="2017-12-01"/>
          <table:table-cell office:value-type="string" office:string-value="ANALIS PERENCANAAN, PENGGUNAAN DAN PENGHAPUSAN BMN"/>
          <table:table-cell office:value-type="string" office:string-value="2021-01-01"/>
          <table:table-cell/>
          <table:table-cell office:value-type="string" office:string-value="UMUM"/>
          <table:table-cell table:number-columns-repeated="16373"/>
        </table:table-row>
        <table:table-row>
          <table:table-cell table:number-columns-repeated="2"/>
          <table:table-cell office:value-type="string" office:string-value="SEPRINALDO, S.Kom."/>
          <table:table-cell office:value-type="string" office:string-value="199309122017121001"/>
          <table:table-cell office:value-type="string" office:string-value="IIIa"/>
          <table:table-cell office:value-type="string" office:string-value="Penata Muda"/>
          <table:table-cell office:value-type="string" office:string-value="2017-12-01"/>
          <table:table-cell office:value-type="string" office:string-value="ANALIS JABATAN"/>
          <table:table-cell office:value-type="string" office:string-value="2021-01-01"/>
          <table:table-cell/>
          <table:table-cell office:value-type="string" office:string-value="KEPEGAWAIAN"/>
          <table:table-cell table:number-columns-repeated="16373"/>
        </table:table-row>
        <table:table-row>
          <table:table-cell table:number-columns-repeated="2"/>
          <table:table-cell office:value-type="string" office:string-value="PRISI KHAIRANI ARIEF, S.H."/>
          <table:table-cell office:value-type="string" office:string-value="199402032017122001"/>
          <table:table-cell office:value-type="string" office:string-value="IIIa"/>
          <table:table-cell office:value-type="string" office:string-value="Penata Muda"/>
          <table:table-cell office:value-type="string" office:string-value="2017-12-01"/>
          <table:table-cell office:value-type="string" office:string-value="PENGEVALUASI KEGIATAN PROGRAM"/>
          <table:table-cell office:value-type="string" office:string-value="2021-01-01"/>
          <table:table-cell/>
          <table:table-cell office:value-type="string" office:string-value="PROGRAM, HUMAS DAN PELAPORAN"/>
          <table:table-cell table:number-columns-repeated="16373"/>
        </table:table-row>
        <table:table-row>
          <table:table-cell table:number-columns-repeated="2"/>
          <table:table-cell office:value-type="string" office:string-value="AGIL FAHLEFI, S.A.P."/>
          <table:table-cell office:value-type="string" office:string-value="199407242017121001"/>
          <table:table-cell office:value-type="string" office:string-value="IIIa"/>
          <table:table-cell office:value-type="string" office:string-value="Penata Muda"/>
          <table:table-cell office:value-type="string" office:string-value="2017-12-01"/>
          <table:table-cell office:value-type="string" office:string-value="AUDITOR PERTAMA"/>
          <table:table-cell office:value-type="string" office:string-value="2021-06-11"/>
          <table:table-cell/>
          <table:table-cell office:value-type="string" office:string-value="INSPEKTORAT WILAYAH IV"/>
          <table:table-cell table:number-columns-repeated="16373"/>
        </table:table-row>
        <table:table-row>
          <table:table-cell table:number-columns-repeated="2"/>
          <table:table-cell office:value-type="string" office:string-value="INDAH WIDYASARI, S.Sos."/>
          <table:table-cell office:value-type="string" office:string-value="199409062017122001"/>
          <table:table-cell office:value-type="string" office:string-value="IIIa"/>
          <table:table-cell office:value-type="string" office:string-value="Penata Muda"/>
          <table:table-cell office:value-type="string" office:string-value="2017-12-01"/>
          <table:table-cell office:value-type="string" office:string-value="AUDITOR PERTAMA"/>
          <table:table-cell office:value-type="string" office:string-value="2021-06-11"/>
          <table:table-cell/>
          <table:table-cell office:value-type="string" office:string-value="INSPEKTORAT WILAYAH V"/>
          <table:table-cell table:number-columns-repeated="16373"/>
        </table:table-row>
        <table:table-row>
          <table:table-cell table:number-columns-repeated="2"/>
          <table:table-cell office:value-type="string" office:string-value="FALENTINA PARAMITA SARI, S.I.P."/>
          <table:table-cell office:value-type="string" office:string-value="199409192017122001"/>
          <table:table-cell office:value-type="string" office:string-value="IIIa"/>
          <table:table-cell office:value-type="string" office:string-value="Penata Muda"/>
          <table:table-cell office:value-type="string" office:string-value="2017-12-01"/>
          <table:table-cell office:value-type="string" office:string-value="AUDITOR PERTAMA"/>
          <table:table-cell office:value-type="string" office:string-value="2021-06-11"/>
          <table:table-cell/>
          <table:table-cell office:value-type="string" office:string-value="INSPEKTORAT WILAYAH V"/>
          <table:table-cell table:number-columns-repeated="16373"/>
        </table:table-row>
        <table:table-row>
          <table:table-cell table:number-columns-repeated="2"/>
          <table:table-cell office:value-type="string" office:string-value="LATIEFAH KUSUMAWATI, S.Kom."/>
          <table:table-cell office:value-type="string" office:string-value="199504232017122001"/>
          <table:table-cell office:value-type="string" office:string-value="IIIa"/>
          <table:table-cell office:value-type="string" office:string-value="Penata Muda"/>
          <table:table-cell office:value-type="string" office:string-value="2017-12-01"/>
          <table:table-cell office:value-type="string" office:string-value="AUDITOR PERTAMA"/>
          <table:table-cell office:value-type="string" office:string-value="2021-06-11"/>
          <table:table-cell/>
          <table:table-cell office:value-type="string" office:string-value="INSPEKTORAT WILAYAH III"/>
          <table:table-cell table:number-columns-repeated="16373"/>
        </table:table-row>
        <table:table-row>
          <table:table-cell table:number-columns-repeated="2"/>
          <table:table-cell office:value-type="string" office:string-value="MUHAMMAD FADLIKA DONIE PARON, S.H."/>
          <table:table-cell office:value-type="string" office:string-value="199512082017121001"/>
          <table:table-cell office:value-type="string" office:string-value="IIIa"/>
          <table:table-cell office:value-type="string" office:string-value="Penata Muda"/>
          <table:table-cell office:value-type="string" office:string-value="2017-12-01"/>
          <table:table-cell office:value-type="string" office:string-value="PENYUSUN INFORMASI HUKUM"/>
          <table:table-cell office:value-type="string" office:string-value="2021-01-01"/>
          <table:table-cell/>
          <table:table-cell office:value-type="string" office:string-value="PROGRAM, HUMAS DAN PELAPORAN"/>
          <table:table-cell table:number-columns-repeated="16373"/>
        </table:table-row>
        <table:table-row>
          <table:table-cell table:number-columns-repeated="2"/>
          <table:table-cell office:value-type="string" office:string-value="NINDYA AYU NIRMALA, S.H."/>
          <table:table-cell office:value-type="string" office:string-value="199512282017122001"/>
          <table:table-cell office:value-type="string" office:string-value="IIIa"/>
          <table:table-cell office:value-type="string" office:string-value="Penata Muda"/>
          <table:table-cell office:value-type="string" office:string-value="2017-12-01"/>
          <table:table-cell office:value-type="string" office:string-value="ANALIS JABATAN"/>
          <table:table-cell office:value-type="string" office:string-value="2021-01-01"/>
          <table:table-cell/>
          <table:table-cell office:value-type="string" office:string-value="KEPEGAWAIAN"/>
          <table:table-cell table:number-columns-repeated="16373"/>
        </table:table-row>
        <table:table-row>
          <table:table-cell table:number-columns-repeated="2"/>
          <table:table-cell office:value-type="string" office:string-value="FAHMI YUSUF, S.I.A"/>
          <table:table-cell office:value-type="string" office:string-value="199220212017121001"/>
          <table:table-cell office:value-type="string" office:string-value="IIIa"/>
          <table:table-cell office:value-type="string" office:string-value="Penata Muda"/>
          <table:table-cell office:value-type="string" office:string-value="2017-12-01"/>
          <table:table-cell office:value-type="string" office:string-value="SEKRETARIS PIMPINAN"/>
          <table:table-cell office:value-type="string" office:string-value="2020-05-10"/>
          <table:table-cell/>
          <table:table-cell office:value-type="string" office:string-value="UMUM"/>
          <table:table-cell table:number-columns-repeated="16373"/>
        </table:table-row>
        <table:table-row>
          <table:table-cell table:number-columns-repeated="2"/>
          <table:table-cell office:value-type="string" office:string-value="TABITA, S.Kom."/>
          <table:table-cell office:value-type="string" office:string-value="198701062018012001"/>
          <table:table-cell office:value-type="string" office:string-value="IIIa"/>
          <table:table-cell office:value-type="string" office:string-value="Penata Muda"/>
          <table:table-cell office:value-type="string" office:string-value="2018-01-01"/>
          <table:table-cell office:value-type="string" office:string-value="AUDITOR PERTAMA"/>
          <table:table-cell office:value-type="string" office:string-value="0000-00-00"/>
          <table:table-cell/>
          <table:table-cell office:value-type="string" office:string-value="INSPEKTORAT WILAYAH II"/>
          <table:table-cell table:number-columns-repeated="16373"/>
        </table:table-row>
        <table:table-row>
          <table:table-cell table:number-columns-repeated="2"/>
          <table:table-cell office:value-type="string" office:string-value="AGUNG PAMBUDI KURNIAWAN"/>
          <table:table-cell office:value-type="string" office:string-value="198209032001121001"/>
          <table:table-cell office:value-type="string" office:string-value="IIIa"/>
          <table:table-cell office:value-type="string" office:string-value="Penata Muda"/>
          <table:table-cell office:value-type="string" office:string-value="2018-04-01"/>
          <table:table-cell office:value-type="string" office:string-value="PENYUSUN LAPORAN KEUANGAN "/>
          <table:table-cell office:value-type="string" office:string-value="2021-04-29"/>
          <table:table-cell/>
          <table:table-cell office:value-type="string" office:string-value="KEUANGAN"/>
          <table:table-cell table:number-columns-repeated="16373"/>
        </table:table-row>
        <table:table-row>
          <table:table-cell table:number-columns-repeated="2"/>
          <table:table-cell office:value-type="string" office:string-value="DEDI NOVIANTO, S.E."/>
          <table:table-cell office:value-type="string" office:string-value="198511102019011001"/>
          <table:table-cell office:value-type="string" office:string-value="IIIa"/>
          <table:table-cell office:value-type="string" office:string-value="Penata Muda"/>
          <table:table-cell office:value-type="string" office:string-value="2019-01-01"/>
          <table:table-cell office:value-type="string" office:string-value="AUDITOR PERTAMA"/>
          <table:table-cell office:value-type="string" office:string-value="2021-06-11"/>
          <table:table-cell/>
          <table:table-cell office:value-type="string" office:string-value="INSPEKTORAT WILAYAH VI"/>
          <table:table-cell table:number-columns-repeated="16373"/>
        </table:table-row>
        <table:table-row>
          <table:table-cell table:number-columns-repeated="2"/>
          <table:table-cell office:value-type="string" office:string-value="ANGGIT SRI RAHAYU, S.E."/>
          <table:table-cell office:value-type="string" office:string-value="198701262019012001"/>
          <table:table-cell office:value-type="string" office:string-value="IIIa"/>
          <table:table-cell office:value-type="string" office:string-value="Penata Muda"/>
          <table:table-cell office:value-type="string" office:string-value="2019-01-01"/>
          <table:table-cell office:value-type="string" office:string-value="ANALIS LAPORAN HASIL PENGAWASAN"/>
          <table:table-cell office:value-type="string" office:string-value="0000-00-00"/>
          <table:table-cell/>
          <table:table-cell office:value-type="string" office:string-value="SISTEM INFORMASI PENGAWASAN"/>
          <table:table-cell table:number-columns-repeated="16373"/>
        </table:table-row>
        <table:table-row>
          <table:table-cell table:number-columns-repeated="2"/>
          <table:table-cell office:value-type="string" office:string-value="MUH FATCHUL ULUM, S.E."/>
          <table:table-cell office:value-type="string" office:string-value="198710212019011001"/>
          <table:table-cell office:value-type="string" office:string-value="IIIa"/>
          <table:table-cell office:value-type="string" office:string-value="Penata Muda"/>
          <table:table-cell office:value-type="string" office:string-value="2019-01-01"/>
          <table:table-cell office:value-type="string" office:string-value="AUDITOR PERTAMA"/>
          <table:table-cell office:value-type="string" office:string-value="2021-06-11"/>
          <table:table-cell/>
          <table:table-cell office:value-type="string" office:string-value="INSPEKTORAT WILAYAH V"/>
          <table:table-cell table:number-columns-repeated="16373"/>
        </table:table-row>
        <table:table-row>
          <table:table-cell table:number-columns-repeated="2"/>
          <table:table-cell office:value-type="string" office:string-value="ERWIEN PRABOWO, S.H."/>
          <table:table-cell office:value-type="string" office:string-value="198711272019011001"/>
          <table:table-cell office:value-type="string" office:string-value="IIIa"/>
          <table:table-cell office:value-type="string" office:string-value="Penata Muda"/>
          <table:table-cell office:value-type="string" office:string-value="2019-01-01"/>
          <table:table-cell office:value-type="string" office:string-value="AUDITOR PERTAMA"/>
          <table:table-cell office:value-type="string" office:string-value="2021-06-11"/>
          <table:table-cell/>
          <table:table-cell office:value-type="string" office:string-value="INSPEKTORAT WILAYAH II"/>
          <table:table-cell table:number-columns-repeated="16373"/>
        </table:table-row>
        <table:table-row>
          <table:table-cell table:number-columns-repeated="2"/>
          <table:table-cell office:value-type="string" office:string-value="NOVAZ ACHWALUDDIN, S.E."/>
          <table:table-cell office:value-type="string" office:string-value="198711282019011001"/>
          <table:table-cell office:value-type="string" office:string-value="IIIa"/>
          <table:table-cell office:value-type="string" office:string-value="Penata Muda"/>
          <table:table-cell office:value-type="string" office:string-value="2019-01-01"/>
          <table:table-cell office:value-type="string" office:string-value="ANALIS LAPORAN HASIL PENGAWASAN"/>
          <table:table-cell office:value-type="string" office:string-value="0000-00-00"/>
          <table:table-cell/>
          <table:table-cell office:value-type="string" office:string-value="PROGRAM, HUMAS DAN PELAPORAN"/>
          <table:table-cell table:number-columns-repeated="16373"/>
        </table:table-row>
        <table:table-row>
          <table:table-cell table:number-columns-repeated="2"/>
          <table:table-cell office:value-type="string" office:string-value="RIFAN WAHYU PERMANA, S.Sos."/>
          <table:table-cell office:value-type="string" office:string-value="198805222019011001"/>
          <table:table-cell office:value-type="string" office:string-value="IIIa"/>
          <table:table-cell office:value-type="string" office:string-value="Penata Muda"/>
          <table:table-cell office:value-type="string" office:string-value="2019-01-01"/>
          <table:table-cell office:value-type="string" office:string-value="ANALIS LAPORAN HASIL PENGAWASAN"/>
          <table:table-cell office:value-type="string" office:string-value="0000-00-00"/>
          <table:table-cell/>
          <table:table-cell office:value-type="string" office:string-value="UMUM"/>
          <table:table-cell table:number-columns-repeated="16373"/>
        </table:table-row>
        <table:table-row>
          <table:table-cell table:number-columns-repeated="2"/>
          <table:table-cell office:value-type="string" office:string-value="SHERLY MERCELLA SEPTIYANA, S.H."/>
          <table:table-cell office:value-type="string" office:string-value="198809242019012001"/>
          <table:table-cell office:value-type="string" office:string-value="IIIa"/>
          <table:table-cell office:value-type="string" office:string-value="Penata Muda"/>
          <table:table-cell office:value-type="string" office:string-value="2019-01-01"/>
          <table:table-cell office:value-type="string" office:string-value="ANALIS KEPEGAWAIAN AHLI PERTAMA"/>
          <table:table-cell office:value-type="string" office:string-value="2020-11-23"/>
          <table:table-cell/>
          <table:table-cell office:value-type="string" office:string-value="KEPEGAWAIAN"/>
          <table:table-cell table:number-columns-repeated="16373"/>
        </table:table-row>
        <table:table-row>
          <table:table-cell table:number-columns-repeated="2"/>
          <table:table-cell office:value-type="string" office:string-value="ROBI ROLIS SAPUTRA , S.E."/>
          <table:table-cell office:value-type="string" office:string-value="198911142019011001"/>
          <table:table-cell office:value-type="string" office:string-value="IIIa"/>
          <table:table-cell office:value-type="string" office:string-value="Penata Muda"/>
          <table:table-cell office:value-type="string" office:string-value="2019-01-01"/>
          <table:table-cell office:value-type="string" office:string-value="KUSTODIAN KEKAYAAN NEGARA"/>
          <table:table-cell office:value-type="string" office:string-value="0000-00-00"/>
          <table:table-cell/>
          <table:table-cell office:value-type="string" office:string-value="UMUM"/>
          <table:table-cell table:number-columns-repeated="16373"/>
        </table:table-row>
        <table:table-row>
          <table:table-cell table:number-columns-repeated="2"/>
          <table:table-cell office:value-type="string" office:string-value="RATNA NINGSIH, SE"/>
          <table:table-cell office:value-type="string" office:string-value="199006102019012001"/>
          <table:table-cell office:value-type="string" office:string-value="IIIa"/>
          <table:table-cell office:value-type="string" office:string-value="Penata Muda"/>
          <table:table-cell office:value-type="string" office:string-value="2019-01-01"/>
          <table:table-cell office:value-type="string" office:string-value="ANALIS LAPORAN HASIL PENGAWASAN"/>
          <table:table-cell office:value-type="string" office:string-value="0000-00-00"/>
          <table:table-cell/>
          <table:table-cell office:value-type="string" office:string-value="PROGRAM, HUMAS DAN PELAPORAN"/>
          <table:table-cell table:number-columns-repeated="16373"/>
        </table:table-row>
        <table:table-row>
          <table:table-cell table:number-columns-repeated="2"/>
          <table:table-cell office:value-type="string" office:string-value="RICA WIDIA PARDOSI, S.E."/>
          <table:table-cell office:value-type="string" office:string-value="199105242019012001"/>
          <table:table-cell office:value-type="string" office:string-value="IIIa"/>
          <table:table-cell office:value-type="string" office:string-value="Penata Muda"/>
          <table:table-cell office:value-type="string" office:string-value="2019-01-01"/>
          <table:table-cell office:value-type="string" office:string-value="AUDITOR PERTAMA"/>
          <table:table-cell office:value-type="string" office:string-value="2021-06-11"/>
          <table:table-cell/>
          <table:table-cell office:value-type="string" office:string-value="INSPEKTORAT WILAYAH II"/>
          <table:table-cell table:number-columns-repeated="16373"/>
        </table:table-row>
        <table:table-row>
          <table:table-cell table:number-columns-repeated="2"/>
          <table:table-cell office:value-type="string" office:string-value="DEWI ENDAR YATUN, S.E."/>
          <table:table-cell office:value-type="string" office:string-value="199109162019012001"/>
          <table:table-cell office:value-type="string" office:string-value="IIIa"/>
          <table:table-cell office:value-type="string" office:string-value="Penata Muda"/>
          <table:table-cell office:value-type="string" office:string-value="2019-01-01"/>
          <table:table-cell office:value-type="string" office:string-value="ANALIS LAPORAN HASIL PENGAWASAN"/>
          <table:table-cell office:value-type="string" office:string-value="0000-00-00"/>
          <table:table-cell/>
          <table:table-cell office:value-type="string" office:string-value="UMUM"/>
          <table:table-cell table:number-columns-repeated="16373"/>
        </table:table-row>
        <table:table-row>
          <table:table-cell table:number-columns-repeated="2"/>
          <table:table-cell office:value-type="string" office:string-value="RIDHA FARIDHA DJOYO, S.E."/>
          <table:table-cell office:value-type="string" office:string-value="199111152019012001"/>
          <table:table-cell office:value-type="string" office:string-value="IIIa"/>
          <table:table-cell office:value-type="string" office:string-value="Penata Muda"/>
          <table:table-cell office:value-type="string" office:string-value="2019-01-01"/>
          <table:table-cell office:value-type="string" office:string-value="ANALIS LAPORAN HASIL PENGAWASAN"/>
          <table:table-cell office:value-type="string" office:string-value="0000-00-00"/>
          <table:table-cell/>
          <table:table-cell office:value-type="string" office:string-value="SISTEM INFORMASI PENGAWASAN"/>
          <table:table-cell table:number-columns-repeated="16373"/>
        </table:table-row>
        <table:table-row>
          <table:table-cell table:number-columns-repeated="2"/>
          <table:table-cell office:value-type="string" office:string-value="LUCKY ANGGARA, S.E."/>
          <table:table-cell office:value-type="string" office:string-value="199207152019011001"/>
          <table:table-cell office:value-type="string" office:string-value="IIIa"/>
          <table:table-cell office:value-type="string" office:string-value="Penata Muda"/>
          <table:table-cell office:value-type="string" office:string-value="2019-01-01"/>
          <table:table-cell office:value-type="string" office:string-value="ANALIS LAPORAN HASIL PENGAWASAN"/>
          <table:table-cell office:value-type="string" office:string-value="0000-00-00"/>
          <table:table-cell/>
          <table:table-cell office:value-type="string" office:string-value="PROGRAM, HUMAS DAN PELAPORAN"/>
          <table:table-cell table:number-columns-repeated="16373"/>
        </table:table-row>
        <table:table-row>
          <table:table-cell table:number-columns-repeated="2"/>
          <table:table-cell office:value-type="string" office:string-value="MICHELLIA AGATHA WAURAN, S.E."/>
          <table:table-cell office:value-type="string" office:string-value="199303212019012001"/>
          <table:table-cell office:value-type="string" office:string-value="IIIa"/>
          <table:table-cell office:value-type="string" office:string-value="Penata Muda"/>
          <table:table-cell office:value-type="string" office:string-value="2019-01-01"/>
          <table:table-cell office:value-type="string" office:string-value="AUDITOR PERTAMA"/>
          <table:table-cell office:value-type="string" office:string-value="2021-06-11"/>
          <table:table-cell/>
          <table:table-cell office:value-type="string" office:string-value="INSPEKTORAT WILAYAH III"/>
          <table:table-cell table:number-columns-repeated="16373"/>
        </table:table-row>
        <table:table-row>
          <table:table-cell table:number-columns-repeated="2"/>
          <table:table-cell office:value-type="string" office:string-value="METARIA TRI SANDI EDA , S.Akun."/>
          <table:table-cell office:value-type="string" office:string-value="199305092019012001"/>
          <table:table-cell office:value-type="string" office:string-value="IIIa"/>
          <table:table-cell office:value-type="string" office:string-value="Penata Muda"/>
          <table:table-cell office:value-type="string" office:string-value="2019-01-01"/>
          <table:table-cell office:value-type="string" office:string-value="AUDITOR PERTAMA"/>
          <table:table-cell office:value-type="string" office:string-value="2021-06-11"/>
          <table:table-cell/>
          <table:table-cell office:value-type="string" office:string-value="INSPEKTORAT WILAYAH III"/>
          <table:table-cell table:number-columns-repeated="16373"/>
        </table:table-row>
        <table:table-row>
          <table:table-cell table:number-columns-repeated="2"/>
          <table:table-cell office:value-type="string" office:string-value="ARTIKA JULIANTI, S.E."/>
          <table:table-cell office:value-type="string" office:string-value="199307172019012001"/>
          <table:table-cell office:value-type="string" office:string-value="IIIa"/>
          <table:table-cell office:value-type="string" office:string-value="Penata Muda"/>
          <table:table-cell office:value-type="string" office:string-value="2019-01-01"/>
          <table:table-cell office:value-type="string" office:string-value="ANALIS LAPORAN HASIL PENGAWASAN"/>
          <table:table-cell office:value-type="string" office:string-value="0000-00-00"/>
          <table:table-cell/>
          <table:table-cell office:value-type="string" office:string-value="KEPEGAWAIAN"/>
          <table:table-cell table:number-columns-repeated="16373"/>
        </table:table-row>
        <table:table-row>
          <table:table-cell table:number-columns-repeated="2"/>
          <table:table-cell office:value-type="string" office:string-value="RURI HANDIYANI PRATIWI, S.E."/>
          <table:table-cell office:value-type="string" office:string-value="199309062019012001"/>
          <table:table-cell office:value-type="string" office:string-value="IIIa"/>
          <table:table-cell office:value-type="string" office:string-value="Penata Muda"/>
          <table:table-cell office:value-type="string" office:string-value="2019-01-01"/>
          <table:table-cell office:value-type="string" office:string-value="AUDITOR PERTAMA"/>
          <table:table-cell office:value-type="string" office:string-value="2021-06-11"/>
          <table:table-cell/>
          <table:table-cell office:value-type="string" office:string-value="INSPEKTORAT WILAYAH V"/>
          <table:table-cell table:number-columns-repeated="16373"/>
        </table:table-row>
        <table:table-row>
          <table:table-cell table:number-columns-repeated="2"/>
          <table:table-cell office:value-type="string" office:string-value="RIFALDY MAHARDIKA PUTRA, S.E."/>
          <table:table-cell office:value-type="string" office:string-value="199309282019011001"/>
          <table:table-cell office:value-type="string" office:string-value="IIIa"/>
          <table:table-cell office:value-type="string" office:string-value="Penata Muda"/>
          <table:table-cell office:value-type="string" office:string-value="2019-01-01"/>
          <table:table-cell office:value-type="string" office:string-value="ANALIS LAPORAN HASIL PENGAWASAN"/>
          <table:table-cell office:value-type="string" office:string-value="0000-00-00"/>
          <table:table-cell/>
          <table:table-cell office:value-type="string" office:string-value="SISTEM INFORMASI PENGAWASAN"/>
          <table:table-cell table:number-columns-repeated="16373"/>
        </table:table-row>
        <table:table-row>
          <table:table-cell table:number-columns-repeated="2"/>
          <table:table-cell office:value-type="string" office:string-value="ARNANDA ARVI UNTARI, S.E."/>
          <table:table-cell office:value-type="string" office:string-value="199401022019012001"/>
          <table:table-cell office:value-type="string" office:string-value="IIIa"/>
          <table:table-cell office:value-type="string" office:string-value="Penata Muda"/>
          <table:table-cell office:value-type="string" office:string-value="2019-01-01"/>
          <table:table-cell office:value-type="string" office:string-value="AUDITOR PERTAMA"/>
          <table:table-cell office:value-type="string" office:string-value="2021-06-11"/>
          <table:table-cell/>
          <table:table-cell office:value-type="string" office:string-value="INSPEKTORAT WILAYAH I"/>
          <table:table-cell table:number-columns-repeated="16373"/>
        </table:table-row>
        <table:table-row>
          <table:table-cell table:number-columns-repeated="2"/>
          <table:table-cell office:value-type="string" office:string-value="CINDY CLAUDIA SARI, S.E."/>
          <table:table-cell office:value-type="string" office:string-value="199401052019012001"/>
          <table:table-cell office:value-type="string" office:string-value="IIIa"/>
          <table:table-cell office:value-type="string" office:string-value="Penata Muda"/>
          <table:table-cell office:value-type="string" office:string-value="2019-01-01"/>
          <table:table-cell office:value-type="string" office:string-value="AUDITOR PERTAMA"/>
          <table:table-cell office:value-type="string" office:string-value="0000-00-00"/>
          <table:table-cell/>
          <table:table-cell office:value-type="string" office:string-value="INSPEKTORAT WILAYAH IV"/>
          <table:table-cell table:number-columns-repeated="16373"/>
        </table:table-row>
        <table:table-row>
          <table:table-cell table:number-columns-repeated="2"/>
          <table:table-cell office:value-type="string" office:string-value="NURUL QOMARIYAH, S.E"/>
          <table:table-cell office:value-type="string" office:string-value="199402202019012001"/>
          <table:table-cell office:value-type="string" office:string-value="IIIa"/>
          <table:table-cell office:value-type="string" office:string-value="Penata Muda"/>
          <table:table-cell office:value-type="string" office:string-value="2019-01-01"/>
          <table:table-cell office:value-type="string" office:string-value="AUDITOR PERTAMA"/>
          <table:table-cell office:value-type="string" office:string-value="0000-00-00"/>
          <table:table-cell/>
          <table:table-cell office:value-type="string" office:string-value="INSPEKTORAT WILAYAH IV"/>
          <table:table-cell table:number-columns-repeated="16373"/>
        </table:table-row>
        <table:table-row>
          <table:table-cell table:number-columns-repeated="2"/>
          <table:table-cell office:value-type="string" office:string-value="APRILIYA WULANDARI, S.H"/>
          <table:table-cell office:value-type="string" office:string-value="199404062019012001"/>
          <table:table-cell office:value-type="string" office:string-value="IIIa"/>
          <table:table-cell office:value-type="string" office:string-value="Penata Muda"/>
          <table:table-cell office:value-type="string" office:string-value="2019-01-01"/>
          <table:table-cell office:value-type="string" office:string-value="ANALIS KEPEGAWAIAN AHLI PERTAMA"/>
          <table:table-cell office:value-type="string" office:string-value="2020-11-23"/>
          <table:table-cell/>
          <table:table-cell office:value-type="string" office:string-value="KEPEGAWAIAN"/>
          <table:table-cell table:number-columns-repeated="16373"/>
        </table:table-row>
        <table:table-row>
          <table:table-cell table:number-columns-repeated="2"/>
          <table:table-cell office:value-type="string" office:string-value="RAJA ASRUBI EKA PUTRA, S.E"/>
          <table:table-cell office:value-type="string" office:string-value="199404072019011001"/>
          <table:table-cell office:value-type="string" office:string-value="IIIa"/>
          <table:table-cell office:value-type="string" office:string-value="Penata Muda"/>
          <table:table-cell office:value-type="string" office:string-value="2019-01-01"/>
          <table:table-cell office:value-type="string" office:string-value="AUDITOR PERTAMA"/>
          <table:table-cell office:value-type="string" office:string-value="2021-06-11"/>
          <table:table-cell/>
          <table:table-cell office:value-type="string" office:string-value="INSPEKTORAT WILAYAH III"/>
          <table:table-cell table:number-columns-repeated="16373"/>
        </table:table-row>
        <table:table-row>
          <table:table-cell table:number-columns-repeated="2"/>
          <table:table-cell office:value-type="string" office:string-value="DITA PRIANDINI, S.E"/>
          <table:table-cell office:value-type="string" office:string-value="199406162019012001"/>
          <table:table-cell office:value-type="string" office:string-value="IIIa"/>
          <table:table-cell office:value-type="string" office:string-value="Penata Muda"/>
          <table:table-cell office:value-type="string" office:string-value="2019-01-01"/>
          <table:table-cell office:value-type="string" office:string-value="AUDITOR PERTAMA"/>
          <table:table-cell office:value-type="string" office:string-value="2021-06-11"/>
          <table:table-cell/>
          <table:table-cell office:value-type="string" office:string-value="INSPEKTORAT WILAYAH I"/>
          <table:table-cell table:number-columns-repeated="16373"/>
        </table:table-row>
        <table:table-row>
          <table:table-cell table:number-columns-repeated="2"/>
          <table:table-cell office:value-type="string" office:string-value="FERA ARINDRA TRI ANESTYA, S.E."/>
          <table:table-cell office:value-type="string" office:string-value="199406182019012002"/>
          <table:table-cell office:value-type="string" office:string-value="IIIa"/>
          <table:table-cell office:value-type="string" office:string-value="Penata Muda"/>
          <table:table-cell office:value-type="string" office:string-value="2019-01-01"/>
          <table:table-cell office:value-type="string" office:string-value="AUDITOR PERTAMA"/>
          <table:table-cell office:value-type="string" office:string-value="2021-06-11"/>
          <table:table-cell/>
          <table:table-cell office:value-type="string" office:string-value="INSPEKTORAT WILAYAH VI"/>
          <table:table-cell table:number-columns-repeated="16373"/>
        </table:table-row>
        <table:table-row>
          <table:table-cell table:number-columns-repeated="2"/>
          <table:table-cell office:value-type="string" office:string-value="SILVINA SARI, S.E."/>
          <table:table-cell office:value-type="string" office:string-value="199501042019012001"/>
          <table:table-cell office:value-type="string" office:string-value="IIIa"/>
          <table:table-cell office:value-type="string" office:string-value="Penata Muda"/>
          <table:table-cell office:value-type="string" office:string-value="2019-01-01"/>
          <table:table-cell office:value-type="string" office:string-value="AUDITOR PERTAMA"/>
          <table:table-cell office:value-type="string" office:string-value="2021-06-11"/>
          <table:table-cell/>
          <table:table-cell office:value-type="string" office:string-value="INSPEKTORAT WILAYAH V"/>
          <table:table-cell table:number-columns-repeated="16373"/>
        </table:table-row>
        <table:table-row>
          <table:table-cell table:number-columns-repeated="2"/>
          <table:table-cell office:value-type="string" office:string-value="DEWI KURNIATI AIRLANGGA, S.E."/>
          <table:table-cell office:value-type="string" office:string-value="199504012019012002"/>
          <table:table-cell office:value-type="string" office:string-value="IIIa"/>
          <table:table-cell office:value-type="string" office:string-value="Penata Muda"/>
          <table:table-cell office:value-type="string" office:string-value="2019-01-01"/>
          <table:table-cell office:value-type="string" office:string-value="AUDITOR PERTAMA"/>
          <table:table-cell office:value-type="string" office:string-value="2021-06-11"/>
          <table:table-cell/>
          <table:table-cell office:value-type="string" office:string-value="INSPEKTORAT WILAYAH II"/>
          <table:table-cell table:number-columns-repeated="16373"/>
        </table:table-row>
        <table:table-row>
          <table:table-cell table:number-columns-repeated="2"/>
          <table:table-cell office:value-type="string" office:string-value="INDRY EKA WARDHANI, S.E."/>
          <table:table-cell office:value-type="string" office:string-value="199505152019012002"/>
          <table:table-cell office:value-type="string" office:string-value="IIIa"/>
          <table:table-cell office:value-type="string" office:string-value="Penata Muda"/>
          <table:table-cell office:value-type="string" office:string-value="2019-01-01"/>
          <table:table-cell office:value-type="string" office:string-value="ANALIS LAPORAN HASIL PENGAWASAN"/>
          <table:table-cell office:value-type="string" office:string-value="0000-00-00"/>
          <table:table-cell/>
          <table:table-cell office:value-type="string" office:string-value="SISTEM INFORMASI PENGAWASAN"/>
          <table:table-cell table:number-columns-repeated="16373"/>
        </table:table-row>
        <table:table-row>
          <table:table-cell table:number-columns-repeated="2"/>
          <table:table-cell office:value-type="string" office:string-value="GESANG WIDIATMOKO, S.E."/>
          <table:table-cell office:value-type="string" office:string-value="199505292019011001"/>
          <table:table-cell office:value-type="string" office:string-value="IIIa"/>
          <table:table-cell office:value-type="string" office:string-value="Penata Muda"/>
          <table:table-cell office:value-type="string" office:string-value="2019-01-01"/>
          <table:table-cell office:value-type="string" office:string-value="AUDITOR PERTAMA"/>
          <table:table-cell office:value-type="string" office:string-value="2021-06-11"/>
          <table:table-cell/>
          <table:table-cell office:value-type="string" office:string-value="INSPEKTORAT WILAYAH I"/>
          <table:table-cell table:number-columns-repeated="16373"/>
        </table:table-row>
        <table:table-row>
          <table:table-cell table:number-columns-repeated="2"/>
          <table:table-cell office:value-type="string" office:string-value="IIS SITI AISYAH, S.E."/>
          <table:table-cell office:value-type="string" office:string-value="199506092019012001"/>
          <table:table-cell office:value-type="string" office:string-value="IIIa"/>
          <table:table-cell office:value-type="string" office:string-value="Penata Muda"/>
          <table:table-cell office:value-type="string" office:string-value="2019-01-01"/>
          <table:table-cell office:value-type="string" office:string-value="ANALIS LAPORAN HASIL PENGAWASAN"/>
          <table:table-cell office:value-type="string" office:string-value="0000-00-00"/>
          <table:table-cell/>
          <table:table-cell office:value-type="string" office:string-value="KEUANGAN"/>
          <table:table-cell table:number-columns-repeated="16373"/>
        </table:table-row>
        <table:table-row>
          <table:table-cell table:number-columns-repeated="2"/>
          <table:table-cell office:value-type="string" office:string-value="NIA WULANDARI, S. E"/>
          <table:table-cell office:value-type="string" office:string-value="199509292019012001"/>
          <table:table-cell office:value-type="string" office:string-value="IIIa"/>
          <table:table-cell office:value-type="string" office:string-value="Penata Muda"/>
          <table:table-cell office:value-type="string" office:string-value="2019-01-01"/>
          <table:table-cell office:value-type="string" office:string-value="ANALIS LAPORAN HASIL PENGAWASAN"/>
          <table:table-cell office:value-type="string" office:string-value="0000-00-00"/>
          <table:table-cell/>
          <table:table-cell office:value-type="string" office:string-value="KEUANGAN"/>
          <table:table-cell table:number-columns-repeated="16373"/>
        </table:table-row>
        <table:table-row>
          <table:table-cell table:number-columns-repeated="2"/>
          <table:table-cell office:value-type="string" office:string-value="MARIA CATHALINA CORINA SUSANTO , S.IAN"/>
          <table:table-cell office:value-type="string" office:string-value="199512202019012001"/>
          <table:table-cell office:value-type="string" office:string-value="IIIa"/>
          <table:table-cell office:value-type="string" office:string-value="Penata Muda"/>
          <table:table-cell office:value-type="string" office:string-value="2019-01-01"/>
          <table:table-cell office:value-type="string" office:string-value="ANALIS KEPEGAWAIAN AHLI PERTAMA"/>
          <table:table-cell office:value-type="string" office:string-value="2020-11-23"/>
          <table:table-cell/>
          <table:table-cell office:value-type="string" office:string-value="KEPEGAWAIAN"/>
          <table:table-cell table:number-columns-repeated="16373"/>
        </table:table-row>
        <table:table-row>
          <table:table-cell table:number-columns-repeated="2"/>
          <table:table-cell office:value-type="string" office:string-value="ADE RIZKE PUTRI WIBOWO, S.H."/>
          <table:table-cell office:value-type="string" office:string-value="199601082019012001"/>
          <table:table-cell office:value-type="string" office:string-value="IIIa"/>
          <table:table-cell office:value-type="string" office:string-value="Penata Muda"/>
          <table:table-cell office:value-type="string" office:string-value="2019-01-01"/>
          <table:table-cell office:value-type="string" office:string-value="AUDITOR PERTAMA"/>
          <table:table-cell office:value-type="string" office:string-value="2021-06-11"/>
          <table:table-cell/>
          <table:table-cell office:value-type="string" office:string-value="INSPEKTORAT WILAYAH VI"/>
          <table:table-cell table:number-columns-repeated="16373"/>
        </table:table-row>
        <table:table-row>
          <table:table-cell table:number-columns-repeated="2"/>
          <table:table-cell office:value-type="string" office:string-value="MULYANI FITRI, S.Ak."/>
          <table:table-cell office:value-type="string" office:string-value="199608212019012001"/>
          <table:table-cell office:value-type="string" office:string-value="IIIa"/>
          <table:table-cell office:value-type="string" office:string-value="Penata Muda"/>
          <table:table-cell office:value-type="string" office:string-value="2019-01-01"/>
          <table:table-cell office:value-type="string" office:string-value="AUDITOR PERTAMA"/>
          <table:table-cell office:value-type="string" office:string-value="2021-06-11"/>
          <table:table-cell/>
          <table:table-cell office:value-type="string" office:string-value="INSPEKTORAT WILAYAH I"/>
          <table:table-cell table:number-columns-repeated="16373"/>
        </table:table-row>
        <table:table-row>
          <table:table-cell table:number-columns-repeated="2"/>
          <table:table-cell office:value-type="string" office:string-value="ACHMAD SYUKRI HIDAYAT, A.Md"/>
          <table:table-cell office:value-type="string" office:string-value="198505012010121002"/>
          <table:table-cell office:value-type="string" office:string-value="IIIa"/>
          <table:table-cell office:value-type="string" office:string-value="Penata Muda"/>
          <table:table-cell office:value-type="string" office:string-value="2019-10-01"/>
          <table:table-cell office:value-type="string" office:string-value="PENYUSUN LAPORAN KEUANGAN "/>
          <table:table-cell office:value-type="string" office:string-value="2021-01-01"/>
          <table:table-cell/>
          <table:table-cell office:value-type="string" office:string-value="KEUANGAN"/>
          <table:table-cell table:number-columns-repeated="16373"/>
        </table:table-row>
        <table:table-row>
          <table:table-cell table:number-columns-repeated="2"/>
          <table:table-cell office:value-type="string" office:string-value="EMMANIA NOVADA SUDARNO, S.E."/>
          <table:table-cell office:value-type="string" office:string-value="199011202015032004"/>
          <table:table-cell office:value-type="string" office:string-value="IIIa"/>
          <table:table-cell office:value-type="string" office:string-value="Penata Muda"/>
          <table:table-cell office:value-type="string" office:string-value="2019-10-01"/>
          <table:table-cell office:value-type="string" office:string-value="BENDAHARA PENGELUARAN PUSAT"/>
          <table:table-cell office:value-type="string" office:string-value="2020-01-23"/>
          <table:table-cell/>
          <table:table-cell office:value-type="string" office:string-value="KEUANGAN"/>
          <table:table-cell table:number-columns-repeated="16373"/>
        </table:table-row>
        <table:table-row>
          <table:table-cell table:number-columns-repeated="2"/>
          <table:table-cell office:value-type="string" office:string-value="GESS LUTFI, A.Md."/>
          <table:table-cell office:value-type="string" office:string-value="198211102009012004"/>
          <table:table-cell office:value-type="string" office:string-value="IIIa"/>
          <table:table-cell office:value-type="string" office:string-value="Penata Muda"/>
          <table:table-cell office:value-type="string" office:string-value="2020-04-01"/>
          <table:table-cell office:value-type="string" office:string-value="AUDITOR PELAKSANA LANJUTAN"/>
          <table:table-cell office:value-type="string" office:string-value="2021-01-01"/>
          <table:table-cell/>
          <table:table-cell office:value-type="string" office:string-value="INSPEKTORAT WILAYAH III"/>
          <table:table-cell table:number-columns-repeated="16373"/>
        </table:table-row>
        <table:table-row>
          <table:table-cell table:number-columns-repeated="2"/>
          <table:table-cell office:value-type="string" office:string-value="FIQIH UTAMA, A.Md.P."/>
          <table:table-cell office:value-type="string" office:string-value="199503252018081001"/>
          <table:table-cell office:value-type="string" office:string-value="IIIa"/>
          <table:table-cell office:value-type="string" office:string-value="Penata Muda"/>
          <table:table-cell office:value-type="string" office:string-value="2020-10-01"/>
          <table:table-cell office:value-type="string" office:string-value="SEKRETARIS PIMPINAN"/>
          <table:table-cell office:value-type="string" office:string-value="2020-09-01"/>
          <table:table-cell/>
          <table:table-cell office:value-type="string" office:string-value="UMUM"/>
          <table:table-cell table:number-columns-repeated="16373"/>
        </table:table-row>
        <table:table-row>
          <table:table-cell table:number-columns-repeated="2"/>
          <table:table-cell office:value-type="string" office:string-value="DESI NATALIA, A.Md"/>
          <table:table-cell office:value-type="string" office:string-value="197912252010122002"/>
          <table:table-cell office:value-type="string" office:string-value="IIIa"/>
          <table:table-cell office:value-type="string" office:string-value="Penata Muda"/>
          <table:table-cell office:value-type="string" office:string-value="2021-04-01"/>
          <table:table-cell office:value-type="string" office:string-value="PENGELOLA HASIL KERJA"/>
          <table:table-cell office:value-type="string" office:string-value="0000-00-00"/>
          <table:table-cell/>
          <table:table-cell office:value-type="string" office:string-value="INSPEKTORAT WILAYAH IV"/>
          <table:table-cell table:number-columns-repeated="16373"/>
        </table:table-row>
        <table:table-row>
          <table:table-cell table:number-columns-repeated="2"/>
          <table:table-cell office:value-type="string" office:string-value="PUJI HAYATI, A.Md."/>
          <table:table-cell office:value-type="string" office:string-value="198301302010122002"/>
          <table:table-cell office:value-type="string" office:string-value="IIIa"/>
          <table:table-cell office:value-type="string" office:string-value="Penata Muda"/>
          <table:table-cell office:value-type="string" office:string-value="2021-04-01"/>
          <table:table-cell office:value-type="string" office:string-value="ANALIS PENGADUAN MASYARAKAT"/>
          <table:table-cell office:value-type="string" office:string-value="2019-04-23"/>
          <table:table-cell/>
          <table:table-cell office:value-type="string" office:string-value="SISTEM INFORMASI PENGAWASAN"/>
          <table:table-cell table:number-columns-repeated="16373"/>
        </table:table-row>
        <table:table-row>
          <table:table-cell table:number-columns-repeated="2"/>
          <table:table-cell office:value-type="string" office:string-value="BOBBY NOVIANTO"/>
          <table:table-cell office:value-type="string" office:string-value="199311132012121001"/>
          <table:table-cell office:value-type="string" office:string-value="IIIa"/>
          <table:table-cell office:value-type="string" office:string-value="Penata Muda"/>
          <table:table-cell office:value-type="string" office:string-value="2021-04-01"/>
          <table:table-cell office:value-type="string" office:string-value="PENGOLAH DATA KELEMBAGAAN"/>
          <table:table-cell office:value-type="string" office:string-value="2021-01-23"/>
          <table:table-cell/>
          <table:table-cell office:value-type="string" office:string-value="PROGRAM, HUMAS DAN PELAPORAN"/>
          <table:table-cell table:number-columns-repeated="16373"/>
        </table:table-row>
        <table:table-row>
          <table:table-cell table:number-columns-repeated="2"/>
          <table:table-cell office:value-type="string" office:string-value="Yoga Dwi Putra Permana, A.Md.P., S.P., S.Tr.Pas"/>
          <table:table-cell office:value-type="string" office:string-value="199407192012121002"/>
          <table:table-cell office:value-type="string" office:string-value="IIIa"/>
          <table:table-cell office:value-type="string" office:string-value="Penata Muda"/>
          <table:table-cell/>
          <table:table-cell office:value-type="string" office:string-value="PENGOLAH DATA KERJASAMA"/>
          <table:table-cell table:number-columns-repeated="2"/>
          <table:table-cell office:value-type="string" office:string-value="UMUM"/>
          <table:table-cell table:number-columns-repeated="16373"/>
        </table:table-row>
        <table:table-row>
          <table:table-cell table:number-columns-repeated="2"/>
          <table:table-cell office:value-type="string" office:string-value="Raden Suryo Satrio Sularso, A.md., Im"/>
          <table:table-cell office:value-type="string" office:string-value="199705092019011001"/>
          <table:table-cell office:value-type="string" office:string-value="IIIa"/>
          <table:table-cell office:value-type="string" office:string-value="Penata Muda"/>
          <table:table-cell/>
          <table:table-cell office:value-type="string" office:string-value="PENGOLAH DATA KERJASAMA"/>
          <table:table-cell table:number-columns-repeated="2"/>
          <table:table-cell office:value-type="string" office:string-value="UMUM"/>
          <table:table-cell table:number-columns-repeated="16373"/>
        </table:table-row>
        <table:table-row>
          <table:table-cell table:number-columns-repeated="2"/>
          <table:table-cell office:value-type="string" office:string-value="Setio Utomo Priono, A.Md., Im"/>
          <table:table-cell office:value-type="string" office:string-value="199605122019011001"/>
          <table:table-cell office:value-type="string" office:string-value="IIIa"/>
          <table:table-cell office:value-type="string" office:string-value="Penata Muda"/>
          <table:table-cell/>
          <table:table-cell office:value-type="string" office:string-value="PENGOLAH DATA KERJASAMA"/>
          <table:table-cell table:number-columns-repeated="2"/>
          <table:table-cell office:value-type="string" office:string-value="UMUM"/>
          <table:table-cell table:number-columns-repeated="16373"/>
        </table:table-row>
        <table:table-row>
          <table:table-cell table:number-columns-repeated="2"/>
          <table:table-cell office:value-type="string" office:string-value="MONICA RONAULI SARASWATY SINAGA, S.E."/>
          <table:table-cell office:value-type="string" office:string-value="199603172020122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FRANSISKA SRI A. TARIGAN, S.E"/>
          <table:table-cell office:value-type="string" office:string-value="199211132020122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ALFREDO S. MELIALA, S.AP"/>
          <table:table-cell office:value-type="string" office:string-value="199112212020121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Y.ADITYA ANGGARA P., SH"/>
          <table:table-cell office:value-type="string" office:string-value="199209152020121002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HENNI MARIA MARPAUNG, S.PSI."/>
          <table:table-cell office:value-type="string" office:string-value="199207242020122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ALEX TUMPAL HUTAJULU, S.E."/>
          <table:table-cell office:value-type="string" office:string-value="199309222020121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YORA ROLIN BANGUN, S.H."/>
          <table:table-cell office:value-type="string" office:string-value="199208242020121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IWAN PUTRA SIREGAR, S.H."/>
          <table:table-cell office:value-type="string" office:string-value="199602222020121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PRASETYA PUTRA PERDANA HAREFA, S.PSI"/>
          <table:table-cell office:value-type="string" office:string-value="199410142020121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DEBORA CHYNTIA EKA PUTRI, S. PSI"/>
          <table:table-cell office:value-type="string" office:string-value="199603222020122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RENI MELYNDA HUTAPEA, S. PSI"/>
          <table:table-cell office:value-type="string" office:string-value="199405062020122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HARRY DICKSON SIMBOLON, S.E."/>
          <table:table-cell office:value-type="string" office:string-value="199403152020121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MUHAMAD SUHANDWIFA, S. PSI"/>
          <table:table-cell office:value-type="string" office:string-value="199403012020121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GAUFANI MAJID MASRIFA, S.AK."/>
          <table:table-cell office:value-type="string" office:string-value="199601032020121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VANIA REGHINA IRSYA, S. AK."/>
          <table:table-cell office:value-type="string" office:string-value="199801252020122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AHMADI ANJAS, S.I.P."/>
          <table:table-cell office:value-type="string" office:string-value="199611142020121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INDAH PERTIWI, S.PSI"/>
          <table:table-cell office:value-type="string" office:string-value="199103142020122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RIZKY HERVIANI, S.H."/>
          <table:table-cell office:value-type="string" office:string-value="199207102020122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MHD.CHAIRIL AMBYA, SH"/>
          <table:table-cell office:value-type="string" office:string-value="199505212020121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RIZA NUGRAHENI, S.AK."/>
          <table:table-cell office:value-type="string" office:string-value="199506262020122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ELMA NUR HIKMAH, S.E."/>
          <table:table-cell office:value-type="string" office:string-value="199005032020122002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TUTUT ASMOROWATI, S.E."/>
          <table:table-cell office:value-type="string" office:string-value="199305102020122002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RANA AULIA, S.E."/>
          <table:table-cell office:value-type="string" office:string-value="199612292020122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BERLIANI  AZIZAH, S.A.P."/>
          <table:table-cell office:value-type="string" office:string-value="199212042020122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NIRWANA ELLEN NORA, S.IP"/>
          <table:table-cell office:value-type="string" office:string-value="199504292020122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NIMAS ZAKY NABILA, S.E."/>
          <table:table-cell office:value-type="string" office:string-value="199805262020122002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AZIZAH FARAHDIBA WAIROOY, S.E."/>
          <table:table-cell office:value-type="string" office:string-value="199709222020122003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DESY ARISTA PRAPITASARI, S.H."/>
          <table:table-cell office:value-type="string" office:string-value="199408242020122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ANITA CAMELIANA, S.PSI"/>
          <table:table-cell office:value-type="string" office:string-value="198711192020122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DEVINA IKA PRATIWI, S.PSI"/>
          <table:table-cell office:value-type="string" office:string-value="199312112020122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MUTIARA ENDAH CAHYANI, S.E"/>
          <table:table-cell office:value-type="string" office:string-value="199309262020122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BARA DYNATA, SH."/>
          <table:table-cell office:value-type="string" office:string-value="199103082020121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DIAN LATI UTAMI, S.PSI"/>
          <table:table-cell office:value-type="string" office:string-value="199305172020122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AZIZ PILAR SYEFIAJI, S.A.P."/>
          <table:table-cell office:value-type="string" office:string-value="199309192020121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SAADIA SANTI, S.E."/>
          <table:table-cell office:value-type="string" office:string-value="199404062020122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EVI PRASTUTI, S.AK."/>
          <table:table-cell office:value-type="string" office:string-value="198703112020122002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ANASTI DWI MARTANTYA KINASIH, S.AK"/>
          <table:table-cell office:value-type="string" office:string-value="199703082020122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RATIH MANGGARSARI, S. PSI"/>
          <table:table-cell office:value-type="string" office:string-value="199507012020122002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SITI AFIFAH, S.E."/>
          <table:table-cell office:value-type="string" office:string-value="199409202020122002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WAHYU IRIANI, S.A.P."/>
          <table:table-cell office:value-type="string" office:string-value="199107112020122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UDITO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ABDI, S.ST.ARS"/>
          <table:table-cell office:value-type="string" office:string-value="198904172020121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ARSIPARIS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REYNALDI EFFENDI PUTRA, S.E."/>
          <table:table-cell office:value-type="string" office:string-value="199601212020121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PENATA KEUANGAN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ERVIANA RAHAYU, S.E."/>
          <table:table-cell office:value-type="string" office:string-value="199710142020122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PENATA KEUANGAN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IVAN SATRIA NURRAHMAN, S.E"/>
          <table:table-cell office:value-type="string" office:string-value="199406172020121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PENATA KEUANGAN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DANIA AKHMAD, S.E."/>
          <table:table-cell office:value-type="string" office:string-value="198906242020121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PENGELOLA PENGADAAN BARANG/JASA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CENDIKIA HAZWIR, S.E."/>
          <table:table-cell office:value-type="string" office:string-value="199604222020121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PENGELOLA PENGADAAN BARANG/JASA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DAVIN NAUFAL JOVIANDO, S.E."/>
          <table:table-cell office:value-type="string" office:string-value="199607132020121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PENGELOLA PENGADAAN BARANG/JASA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INAS MAISA, S.I.KOM"/>
          <table:table-cell office:value-type="string" office:string-value="199508112020122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PRANATA HUBUNGAN MASYARAKAT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TOMMY ROY SIRAIT, S.KOM."/>
          <table:table-cell office:value-type="string" office:string-value="199412152020121001"/>
          <table:table-cell office:value-type="string" office:string-value="IIIa"/>
          <table:table-cell office:value-type="string" office:string-value="Penata Muda"/>
          <table:table-cell office:value-type="string" office:string-value="2020-12-01"/>
          <table:table-cell office:value-type="string" office:string-value="PRANATA KOMPUTER PERTAM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AUGUST DIO AL FATH, A.Md"/>
          <table:table-cell office:value-type="string" office:string-value="199208082019011001"/>
          <table:table-cell office:value-type="string" office:string-value="IIc"/>
          <table:table-cell office:value-type="string" office:string-value="Pengatur"/>
          <table:table-cell office:value-type="string" office:string-value="2019-01-01"/>
          <table:table-cell office:value-type="string" office:string-value="PENGELOLA TATA NASKAH"/>
          <table:table-cell office:value-type="string" office:string-value="0000-00-00"/>
          <table:table-cell/>
          <table:table-cell office:value-type="string" office:string-value="INSPEKTORAT WILAYAH II"/>
          <table:table-cell table:number-columns-repeated="16373"/>
        </table:table-row>
        <table:table-row>
          <table:table-cell table:number-columns-repeated="2"/>
          <table:table-cell office:value-type="string" office:string-value="KURNIA PUTRI NATALIA LUMBANTORUAN, A.Md"/>
          <table:table-cell office:value-type="string" office:string-value="199512242019012001"/>
          <table:table-cell office:value-type="string" office:string-value="IIc"/>
          <table:table-cell office:value-type="string" office:string-value="Pengatur"/>
          <table:table-cell office:value-type="string" office:string-value="2019-01-01"/>
          <table:table-cell office:value-type="string" office:string-value="PENGELOLA KEUANGAN"/>
          <table:table-cell office:value-type="string" office:string-value="0000-00-00"/>
          <table:table-cell/>
          <table:table-cell office:value-type="string" office:string-value="KEUANGAN"/>
          <table:table-cell table:number-columns-repeated="16373"/>
        </table:table-row>
        <table:table-row>
          <table:table-cell table:number-columns-repeated="2"/>
          <table:table-cell office:value-type="string" office:string-value="NISA AMELINA, A.Md"/>
          <table:table-cell office:value-type="string" office:string-value="199608062019012001"/>
          <table:table-cell office:value-type="string" office:string-value="IIc"/>
          <table:table-cell office:value-type="string" office:string-value="Pengatur"/>
          <table:table-cell office:value-type="string" office:string-value="2019-01-01"/>
          <table:table-cell office:value-type="string" office:string-value="PENGELOLA KEUANGAN"/>
          <table:table-cell office:value-type="string" office:string-value="2020-01-23"/>
          <table:table-cell/>
          <table:table-cell office:value-type="string" office:string-value="KEUANGAN"/>
          <table:table-cell table:number-columns-repeated="16373"/>
        </table:table-row>
        <table:table-row>
          <table:table-cell table:number-columns-repeated="2"/>
          <table:table-cell office:value-type="string" office:string-value="NAIMATUZZAHROH, A.Md.Ak."/>
          <table:table-cell office:value-type="string" office:string-value="199901012021012001"/>
          <table:table-cell office:value-type="string" office:string-value="IIc"/>
          <table:table-cell office:value-type="string" office:string-value="Pengatur"/>
          <table:table-cell office:value-type="string" office:string-value="2021-01-01"/>
          <table:table-cell office:value-type="string" office:string-value="AUDITOR PELAKSANA"/>
          <table:table-cell table:number-columns-repeated="2"/>
          <table:table-cell office:value-type="string" office:string-value="CPNS"/>
          <table:table-cell table:number-columns-repeated="16373"/>
        </table:table-row>
        <table:table-row>
          <table:table-cell table:number-columns-repeated="2"/>
          <table:table-cell office:value-type="string" office:string-value="Fitri Ayu Wulandari, A.Md"/>
          <table:table-cell office:value-type="string" office:string-value="199204182017122003"/>
          <table:table-cell office:value-type="string" office:string-value="IIa"/>
          <table:table-cell office:value-type="string" office:string-value="Pengatur Muda"/>
          <table:table-cell/>
          <table:table-cell office:value-type="string" office:string-value="PETUGAS PROTOKOL"/>
          <table:table-cell table:number-columns-repeated="2"/>
          <table:table-cell office:value-type="string" office:string-value="UMUM"/>
          <table:table-cell table:number-columns-repeated="16373"/>
        </table:table-row>
        <table:table-row table:number-rows-repeated="1048292">
          <table:table-cell table:number-columns-repeated="16373"/>
        </table:table-row>
      </table:table>
      <table:table table:name="'file:///D:/KATALIS%20PEGAWAI.xlsx'#Gol_Ruang" table:style-name="ta2">
        <table:table-source xlink:href="file:///D:/KATALIS%20PEGAWAI.xlsx" table:table-name="Gol_Ruang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bmnit</meta:initial-creator>
    <dc:creator>bmnit</dc:creator>
    <meta:creation-date>2021-11-26T06:25:47Z</meta:creation-date>
    <dc:date>2021-11-26T06:29:04Z</dc:date>
  </office:meta>
</office:document-meta>
</file>